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5472in"/>
    </style:style>
    <style:style style:name="co5" style:family="table-column">
      <style:table-column-properties fo:break-before="auto" style:column-width="1.5689in"/>
    </style:style>
    <style:style style:name="co6" style:family="table-column">
      <style:table-column-properties fo:break-before="auto" style:column-width="1.611in"/>
    </style:style>
    <style:style style:name="co7" style:family="table-column">
      <style:table-column-properties fo:break-before="auto" style:column-width="1.4827in"/>
    </style:style>
    <style:style style:name="co8" style:family="table-column">
      <style:table-column-properties fo:break-before="auto" style:column-width="1.4075in"/>
    </style:style>
    <style:style style:name="co9" style:family="table-column">
      <style:table-column-properties fo:break-before="auto" style:column-width="1.472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5043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footnopad2" table:style-name="ta1">
        <table:shapes>
          <draw:frame draw:z-index="0" draw:style-name="gr1" draw:text-style-name="P1" svg:width="6.2909in" svg:height="3.5449in" svg:x="2.2228in" svg:y="3.0642in">
            <draw:object draw:notify-on-update-of-ranges="tfootnopad2.A1:tfootnopad2.A1 tfootnopad2.B1:tfootnopad2.LO1 tfootnopad2.A6:tfootnopad2.A6 tfootnopad2.B6:tfootnopad2.LO6 tfootnopad2.A8:tfootnopad2.A8 tfootnopad2.B8:tfootnopad2.LO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default-cell-style-name="Default"/>
        <table:table-column table:style-name="co6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number-columns-repeated="7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number-columns-repeated="4" table:default-cell-style-name="Default"/>
        <table:table-column table:style-name="co3" table:default-cell-style-name="Default"/>
        <table:table-column table:style-name="co8" table:number-columns-repeated="10" table:default-cell-style-name="Default"/>
        <table:table-column table:style-name="co2" table:default-cell-style-name="Default"/>
        <table:table-column table:style-name="co8" table:number-columns-repeated="3" table:default-cell-style-name="Default"/>
        <table:table-column table:style-name="co11" table:number-columns-repeated="2" table:default-cell-style-name="Default"/>
        <table:table-column table:style-name="co8" table:number-columns-repeated="3" table:default-cell-style-name="Default"/>
        <table:table-column table:style-name="co12" table:default-cell-style-name="Default"/>
        <table:table-column table:style-name="co8" table:number-columns-repeated="3" table:default-cell-style-name="Default"/>
        <table:table-column table:style-name="co11" table:number-columns-repeated="2" table:default-cell-style-name="Default"/>
        <table:table-column table:style-name="co8" table:number-columns-repeated="15" table:default-cell-style-name="Default"/>
        <table:table-column table:style-name="co11" table:default-cell-style-name="Default"/>
        <table:table-column table:style-name="co8" table:number-columns-repeated="21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number-columns-repeated="6" table:default-cell-style-name="Default"/>
        <table:table-column table:style-name="co2" table:default-cell-style-name="Default"/>
        <table:table-column table:style-name="co8" table:number-columns-repeated="4" table:default-cell-style-name="Default"/>
        <table:table-column table:style-name="co11" table:number-columns-repeated="2" table:default-cell-style-name="Default"/>
        <table:table-column table:style-name="co8" table:number-columns-repeated="8" table:default-cell-style-name="Default"/>
        <table:table-column table:style-name="co11" table:default-cell-style-name="Default"/>
        <table:table-column table:style-name="co8" table:number-columns-repeated="7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number-columns-repeated="9" table:default-cell-style-name="Default"/>
        <table:table-column table:style-name="co10" table:default-cell-style-name="Default"/>
        <table:table-column table:style-name="co8" table:number-columns-repeated="4" table:default-cell-style-name="Default"/>
        <table:table-column table:style-name="co11" table:default-cell-style-name="Default"/>
        <table:table-column table:style-name="co8" table:number-columns-repeated="5" table:default-cell-style-name="Default"/>
        <table:table-column table:style-name="co3" table:default-cell-style-name="Default"/>
        <table:table-column table:style-name="co8" table:number-columns-repeated="7" table:default-cell-style-name="Default"/>
        <table:table-column table:style-name="co11" table:number-columns-repeated="2" table:default-cell-style-name="Default"/>
        <table:table-column table:style-name="co8" table:number-columns-repeated="6" table:default-cell-style-name="Default"/>
        <table:table-column table:style-name="co11" table:default-cell-style-name="Default"/>
        <table:table-column table:style-name="co8" table:number-columns-repeated="1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3" table:number-columns-repeated="51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78630828857" calcext:value-type="float">
            <text:p>0.066717863082886</text:p>
          </table:table-cell>
          <table:table-cell office:value-type="float" office:value="0.100076913833618" calcext:value-type="float">
            <text:p>0.100076913833618</text:p>
          </table:table-cell>
          <table:table-cell office:value-type="float" office:value="0.133435964584351" calcext:value-type="float">
            <text:p>0.133435964584351</text:p>
          </table:table-cell>
          <table:table-cell office:value-type="float" office:value="0.200154066085815" calcext:value-type="float">
            <text:p>0.200154066085815</text:p>
          </table:table-cell>
          <table:table-cell office:value-type="float" office:value="0.233513355255127" calcext:value-type="float">
            <text:p>0.233513355255127</text:p>
          </table:table-cell>
          <table:table-cell office:value-type="float" office:value="0.266872406005859" calcext:value-type="float">
            <text:p>0.266872406005859</text:p>
          </table:table-cell>
          <table:table-cell office:value-type="float" office:value="0.333590745925903" calcext:value-type="float">
            <text:p>0.333590745925903</text:p>
          </table:table-cell>
          <table:table-cell office:value-type="float" office:value="0.366949796676636" calcext:value-type="float">
            <text:p>0.366949796676636</text:p>
          </table:table-cell>
          <table:table-cell office:value-type="float" office:value="0.400308847427368" calcext:value-type="float">
            <text:p>0.400308847427368</text:p>
          </table:table-cell>
          <table:table-cell office:value-type="float" office:value="0.467027425765991" calcext:value-type="float">
            <text:p>0.467027425765991</text:p>
          </table:table-cell>
          <table:table-cell office:value-type="float" office:value="0.500386714935303" calcext:value-type="float">
            <text:p>0.500386714935303</text:p>
          </table:table-cell>
          <table:table-cell office:value-type="float" office:value="0.533746004104614" calcext:value-type="float">
            <text:p>0.533746004104614</text:p>
          </table:table-cell>
          <table:table-cell office:value-type="float" office:value="0.567105293273926" calcext:value-type="float">
            <text:p>0.567105293273926</text:p>
          </table:table-cell>
          <table:table-cell office:value-type="float" office:value="0.633824110031128" calcext:value-type="float">
            <text:p>0.633824110031128</text:p>
          </table:table-cell>
          <table:table-cell office:value-type="float" office:value="0.667183399200439" calcext:value-type="float">
            <text:p>0.667183399200439</text:p>
          </table:table-cell>
          <table:table-cell office:value-type="float" office:value="0.700542688369751" calcext:value-type="float">
            <text:p>0.700542688369751</text:p>
          </table:table-cell>
          <table:table-cell office:value-type="float" office:value="0.733902215957642" calcext:value-type="float">
            <text:p>0.733902215957642</text:p>
          </table:table-cell>
          <table:table-cell office:value-type="float" office:value="0.767261505126953" calcext:value-type="float">
            <text:p>0.767261505126953</text:p>
          </table:table-cell>
          <table:table-cell office:value-type="float" office:value="0.833980560302734" calcext:value-type="float">
            <text:p>0.833980560302734</text:p>
          </table:table-cell>
          <table:table-cell office:value-type="float" office:value="0.867339849472046" calcext:value-type="float">
            <text:p>0.867339849472046</text:p>
          </table:table-cell>
          <table:table-cell office:value-type="float" office:value="0.900696277618408" calcext:value-type="float">
            <text:p>0.900696277618408</text:p>
          </table:table-cell>
          <table:table-cell office:value-type="float" office:value="0.934052467346191" calcext:value-type="float">
            <text:p>0.934052467346191</text:p>
          </table:table-cell>
          <table:table-cell office:value-type="float" office:value="1.0341215133667" calcext:value-type="float">
            <text:p>1.0341215133667</text:p>
          </table:table-cell>
          <table:table-cell office:value-type="float" office:value="1.10083389282227" calcext:value-type="float">
            <text:p>1.10083389282227</text:p>
          </table:table-cell>
          <table:table-cell office:value-type="float" office:value="1.16754627227783" calcext:value-type="float">
            <text:p>1.16754627227783</text:p>
          </table:table-cell>
          <table:table-cell office:value-type="float" office:value="1.2342586517334" calcext:value-type="float">
            <text:p>1.2342586517334</text:p>
          </table:table-cell>
          <table:table-cell office:value-type="float" office:value="1.30097103118896" calcext:value-type="float">
            <text:p>1.30097103118896</text:p>
          </table:table-cell>
          <table:table-cell office:value-type="float" office:value="1.36768317222595" calcext:value-type="float">
            <text:p>1.36768317222595</text:p>
          </table:table-cell>
          <table:table-cell office:value-type="float" office:value="1.40103936195374" calcext:value-type="float">
            <text:p>1.40103936195374</text:p>
          </table:table-cell>
          <table:table-cell office:value-type="float" office:value="1.46775150299072" calcext:value-type="float">
            <text:p>1.46775150299072</text:p>
          </table:table-cell>
          <table:table-cell office:value-type="float" office:value="1.50110769271851" calcext:value-type="float">
            <text:p>1.50110769271851</text:p>
          </table:table-cell>
          <table:table-cell office:value-type="float" office:value="1.53446364402771" calcext:value-type="float">
            <text:p>1.53446364402771</text:p>
          </table:table-cell>
          <table:table-cell office:value-type="float" office:value="1.56781983375549" calcext:value-type="float">
            <text:p>1.56781983375549</text:p>
          </table:table-cell>
          <table:table-cell office:value-type="float" office:value="1.6011757850647" calcext:value-type="float">
            <text:p>1.6011757850647</text:p>
          </table:table-cell>
          <table:table-cell office:value-type="float" office:value="1.66788792610168" calcext:value-type="float">
            <text:p>1.66788792610168</text:p>
          </table:table-cell>
          <table:table-cell office:value-type="float" office:value="1.70124387741089" calcext:value-type="float">
            <text:p>1.70124387741089</text:p>
          </table:table-cell>
          <table:table-cell office:value-type="float" office:value="1.76795601844788" calcext:value-type="float">
            <text:p>1.76795601844788</text:p>
          </table:table-cell>
          <table:table-cell office:value-type="float" office:value="1.83466792106628" calcext:value-type="float">
            <text:p>1.83466792106628</text:p>
          </table:table-cell>
          <table:table-cell office:value-type="float" office:value="1.86802411079407" calcext:value-type="float">
            <text:p>1.86802411079407</text:p>
          </table:table-cell>
          <table:table-cell office:value-type="float" office:value="1.90138149261475" calcext:value-type="float">
            <text:p>1.90138149261475</text:p>
          </table:table-cell>
          <table:table-cell office:value-type="float" office:value="1.93473887443542" calcext:value-type="float">
            <text:p>1.93473887443542</text:p>
          </table:table-cell>
          <table:table-cell office:value-type="float" office:value="1.9680962562561" calcext:value-type="float">
            <text:p>1.9680962562561</text:p>
          </table:table-cell>
          <table:table-cell office:value-type="float" office:value="2.0014533996582" calcext:value-type="float">
            <text:p>2.0014533996582</text:p>
          </table:table-cell>
          <table:table-cell office:value-type="float" office:value="2.03481078147888" calcext:value-type="float">
            <text:p>2.03481078147888</text:p>
          </table:table-cell>
          <table:table-cell office:value-type="float" office:value="2.10152554512024" calcext:value-type="float">
            <text:p>2.10152554512024</text:p>
          </table:table-cell>
          <table:table-cell office:value-type="float" office:value="2.1682403087616" calcext:value-type="float">
            <text:p>2.1682403087616</text:p>
          </table:table-cell>
          <table:table-cell office:value-type="float" office:value="2.20159769058228" calcext:value-type="float">
            <text:p>2.20159769058228</text:p>
          </table:table-cell>
          <table:table-cell office:value-type="float" office:value="2.30166983604431" calcext:value-type="float">
            <text:p>2.30166983604431</text:p>
          </table:table-cell>
          <table:table-cell office:value-type="float" office:value="2.33502697944641" calcext:value-type="float">
            <text:p>2.33502697944641</text:p>
          </table:table-cell>
          <table:table-cell office:value-type="float" office:value="2.40174174308777" calcext:value-type="float">
            <text:p>2.40174174308777</text:p>
          </table:table-cell>
          <table:table-cell office:value-type="float" office:value="2.43509888648987" calcext:value-type="float">
            <text:p>2.43509888648987</text:p>
          </table:table-cell>
          <table:table-cell office:value-type="float" office:value="2.50181365013123" calcext:value-type="float">
            <text:p>2.50181365013123</text:p>
          </table:table-cell>
          <table:table-cell office:value-type="float" office:value="2.60188555717468" calcext:value-type="float">
            <text:p>2.60188555717468</text:p>
          </table:table-cell>
          <table:table-cell office:value-type="float" office:value="2.66860008239746" calcext:value-type="float">
            <text:p>2.66860008239746</text:p>
          </table:table-cell>
          <table:table-cell office:value-type="float" office:value="2.7353150844574" calcext:value-type="float">
            <text:p>2.7353150844574</text:p>
          </table:table-cell>
          <table:table-cell office:value-type="float" office:value="2.7686722278595" calcext:value-type="float">
            <text:p>2.7686722278595</text:p>
          </table:table-cell>
          <table:table-cell office:value-type="float" office:value="2.83538675308228" calcext:value-type="float">
            <text:p>2.83538675308228</text:p>
          </table:table-cell>
          <table:table-cell office:value-type="float" office:value="2.86874413490295" calcext:value-type="float">
            <text:p>2.86874413490295</text:p>
          </table:table-cell>
          <table:table-cell office:value-type="float" office:value="2.93546056747437" calcext:value-type="float">
            <text:p>2.93546056747437</text:p>
          </table:table-cell>
          <table:table-cell office:value-type="float" office:value="2.96881890296936" calcext:value-type="float">
            <text:p>2.96881890296936</text:p>
          </table:table-cell>
          <table:table-cell office:value-type="float" office:value="3.03553557395935" calcext:value-type="float">
            <text:p>3.03553557395935</text:p>
          </table:table-cell>
          <table:table-cell office:value-type="float" office:value="3.06889367103577" calcext:value-type="float">
            <text:p>3.06889367103577</text:p>
          </table:table-cell>
          <table:table-cell office:value-type="float" office:value="3.13561034202576" calcext:value-type="float">
            <text:p>3.13561034202576</text:p>
          </table:table-cell>
          <table:table-cell office:value-type="float" office:value="3.3691189289093" calcext:value-type="float">
            <text:p>3.3691189289093</text:p>
          </table:table-cell>
          <table:table-cell office:value-type="float" office:value="3.43583607673645" calcext:value-type="float">
            <text:p>3.43583607673645</text:p>
          </table:table-cell>
          <table:table-cell office:value-type="float" office:value="3.46919441223145" calcext:value-type="float">
            <text:p>3.46919441223145</text:p>
          </table:table-cell>
          <table:table-cell office:value-type="float" office:value="3.53591156005859" calcext:value-type="float">
            <text:p>3.53591156005859</text:p>
          </table:table-cell>
          <table:table-cell office:value-type="float" office:value="3.56927013397217" calcext:value-type="float">
            <text:p>3.56927013397217</text:p>
          </table:table-cell>
          <table:table-cell office:value-type="float" office:value="3.63598704338074" calcext:value-type="float">
            <text:p>3.63598704338074</text:p>
          </table:table-cell>
          <table:table-cell office:value-type="float" office:value="3.66934585571289" calcext:value-type="float">
            <text:p>3.66934585571289</text:p>
          </table:table-cell>
          <table:table-cell office:value-type="float" office:value="3.70270419120789" calcext:value-type="float">
            <text:p>3.70270419120789</text:p>
          </table:table-cell>
          <table:table-cell office:value-type="float" office:value="3.73606276512146" calcext:value-type="float">
            <text:p>3.73606276512146</text:p>
          </table:table-cell>
          <table:table-cell office:value-type="float" office:value="3.76942133903503" calcext:value-type="float">
            <text:p>3.76942133903503</text:p>
          </table:table-cell>
          <table:table-cell office:value-type="float" office:value="3.83613872528076" calcext:value-type="float">
            <text:p>3.83613872528076</text:p>
          </table:table-cell>
          <table:table-cell office:value-type="float" office:value="3.86949729919434" calcext:value-type="float">
            <text:p>3.86949729919434</text:p>
          </table:table-cell>
          <table:table-cell office:value-type="float" office:value="4.13634634017944" calcext:value-type="float">
            <text:p>4.13634634017944</text:p>
          </table:table-cell>
          <table:table-cell office:value-type="float" office:value="4.16970229148865" calcext:value-type="float">
            <text:p>4.16970229148865</text:p>
          </table:table-cell>
          <table:table-cell office:value-type="float" office:value="4.20305824279785" calcext:value-type="float">
            <text:p>4.20305824279785</text:p>
          </table:table-cell>
          <table:table-cell office:value-type="float" office:value="4.23641443252564" calcext:value-type="float">
            <text:p>4.23641443252564</text:p>
          </table:table-cell>
          <table:table-cell office:value-type="float" office:value="4.30312633514404" calcext:value-type="float">
            <text:p>4.30312633514404</text:p>
          </table:table-cell>
          <table:table-cell office:value-type="float" office:value="4.36983823776245" calcext:value-type="float">
            <text:p>4.36983823776245</text:p>
          </table:table-cell>
          <table:table-cell office:value-type="float" office:value="4.43655014038086" calcext:value-type="float">
            <text:p>4.43655014038086</text:p>
          </table:table-cell>
          <table:table-cell office:value-type="float" office:value="4.50326204299927" calcext:value-type="float">
            <text:p>4.50326204299927</text:p>
          </table:table-cell>
          <table:table-cell office:value-type="float" office:value="4.83682084083557" calcext:value-type="float">
            <text:p>4.83682084083557</text:p>
          </table:table-cell>
          <table:table-cell office:value-type="float" office:value="4.87017679214478" calcext:value-type="float">
            <text:p>4.87017679214478</text:p>
          </table:table-cell>
          <table:table-cell office:value-type="float" office:value="4.93689322471619" calcext:value-type="float">
            <text:p>4.93689322471619</text:p>
          </table:table-cell>
          <table:table-cell office:value-type="float" office:value="5.40390777587891" calcext:value-type="float">
            <text:p>5.40390777587891</text:p>
          </table:table-cell>
          <table:table-cell office:value-type="float" office:value="5.43726587295532" calcext:value-type="float">
            <text:p>5.43726587295532</text:p>
          </table:table-cell>
          <table:table-cell office:value-type="float" office:value="5.50398254394531" calcext:value-type="float">
            <text:p>5.50398254394531</text:p>
          </table:table-cell>
          <table:table-cell office:value-type="float" office:value="5.53734087944031" calcext:value-type="float">
            <text:p>5.53734087944031</text:p>
          </table:table-cell>
          <table:table-cell office:value-type="float" office:value="5.63741588592529" calcext:value-type="float">
            <text:p>5.63741588592529</text:p>
          </table:table-cell>
          <table:table-cell office:value-type="float" office:value="5.7041323184967" calcext:value-type="float">
            <text:p>5.7041323184967</text:p>
          </table:table-cell>
          <table:table-cell office:value-type="float" office:value="5.93763875961304" calcext:value-type="float">
            <text:p>5.93763875961304</text:p>
          </table:table-cell>
          <table:table-cell office:value-type="float" office:value="6.10442519187927" calcext:value-type="float">
            <text:p>6.10442519187927</text:p>
          </table:table-cell>
          <table:table-cell office:value-type="float" office:value="6.17113947868347" calcext:value-type="float">
            <text:p>6.17113947868347</text:p>
          </table:table-cell>
          <table:table-cell office:value-type="float" office:value="6.23785400390625" calcext:value-type="float">
            <text:p>6.23785400390625</text:p>
          </table:table-cell>
          <table:table-cell office:value-type="float" office:value="6.27121114730835" calcext:value-type="float">
            <text:p>6.27121114730835</text:p>
          </table:table-cell>
          <table:table-cell office:value-type="float" office:value="6.33792591094971" calcext:value-type="float">
            <text:p>6.33792591094971</text:p>
          </table:table-cell>
          <table:table-cell office:value-type="float" office:value="6.37128305435181" calcext:value-type="float">
            <text:p>6.37128305435181</text:p>
          </table:table-cell>
          <table:table-cell office:value-type="float" office:value="6.40464043617249" calcext:value-type="float">
            <text:p>6.40464043617249</text:p>
          </table:table-cell>
          <table:table-cell office:value-type="float" office:value="6.57142663002014" calcext:value-type="float">
            <text:p>6.57142663002014</text:p>
          </table:table-cell>
          <table:table-cell office:value-type="float" office:value="6.73821306228638" calcext:value-type="float">
            <text:p>6.73821306228638</text:p>
          </table:table-cell>
          <table:table-cell office:value-type="float" office:value="6.77157020568848" calcext:value-type="float">
            <text:p>6.77157020568848</text:p>
          </table:table-cell>
          <table:table-cell office:value-type="float" office:value="6.83828473091126" calcext:value-type="float">
            <text:p>6.83828473091126</text:p>
          </table:table-cell>
          <table:table-cell office:value-type="float" office:value="6.87164187431335" calcext:value-type="float">
            <text:p>6.87164187431335</text:p>
          </table:table-cell>
          <table:table-cell office:value-type="float" office:value="6.90499949455261" calcext:value-type="float">
            <text:p>6.90499949455261</text:p>
          </table:table-cell>
          <table:table-cell office:value-type="float" office:value="6.97171497344971" calcext:value-type="float">
            <text:p>6.97171497344971</text:p>
          </table:table-cell>
          <table:table-cell office:value-type="float" office:value="7.0384304523468" calcext:value-type="float">
            <text:p>7.0384304523468</text:p>
          </table:table-cell>
          <table:table-cell office:value-type="float" office:value="7.07178807258606" calcext:value-type="float">
            <text:p>7.07178807258606</text:p>
          </table:table-cell>
          <table:table-cell office:value-type="float" office:value="7.1051459312439" calcext:value-type="float">
            <text:p>7.1051459312439</text:p>
          </table:table-cell>
          <table:table-cell office:value-type="float" office:value="7.13850355148315" calcext:value-type="float">
            <text:p>7.13850355148315</text:p>
          </table:table-cell>
          <table:table-cell office:value-type="float" office:value="7.3720076084137" calcext:value-type="float">
            <text:p>7.3720076084137</text:p>
          </table:table-cell>
          <table:table-cell office:value-type="float" office:value="7.40536546707153" calcext:value-type="float">
            <text:p>7.40536546707153</text:p>
          </table:table-cell>
          <table:table-cell office:value-type="float" office:value="7.47208118438721" calcext:value-type="float">
            <text:p>7.47208118438721</text:p>
          </table:table-cell>
          <table:table-cell office:value-type="float" office:value="7.5387966632843" calcext:value-type="float">
            <text:p>7.5387966632843</text:p>
          </table:table-cell>
          <table:table-cell office:value-type="float" office:value="7.57215428352356" calcext:value-type="float">
            <text:p>7.57215428352356</text:p>
          </table:table-cell>
          <table:table-cell office:value-type="float" office:value="7.60551238059998" calcext:value-type="float">
            <text:p>7.60551238059998</text:p>
          </table:table-cell>
          <table:table-cell office:value-type="float" office:value="7.67222785949707" calcext:value-type="float">
            <text:p>7.67222785949707</text:p>
          </table:table-cell>
          <table:table-cell office:value-type="float" office:value="7.87237477302551" calcext:value-type="float">
            <text:p>7.87237477302551</text:p>
          </table:table-cell>
          <table:table-cell office:value-type="float" office:value="7.90573239326477" calcext:value-type="float">
            <text:p>7.90573239326477</text:p>
          </table:table-cell>
          <table:table-cell office:value-type="float" office:value="7.93909025192261" calcext:value-type="float">
            <text:p>7.93909025192261</text:p>
          </table:table-cell>
          <table:table-cell office:value-type="float" office:value="7.97244787216187" calcext:value-type="float">
            <text:p>7.97244787216187</text:p>
          </table:table-cell>
          <table:table-cell office:value-type="float" office:value="8.03916311264038" calcext:value-type="float">
            <text:p>8.03916311264038</text:p>
          </table:table-cell>
          <table:table-cell office:value-type="float" office:value="8.07252073287964" calcext:value-type="float">
            <text:p>8.07252073287964</text:p>
          </table:table-cell>
          <table:table-cell office:value-type="float" office:value="8.13923597335815" calcext:value-type="float">
            <text:p>8.13923597335815</text:p>
          </table:table-cell>
          <table:table-cell office:value-type="float" office:value="8.17259359359741" calcext:value-type="float">
            <text:p>8.17259359359741</text:p>
          </table:table-cell>
          <table:table-cell office:value-type="float" office:value="8.23930883407593" calcext:value-type="float">
            <text:p>8.23930883407593</text:p>
          </table:table-cell>
          <table:table-cell office:value-type="float" office:value="8.27266645431519" calcext:value-type="float">
            <text:p>8.27266645431519</text:p>
          </table:table-cell>
          <table:table-cell office:value-type="float" office:value="9.27338671684265" calcext:value-type="float">
            <text:p>9.27338671684265</text:p>
          </table:table-cell>
          <table:table-cell office:value-type="float" office:value="9.37345767021179" calcext:value-type="float">
            <text:p>9.37345767021179</text:p>
          </table:table-cell>
          <table:table-cell office:value-type="float" office:value="9.44017124176025" calcext:value-type="float">
            <text:p>9.44017124176025</text:p>
          </table:table-cell>
          <table:table-cell office:value-type="float" office:value="9.47352814674377" calcext:value-type="float">
            <text:p>9.47352814674377</text:p>
          </table:table-cell>
          <table:table-cell office:value-type="float" office:value="9.5068850517273" calcext:value-type="float">
            <text:p>9.5068850517273</text:p>
          </table:table-cell>
          <table:table-cell office:value-type="float" office:value="9.57359886169434" calcext:value-type="float">
            <text:p>9.57359886169434</text:p>
          </table:table-cell>
          <table:table-cell office:value-type="float" office:value="9.64031267166138" calcext:value-type="float">
            <text:p>9.64031267166138</text:p>
          </table:table-cell>
          <table:table-cell office:value-type="float" office:value="10.1406693458557" calcext:value-type="float">
            <text:p>10.1406693458557</text:p>
          </table:table-cell>
          <table:table-cell office:value-type="float" office:value="10.2073838710785" calcext:value-type="float">
            <text:p>10.2073838710785</text:p>
          </table:table-cell>
          <table:table-cell office:value-type="float" office:value="10.2740983963013" calcext:value-type="float">
            <text:p>10.2740983963013</text:p>
          </table:table-cell>
          <table:table-cell office:value-type="float" office:value="10.5409569740295" calcext:value-type="float">
            <text:p>10.5409569740295</text:p>
          </table:table-cell>
          <table:table-cell office:value-type="float" office:value="10.6076717376709" calcext:value-type="float">
            <text:p>10.6076717376709</text:p>
          </table:table-cell>
          <table:table-cell office:value-type="float" office:value="10.641028881073" calcext:value-type="float">
            <text:p>10.641028881073</text:p>
          </table:table-cell>
          <table:table-cell office:value-type="float" office:value="10.7077434062958" calcext:value-type="float">
            <text:p>10.7077434062958</text:p>
          </table:table-cell>
          <table:table-cell office:value-type="float" office:value="10.8078155517578" calcext:value-type="float">
            <text:p>10.8078155517578</text:p>
          </table:table-cell>
          <table:table-cell office:value-type="float" office:value="11.1080274581909" calcext:value-type="float">
            <text:p>11.1080274581909</text:p>
          </table:table-cell>
          <table:table-cell office:value-type="float" office:value="11.1747407913208" calcext:value-type="float">
            <text:p>11.1747407913208</text:p>
          </table:table-cell>
          <table:table-cell office:value-type="float" office:value="11.2414543628693" calcext:value-type="float">
            <text:p>11.2414543628693</text:p>
          </table:table-cell>
          <table:table-cell office:value-type="float" office:value="11.3081676959991" calcext:value-type="float">
            <text:p>11.3081676959991</text:p>
          </table:table-cell>
          <table:table-cell office:value-type="float" office:value="11.3748812675476" calcext:value-type="float">
            <text:p>11.3748812675476</text:p>
          </table:table-cell>
          <table:table-cell office:value-type="float" office:value="11.4415946006775" calcext:value-type="float">
            <text:p>11.4415946006775</text:p>
          </table:table-cell>
          <table:table-cell office:value-type="float" office:value="11.4749512672424" calcext:value-type="float">
            <text:p>11.4749512672424</text:p>
          </table:table-cell>
          <table:table-cell office:value-type="float" office:value="11.5083079338074" calcext:value-type="float">
            <text:p>11.5083079338074</text:p>
          </table:table-cell>
          <table:table-cell office:value-type="float" office:value="11.5750212669373" calcext:value-type="float">
            <text:p>11.5750212669373</text:p>
          </table:table-cell>
          <table:table-cell office:value-type="float" office:value="11.708447933197" calcext:value-type="float">
            <text:p>11.708447933197</text:p>
          </table:table-cell>
          <table:table-cell office:value-type="float" office:value="11.741804599762" calcext:value-type="float">
            <text:p>11.741804599762</text:p>
          </table:table-cell>
          <table:table-cell office:value-type="float" office:value="11.7751612663269" calcext:value-type="float">
            <text:p>11.7751612663269</text:p>
          </table:table-cell>
          <table:table-cell office:value-type="float" office:value="11.9419460296631" calcext:value-type="float">
            <text:p>11.9419460296631</text:p>
          </table:table-cell>
          <table:table-cell office:value-type="float" office:value="12.0086612701416" calcext:value-type="float">
            <text:p>12.0086612701416</text:p>
          </table:table-cell>
          <table:table-cell office:value-type="float" office:value="12.0753762722015" calcext:value-type="float">
            <text:p>12.0753762722015</text:p>
          </table:table-cell>
          <table:table-cell office:value-type="float" office:value="12.1420910358429" calcext:value-type="float">
            <text:p>12.1420910358429</text:p>
          </table:table-cell>
          <table:table-cell office:value-type="float" office:value="12.2088062763214" calcext:value-type="float">
            <text:p>12.2088062763214</text:p>
          </table:table-cell>
          <table:table-cell office:value-type="float" office:value="12.2421638965607" calcext:value-type="float">
            <text:p>12.2421638965607</text:p>
          </table:table-cell>
          <table:table-cell office:value-type="float" office:value="12.5423820018768" calcext:value-type="float">
            <text:p>12.5423820018768</text:p>
          </table:table-cell>
          <table:table-cell office:value-type="float" office:value="12.642454624176" calcext:value-type="float">
            <text:p>12.642454624176</text:p>
          </table:table-cell>
          <table:table-cell office:value-type="float" office:value="12.7758851051331" calcext:value-type="float">
            <text:p>12.7758851051331</text:p>
          </table:table-cell>
          <table:table-cell office:value-type="float" office:value="13.076101064682" calcext:value-type="float">
            <text:p>13.076101064682</text:p>
          </table:table-cell>
          <table:table-cell office:value-type="float" office:value="13.1094582080841" calcext:value-type="float">
            <text:p>13.1094582080841</text:p>
          </table:table-cell>
          <table:table-cell office:value-type="float" office:value="13.1428155899048" calcext:value-type="float">
            <text:p>13.1428155899048</text:p>
          </table:table-cell>
          <table:table-cell office:value-type="float" office:value="13.2095301151276" calcext:value-type="float">
            <text:p>13.2095301151276</text:p>
          </table:table-cell>
          <table:table-cell office:value-type="float" office:value="13.2762444019318" calcext:value-type="float">
            <text:p>13.2762444019318</text:p>
          </table:table-cell>
          <table:table-cell office:value-type="float" office:value="13.3763160705566" calcext:value-type="float">
            <text:p>13.3763160705566</text:p>
          </table:table-cell>
          <table:table-cell office:value-type="float" office:value="13.4096734523773" calcext:value-type="float">
            <text:p>13.4096734523773</text:p>
          </table:table-cell>
          <table:table-cell office:value-type="float" office:value="13.7766025066376" calcext:value-type="float">
            <text:p>13.7766025066376</text:p>
          </table:table-cell>
          <table:table-cell office:value-type="float" office:value="13.8433172702789" calcext:value-type="float">
            <text:p>13.8433172702789</text:p>
          </table:table-cell>
          <table:table-cell office:value-type="float" office:value="13.9100315570831" calcext:value-type="float">
            <text:p>13.9100315570831</text:p>
          </table:table-cell>
          <table:table-cell office:value-type="float" office:value="13.9767460823059" calcext:value-type="float">
            <text:p>13.9767460823059</text:p>
          </table:table-cell>
          <table:table-cell office:value-type="float" office:value="14.0434608459473" calcext:value-type="float">
            <text:p>14.0434608459473</text:p>
          </table:table-cell>
          <table:table-cell office:value-type="float" office:value="14.11017537117" calcext:value-type="float">
            <text:p>14.11017537117</text:p>
          </table:table-cell>
          <table:table-cell office:value-type="float" office:value="14.1435327529907" calcext:value-type="float">
            <text:p>14.1435327529907</text:p>
          </table:table-cell>
          <table:table-cell office:value-type="float" office:value="14.2769618034363" calcext:value-type="float">
            <text:p>14.2769618034363</text:p>
          </table:table-cell>
          <table:table-cell office:value-type="float" office:value="14.3770334720612" calcext:value-type="float">
            <text:p>14.3770334720612</text:p>
          </table:table-cell>
          <table:table-cell office:value-type="float" office:value="14.4437479972839" calcext:value-type="float">
            <text:p>14.4437479972839</text:p>
          </table:table-cell>
          <table:table-cell office:value-type="float" office:value="14.5104627609253" calcext:value-type="float">
            <text:p>14.5104627609253</text:p>
          </table:table-cell>
          <table:table-cell office:value-type="float" office:value="14.543820142746" calcext:value-type="float">
            <text:p>14.543820142746</text:p>
          </table:table-cell>
          <table:table-cell office:value-type="float" office:value="14.6772491931915" calcext:value-type="float">
            <text:p>14.6772491931915</text:p>
          </table:table-cell>
          <table:table-cell office:value-type="float" office:value="14.7439637184143" calcext:value-type="float">
            <text:p>14.7439637184143</text:p>
          </table:table-cell>
          <table:table-cell office:value-type="float" office:value="14.8106782436371" calcext:value-type="float">
            <text:p>14.8106782436371</text:p>
          </table:table-cell>
          <table:table-cell office:value-type="float" office:value="15.1108884811401" calcext:value-type="float">
            <text:p>15.1108884811401</text:p>
          </table:table-cell>
          <table:table-cell office:value-type="float" office:value="15.1776013374329" calcext:value-type="float">
            <text:p>15.1776013374329</text:p>
          </table:table-cell>
          <table:table-cell office:value-type="float" office:value="15.2443141937256" calcext:value-type="float">
            <text:p>15.2443141937256</text:p>
          </table:table-cell>
          <table:table-cell office:value-type="float" office:value="15.7113041877747" calcext:value-type="float">
            <text:p>15.7113041877747</text:p>
          </table:table-cell>
          <table:table-cell office:value-type="float" office:value="15.7446603775024" calcext:value-type="float">
            <text:p>15.7446603775024</text:p>
          </table:table-cell>
          <table:table-cell office:value-type="float" office:value="15.7780168056488" calcext:value-type="float">
            <text:p>15.7780168056488</text:p>
          </table:table-cell>
          <table:table-cell office:value-type="float" office:value="15.8447296619415" calcext:value-type="float">
            <text:p>15.8447296619415</text:p>
          </table:table-cell>
          <table:table-cell office:value-type="float" office:value="15.9781596660614" calcext:value-type="float">
            <text:p>15.9781596660614</text:p>
          </table:table-cell>
          <table:table-cell office:value-type="float" office:value="16.1115913391113" calcext:value-type="float">
            <text:p>16.1115913391113</text:p>
          </table:table-cell>
          <table:table-cell office:value-type="float" office:value="16.2116651535034" calcext:value-type="float">
            <text:p>16.2116651535034</text:p>
          </table:table-cell>
          <table:table-cell office:value-type="float" office:value="16.2450230121613" calcext:value-type="float">
            <text:p>16.2450230121613</text:p>
          </table:table-cell>
          <table:table-cell office:value-type="float" office:value="16.3117387294769" calcext:value-type="float">
            <text:p>16.3117387294769</text:p>
          </table:table-cell>
          <table:table-cell office:value-type="float" office:value="16.3784546852112" calcext:value-type="float">
            <text:p>16.3784546852112</text:p>
          </table:table-cell>
          <table:table-cell office:value-type="float" office:value="16.411812543869" calcext:value-type="float">
            <text:p>16.411812543869</text:p>
          </table:table-cell>
          <table:table-cell office:value-type="float" office:value="16.4785287380219" calcext:value-type="float">
            <text:p>16.4785287380219</text:p>
          </table:table-cell>
          <table:table-cell office:value-type="float" office:value="16.5452444553375" calcext:value-type="float">
            <text:p>16.5452444553375</text:p>
          </table:table-cell>
          <table:table-cell office:value-type="float" office:value="16.5786025524139" calcext:value-type="float">
            <text:p>16.5786025524139</text:p>
          </table:table-cell>
          <table:table-cell office:value-type="float" office:value="16.6453185081482" calcext:value-type="float">
            <text:p>16.6453185081482</text:p>
          </table:table-cell>
          <table:table-cell office:value-type="float" office:value="16.6786766052246" calcext:value-type="float">
            <text:p>16.6786766052246</text:p>
          </table:table-cell>
          <table:table-cell office:value-type="float" office:value="16.7120344638824" calcext:value-type="float">
            <text:p>16.7120344638824</text:p>
          </table:table-cell>
          <table:table-cell office:value-type="float" office:value="16.9121816158295" calcext:value-type="float">
            <text:p>16.9121816158295</text:p>
          </table:table-cell>
          <table:table-cell office:value-type="float" office:value="16.9788959026337" calcext:value-type="float">
            <text:p>16.9788959026337</text:p>
          </table:table-cell>
          <table:table-cell office:value-type="float" office:value="17.0456099510193" calcext:value-type="float">
            <text:p>17.0456099510193</text:p>
          </table:table-cell>
          <table:table-cell office:value-type="float" office:value="17.1123239994049" calcext:value-type="float">
            <text:p>17.1123239994049</text:p>
          </table:table-cell>
          <table:table-cell office:value-type="float" office:value="17.1456809043884" calcext:value-type="float">
            <text:p>17.1456809043884</text:p>
          </table:table-cell>
          <table:table-cell office:value-type="float" office:value="17.2123951911926" calcext:value-type="float">
            <text:p>17.2123951911926</text:p>
          </table:table-cell>
          <table:table-cell office:value-type="float" office:value="17.2457520961761" calcext:value-type="float">
            <text:p>17.2457520961761</text:p>
          </table:table-cell>
          <table:table-cell office:value-type="float" office:value="17.2791092395782" calcext:value-type="float">
            <text:p>17.2791092395782</text:p>
          </table:table-cell>
          <table:table-cell office:value-type="float" office:value="17.3791801929474" calcext:value-type="float">
            <text:p>17.3791801929474</text:p>
          </table:table-cell>
          <table:table-cell office:value-type="float" office:value="17.4125370979309" calcext:value-type="float">
            <text:p>17.4125370979309</text:p>
          </table:table-cell>
          <table:table-cell office:value-type="float" office:value="17.445894241333" calcext:value-type="float">
            <text:p>17.445894241333</text:p>
          </table:table-cell>
          <table:table-cell office:value-type="float" office:value="17.7461075782776" calcext:value-type="float">
            <text:p>17.7461075782776</text:p>
          </table:table-cell>
          <table:table-cell office:value-type="float" office:value="17.8128213882446" calcext:value-type="float">
            <text:p>17.8128213882446</text:p>
          </table:table-cell>
          <table:table-cell office:value-type="float" office:value="17.9128928184509" calcext:value-type="float">
            <text:p>17.9128928184509</text:p>
          </table:table-cell>
          <table:table-cell office:value-type="float" office:value="17.9462502002716" calcext:value-type="float">
            <text:p>17.9462502002716</text:p>
          </table:table-cell>
          <table:table-cell office:value-type="float" office:value="17.9796080589294" calcext:value-type="float">
            <text:p>17.9796080589294</text:p>
          </table:table-cell>
          <table:table-cell office:value-type="float" office:value="18.0129654407501" calcext:value-type="float">
            <text:p>18.0129654407501</text:p>
          </table:table-cell>
          <table:table-cell office:value-type="float" office:value="18.0463228225708" calcext:value-type="float">
            <text:p>18.0463228225708</text:p>
          </table:table-cell>
          <table:table-cell office:value-type="float" office:value="18.14639544487" calcext:value-type="float">
            <text:p>18.14639544487</text:p>
          </table:table-cell>
          <table:table-cell office:value-type="float" office:value="18.2464678287506" calcext:value-type="float">
            <text:p>18.2464678287506</text:p>
          </table:table-cell>
          <table:table-cell office:value-type="float" office:value="18.3131828308105" calcext:value-type="float">
            <text:p>18.3131828308105</text:p>
          </table:table-cell>
          <table:table-cell office:value-type="float" office:value="18.3465404510498" calcext:value-type="float">
            <text:p>18.3465404510498</text:p>
          </table:table-cell>
          <table:table-cell office:value-type="float" office:value="18.4132554531097" calcext:value-type="float">
            <text:p>18.4132554531097</text:p>
          </table:table-cell>
          <table:table-cell office:value-type="float" office:value="18.4799704551697" calcext:value-type="float">
            <text:p>18.4799704551697</text:p>
          </table:table-cell>
          <table:table-cell office:value-type="float" office:value="18.5133278369904" calcext:value-type="float">
            <text:p>18.5133278369904</text:p>
          </table:table-cell>
          <table:table-cell office:value-type="float" office:value="18.5800430774689" calcext:value-type="float">
            <text:p>18.5800430774689</text:p>
          </table:table-cell>
          <table:table-cell office:value-type="float" office:value="18.6467580795288" calcext:value-type="float">
            <text:p>18.6467580795288</text:p>
          </table:table-cell>
          <table:table-cell office:value-type="float" office:value="18.6801156997681" calcext:value-type="float">
            <text:p>18.6801156997681</text:p>
          </table:table-cell>
          <table:table-cell office:value-type="float" office:value="18.7468309402466" calcext:value-type="float">
            <text:p>18.7468309402466</text:p>
          </table:table-cell>
          <table:table-cell office:value-type="float" office:value="18.8135459423065" calcext:value-type="float">
            <text:p>18.8135459423065</text:p>
          </table:table-cell>
          <table:table-cell office:value-type="float" office:value="18.8469033241272" calcext:value-type="float">
            <text:p>18.8469033241272</text:p>
          </table:table-cell>
          <table:table-cell office:value-type="float" office:value="18.9136180877686" calcext:value-type="float">
            <text:p>18.9136180877686</text:p>
          </table:table-cell>
          <table:table-cell office:value-type="float" office:value="18.980331659317" calcext:value-type="float">
            <text:p>18.980331659317</text:p>
          </table:table-cell>
          <table:table-cell office:value-type="float" office:value="19.0470454692841" calcext:value-type="float">
            <text:p>19.0470454692841</text:p>
          </table:table-cell>
          <table:table-cell office:value-type="float" office:value="19.0804023742676" calcext:value-type="float">
            <text:p>19.0804023742676</text:p>
          </table:table-cell>
          <table:table-cell office:value-type="float" office:value="19.147115945816" calcext:value-type="float">
            <text:p>19.147115945816</text:p>
          </table:table-cell>
          <table:table-cell office:value-type="float" office:value="19.1804728507996" calcext:value-type="float">
            <text:p>19.1804728507996</text:p>
          </table:table-cell>
          <table:table-cell office:value-type="float" office:value="19.2471866607666" calcext:value-type="float">
            <text:p>19.2471866607666</text:p>
          </table:table-cell>
          <table:table-cell office:value-type="float" office:value="19.2805435657501" calcext:value-type="float">
            <text:p>19.2805435657501</text:p>
          </table:table-cell>
          <table:table-cell office:value-type="float" office:value="19.3472571372986" calcext:value-type="float">
            <text:p>19.3472571372986</text:p>
          </table:table-cell>
          <table:table-cell office:value-type="float" office:value="19.413970708847" calcext:value-type="float">
            <text:p>19.413970708847</text:p>
          </table:table-cell>
          <table:table-cell office:value-type="float" office:value="19.4806847572327" calcext:value-type="float">
            <text:p>19.4806847572327</text:p>
          </table:table-cell>
          <table:table-cell office:value-type="float" office:value="19.5473983287811" calcext:value-type="float">
            <text:p>19.5473983287811</text:p>
          </table:table-cell>
          <table:table-cell office:value-type="float" office:value="19.5807549953461" calcext:value-type="float">
            <text:p>19.5807549953461</text:p>
          </table:table-cell>
          <table:table-cell office:value-type="float" office:value="19.6141119003296" calcext:value-type="float">
            <text:p>19.6141119003296</text:p>
          </table:table-cell>
          <table:table-cell office:value-type="float" office:value="19.6474685668945" calcext:value-type="float">
            <text:p>19.6474685668945</text:p>
          </table:table-cell>
          <table:table-cell office:value-type="float" office:value="19.6808254718781" calcext:value-type="float">
            <text:p>19.6808254718781</text:p>
          </table:table-cell>
          <table:table-cell office:value-type="float" office:value="19.7475390434265" calcext:value-type="float">
            <text:p>19.7475390434265</text:p>
          </table:table-cell>
          <table:table-cell office:value-type="float" office:value="19.7808957099915" calcext:value-type="float">
            <text:p>19.7808957099915</text:p>
          </table:table-cell>
          <table:table-cell office:value-type="float" office:value="19.8142528533936" calcext:value-type="float">
            <text:p>19.8142528533936</text:p>
          </table:table-cell>
          <table:table-cell office:value-type="float" office:value="19.8476095199585" calcext:value-type="float">
            <text:p>19.8476095199585</text:p>
          </table:table-cell>
          <table:table-cell office:value-type="float" office:value="19.880966424942" calcext:value-type="float">
            <text:p>19.880966424942</text:p>
          </table:table-cell>
          <table:table-cell office:value-type="float" office:value="19.9476797580719" calcext:value-type="float">
            <text:p>19.9476797580719</text:p>
          </table:table-cell>
          <table:table-cell office:value-type="float" office:value="20.0143928527832" calcext:value-type="float">
            <text:p>20.0143928527832</text:p>
          </table:table-cell>
          <table:table-cell office:value-type="float" office:value="20.0811061859131" calcext:value-type="float">
            <text:p>20.0811061859131</text:p>
          </table:table-cell>
          <table:table-cell office:value-type="float" office:value="20.147819519043" calcext:value-type="float">
            <text:p>20.147819519043</text:p>
          </table:table-cell>
          <table:table-cell office:value-type="float" office:value="20.2145326137543" calcext:value-type="float">
            <text:p>20.2145326137543</text:p>
          </table:table-cell>
          <table:table-cell office:value-type="float" office:value="20.2478892803192" calcext:value-type="float">
            <text:p>20.2478892803192</text:p>
          </table:table-cell>
          <table:table-cell office:value-type="float" office:value="20.2812459468842" calcext:value-type="float">
            <text:p>20.2812459468842</text:p>
          </table:table-cell>
          <table:table-cell office:value-type="float" office:value="20.3146023750305" calcext:value-type="float">
            <text:p>20.3146023750305</text:p>
          </table:table-cell>
          <table:table-cell office:value-type="float" office:value="20.3479590415955" calcext:value-type="float">
            <text:p>20.3479590415955</text:p>
          </table:table-cell>
          <table:table-cell office:value-type="float" office:value="20.3813154697418" calcext:value-type="float">
            <text:p>20.3813154697418</text:p>
          </table:table-cell>
          <table:table-cell office:value-type="float" office:value="20.4480285644531" calcext:value-type="float">
            <text:p>20.4480285644531</text:p>
          </table:table-cell>
          <table:table-cell office:value-type="float" office:value="20.5147416591644" calcext:value-type="float">
            <text:p>20.5147416591644</text:p>
          </table:table-cell>
          <table:table-cell office:value-type="float" office:value="20.5814549922943" calcext:value-type="float">
            <text:p>20.5814549922943</text:p>
          </table:table-cell>
          <table:table-cell office:value-type="float" office:value="20.681524515152" calcext:value-type="float">
            <text:p>20.681524515152</text:p>
          </table:table-cell>
          <table:table-cell office:value-type="float" office:value="20.7148809432983" calcext:value-type="float">
            <text:p>20.7148809432983</text:p>
          </table:table-cell>
          <table:table-cell office:value-type="float" office:value="20.7815940380096" calcext:value-type="float">
            <text:p>20.7815940380096</text:p>
          </table:table-cell>
          <table:table-cell office:value-type="float" office:value="20.8483068943024" calcext:value-type="float">
            <text:p>20.8483068943024</text:p>
          </table:table-cell>
          <table:table-cell office:value-type="float" office:value="20.9150223731995" calcext:value-type="float">
            <text:p>20.9150223731995</text:p>
          </table:table-cell>
          <table:table-cell office:value-type="float" office:value="20.9817397594452" calcext:value-type="float">
            <text:p>20.9817397594452</text:p>
          </table:table-cell>
          <table:table-cell office:value-type="float" office:value="21.0484573841095" calcext:value-type="float">
            <text:p>21.0484573841095</text:p>
          </table:table-cell>
          <table:table-cell office:value-type="float" office:value="21.0818161964416" calcext:value-type="float">
            <text:p>21.0818161964416</text:p>
          </table:table-cell>
          <table:table-cell office:value-type="float" office:value="21.1485340595245" calcext:value-type="float">
            <text:p>21.1485340595245</text:p>
          </table:table-cell>
          <table:table-cell office:value-type="float" office:value="21.2152516841888" calcext:value-type="float">
            <text:p>21.2152516841888</text:p>
          </table:table-cell>
          <table:table-cell office:value-type="float" office:value="21.2819695472717" calcext:value-type="float">
            <text:p>21.2819695472717</text:p>
          </table:table-cell>
          <table:table-cell office:value-type="float" office:value="21.3486874103546" calcext:value-type="float">
            <text:p>21.3486874103546</text:p>
          </table:table-cell>
          <table:table-cell office:value-type="float" office:value="21.4154050350189" calcext:value-type="float">
            <text:p>21.4154050350189</text:p>
          </table:table-cell>
          <table:table-cell office:value-type="float" office:value="21.4487643241882" calcext:value-type="float">
            <text:p>21.4487643241882</text:p>
          </table:table-cell>
          <table:table-cell office:value-type="float" office:value="21.4821231365204" calcext:value-type="float">
            <text:p>21.4821231365204</text:p>
          </table:table-cell>
          <table:table-cell office:value-type="float" office:value="21.5154819488525" calcext:value-type="float">
            <text:p>21.5154819488525</text:p>
          </table:table-cell>
          <table:table-cell office:value-type="float" office:value="21.5488412380218" calcext:value-type="float">
            <text:p>21.5488412380218</text:p>
          </table:table-cell>
          <table:table-cell office:value-type="float" office:value="21.582200050354" calcext:value-type="float">
            <text:p>21.582200050354</text:p>
          </table:table-cell>
          <table:table-cell office:value-type="float" office:value="21.6489181518555" calcext:value-type="float">
            <text:p>21.6489181518555</text:p>
          </table:table-cell>
          <table:table-cell office:value-type="float" office:value="21.7156360149384" calcext:value-type="float">
            <text:p>21.7156360149384</text:p>
          </table:table-cell>
          <table:table-cell office:value-type="float" office:value="21.7489953041077" calcext:value-type="float">
            <text:p>21.7489953041077</text:p>
          </table:table-cell>
          <table:table-cell office:value-type="float" office:value="21.8157134056091" calcext:value-type="float">
            <text:p>21.8157134056091</text:p>
          </table:table-cell>
          <table:table-cell office:value-type="float" office:value="21.8824315071106" calcext:value-type="float">
            <text:p>21.8824315071106</text:p>
          </table:table-cell>
          <table:table-cell office:value-type="float" office:value="21.9491491317749" calcext:value-type="float">
            <text:p>21.9491491317749</text:p>
          </table:table-cell>
          <table:table-cell office:value-type="float" office:value="22.0158669948578" calcext:value-type="float">
            <text:p>22.0158669948578</text:p>
          </table:table-cell>
          <table:table-cell office:value-type="float" office:value="22.0825848579407" calcext:value-type="float">
            <text:p>22.0825848579407</text:p>
          </table:table-cell>
          <table:table-cell office:value-type="float" office:value="22.1826615333557" calcext:value-type="float">
            <text:p>22.1826615333557</text:p>
          </table:table-cell>
          <table:table-cell office:value-type="float" office:value="22.2827384471893" calcext:value-type="float">
            <text:p>22.2827384471893</text:p>
          </table:table-cell>
          <table:table-cell office:value-type="float" office:value="22.3160972595215" calcext:value-type="float">
            <text:p>22.3160972595215</text:p>
          </table:table-cell>
          <table:table-cell office:value-type="float" office:value="22.3828153610229" calcext:value-type="float">
            <text:p>22.3828153610229</text:p>
          </table:table-cell>
          <table:table-cell office:value-type="float" office:value="22.4495332241058" calcext:value-type="float">
            <text:p>22.4495332241058</text:p>
          </table:table-cell>
          <table:table-cell office:value-type="float" office:value="22.5162513256073" calcext:value-type="float">
            <text:p>22.5162513256073</text:p>
          </table:table-cell>
          <table:table-cell office:value-type="float" office:value="22.5829691886902" calcext:value-type="float">
            <text:p>22.5829691886902</text:p>
          </table:table-cell>
          <table:table-cell office:value-type="float" office:value="22.6163284778595" calcext:value-type="float">
            <text:p>22.6163284778595</text:p>
          </table:table-cell>
          <table:table-cell office:value-type="float" office:value="22.6830468177795" calcext:value-type="float">
            <text:p>22.6830468177795</text:p>
          </table:table-cell>
          <table:table-cell office:value-type="float" office:value="22.7164056301117" calcext:value-type="float">
            <text:p>22.7164056301117</text:p>
          </table:table-cell>
          <table:table-cell office:value-type="float" office:value="22.7831237316132" calcext:value-type="float">
            <text:p>22.7831237316132</text:p>
          </table:table-cell>
          <table:table-cell office:value-type="float" office:value="22.8164830207825" calcext:value-type="float">
            <text:p>22.8164830207825</text:p>
          </table:table-cell>
          <table:table-cell office:value-type="float" office:value="22.8498420715332" calcext:value-type="float">
            <text:p>22.8498420715332</text:p>
          </table:table-cell>
          <table:table-cell office:value-type="float" office:value="22.8832011222839" calcext:value-type="float">
            <text:p>22.8832011222839</text:p>
          </table:table-cell>
          <table:table-cell office:value-type="float" office:value="22.916558265686" calcext:value-type="float">
            <text:p>22.916558265686</text:p>
          </table:table-cell>
          <table:table-cell office:value-type="float" office:value="22.9499154090881" calcext:value-type="float">
            <text:p>22.9499154090881</text:p>
          </table:table-cell>
          <table:table-cell office:value-type="float" office:value="22.9832723140717" calcext:value-type="float">
            <text:p>22.9832723140717</text:p>
          </table:table-cell>
          <table:table-cell office:value-type="float" office:value="23.0166292190552" calcext:value-type="float">
            <text:p>23.0166292190552</text:p>
          </table:table-cell>
          <table:table-cell office:value-type="float" office:value="23.0499861240387" calcext:value-type="float">
            <text:p>23.0499861240387</text:p>
          </table:table-cell>
          <table:table-cell office:value-type="float" office:value="23.1167001724243" calcext:value-type="float">
            <text:p>23.1167001724243</text:p>
          </table:table-cell>
          <table:table-cell office:value-type="float" office:value="23.1500573158264" calcext:value-type="float">
            <text:p>23.1500573158264</text:p>
          </table:table-cell>
          <table:table-cell office:value-type="float" office:value="23.2167711257935" calcext:value-type="float">
            <text:p>23.2167711257935</text:p>
          </table:table-cell>
          <table:table-cell office:value-type="float" office:value="23.250128030777" calcext:value-type="float">
            <text:p>23.250128030777</text:p>
          </table:table-cell>
          <table:table-cell office:value-type="float" office:value="23.2834851741791" calcext:value-type="float">
            <text:p>23.2834851741791</text:p>
          </table:table-cell>
          <table:table-cell office:value-type="float" office:value="23.3168420791626" calcext:value-type="float">
            <text:p>23.3168420791626</text:p>
          </table:table-cell>
          <table:table-cell office:value-type="float" office:value="23.3501989841461" calcext:value-type="float">
            <text:p>23.3501989841461</text:p>
          </table:table-cell>
          <table:table-cell office:value-type="float" office:value="23.3835558891296" calcext:value-type="float">
            <text:p>23.3835558891296</text:p>
          </table:table-cell>
          <table:table-cell office:value-type="float" office:value="23.4502699375153" calcext:value-type="float">
            <text:p>23.4502699375153</text:p>
          </table:table-cell>
          <table:table-cell table:number-columns-repeated="517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61869791894497" calcext:value-type="float">
            <text:p>0.161869791894497</text:p>
          </table:table-cell>
          <table:table-cell office:value-type="float" office:value="0.162145334972212" calcext:value-type="float">
            <text:p>0.162145334972212</text:p>
          </table:table-cell>
          <table:table-cell office:value-type="float" office:value="0.162107449696228" calcext:value-type="float">
            <text:p>0.162107449696228</text:p>
          </table:table-cell>
          <table:table-cell office:value-type="float" office:value="0.162281666826634" calcext:value-type="float">
            <text:p>0.162281666826634</text:p>
          </table:table-cell>
          <table:table-cell office:value-type="float" office:value="0.162305112112113" calcext:value-type="float">
            <text:p>0.162305112112113</text:p>
          </table:table-cell>
          <table:table-cell office:value-type="float" office:value="0.162141912572615" calcext:value-type="float">
            <text:p>0.162141912572615</text:p>
          </table:table-cell>
          <table:table-cell office:value-type="float" office:value="0.162157506836041" calcext:value-type="float">
            <text:p>0.162157506836041</text:p>
          </table:table-cell>
          <table:table-cell office:value-type="float" office:value="0.162162526624192" calcext:value-type="float">
            <text:p>0.162162526624192</text:p>
          </table:table-cell>
          <table:table-cell office:value-type="float" office:value="0.162127859401454" calcext:value-type="float">
            <text:p>0.162127859401454</text:p>
          </table:table-cell>
          <table:table-cell office:value-type="float" office:value="0.161948232561747" calcext:value-type="float">
            <text:p>0.161948232561747</text:p>
          </table:table-cell>
          <table:table-cell office:value-type="float" office:value="0.162176371179677" calcext:value-type="float">
            <text:p>0.162176371179677</text:p>
          </table:table-cell>
          <table:table-cell office:value-type="float" office:value="0.162218611734905" calcext:value-type="float">
            <text:p>0.162218611734905</text:p>
          </table:table-cell>
          <table:table-cell office:value-type="float" office:value="0.161992627866108" calcext:value-type="float">
            <text:p>0.161992627866108</text:p>
          </table:table-cell>
          <table:table-cell office:value-type="float" office:value="0.162180691214511" calcext:value-type="float">
            <text:p>0.162180691214511</text:p>
          </table:table-cell>
          <table:table-cell office:value-type="float" office:value="0.16220356310591" calcext:value-type="float">
            <text:p>0.16220356310591</text:p>
          </table:table-cell>
          <table:table-cell office:value-type="float" office:value="0.162160390725119" calcext:value-type="float">
            <text:p>0.162160390725119</text:p>
          </table:table-cell>
          <table:table-cell office:value-type="float" office:value="0.162232814018866" calcext:value-type="float">
            <text:p>0.162232814018866</text:p>
          </table:table-cell>
          <table:table-cell office:value-type="float" office:value="0.162226253071957" calcext:value-type="float">
            <text:p>0.162226253071957</text:p>
          </table:table-cell>
          <table:table-cell office:value-type="float" office:value="0.162213662742759" calcext:value-type="float">
            <text:p>0.162213662742759</text:p>
          </table:table-cell>
          <table:table-cell office:value-type="float" office:value="0.16203393965582" calcext:value-type="float">
            <text:p>0.16203393965582</text:p>
          </table:table-cell>
          <table:table-cell office:value-type="float" office:value="0.1620755559681" calcext:value-type="float">
            <text:p>0.1620755559681</text:p>
          </table:table-cell>
          <table:table-cell office:value-type="float" office:value="0.162074466528043" calcext:value-type="float">
            <text:p>0.162074466528043</text:p>
          </table:table-cell>
          <table:table-cell office:value-type="float" office:value="0.162160838414626" calcext:value-type="float">
            <text:p>0.162160838414626</text:p>
          </table:table-cell>
          <table:table-cell office:value-type="float" office:value="0.162047815121129" calcext:value-type="float">
            <text:p>0.162047815121129</text:p>
          </table:table-cell>
          <table:table-cell office:value-type="float" office:value="0.162151485094988" calcext:value-type="float">
            <text:p>0.162151485094988</text:p>
          </table:table-cell>
          <table:table-cell office:value-type="float" office:value="0.161898910011145" calcext:value-type="float">
            <text:p>0.161898910011145</text:p>
          </table:table-cell>
          <table:table-cell office:value-type="float" office:value="0.162118039053066" calcext:value-type="float">
            <text:p>0.162118039053066</text:p>
          </table:table-cell>
          <table:table-cell office:value-type="float" office:value="0.16215524457327" calcext:value-type="float">
            <text:p>0.16215524457327</text:p>
          </table:table-cell>
          <table:table-cell office:value-type="float" office:value="0.16212961105419" calcext:value-type="float">
            <text:p>0.16212961105419</text:p>
          </table:table-cell>
          <table:table-cell office:value-type="float" office:value="0.162041441977783" calcext:value-type="float">
            <text:p>0.162041441977783</text:p>
          </table:table-cell>
          <table:table-cell office:value-type="float" office:value="0.161897820368067" calcext:value-type="float">
            <text:p>0.161897820368067</text:p>
          </table:table-cell>
          <table:table-cell office:value-type="float" office:value="0.162135014668694" calcext:value-type="float">
            <text:p>0.162135014668694</text:p>
          </table:table-cell>
          <table:table-cell office:value-type="float" office:value="0.162233202861941" calcext:value-type="float">
            <text:p>0.162233202861941</text:p>
          </table:table-cell>
          <table:table-cell office:value-type="float" office:value="0.162146351722239" calcext:value-type="float">
            <text:p>0.162146351722239</text:p>
          </table:table-cell>
          <table:table-cell office:value-type="float" office:value="0.161980820411301" calcext:value-type="float">
            <text:p>0.161980820411301</text:p>
          </table:table-cell>
          <table:table-cell office:value-type="float" office:value="0.162022856818436" calcext:value-type="float">
            <text:p>0.162022856818436</text:p>
          </table:table-cell>
          <table:table-cell office:value-type="float" office:value="0.162163210748671" calcext:value-type="float">
            <text:p>0.162163210748671</text:p>
          </table:table-cell>
          <table:table-cell office:value-type="float" office:value="0.16213641703088" calcext:value-type="float">
            <text:p>0.16213641703088</text:p>
          </table:table-cell>
          <table:table-cell office:value-type="float" office:value="0.162063264608404" calcext:value-type="float">
            <text:p>0.162063264608404</text:p>
          </table:table-cell>
          <table:table-cell office:value-type="float" office:value="0.162114499649682" calcext:value-type="float">
            <text:p>0.162114499649682</text:p>
          </table:table-cell>
          <table:table-cell office:value-type="float" office:value="0.162207182800608" calcext:value-type="float">
            <text:p>0.162207182800608</text:p>
          </table:table-cell>
          <table:table-cell office:value-type="float" office:value="0.16221490710839" calcext:value-type="float">
            <text:p>0.16221490710839</text:p>
          </table:table-cell>
          <table:table-cell office:value-type="float" office:value="0.161855869203336" calcext:value-type="float">
            <text:p>0.161855869203336</text:p>
          </table:table-cell>
          <table:table-cell office:value-type="float" office:value="0.162112446186001" calcext:value-type="float">
            <text:p>0.162112446186001</text:p>
          </table:table-cell>
          <table:table-cell office:value-type="float" office:value="0.162128278030285" calcext:value-type="float">
            <text:p>0.162128278030285</text:p>
          </table:table-cell>
          <table:table-cell office:value-type="float" office:value="0.162082907490879" calcext:value-type="float">
            <text:p>0.162082907490879</text:p>
          </table:table-cell>
          <table:table-cell office:value-type="float" office:value="0.162010028522209" calcext:value-type="float">
            <text:p>0.162010028522209</text:p>
          </table:table-cell>
          <table:table-cell office:value-type="float" office:value="0.161795395394944" calcext:value-type="float">
            <text:p>0.161795395394944</text:p>
          </table:table-cell>
          <table:table-cell office:value-type="float" office:value="0.162241080773504" calcext:value-type="float">
            <text:p>0.162241080773504</text:p>
          </table:table-cell>
          <table:table-cell office:value-type="float" office:value="0.162266444710911" calcext:value-type="float">
            <text:p>0.162266444710911</text:p>
          </table:table-cell>
          <table:table-cell office:value-type="float" office:value="0.161983179640114" calcext:value-type="float">
            <text:p>0.161983179640114</text:p>
          </table:table-cell>
          <table:table-cell office:value-type="float" office:value="0.161942281302005" calcext:value-type="float">
            <text:p>0.161942281302005</text:p>
          </table:table-cell>
          <table:table-cell office:value-type="float" office:value="0.162086143064209" calcext:value-type="float">
            <text:p>0.162086143064209</text:p>
          </table:table-cell>
          <table:table-cell office:value-type="float" office:value="0.161381113471329" calcext:value-type="float">
            <text:p>0.161381113471329</text:p>
          </table:table-cell>
          <table:table-cell office:value-type="float" office:value="0.162366299755925" calcext:value-type="float">
            <text:p>0.162366299755925</text:p>
          </table:table-cell>
          <table:table-cell office:value-type="float" office:value="0.163539824813545" calcext:value-type="float">
            <text:p>0.163539824813545</text:p>
          </table:table-cell>
          <table:table-cell office:value-type="float" office:value="0.164790683765847" calcext:value-type="float">
            <text:p>0.164790683765847</text:p>
          </table:table-cell>
          <table:table-cell office:value-type="float" office:value="0.166281379245388" calcext:value-type="float">
            <text:p>0.166281379245388</text:p>
          </table:table-cell>
          <table:table-cell office:value-type="float" office:value="0.166254603170831" calcext:value-type="float">
            <text:p>0.166254603170831</text:p>
          </table:table-cell>
          <table:table-cell office:value-type="float" office:value="0.162694973762397" calcext:value-type="float">
            <text:p>0.162694973762397</text:p>
          </table:table-cell>
          <table:table-cell office:value-type="float" office:value="0.159954712817302" calcext:value-type="float">
            <text:p>0.159954712817302</text:p>
          </table:table-cell>
          <table:table-cell office:value-type="float" office:value="0.151850096857503" calcext:value-type="float">
            <text:p>0.151850096857503</text:p>
          </table:table-cell>
          <table:table-cell office:value-type="float" office:value="0.147376532167783" calcext:value-type="float">
            <text:p>0.147376532167783</text:p>
          </table:table-cell>
          <table:table-cell office:value-type="float" office:value="0.154151462431804" calcext:value-type="float">
            <text:p>0.154151462431804</text:p>
          </table:table-cell>
          <table:table-cell office:value-type="float" office:value="0.207787143296259" calcext:value-type="float">
            <text:p>0.207787143296259</text:p>
          </table:table-cell>
          <table:table-cell office:value-type="float" office:value="0.209554707143122" calcext:value-type="float">
            <text:p>0.209554707143122</text:p>
          </table:table-cell>
          <table:table-cell office:value-type="float" office:value="0.204309329908636" calcext:value-type="float">
            <text:p>0.204309329908636</text:p>
          </table:table-cell>
          <table:table-cell office:value-type="float" office:value="0.199070745472036" calcext:value-type="float">
            <text:p>0.199070745472036</text:p>
          </table:table-cell>
          <table:table-cell office:value-type="float" office:value="0.195954943712933" calcext:value-type="float">
            <text:p>0.195954943712933</text:p>
          </table:table-cell>
          <table:table-cell office:value-type="float" office:value="0.195705631275236" calcext:value-type="float">
            <text:p>0.195705631275236</text:p>
          </table:table-cell>
          <table:table-cell office:value-type="float" office:value="0.196181819295388" calcext:value-type="float">
            <text:p>0.196181819295388</text:p>
          </table:table-cell>
          <table:table-cell office:value-type="float" office:value="0.196916725608099" calcext:value-type="float">
            <text:p>0.196916725608099</text:p>
          </table:table-cell>
          <table:table-cell office:value-type="float" office:value="0.195428353977017" calcext:value-type="float">
            <text:p>0.195428353977017</text:p>
          </table:table-cell>
          <table:table-cell office:value-type="float" office:value="0.193543380729473" calcext:value-type="float">
            <text:p>0.193543380729473</text:p>
          </table:table-cell>
          <table:table-cell office:value-type="float" office:value="0.193238446600605" calcext:value-type="float">
            <text:p>0.193238446600605</text:p>
          </table:table-cell>
          <table:table-cell office:value-type="float" office:value="0.197464061478667" calcext:value-type="float">
            <text:p>0.197464061478667</text:p>
          </table:table-cell>
          <table:table-cell office:value-type="float" office:value="0.162827844706692" calcext:value-type="float">
            <text:p>0.162827844706692</text:p>
          </table:table-cell>
          <table:table-cell office:value-type="float" office:value="0.160157960347743" calcext:value-type="float">
            <text:p>0.160157960347743</text:p>
          </table:table-cell>
          <table:table-cell office:value-type="float" office:value="0.159944686244868" calcext:value-type="float">
            <text:p>0.159944686244868</text:p>
          </table:table-cell>
          <table:table-cell office:value-type="float" office:value="0.162875108227426" calcext:value-type="float">
            <text:p>0.162875108227426</text:p>
          </table:table-cell>
          <table:table-cell office:value-type="float" office:value="0.169372137625545" calcext:value-type="float">
            <text:p>0.169372137625545</text:p>
          </table:table-cell>
          <table:table-cell office:value-type="float" office:value="0.177130186496539" calcext:value-type="float">
            <text:p>0.177130186496539</text:p>
          </table:table-cell>
          <table:table-cell office:value-type="float" office:value="0.180851449758073" calcext:value-type="float">
            <text:p>0.180851449758073</text:p>
          </table:table-cell>
          <table:table-cell office:value-type="float" office:value="0.179323189790321" calcext:value-type="float">
            <text:p>0.179323189790321</text:p>
          </table:table-cell>
          <table:table-cell office:value-type="float" office:value="0.121719048892858" calcext:value-type="float">
            <text:p>0.121719048892858</text:p>
          </table:table-cell>
          <table:table-cell office:value-type="float" office:value="0.120108969682648" calcext:value-type="float">
            <text:p>0.120108969682648</text:p>
          </table:table-cell>
          <table:table-cell office:value-type="float" office:value="0.119383723099981" calcext:value-type="float">
            <text:p>0.119383723099981</text:p>
          </table:table-cell>
          <table:table-cell office:value-type="float" office:value="0.163395607140487" calcext:value-type="float">
            <text:p>0.163395607140487</text:p>
          </table:table-cell>
          <table:table-cell office:value-type="float" office:value="0.165128581773887" calcext:value-type="float">
            <text:p>0.165128581773887</text:p>
          </table:table-cell>
          <table:table-cell office:value-type="float" office:value="0.163496564731938" calcext:value-type="float">
            <text:p>0.163496564731938</text:p>
          </table:table-cell>
          <table:table-cell office:value-type="float" office:value="0.16096613589393" calcext:value-type="float">
            <text:p>0.16096613589393</text:p>
          </table:table-cell>
          <table:table-cell office:value-type="float" office:value="0.137038967134296" calcext:value-type="float">
            <text:p>0.137038967134296</text:p>
          </table:table-cell>
          <table:table-cell office:value-type="float" office:value="0.133646011196579" calcext:value-type="float">
            <text:p>0.133646011196579</text:p>
          </table:table-cell>
          <table:table-cell office:value-type="float" office:value="0.189195448375061" calcext:value-type="float">
            <text:p>0.189195448375061</text:p>
          </table:table-cell>
          <table:table-cell office:value-type="float" office:value="0.197457552936089" calcext:value-type="float">
            <text:p>0.197457552936089</text:p>
          </table:table-cell>
          <table:table-cell office:value-type="float" office:value="0.196290103684085" calcext:value-type="float">
            <text:p>0.196290103684085</text:p>
          </table:table-cell>
          <table:table-cell office:value-type="float" office:value="0.195115961178815" calcext:value-type="float">
            <text:p>0.195115961178815</text:p>
          </table:table-cell>
          <table:table-cell office:value-type="float" office:value="0.193996127319804" calcext:value-type="float">
            <text:p>0.193996127319804</text:p>
          </table:table-cell>
          <table:table-cell office:value-type="float" office:value="0.192242853259027" calcext:value-type="float">
            <text:p>0.192242853259027</text:p>
          </table:table-cell>
          <table:table-cell office:value-type="float" office:value="0.192100686645274" calcext:value-type="float">
            <text:p>0.192100686645274</text:p>
          </table:table-cell>
          <table:table-cell office:value-type="float" office:value="0.194001428666731" calcext:value-type="float">
            <text:p>0.194001428666731</text:p>
          </table:table-cell>
          <table:table-cell office:value-type="float" office:value="0.19183189359337" calcext:value-type="float">
            <text:p>0.19183189359337</text:p>
          </table:table-cell>
          <table:table-cell office:value-type="float" office:value="0.157557244082015" calcext:value-type="float">
            <text:p>0.157557244082015</text:p>
          </table:table-cell>
          <table:table-cell office:value-type="float" office:value="0.153950711632756" calcext:value-type="float">
            <text:p>0.153950711632756</text:p>
          </table:table-cell>
          <table:table-cell office:value-type="float" office:value="0.159767915701229" calcext:value-type="float">
            <text:p>0.159767915701229</text:p>
          </table:table-cell>
          <table:table-cell office:value-type="float" office:value="0.163868049661229" calcext:value-type="float">
            <text:p>0.163868049661229</text:p>
          </table:table-cell>
          <table:table-cell office:value-type="float" office:value="0.167501949924963" calcext:value-type="float">
            <text:p>0.167501949924963</text:p>
          </table:table-cell>
          <table:table-cell office:value-type="float" office:value="0.174624129101177" calcext:value-type="float">
            <text:p>0.174624129101177</text:p>
          </table:table-cell>
          <table:table-cell office:value-type="float" office:value="0.175601317115256" calcext:value-type="float">
            <text:p>0.175601317115256</text:p>
          </table:table-cell>
          <table:table-cell office:value-type="float" office:value="0.176862066240347" calcext:value-type="float">
            <text:p>0.176862066240347</text:p>
          </table:table-cell>
          <table:table-cell office:value-type="float" office:value="0.178553638437188" calcext:value-type="float">
            <text:p>0.178553638437188</text:p>
          </table:table-cell>
          <table:table-cell office:value-type="float" office:value="0.19152363717543" calcext:value-type="float">
            <text:p>0.19152363717543</text:p>
          </table:table-cell>
          <table:table-cell office:value-type="float" office:value="0.156618960215217" calcext:value-type="float">
            <text:p>0.156618960215217</text:p>
          </table:table-cell>
          <table:table-cell office:value-type="float" office:value="0.153006783904598" calcext:value-type="float">
            <text:p>0.153006783904598</text:p>
          </table:table-cell>
          <table:table-cell office:value-type="float" office:value="0.151951178193724" calcext:value-type="float">
            <text:p>0.151951178193724</text:p>
          </table:table-cell>
          <table:table-cell office:value-type="float" office:value="0.146852080810578" calcext:value-type="float">
            <text:p>0.146852080810578</text:p>
          </table:table-cell>
          <table:table-cell office:value-type="float" office:value="0.142636856590957" calcext:value-type="float">
            <text:p>0.142636856590957</text:p>
          </table:table-cell>
          <table:table-cell office:value-type="float" office:value="0.143499793961657" calcext:value-type="float">
            <text:p>0.143499793961657</text:p>
          </table:table-cell>
          <table:table-cell office:value-type="float" office:value="0.147907008661492" calcext:value-type="float">
            <text:p>0.147907008661492</text:p>
          </table:table-cell>
          <table:table-cell office:value-type="float" office:value="0.17296578890901" calcext:value-type="float">
            <text:p>0.17296578890901</text:p>
          </table:table-cell>
          <table:table-cell office:value-type="float" office:value="0.181520490689671" calcext:value-type="float">
            <text:p>0.181520490689671</text:p>
          </table:table-cell>
          <table:table-cell office:value-type="float" office:value="0.183849593254846" calcext:value-type="float">
            <text:p>0.183849593254846</text:p>
          </table:table-cell>
          <table:table-cell office:value-type="float" office:value="0.186963121431725" calcext:value-type="float">
            <text:p>0.186963121431725</text:p>
          </table:table-cell>
          <table:table-cell office:value-type="float" office:value="0.186870657624143" calcext:value-type="float">
            <text:p>0.186870657624143</text:p>
          </table:table-cell>
          <table:table-cell office:value-type="float" office:value="0.18421312896066" calcext:value-type="float">
            <text:p>0.18421312896066</text:p>
          </table:table-cell>
          <table:table-cell office:value-type="float" office:value="0.178192201980608" calcext:value-type="float">
            <text:p>0.178192201980608</text:p>
          </table:table-cell>
          <table:table-cell office:value-type="float" office:value="0.174919013175623" calcext:value-type="float">
            <text:p>0.174919013175623</text:p>
          </table:table-cell>
          <table:table-cell office:value-type="float" office:value="0.16433197934837" calcext:value-type="float">
            <text:p>0.16433197934837</text:p>
          </table:table-cell>
          <table:table-cell office:value-type="float" office:value="0.170270632652566" calcext:value-type="float">
            <text:p>0.170270632652566</text:p>
          </table:table-cell>
          <table:table-cell office:value-type="float" office:value="0.20296016382489" calcext:value-type="float">
            <text:p>0.20296016382489</text:p>
          </table:table-cell>
          <table:table-cell office:value-type="float" office:value="0.191006194080578" calcext:value-type="float">
            <text:p>0.191006194080578</text:p>
          </table:table-cell>
          <table:table-cell office:value-type="float" office:value="0.195762705066782" calcext:value-type="float">
            <text:p>0.195762705066782</text:p>
          </table:table-cell>
          <table:table-cell office:value-type="float" office:value="0.197759899838039" calcext:value-type="float">
            <text:p>0.197759899838039</text:p>
          </table:table-cell>
          <table:table-cell office:value-type="float" office:value="0.199555831273708" calcext:value-type="float">
            <text:p>0.199555831273708</text:p>
          </table:table-cell>
          <table:table-cell office:value-type="float" office:value="0.198802083829584" calcext:value-type="float">
            <text:p>0.198802083829584</text:p>
          </table:table-cell>
          <table:table-cell office:value-type="float" office:value="0.197038286413583" calcext:value-type="float">
            <text:p>0.197038286413583</text:p>
          </table:table-cell>
          <table:table-cell office:value-type="float" office:value="0.106699387647158" calcext:value-type="float">
            <text:p>0.106699387647158</text:p>
          </table:table-cell>
          <table:table-cell office:value-type="float" office:value="0.112968682137724" calcext:value-type="float">
            <text:p>0.112968682137724</text:p>
          </table:table-cell>
          <table:table-cell office:value-type="float" office:value="0.121632166547167" calcext:value-type="float">
            <text:p>0.121632166547167</text:p>
          </table:table-cell>
          <table:table-cell office:value-type="float" office:value="0.180115923056363" calcext:value-type="float">
            <text:p>0.180115923056363</text:p>
          </table:table-cell>
          <table:table-cell office:value-type="float" office:value="0.17199607667724" calcext:value-type="float">
            <text:p>0.17199607667724</text:p>
          </table:table-cell>
          <table:table-cell office:value-type="float" office:value="0.168949042460635" calcext:value-type="float">
            <text:p>0.168949042460635</text:p>
          </table:table-cell>
          <table:table-cell office:value-type="float" office:value="0.164497532062466" calcext:value-type="float">
            <text:p>0.164497532062466</text:p>
          </table:table-cell>
          <table:table-cell office:value-type="float" office:value="0.151986596260134" calcext:value-type="float">
            <text:p>0.151986596260134</text:p>
          </table:table-cell>
          <table:table-cell office:value-type="float" office:value="0.208372364198961" calcext:value-type="float">
            <text:p>0.208372364198961</text:p>
          </table:table-cell>
          <table:table-cell office:value-type="float" office:value="0.20511886244391" calcext:value-type="float">
            <text:p>0.20511886244391</text:p>
          </table:table-cell>
          <table:table-cell office:value-type="float" office:value="0.199565593439726" calcext:value-type="float">
            <text:p>0.199565593439726</text:p>
          </table:table-cell>
          <table:table-cell office:value-type="float" office:value="0.193716707921845" calcext:value-type="float">
            <text:p>0.193716707921845</text:p>
          </table:table-cell>
          <table:table-cell office:value-type="float" office:value="0.194359497673932" calcext:value-type="float">
            <text:p>0.194359497673932</text:p>
          </table:table-cell>
          <table:table-cell office:value-type="float" office:value="0.195224078652472" calcext:value-type="float">
            <text:p>0.195224078652472</text:p>
          </table:table-cell>
          <table:table-cell office:value-type="float" office:value="0.19419366544285" calcext:value-type="float">
            <text:p>0.19419366544285</text:p>
          </table:table-cell>
          <table:table-cell office:value-type="float" office:value="0.193237936300843" calcext:value-type="float">
            <text:p>0.193237936300843</text:p>
          </table:table-cell>
          <table:table-cell office:value-type="float" office:value="0.198428322939608" calcext:value-type="float">
            <text:p>0.198428322939608</text:p>
          </table:table-cell>
          <table:table-cell office:value-type="float" office:value="0.217618170338356" calcext:value-type="float">
            <text:p>0.217618170338356</text:p>
          </table:table-cell>
          <table:table-cell office:value-type="float" office:value="0.206307906223225" calcext:value-type="float">
            <text:p>0.206307906223225</text:p>
          </table:table-cell>
          <table:table-cell office:value-type="float" office:value="0.203351813117873" calcext:value-type="float">
            <text:p>0.203351813117873</text:p>
          </table:table-cell>
          <table:table-cell office:value-type="float" office:value="0.177842633890644" calcext:value-type="float">
            <text:p>0.177842633890644</text:p>
          </table:table-cell>
          <table:table-cell office:value-type="float" office:value="0.184318127236473" calcext:value-type="float">
            <text:p>0.184318127236473</text:p>
          </table:table-cell>
          <table:table-cell office:value-type="float" office:value="0.191687969657228" calcext:value-type="float">
            <text:p>0.191687969657228</text:p>
          </table:table-cell>
          <table:table-cell office:value-type="float" office:value="0.195041737785817" calcext:value-type="float">
            <text:p>0.195041737785817</text:p>
          </table:table-cell>
          <table:table-cell office:value-type="float" office:value="0.193922952795119" calcext:value-type="float">
            <text:p>0.193922952795119</text:p>
          </table:table-cell>
          <table:table-cell office:value-type="float" office:value="0.194330197283723" calcext:value-type="float">
            <text:p>0.194330197283723</text:p>
          </table:table-cell>
          <table:table-cell office:value-type="float" office:value="0.151904526886987" calcext:value-type="float">
            <text:p>0.151904526886987</text:p>
          </table:table-cell>
          <table:table-cell office:value-type="float" office:value="0.141835451016563" calcext:value-type="float">
            <text:p>0.141835451016563</text:p>
          </table:table-cell>
          <table:table-cell office:value-type="float" office:value="0.13534335235681" calcext:value-type="float">
            <text:p>0.13534335235681</text:p>
          </table:table-cell>
          <table:table-cell office:value-type="float" office:value="0.181842292170898" calcext:value-type="float">
            <text:p>0.181842292170898</text:p>
          </table:table-cell>
          <table:table-cell office:value-type="float" office:value="0.184643248297861" calcext:value-type="float">
            <text:p>0.184643248297861</text:p>
          </table:table-cell>
          <table:table-cell office:value-type="float" office:value="0.186842403922318" calcext:value-type="float">
            <text:p>0.186842403922318</text:p>
          </table:table-cell>
          <table:table-cell office:value-type="float" office:value="0.181739313136885" calcext:value-type="float">
            <text:p>0.181739313136885</text:p>
          </table:table-cell>
          <table:table-cell office:value-type="float" office:value="0.171733219711685" calcext:value-type="float">
            <text:p>0.171733219711685</text:p>
          </table:table-cell>
          <table:table-cell office:value-type="float" office:value="0.145597567634159" calcext:value-type="float">
            <text:p>0.145597567634159</text:p>
          </table:table-cell>
          <table:table-cell office:value-type="float" office:value="0.143642510797975" calcext:value-type="float">
            <text:p>0.143642510797975</text:p>
          </table:table-cell>
          <table:table-cell office:value-type="float" office:value="0.193315671959696" calcext:value-type="float">
            <text:p>0.193315671959696</text:p>
          </table:table-cell>
          <table:table-cell office:value-type="float" office:value="0.187778114018913" calcext:value-type="float">
            <text:p>0.187778114018913</text:p>
          </table:table-cell>
          <table:table-cell office:value-type="float" office:value="0.185349618999904" calcext:value-type="float">
            <text:p>0.185349618999904</text:p>
          </table:table-cell>
          <table:table-cell office:value-type="float" office:value="0.185961746734506" calcext:value-type="float">
            <text:p>0.185961746734506</text:p>
          </table:table-cell>
          <table:table-cell office:value-type="float" office:value="0.18492710157641" calcext:value-type="float">
            <text:p>0.18492710157641</text:p>
          </table:table-cell>
          <table:table-cell office:value-type="float" office:value="0.186095642219128" calcext:value-type="float">
            <text:p>0.186095642219128</text:p>
          </table:table-cell>
          <table:table-cell office:value-type="float" office:value="0.18554575287656" calcext:value-type="float">
            <text:p>0.18554575287656</text:p>
          </table:table-cell>
          <table:table-cell office:value-type="float" office:value="0.201279666386472" calcext:value-type="float">
            <text:p>0.201279666386472</text:p>
          </table:table-cell>
          <table:table-cell office:value-type="float" office:value="0.188642578620051" calcext:value-type="float">
            <text:p>0.188642578620051</text:p>
          </table:table-cell>
          <table:table-cell office:value-type="float" office:value="0.181417310511961" calcext:value-type="float">
            <text:p>0.181417310511961</text:p>
          </table:table-cell>
          <table:table-cell office:value-type="float" office:value="0.177577878129506" calcext:value-type="float">
            <text:p>0.177577878129506</text:p>
          </table:table-cell>
          <table:table-cell office:value-type="float" office:value="0.182734458232248" calcext:value-type="float">
            <text:p>0.182734458232248</text:p>
          </table:table-cell>
          <table:table-cell office:value-type="float" office:value="0.198206953890286" calcext:value-type="float">
            <text:p>0.198206953890286</text:p>
          </table:table-cell>
          <table:table-cell office:value-type="float" office:value="0.193351503218599" calcext:value-type="float">
            <text:p>0.193351503218599</text:p>
          </table:table-cell>
          <table:table-cell office:value-type="float" office:value="0.188758817970214" calcext:value-type="float">
            <text:p>0.188758817970214</text:p>
          </table:table-cell>
          <table:table-cell office:value-type="float" office:value="0.139441377170973" calcext:value-type="float">
            <text:p>0.139441377170973</text:p>
          </table:table-cell>
          <table:table-cell office:value-type="float" office:value="0.131838280835779" calcext:value-type="float">
            <text:p>0.131838280835779</text:p>
          </table:table-cell>
          <table:table-cell office:value-type="float" office:value="0.128363529073207" calcext:value-type="float">
            <text:p>0.128363529073207</text:p>
          </table:table-cell>
          <table:table-cell office:value-type="float" office:value="0.190229617466089" calcext:value-type="float">
            <text:p>0.190229617466089</text:p>
          </table:table-cell>
          <table:table-cell office:value-type="float" office:value="0.191056598293937" calcext:value-type="float">
            <text:p>0.191056598293937</text:p>
          </table:table-cell>
          <table:table-cell office:value-type="float" office:value="0.188732511874239" calcext:value-type="float">
            <text:p>0.188732511874239</text:p>
          </table:table-cell>
          <table:table-cell office:value-type="float" office:value="0.183268567252524" calcext:value-type="float">
            <text:p>0.183268567252524</text:p>
          </table:table-cell>
          <table:table-cell office:value-type="float" office:value="0.155933377555567" calcext:value-type="float">
            <text:p>0.155933377555567</text:p>
          </table:table-cell>
          <table:table-cell office:value-type="float" office:value="0.16823816902134" calcext:value-type="float">
            <text:p>0.16823816902134</text:p>
          </table:table-cell>
          <table:table-cell office:value-type="float" office:value="0.189083622588844" calcext:value-type="float">
            <text:p>0.189083622588844</text:p>
          </table:table-cell>
          <table:table-cell office:value-type="float" office:value="0.195530010611151" calcext:value-type="float">
            <text:p>0.195530010611151</text:p>
          </table:table-cell>
          <table:table-cell office:value-type="float" office:value="0.198558031063301" calcext:value-type="float">
            <text:p>0.198558031063301</text:p>
          </table:table-cell>
          <table:table-cell office:value-type="float" office:value="0.191460835476937" calcext:value-type="float">
            <text:p>0.191460835476937</text:p>
          </table:table-cell>
          <table:table-cell office:value-type="float" office:value="0.190549284707404" calcext:value-type="float">
            <text:p>0.190549284707404</text:p>
          </table:table-cell>
          <table:table-cell office:value-type="float" office:value="0.190079360944421" calcext:value-type="float">
            <text:p>0.190079360944421</text:p>
          </table:table-cell>
          <table:table-cell office:value-type="float" office:value="0.190873200064095" calcext:value-type="float">
            <text:p>0.190873200064095</text:p>
          </table:table-cell>
          <table:table-cell office:value-type="float" office:value="0.191426585653934" calcext:value-type="float">
            <text:p>0.191426585653934</text:p>
          </table:table-cell>
          <table:table-cell office:value-type="float" office:value="0.188175750476995" calcext:value-type="float">
            <text:p>0.188175750476995</text:p>
          </table:table-cell>
          <table:table-cell office:value-type="float" office:value="0.18837684319324" calcext:value-type="float">
            <text:p>0.18837684319324</text:p>
          </table:table-cell>
          <table:table-cell office:value-type="float" office:value="0.19164024863242" calcext:value-type="float">
            <text:p>0.19164024863242</text:p>
          </table:table-cell>
          <table:table-cell office:value-type="float" office:value="0.209078511672144" calcext:value-type="float">
            <text:p>0.209078511672144</text:p>
          </table:table-cell>
          <table:table-cell office:value-type="float" office:value="0.198969539696654" calcext:value-type="float">
            <text:p>0.198969539696654</text:p>
          </table:table-cell>
          <table:table-cell office:value-type="float" office:value="0.190704488440201" calcext:value-type="float">
            <text:p>0.190704488440201</text:p>
          </table:table-cell>
          <table:table-cell office:value-type="float" office:value="0.192100114673768" calcext:value-type="float">
            <text:p>0.192100114673768</text:p>
          </table:table-cell>
          <table:table-cell office:value-type="float" office:value="0.195799873333409" calcext:value-type="float">
            <text:p>0.195799873333409</text:p>
          </table:table-cell>
          <table:table-cell office:value-type="float" office:value="0.204387764554668" calcext:value-type="float">
            <text:p>0.204387764554668</text:p>
          </table:table-cell>
          <table:table-cell office:value-type="float" office:value="0.204958392952401" calcext:value-type="float">
            <text:p>0.204958392952401</text:p>
          </table:table-cell>
          <table:table-cell office:value-type="float" office:value="0.208090911674069" calcext:value-type="float">
            <text:p>0.208090911674069</text:p>
          </table:table-cell>
          <table:table-cell office:value-type="float" office:value="0.204791399676671" calcext:value-type="float">
            <text:p>0.204791399676671</text:p>
          </table:table-cell>
          <table:table-cell office:value-type="float" office:value="0.201768348591037" calcext:value-type="float">
            <text:p>0.201768348591037</text:p>
          </table:table-cell>
          <table:table-cell office:value-type="float" office:value="0.215517930557222" calcext:value-type="float">
            <text:p>0.215517930557222</text:p>
          </table:table-cell>
          <table:table-cell office:value-type="float" office:value="0.150718512354055" calcext:value-type="float">
            <text:p>0.150718512354055</text:p>
          </table:table-cell>
          <table:table-cell office:value-type="float" office:value="0.143161010426181" calcext:value-type="float">
            <text:p>0.143161010426181</text:p>
          </table:table-cell>
          <table:table-cell office:value-type="float" office:value="0.137698197143582" calcext:value-type="float">
            <text:p>0.137698197143582</text:p>
          </table:table-cell>
          <table:table-cell office:value-type="float" office:value="0.142322263784558" calcext:value-type="float">
            <text:p>0.142322263784558</text:p>
          </table:table-cell>
          <table:table-cell office:value-type="float" office:value="0.141603919223306" calcext:value-type="float">
            <text:p>0.141603919223306</text:p>
          </table:table-cell>
          <table:table-cell office:value-type="float" office:value="0.145483040074581" calcext:value-type="float">
            <text:p>0.145483040074581</text:p>
          </table:table-cell>
          <table:table-cell office:value-type="float" office:value="0.150957324856669" calcext:value-type="float">
            <text:p>0.150957324856669</text:p>
          </table:table-cell>
          <table:table-cell office:value-type="float" office:value="0.164786884535826" calcext:value-type="float">
            <text:p>0.164786884535826</text:p>
          </table:table-cell>
          <table:table-cell office:value-type="float" office:value="0.182044366250309" calcext:value-type="float">
            <text:p>0.182044366250309</text:p>
          </table:table-cell>
          <table:table-cell office:value-type="float" office:value="0.182230356732872" calcext:value-type="float">
            <text:p>0.182230356732872</text:p>
          </table:table-cell>
          <table:table-cell office:value-type="float" office:value="0.179647673679601" calcext:value-type="float">
            <text:p>0.179647673679601</text:p>
          </table:table-cell>
          <table:table-cell office:value-type="float" office:value="0.17468188162794" calcext:value-type="float">
            <text:p>0.17468188162794</text:p>
          </table:table-cell>
          <table:table-cell office:value-type="float" office:value="0.171812172635588" calcext:value-type="float">
            <text:p>0.171812172635588</text:p>
          </table:table-cell>
          <table:table-cell office:value-type="float" office:value="0.171771945583934" calcext:value-type="float">
            <text:p>0.171771945583934</text:p>
          </table:table-cell>
          <table:table-cell office:value-type="float" office:value="0.175002409152902" calcext:value-type="float">
            <text:p>0.175002409152902</text:p>
          </table:table-cell>
          <table:table-cell office:value-type="float" office:value="0.179248027855778" calcext:value-type="float">
            <text:p>0.179248027855778</text:p>
          </table:table-cell>
          <table:table-cell office:value-type="float" office:value="0.178173570500372" calcext:value-type="float">
            <text:p>0.178173570500372</text:p>
          </table:table-cell>
          <table:table-cell office:value-type="float" office:value="0.176483091857139" calcext:value-type="float">
            <text:p>0.176483091857139</text:p>
          </table:table-cell>
          <table:table-cell office:value-type="float" office:value="0.176712478609738" calcext:value-type="float">
            <text:p>0.176712478609738</text:p>
          </table:table-cell>
          <table:table-cell office:value-type="float" office:value="0.17676763869079" calcext:value-type="float">
            <text:p>0.17676763869079</text:p>
          </table:table-cell>
          <table:table-cell office:value-type="float" office:value="0.175990457532702" calcext:value-type="float">
            <text:p>0.175990457532702</text:p>
          </table:table-cell>
          <table:table-cell office:value-type="float" office:value="0.174834633154508" calcext:value-type="float">
            <text:p>0.174834633154508</text:p>
          </table:table-cell>
          <table:table-cell office:value-type="float" office:value="0.17366228285418" calcext:value-type="float">
            <text:p>0.17366228285418</text:p>
          </table:table-cell>
          <table:table-cell office:value-type="float" office:value="0.173061312927668" calcext:value-type="float">
            <text:p>0.173061312927668</text:p>
          </table:table-cell>
          <table:table-cell office:value-type="float" office:value="0.172129131001574" calcext:value-type="float">
            <text:p>0.172129131001574</text:p>
          </table:table-cell>
          <table:table-cell office:value-type="float" office:value="0.171409853640436" calcext:value-type="float">
            <text:p>0.171409853640436</text:p>
          </table:table-cell>
          <table:table-cell office:value-type="float" office:value="0.170868155976682" calcext:value-type="float">
            <text:p>0.170868155976682</text:p>
          </table:table-cell>
          <table:table-cell office:value-type="float" office:value="0.170728675400516" calcext:value-type="float">
            <text:p>0.170728675400516</text:p>
          </table:table-cell>
          <table:table-cell office:value-type="float" office:value="0.170300284105126" calcext:value-type="float">
            <text:p>0.170300284105126</text:p>
          </table:table-cell>
          <table:table-cell office:value-type="float" office:value="0.170382744350685" calcext:value-type="float">
            <text:p>0.170382744350685</text:p>
          </table:table-cell>
          <table:table-cell office:value-type="float" office:value="0.170203509442717" calcext:value-type="float">
            <text:p>0.170203509442717</text:p>
          </table:table-cell>
          <table:table-cell office:value-type="float" office:value="0.17035142246658" calcext:value-type="float">
            <text:p>0.17035142246658</text:p>
          </table:table-cell>
          <table:table-cell office:value-type="float" office:value="0.17014402455568" calcext:value-type="float">
            <text:p>0.17014402455568</text:p>
          </table:table-cell>
          <table:table-cell office:value-type="float" office:value="0.170141139952326" calcext:value-type="float">
            <text:p>0.170141139952326</text:p>
          </table:table-cell>
          <table:table-cell office:value-type="float" office:value="0.170089605159065" calcext:value-type="float">
            <text:p>0.170089605159065</text:p>
          </table:table-cell>
          <table:table-cell office:value-type="float" office:value="0.170239769781739" calcext:value-type="float">
            <text:p>0.170239769781739</text:p>
          </table:table-cell>
          <table:table-cell office:value-type="float" office:value="0.170360942909722" calcext:value-type="float">
            <text:p>0.170360942909722</text:p>
          </table:table-cell>
          <table:table-cell office:value-type="float" office:value="0.170190666529484" calcext:value-type="float">
            <text:p>0.170190666529484</text:p>
          </table:table-cell>
          <table:table-cell office:value-type="float" office:value="0.170127047787882" calcext:value-type="float">
            <text:p>0.170127047787882</text:p>
          </table:table-cell>
          <table:table-cell office:value-type="float" office:value="0.170323869148802" calcext:value-type="float">
            <text:p>0.170323869148802</text:p>
          </table:table-cell>
          <table:table-cell office:value-type="float" office:value="0.170079226924805" calcext:value-type="float">
            <text:p>0.170079226924805</text:p>
          </table:table-cell>
          <table:table-cell office:value-type="float" office:value="0.170207867483467" calcext:value-type="float">
            <text:p>0.170207867483467</text:p>
          </table:table-cell>
          <table:table-cell office:value-type="float" office:value="0.170188692601524" calcext:value-type="float">
            <text:p>0.170188692601524</text:p>
          </table:table-cell>
          <table:table-cell office:value-type="float" office:value="0.170208599425222" calcext:value-type="float">
            <text:p>0.170208599425222</text:p>
          </table:table-cell>
          <table:table-cell office:value-type="float" office:value="0.170245957460817" calcext:value-type="float">
            <text:p>0.170245957460817</text:p>
          </table:table-cell>
          <table:table-cell office:value-type="float" office:value="0.17024671497917" calcext:value-type="float">
            <text:p>0.17024671497917</text:p>
          </table:table-cell>
          <table:table-cell office:value-type="float" office:value="0.170279945637819" calcext:value-type="float">
            <text:p>0.170279945637819</text:p>
          </table:table-cell>
          <table:table-cell office:value-type="float" office:value="0.170261057976714" calcext:value-type="float">
            <text:p>0.170261057976714</text:p>
          </table:table-cell>
          <table:table-cell office:value-type="float" office:value="0.170336977189133" calcext:value-type="float">
            <text:p>0.170336977189133</text:p>
          </table:table-cell>
          <table:table-cell office:value-type="float" office:value="0.170240519418734" calcext:value-type="float">
            <text:p>0.170240519418734</text:p>
          </table:table-cell>
          <table:table-cell office:value-type="float" office:value="0.170203263028769" calcext:value-type="float">
            <text:p>0.170203263028769</text:p>
          </table:table-cell>
          <table:table-cell office:value-type="float" office:value="0.170209368865502" calcext:value-type="float">
            <text:p>0.170209368865502</text:p>
          </table:table-cell>
          <table:table-cell office:value-type="float" office:value="0.17019800865201" calcext:value-type="float">
            <text:p>0.17019800865201</text:p>
          </table:table-cell>
          <table:table-cell office:value-type="float" office:value="0.170367716124555" calcext:value-type="float">
            <text:p>0.170367716124555</text:p>
          </table:table-cell>
          <table:table-cell office:value-type="float" office:value="0.170345929393436" calcext:value-type="float">
            <text:p>0.170345929393436</text:p>
          </table:table-cell>
          <table:table-cell office:value-type="float" office:value="0.170326678527615" calcext:value-type="float">
            <text:p>0.170326678527615</text:p>
          </table:table-cell>
          <table:table-cell office:value-type="float" office:value="0.170205907943841" calcext:value-type="float">
            <text:p>0.170205907943841</text:p>
          </table:table-cell>
          <table:table-cell office:value-type="float" office:value="0.170397295630213" calcext:value-type="float">
            <text:p>0.170397295630213</text:p>
          </table:table-cell>
          <table:table-cell office:value-type="float" office:value="0.170243533215963" calcext:value-type="float">
            <text:p>0.170243533215963</text:p>
          </table:table-cell>
          <table:table-cell office:value-type="float" office:value="0.170420118804051" calcext:value-type="float">
            <text:p>0.170420118804051</text:p>
          </table:table-cell>
          <table:table-cell office:value-type="float" office:value="0.170019137552189" calcext:value-type="float">
            <text:p>0.170019137552189</text:p>
          </table:table-cell>
          <table:table-cell office:value-type="float" office:value="0.170243899608859" calcext:value-type="float">
            <text:p>0.170243899608859</text:p>
          </table:table-cell>
          <table:table-cell office:value-type="float" office:value="0.170311172143742" calcext:value-type="float">
            <text:p>0.170311172143742</text:p>
          </table:table-cell>
          <table:table-cell office:value-type="float" office:value="0.170473035413791" calcext:value-type="float">
            <text:p>0.170473035413791</text:p>
          </table:table-cell>
          <table:table-cell office:value-type="float" office:value="0.170102352837723" calcext:value-type="float">
            <text:p>0.170102352837723</text:p>
          </table:table-cell>
          <table:table-cell office:value-type="float" office:value="0.170336664032384" calcext:value-type="float">
            <text:p>0.170336664032384</text:p>
          </table:table-cell>
          <table:table-cell office:value-type="float" office:value="0.170093269681587" calcext:value-type="float">
            <text:p>0.170093269681587</text:p>
          </table:table-cell>
          <table:table-cell office:value-type="float" office:value="0.170340110457583" calcext:value-type="float">
            <text:p>0.170340110457583</text:p>
          </table:table-cell>
          <table:table-cell office:value-type="float" office:value="0.170270619600242" calcext:value-type="float">
            <text:p>0.170270619600242</text:p>
          </table:table-cell>
          <table:table-cell office:value-type="float" office:value="0.170435369332725" calcext:value-type="float">
            <text:p>0.170435369332725</text:p>
          </table:table-cell>
          <table:table-cell office:value-type="float" office:value="0.170190153171996" calcext:value-type="float">
            <text:p>0.170190153171996</text:p>
          </table:table-cell>
          <table:table-cell office:value-type="float" office:value="0.170258826947771" calcext:value-type="float">
            <text:p>0.170258826947771</text:p>
          </table:table-cell>
          <table:table-cell office:value-type="float" office:value="0.170168853136247" calcext:value-type="float">
            <text:p>0.170168853136247</text:p>
          </table:table-cell>
          <table:table-cell office:value-type="float" office:value="0.170243208126937" calcext:value-type="float">
            <text:p>0.170243208126937</text:p>
          </table:table-cell>
          <table:table-cell office:value-type="float" office:value="0.170157974329618" calcext:value-type="float">
            <text:p>0.170157974329618</text:p>
          </table:table-cell>
          <table:table-cell office:value-type="float" office:value="0.170345919188465" calcext:value-type="float">
            <text:p>0.170345919188465</text:p>
          </table:table-cell>
          <table:table-cell office:value-type="float" office:value="0.170257604978886" calcext:value-type="float">
            <text:p>0.170257604978886</text:p>
          </table:table-cell>
          <table:table-cell office:value-type="float" office:value="0.170282996923702" calcext:value-type="float">
            <text:p>0.170282996923702</text:p>
          </table:table-cell>
          <table:table-cell office:value-type="float" office:value="0.170306175694895" calcext:value-type="float">
            <text:p>0.170306175694895</text:p>
          </table:table-cell>
          <table:table-cell office:value-type="float" office:value="0.170302775752467" calcext:value-type="float">
            <text:p>0.170302775752467</text:p>
          </table:table-cell>
          <table:table-cell office:value-type="float" office:value="0.170092925538439" calcext:value-type="float">
            <text:p>0.170092925538439</text:p>
          </table:table-cell>
          <table:table-cell office:value-type="float" office:value="0.170316833913687" calcext:value-type="float">
            <text:p>0.170316833913687</text:p>
          </table:table-cell>
          <table:table-cell office:value-type="float" office:value="0.170285259938646" calcext:value-type="float">
            <text:p>0.170285259938646</text:p>
          </table:table-cell>
          <table:table-cell office:value-type="float" office:value="0.17030931661674" calcext:value-type="float">
            <text:p>0.17030931661674</text:p>
          </table:table-cell>
          <table:table-cell office:value-type="float" office:value="0.170318719695585" calcext:value-type="float">
            <text:p>0.170318719695585</text:p>
          </table:table-cell>
          <table:table-cell office:value-type="float" office:value="0.170308313319202" calcext:value-type="float">
            <text:p>0.170308313319202</text:p>
          </table:table-cell>
          <table:table-cell office:value-type="float" office:value="0.170160300305247" calcext:value-type="float">
            <text:p>0.170160300305247</text:p>
          </table:table-cell>
          <table:table-cell office:value-type="float" office:value="0.170106008728394" calcext:value-type="float">
            <text:p>0.170106008728394</text:p>
          </table:table-cell>
          <table:table-cell office:value-type="float" office:value="0.170361779915032" calcext:value-type="float">
            <text:p>0.170361779915032</text:p>
          </table:table-cell>
          <table:table-cell office:value-type="float" office:value="0.170252853446265" calcext:value-type="float">
            <text:p>0.170252853446265</text:p>
          </table:table-cell>
          <table:table-cell office:value-type="float" office:value="0.170267454629415" calcext:value-type="float">
            <text:p>0.170267454629415</text:p>
          </table:table-cell>
          <table:table-cell office:value-type="float" office:value="0.170360630642099" calcext:value-type="float">
            <text:p>0.170360630642099</text:p>
          </table:table-cell>
          <table:table-cell office:value-type="float" office:value="0.170208581102944" calcext:value-type="float">
            <text:p>0.170208581102944</text:p>
          </table:table-cell>
          <table:table-cell office:value-type="float" office:value="0.170250206973667" calcext:value-type="float">
            <text:p>0.170250206973667</text:p>
          </table:table-cell>
          <table:table-cell office:value-type="float" office:value="0.170234538624101" calcext:value-type="float">
            <text:p>0.170234538624101</text:p>
          </table:table-cell>
          <table:table-cell office:value-type="float" office:value="0.170197228856277" calcext:value-type="float">
            <text:p>0.170197228856277</text:p>
          </table:table-cell>
          <table:table-cell office:value-type="float" office:value="0.170234857239124" calcext:value-type="float">
            <text:p>0.170234857239124</text:p>
          </table:table-cell>
          <table:table-cell office:value-type="float" office:value="0.170247388647818" calcext:value-type="float">
            <text:p>0.170247388647818</text:p>
          </table:table-cell>
          <table:table-cell office:value-type="float" office:value="0.170251150003491" calcext:value-type="float">
            <text:p>0.170251150003491</text:p>
          </table:table-cell>
          <table:table-cell office:value-type="float" office:value="0.170244758134473" calcext:value-type="float">
            <text:p>0.170244758134473</text:p>
          </table:table-cell>
          <table:table-cell office:value-type="float" office:value="0.170311983975182" calcext:value-type="float">
            <text:p>0.170311983975182</text:p>
          </table:table-cell>
          <table:table-cell office:value-type="float" office:value="0.17029964824019" calcext:value-type="float">
            <text:p>0.17029964824019</text:p>
          </table:table-cell>
          <table:table-cell office:value-type="float" office:value="0.170434932356978" calcext:value-type="float">
            <text:p>0.170434932356978</text:p>
          </table:table-cell>
          <table:table-cell office:value-type="float" office:value="0.170440184387502" calcext:value-type="float">
            <text:p>0.170440184387502</text:p>
          </table:table-cell>
          <table:table-cell office:value-type="float" office:value="0.17024873866901" calcext:value-type="float">
            <text:p>0.17024873866901</text:p>
          </table:table-cell>
          <table:table-cell office:value-type="float" office:value="0.170436661942261" calcext:value-type="float">
            <text:p>0.170436661942261</text:p>
          </table:table-cell>
          <table:table-cell office:value-type="float" office:value="0.170212470300715" calcext:value-type="float">
            <text:p>0.170212470300715</text:p>
          </table:table-cell>
          <table:table-cell office:value-type="float" office:value="0.170504997726955" calcext:value-type="float">
            <text:p>0.170504997726955</text:p>
          </table:table-cell>
          <table:table-cell table:number-columns-repeated="517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85939719170848" calcext:value-type="float">
            <text:p>-0.018593971917085</text:p>
          </table:table-cell>
          <table:table-cell office:value-type="float" office:value="-0.0186318501449561" calcext:value-type="float">
            <text:p>-0.018631850144956</text:p>
          </table:table-cell>
          <table:table-cell office:value-type="float" office:value="-0.0186277683963919" calcext:value-type="float">
            <text:p>-0.018627768396392</text:p>
          </table:table-cell>
          <table:table-cell office:value-type="float" office:value="-0.0186519105208683" calcext:value-type="float">
            <text:p>-0.018651910520868</text:p>
          </table:table-cell>
          <table:table-cell office:value-type="float" office:value="-0.0186379616588958" calcext:value-type="float">
            <text:p>-0.018637961658896</text:p>
          </table:table-cell>
          <table:table-cell office:value-type="float" office:value="-0.0186369963068683" calcext:value-type="float">
            <text:p>-0.018636996306868</text:p>
          </table:table-cell>
          <table:table-cell office:value-type="float" office:value="-0.0186237830320839" calcext:value-type="float">
            <text:p>-0.018623783032084</text:p>
          </table:table-cell>
          <table:table-cell office:value-type="float" office:value="-0.0186306013496396" calcext:value-type="float">
            <text:p>-0.01863060134964</text:p>
          </table:table-cell>
          <table:table-cell office:value-type="float" office:value="-0.0186081368023148" calcext:value-type="float">
            <text:p>-0.018608136802315</text:p>
          </table:table-cell>
          <table:table-cell office:value-type="float" office:value="-0.0186102649887108" calcext:value-type="float">
            <text:p>-0.018610264988711</text:p>
          </table:table-cell>
          <table:table-cell office:value-type="float" office:value="-0.0186143460205605" calcext:value-type="float">
            <text:p>-0.018614346020561</text:p>
          </table:table-cell>
          <table:table-cell office:value-type="float" office:value="-0.0186441155399693" calcext:value-type="float">
            <text:p>-0.018644115539969</text:p>
          </table:table-cell>
          <table:table-cell office:value-type="float" office:value="-0.0186204205129316" calcext:value-type="float">
            <text:p>-0.018620420512932</text:p>
          </table:table-cell>
          <table:table-cell office:value-type="float" office:value="-0.01861981867659" calcext:value-type="float">
            <text:p>-0.01861981867659</text:p>
          </table:table-cell>
          <table:table-cell office:value-type="float" office:value="-0.0186323479391076" calcext:value-type="float">
            <text:p>-0.018632347939108</text:p>
          </table:table-cell>
          <table:table-cell office:value-type="float" office:value="-0.0186184418717061" calcext:value-type="float">
            <text:p>-0.018618441871706</text:p>
          </table:table-cell>
          <table:table-cell office:value-type="float" office:value="-0.0186317126006764" calcext:value-type="float">
            <text:p>-0.018631712600676</text:p>
          </table:table-cell>
          <table:table-cell office:value-type="float" office:value="-0.018645339411048" calcext:value-type="float">
            <text:p>-0.018645339411048</text:p>
          </table:table-cell>
          <table:table-cell office:value-type="float" office:value="-0.0186308328036553" calcext:value-type="float">
            <text:p>-0.018630832803655</text:p>
          </table:table-cell>
          <table:table-cell office:value-type="float" office:value="-0.0186151702500032" calcext:value-type="float">
            <text:p>-0.018615170250003</text:p>
          </table:table-cell>
          <table:table-cell office:value-type="float" office:value="-0.0186247614099453" calcext:value-type="float">
            <text:p>-0.018624761409945</text:p>
          </table:table-cell>
          <table:table-cell office:value-type="float" office:value="-0.0186291884005589" calcext:value-type="float">
            <text:p>-0.018629188400559</text:p>
          </table:table-cell>
          <table:table-cell office:value-type="float" office:value="-0.0186331249098646" calcext:value-type="float">
            <text:p>-0.018633124909865</text:p>
          </table:table-cell>
          <table:table-cell office:value-type="float" office:value="-0.0186177702858136" calcext:value-type="float">
            <text:p>-0.018617770285814</text:p>
          </table:table-cell>
          <table:table-cell office:value-type="float" office:value="-0.0186417742858606" calcext:value-type="float">
            <text:p>-0.018641774285861</text:p>
          </table:table-cell>
          <table:table-cell office:value-type="float" office:value="-0.0186010570934819" calcext:value-type="float">
            <text:p>-0.018601057093482</text:p>
          </table:table-cell>
          <table:table-cell office:value-type="float" office:value="-0.018630359549088" calcext:value-type="float">
            <text:p>-0.018630359549088</text:p>
          </table:table-cell>
          <table:table-cell office:value-type="float" office:value="-0.0186288311969878" calcext:value-type="float">
            <text:p>-0.018628831196988</text:p>
          </table:table-cell>
          <table:table-cell office:value-type="float" office:value="-0.0186192110832324" calcext:value-type="float">
            <text:p>-0.018619211083232</text:p>
          </table:table-cell>
          <table:table-cell office:value-type="float" office:value="-0.0186178474361955" calcext:value-type="float">
            <text:p>-0.018617847436196</text:p>
          </table:table-cell>
          <table:table-cell office:value-type="float" office:value="-0.0186125353580542" calcext:value-type="float">
            <text:p>-0.018612535358054</text:p>
          </table:table-cell>
          <table:table-cell office:value-type="float" office:value="-0.0186386579695001" calcext:value-type="float">
            <text:p>-0.0186386579695</text:p>
          </table:table-cell>
          <table:table-cell office:value-type="float" office:value="-0.0186444463636042" calcext:value-type="float">
            <text:p>-0.018644446363604</text:p>
          </table:table-cell>
          <table:table-cell office:value-type="float" office:value="-0.0186298636593052" calcext:value-type="float">
            <text:p>-0.018629863659305</text:p>
          </table:table-cell>
          <table:table-cell office:value-type="float" office:value="-0.0186124927927978" calcext:value-type="float">
            <text:p>-0.018612492792798</text:p>
          </table:table-cell>
          <table:table-cell office:value-type="float" office:value="-0.0186169083536256" calcext:value-type="float">
            <text:p>-0.018616908353626</text:p>
          </table:table-cell>
          <table:table-cell office:value-type="float" office:value="-0.0186376571563768" calcext:value-type="float">
            <text:p>-0.018637657156377</text:p>
          </table:table-cell>
          <table:table-cell office:value-type="float" office:value="-0.0186261199252059" calcext:value-type="float">
            <text:p>-0.018626119925206</text:p>
          </table:table-cell>
          <table:table-cell office:value-type="float" office:value="-0.0186096271622235" calcext:value-type="float">
            <text:p>-0.018609627162224</text:p>
          </table:table-cell>
          <table:table-cell office:value-type="float" office:value="-0.0186263232630047" calcext:value-type="float">
            <text:p>-0.018626323263005</text:p>
          </table:table-cell>
          <table:table-cell office:value-type="float" office:value="-0.0186300094267497" calcext:value-type="float">
            <text:p>-0.01863000942675</text:p>
          </table:table-cell>
          <table:table-cell office:value-type="float" office:value="-0.0186289567971766" calcext:value-type="float">
            <text:p>-0.018628956797177</text:p>
          </table:table-cell>
          <table:table-cell office:value-type="float" office:value="-0.0186092944515149" calcext:value-type="float">
            <text:p>-0.018609294451515</text:p>
          </table:table-cell>
          <table:table-cell office:value-type="float" office:value="-0.0186181782927681" calcext:value-type="float">
            <text:p>-0.018618178292768</text:p>
          </table:table-cell>
          <table:table-cell office:value-type="float" office:value="-0.0186218603231357" calcext:value-type="float">
            <text:p>-0.018621860323136</text:p>
          </table:table-cell>
          <table:table-cell office:value-type="float" office:value="-0.0186220782061013" calcext:value-type="float">
            <text:p>-0.018622078206101</text:p>
          </table:table-cell>
          <table:table-cell office:value-type="float" office:value="-0.0186197717911592" calcext:value-type="float">
            <text:p>-0.018619771791159</text:p>
          </table:table-cell>
          <table:table-cell office:value-type="float" office:value="-0.0185740906039596" calcext:value-type="float">
            <text:p>-0.01857409060396</text:p>
          </table:table-cell>
          <table:table-cell office:value-type="float" office:value="-0.0186402441159147" calcext:value-type="float">
            <text:p>-0.018640244115915</text:p>
          </table:table-cell>
          <table:table-cell office:value-type="float" office:value="-0.0186202702703865" calcext:value-type="float">
            <text:p>-0.018620270270387</text:p>
          </table:table-cell>
          <table:table-cell office:value-type="float" office:value="-0.0185443604793116" calcext:value-type="float">
            <text:p>-0.018544360479312</text:p>
          </table:table-cell>
          <table:table-cell office:value-type="float" office:value="-0.0185702013972723" calcext:value-type="float">
            <text:p>-0.018570201397272</text:p>
          </table:table-cell>
          <table:table-cell office:value-type="float" office:value="-0.0186075205222968" calcext:value-type="float">
            <text:p>-0.018607520522297</text:p>
          </table:table-cell>
          <table:table-cell office:value-type="float" office:value="-0.0162085138710665" calcext:value-type="float">
            <text:p>-0.016208513871067</text:p>
          </table:table-cell>
          <table:table-cell office:value-type="float" office:value="-0.0136128568319273" calcext:value-type="float">
            <text:p>-0.013612856831927</text:p>
          </table:table-cell>
          <table:table-cell office:value-type="float" office:value="-0.0111514766292328" calcext:value-type="float">
            <text:p>-0.011151476629233</text:p>
          </table:table-cell>
          <table:table-cell office:value-type="float" office:value="-0.0115300700005465" calcext:value-type="float">
            <text:p>-0.011530070000547</text:p>
          </table:table-cell>
          <table:table-cell office:value-type="float" office:value="-0.0117591707336074" calcext:value-type="float">
            <text:p>-0.011759170733607</text:p>
          </table:table-cell>
          <table:table-cell office:value-type="float" office:value="-0.0120836586324835" calcext:value-type="float">
            <text:p>-0.012083658632484</text:p>
          </table:table-cell>
          <table:table-cell office:value-type="float" office:value="-0.0123054688291269" calcext:value-type="float">
            <text:p>-0.012305468829127</text:p>
          </table:table-cell>
          <table:table-cell office:value-type="float" office:value="-0.0116863866804291" calcext:value-type="float">
            <text:p>-0.011686386680429</text:p>
          </table:table-cell>
          <table:table-cell office:value-type="float" office:value="-0.00997991714168507" calcext:value-type="float">
            <text:p>-0.009979917141685</text:p>
          </table:table-cell>
          <table:table-cell office:value-type="float" office:value="-0.00865363711582349" calcext:value-type="float">
            <text:p>-0.008653637115823</text:p>
          </table:table-cell>
          <table:table-cell office:value-type="float" office:value="-0.0147296177452722" calcext:value-type="float">
            <text:p>-0.014729617745272</text:p>
          </table:table-cell>
          <table:table-cell office:value-type="float" office:value="-0.0325300633643968" calcext:value-type="float">
            <text:p>-0.032530063364397</text:p>
          </table:table-cell>
          <table:table-cell office:value-type="float" office:value="-0.0451055822199162" calcext:value-type="float">
            <text:p>-0.045105582219916</text:p>
          </table:table-cell>
          <table:table-cell office:value-type="float" office:value="-0.0494269633758419" calcext:value-type="float">
            <text:p>-0.049426963375842</text:p>
          </table:table-cell>
          <table:table-cell office:value-type="float" office:value="-0.0539318537915875" calcext:value-type="float">
            <text:p>-0.053931853791588</text:p>
          </table:table-cell>
          <table:table-cell office:value-type="float" office:value="-0.053738280141037" calcext:value-type="float">
            <text:p>-0.053738280141037</text:p>
          </table:table-cell>
          <table:table-cell office:value-type="float" office:value="-0.0517138043135911" calcext:value-type="float">
            <text:p>-0.051713804313591</text:p>
          </table:table-cell>
          <table:table-cell office:value-type="float" office:value="-0.0511136704038456" calcext:value-type="float">
            <text:p>-0.051113670403846</text:p>
          </table:table-cell>
          <table:table-cell office:value-type="float" office:value="-0.0522608075295537" calcext:value-type="float">
            <text:p>-0.052260807529554</text:p>
          </table:table-cell>
          <table:table-cell office:value-type="float" office:value="-0.0533495411079519" calcext:value-type="float">
            <text:p>-0.053349541107952</text:p>
          </table:table-cell>
          <table:table-cell office:value-type="float" office:value="-0.0528177990840372" calcext:value-type="float">
            <text:p>-0.052817799084037</text:p>
          </table:table-cell>
          <table:table-cell office:value-type="float" office:value="-0.0450941819085917" calcext:value-type="float">
            <text:p>-0.045094181908592</text:p>
          </table:table-cell>
          <table:table-cell office:value-type="float" office:value="-0.039091019686887" calcext:value-type="float">
            <text:p>-0.039091019686887</text:p>
          </table:table-cell>
          <table:table-cell office:value-type="float" office:value="-0.0162948328732139" calcext:value-type="float">
            <text:p>-0.016294832873214</text:p>
          </table:table-cell>
          <table:table-cell office:value-type="float" office:value="-0.0163458323943824" calcext:value-type="float">
            <text:p>-0.016345832394382</text:p>
          </table:table-cell>
          <table:table-cell office:value-type="float" office:value="-0.0154827009403043" calcext:value-type="float">
            <text:p>-0.015482700940304</text:p>
          </table:table-cell>
          <table:table-cell office:value-type="float" office:value="-0.0148071358703574" calcext:value-type="float">
            <text:p>-0.014807135870357</text:p>
          </table:table-cell>
          <table:table-cell office:value-type="float" office:value="-0.0121458747466172" calcext:value-type="float">
            <text:p>-0.012145874746617</text:p>
          </table:table-cell>
          <table:table-cell office:value-type="float" office:value="-0.00839107746518123" calcext:value-type="float">
            <text:p>-0.008391077465181</text:p>
          </table:table-cell>
          <table:table-cell office:value-type="float" office:value="-0.00724253785942127" calcext:value-type="float">
            <text:p>-0.007242537859421</text:p>
          </table:table-cell>
          <table:table-cell office:value-type="float" office:value="-0.00696713214759286" calcext:value-type="float">
            <text:p>-0.006967132147593</text:p>
          </table:table-cell>
          <table:table-cell office:value-type="float" office:value="-0.0476266039715771" calcext:value-type="float">
            <text:p>-0.047626603971577</text:p>
          </table:table-cell>
          <table:table-cell office:value-type="float" office:value="-0.046577809161912" calcext:value-type="float">
            <text:p>-0.046577809161912</text:p>
          </table:table-cell>
          <table:table-cell office:value-type="float" office:value="-0.0437108341717867" calcext:value-type="float">
            <text:p>-0.043710834171787</text:p>
          </table:table-cell>
          <table:table-cell office:value-type="float" office:value="-0.0178443351982707" calcext:value-type="float">
            <text:p>-0.017844335198271</text:p>
          </table:table-cell>
          <table:table-cell office:value-type="float" office:value="-0.0177562386145854" calcext:value-type="float">
            <text:p>-0.017756238614585</text:p>
          </table:table-cell>
          <table:table-cell office:value-type="float" office:value="-0.0173579828802699" calcext:value-type="float">
            <text:p>-0.01735798288027</text:p>
          </table:table-cell>
          <table:table-cell office:value-type="float" office:value="-0.0156803885005362" calcext:value-type="float">
            <text:p>-0.015680388500536</text:p>
          </table:table-cell>
          <table:table-cell office:value-type="float" office:value="-0.00825620157308039" calcext:value-type="float">
            <text:p>-0.00825620157308</text:p>
          </table:table-cell>
          <table:table-cell office:value-type="float" office:value="-0.011760821408241" calcext:value-type="float">
            <text:p>-0.011760821408241</text:p>
          </table:table-cell>
          <table:table-cell office:value-type="float" office:value="-0.0299113523937366" calcext:value-type="float">
            <text:p>-0.029911352393737</text:p>
          </table:table-cell>
          <table:table-cell office:value-type="float" office:value="-0.0503127465591044" calcext:value-type="float">
            <text:p>-0.050312746559104</text:p>
          </table:table-cell>
          <table:table-cell office:value-type="float" office:value="-0.0504359263351651" calcext:value-type="float">
            <text:p>-0.050435926335165</text:p>
          </table:table-cell>
          <table:table-cell office:value-type="float" office:value="-0.0488449801225739" calcext:value-type="float">
            <text:p>-0.048844980122574</text:p>
          </table:table-cell>
          <table:table-cell office:value-type="float" office:value="-0.0489168513982874" calcext:value-type="float">
            <text:p>-0.048916851398287</text:p>
          </table:table-cell>
          <table:table-cell office:value-type="float" office:value="-0.0497745931825043" calcext:value-type="float">
            <text:p>-0.049774593182504</text:p>
          </table:table-cell>
          <table:table-cell office:value-type="float" office:value="-0.0477213908999268" calcext:value-type="float">
            <text:p>-0.047721390899927</text:p>
          </table:table-cell>
          <table:table-cell office:value-type="float" office:value="-0.0439091459916708" calcext:value-type="float">
            <text:p>-0.043909145991671</text:p>
          </table:table-cell>
          <table:table-cell office:value-type="float" office:value="-0.0154630521221179" calcext:value-type="float">
            <text:p>-0.015463052122118</text:p>
          </table:table-cell>
          <table:table-cell office:value-type="float" office:value="-0.0107308753116929" calcext:value-type="float">
            <text:p>-0.010730875311693</text:p>
          </table:table-cell>
          <table:table-cell office:value-type="float" office:value="-0.0101244277709951" calcext:value-type="float">
            <text:p>-0.010124427770995</text:p>
          </table:table-cell>
          <table:table-cell office:value-type="float" office:value="-0.00777778089655882" calcext:value-type="float">
            <text:p>-0.007777780896559</text:p>
          </table:table-cell>
          <table:table-cell office:value-type="float" office:value="-0.00640366285978863" calcext:value-type="float">
            <text:p>-0.006403662859789</text:p>
          </table:table-cell>
          <table:table-cell office:value-type="float" office:value="-0.00433388695596547" calcext:value-type="float">
            <text:p>-0.004333886955965</text:p>
          </table:table-cell>
          <table:table-cell office:value-type="float" office:value="-0.00237605231467849" calcext:value-type="float">
            <text:p>-0.002376052314678</text:p>
          </table:table-cell>
          <table:table-cell office:value-type="float" office:value="-0.00123977926292473" calcext:value-type="float">
            <text:p>-0.001239779262925</text:p>
          </table:table-cell>
          <table:table-cell office:value-type="float" office:value="-0.00223848355980261" calcext:value-type="float">
            <text:p>-0.002238483559803</text:p>
          </table:table-cell>
          <table:table-cell office:value-type="float" office:value="-0.00248844901962544" calcext:value-type="float">
            <text:p>-0.002488449019625</text:p>
          </table:table-cell>
          <table:table-cell office:value-type="float" office:value="-0.00461024791435481" calcext:value-type="float">
            <text:p>-0.004610247914355</text:p>
          </table:table-cell>
          <table:table-cell office:value-type="float" office:value="-0.0486216366243702" calcext:value-type="float">
            <text:p>-0.04862163662437</text:p>
          </table:table-cell>
          <table:table-cell office:value-type="float" office:value="-0.0494948552251002" calcext:value-type="float">
            <text:p>-0.0494948552251</text:p>
          </table:table-cell>
          <table:table-cell office:value-type="float" office:value="-0.0486190354020866" calcext:value-type="float">
            <text:p>-0.048619035402087</text:p>
          </table:table-cell>
          <table:table-cell office:value-type="float" office:value="-0.0435259392122628" calcext:value-type="float">
            <text:p>-0.043525939212263</text:p>
          </table:table-cell>
          <table:table-cell office:value-type="float" office:value="-0.0380416529817186" calcext:value-type="float">
            <text:p>-0.038041652981719</text:p>
          </table:table-cell>
          <table:table-cell office:value-type="float" office:value="-0.0343705337971522" calcext:value-type="float">
            <text:p>-0.034370533797152</text:p>
          </table:table-cell>
          <table:table-cell office:value-type="float" office:value="-0.0280118098730841" calcext:value-type="float">
            <text:p>-0.028011809873084</text:p>
          </table:table-cell>
          <table:table-cell office:value-type="float" office:value="-0.0224307018431339" calcext:value-type="float">
            <text:p>-0.022430701843134</text:p>
          </table:table-cell>
          <table:table-cell office:value-type="float" office:value="-0.0207018881403709" calcext:value-type="float">
            <text:p>-0.020701888140371</text:p>
          </table:table-cell>
          <table:table-cell office:value-type="float" office:value="-0.0180876254047126" calcext:value-type="float">
            <text:p>-0.018087625404713</text:p>
          </table:table-cell>
          <table:table-cell office:value-type="float" office:value="-0.0176972939526468" calcext:value-type="float">
            <text:p>-0.017697293952647</text:p>
          </table:table-cell>
          <table:table-cell office:value-type="float" office:value="-0.0171016228227802" calcext:value-type="float">
            <text:p>-0.01710162282278</text:p>
          </table:table-cell>
          <table:table-cell office:value-type="float" office:value="-0.0174677096146775" calcext:value-type="float">
            <text:p>-0.017467709614678</text:p>
          </table:table-cell>
          <table:table-cell office:value-type="float" office:value="-0.0139997969777917" calcext:value-type="float">
            <text:p>-0.013999796977792</text:p>
          </table:table-cell>
          <table:table-cell office:value-type="float" office:value="-0.0104047342391607" calcext:value-type="float">
            <text:p>-0.010404734239161</text:p>
          </table:table-cell>
          <table:table-cell office:value-type="float" office:value="-0.00933249632893302" calcext:value-type="float">
            <text:p>-0.009332496328933</text:p>
          </table:table-cell>
          <table:table-cell office:value-type="float" office:value="-0.0127557588948603" calcext:value-type="float">
            <text:p>-0.01275575889486</text:p>
          </table:table-cell>
          <table:table-cell office:value-type="float" office:value="-0.0099253835053069" calcext:value-type="float">
            <text:p>-0.009925383505307</text:p>
          </table:table-cell>
          <table:table-cell office:value-type="float" office:value="-0.0058364262164476" calcext:value-type="float">
            <text:p>-0.005836426216448</text:p>
          </table:table-cell>
          <table:table-cell office:value-type="float" office:value="-0.00343760966494336" calcext:value-type="float">
            <text:p>-0.003437609664943</text:p>
          </table:table-cell>
          <table:table-cell office:value-type="float" office:value="-0.00205724557591691" calcext:value-type="float">
            <text:p>-0.002057245575917</text:p>
          </table:table-cell>
          <table:table-cell office:value-type="float" office:value="-0.000295176590800299" calcext:value-type="float">
            <text:p>-0.0002951765908</text:p>
          </table:table-cell>
          <table:table-cell office:value-type="float" office:value="0.00277494721711673" calcext:value-type="float">
            <text:p>0.002774947217117</text:p>
          </table:table-cell>
          <table:table-cell office:value-type="float" office:value="0.00470895729659473" calcext:value-type="float">
            <text:p>0.004708957296595</text:p>
          </table:table-cell>
          <table:table-cell office:value-type="float" office:value="0.00390611416294493" calcext:value-type="float">
            <text:p>0.003906114162945</text:p>
          </table:table-cell>
          <table:table-cell office:value-type="float" office:value="0.00954097195411048" calcext:value-type="float">
            <text:p>0.00954097195411</text:p>
          </table:table-cell>
          <table:table-cell office:value-type="float" office:value="0.00816664993676032" calcext:value-type="float">
            <text:p>0.00816664993676</text:p>
          </table:table-cell>
          <table:table-cell office:value-type="float" office:value="-0.0176893213557739" calcext:value-type="float">
            <text:p>-0.017689321355774</text:p>
          </table:table-cell>
          <table:table-cell office:value-type="float" office:value="-0.0142411425049255" calcext:value-type="float">
            <text:p>-0.014241142504926</text:p>
          </table:table-cell>
          <table:table-cell office:value-type="float" office:value="-0.0134445907085219" calcext:value-type="float">
            <text:p>-0.013444590708522</text:p>
          </table:table-cell>
          <table:table-cell office:value-type="float" office:value="-0.0112228883808868" calcext:value-type="float">
            <text:p>-0.011222888380887</text:p>
          </table:table-cell>
          <table:table-cell office:value-type="float" office:value="-0.00712305486725096" calcext:value-type="float">
            <text:p>-0.007123054867251</text:p>
          </table:table-cell>
          <table:table-cell office:value-type="float" office:value="-0.0346151131331309" calcext:value-type="float">
            <text:p>-0.034615113133131</text:p>
          </table:table-cell>
          <table:table-cell office:value-type="float" office:value="-0.0468562457248976" calcext:value-type="float">
            <text:p>-0.046856245724898</text:p>
          </table:table-cell>
          <table:table-cell office:value-type="float" office:value="-0.0530699406476327" calcext:value-type="float">
            <text:p>-0.053069940647633</text:p>
          </table:table-cell>
          <table:table-cell office:value-type="float" office:value="-0.05334226670902" calcext:value-type="float">
            <text:p>-0.05334226670902</text:p>
          </table:table-cell>
          <table:table-cell office:value-type="float" office:value="-0.0508316786116552" calcext:value-type="float">
            <text:p>-0.050831678611655</text:p>
          </table:table-cell>
          <table:table-cell office:value-type="float" office:value="-0.0520090757892688" calcext:value-type="float">
            <text:p>-0.052009075789269</text:p>
          </table:table-cell>
          <table:table-cell office:value-type="float" office:value="-0.0533455205265287" calcext:value-type="float">
            <text:p>-0.053345520526529</text:p>
          </table:table-cell>
          <table:table-cell office:value-type="float" office:value="-0.0523349967020324" calcext:value-type="float">
            <text:p>-0.052334996702032</text:p>
          </table:table-cell>
          <table:table-cell office:value-type="float" office:value="-0.0453240542749859" calcext:value-type="float">
            <text:p>-0.045324054274986</text:p>
          </table:table-cell>
          <table:table-cell office:value-type="float" office:value="-0.018146422120776" calcext:value-type="float">
            <text:p>-0.018146422120776</text:p>
          </table:table-cell>
          <table:table-cell office:value-type="float" office:value="-0.0158417619246891" calcext:value-type="float">
            <text:p>-0.015841761924689</text:p>
          </table:table-cell>
          <table:table-cell office:value-type="float" office:value="-0.0157326873686933" calcext:value-type="float">
            <text:p>-0.015732687368693</text:p>
          </table:table-cell>
          <table:table-cell office:value-type="float" office:value="-0.0137502777019165" calcext:value-type="float">
            <text:p>-0.013750277701917</text:p>
          </table:table-cell>
          <table:table-cell office:value-type="float" office:value="-0.0105817551454339" calcext:value-type="float">
            <text:p>-0.010581755145434</text:p>
          </table:table-cell>
          <table:table-cell office:value-type="float" office:value="-0.00648105082627568" calcext:value-type="float">
            <text:p>-0.006481050826276</text:p>
          </table:table-cell>
          <table:table-cell office:value-type="float" office:value="-0.00231281354431152" calcext:value-type="float">
            <text:p>-0.002312813544312</text:p>
          </table:table-cell>
          <table:table-cell office:value-type="float" office:value="-0.0012711988246839" calcext:value-type="float">
            <text:p>-0.001271198824684</text:p>
          </table:table-cell>
          <table:table-cell office:value-type="float" office:value="-0.00112093320776286" calcext:value-type="float">
            <text:p>-0.001120933207763</text:p>
          </table:table-cell>
          <table:table-cell office:value-type="float" office:value="-0.0447359505633635" calcext:value-type="float">
            <text:p>-0.044735950563364</text:p>
          </table:table-cell>
          <table:table-cell office:value-type="float" office:value="-0.0401792348568025" calcext:value-type="float">
            <text:p>-0.040179234856803</text:p>
          </table:table-cell>
          <table:table-cell office:value-type="float" office:value="-0.0181836785051257" calcext:value-type="float">
            <text:p>-0.018183678505126</text:p>
          </table:table-cell>
          <table:table-cell office:value-type="float" office:value="-0.0190953633062214" calcext:value-type="float">
            <text:p>-0.019095363306221</text:p>
          </table:table-cell>
          <table:table-cell office:value-type="float" office:value="-0.0185335978336145" calcext:value-type="float">
            <text:p>-0.018533597833615</text:p>
          </table:table-cell>
          <table:table-cell office:value-type="float" office:value="-0.0178975630249203" calcext:value-type="float">
            <text:p>-0.01789756302492</text:p>
          </table:table-cell>
          <table:table-cell office:value-type="float" office:value="-0.0167886282324195" calcext:value-type="float">
            <text:p>-0.01678862823242</text:p>
          </table:table-cell>
          <table:table-cell office:value-type="float" office:value="-0.0138508848881043" calcext:value-type="float">
            <text:p>-0.013850884888104</text:p>
          </table:table-cell>
          <table:table-cell office:value-type="float" office:value="-0.00806141200341122" calcext:value-type="float">
            <text:p>-0.008061412003411</text:p>
          </table:table-cell>
          <table:table-cell office:value-type="float" office:value="-0.00964673562321894" calcext:value-type="float">
            <text:p>-0.009646735623219</text:p>
          </table:table-cell>
          <table:table-cell office:value-type="float" office:value="-0.0497268814912848" calcext:value-type="float">
            <text:p>-0.049726881491285</text:p>
          </table:table-cell>
          <table:table-cell office:value-type="float" office:value="-0.0535067389128039" calcext:value-type="float">
            <text:p>-0.053506738912804</text:p>
          </table:table-cell>
          <table:table-cell office:value-type="float" office:value="-0.0528101564883287" calcext:value-type="float">
            <text:p>-0.052810156488329</text:p>
          </table:table-cell>
          <table:table-cell office:value-type="float" office:value="-0.0515277207447479" calcext:value-type="float">
            <text:p>-0.051527720744748</text:p>
          </table:table-cell>
          <table:table-cell office:value-type="float" office:value="-0.0533291810061763" calcext:value-type="float">
            <text:p>-0.053329181006176</text:p>
          </table:table-cell>
          <table:table-cell office:value-type="float" office:value="-0.0512413468333633" calcext:value-type="float">
            <text:p>-0.051241346833363</text:p>
          </table:table-cell>
          <table:table-cell office:value-type="float" office:value="-0.0458921120675361" calcext:value-type="float">
            <text:p>-0.045892112067536</text:p>
          </table:table-cell>
          <table:table-cell office:value-type="float" office:value="-0.0209021082990623" calcext:value-type="float">
            <text:p>-0.020902108299062</text:p>
          </table:table-cell>
          <table:table-cell office:value-type="float" office:value="-0.0156557785621178" calcext:value-type="float">
            <text:p>-0.015655778562118</text:p>
          </table:table-cell>
          <table:table-cell office:value-type="float" office:value="-0.0159475265873638" calcext:value-type="float">
            <text:p>-0.015947526587364</text:p>
          </table:table-cell>
          <table:table-cell office:value-type="float" office:value="-0.0163723709608512" calcext:value-type="float">
            <text:p>-0.016372370960851</text:p>
          </table:table-cell>
          <table:table-cell office:value-type="float" office:value="-0.0161081982029811" calcext:value-type="float">
            <text:p>-0.016108198202981</text:p>
          </table:table-cell>
          <table:table-cell office:value-type="float" office:value="-0.00853041644754599" calcext:value-type="float">
            <text:p>-0.008530416447546</text:p>
          </table:table-cell>
          <table:table-cell office:value-type="float" office:value="-0.00544000501730153" calcext:value-type="float">
            <text:p>-0.005440005017302</text:p>
          </table:table-cell>
          <table:table-cell office:value-type="float" office:value="-0.0028530706997742" calcext:value-type="float">
            <text:p>-0.002853070699774</text:p>
          </table:table-cell>
          <table:table-cell office:value-type="float" office:value="-0.0462982332973162" calcext:value-type="float">
            <text:p>-0.046298233297316</text:p>
          </table:table-cell>
          <table:table-cell office:value-type="float" office:value="-0.0446134068416828" calcext:value-type="float">
            <text:p>-0.044613406841683</text:p>
          </table:table-cell>
          <table:table-cell office:value-type="float" office:value="-0.0404598868995021" calcext:value-type="float">
            <text:p>-0.040459886899502</text:p>
          </table:table-cell>
          <table:table-cell office:value-type="float" office:value="-0.0157726959111227" calcext:value-type="float">
            <text:p>-0.015772695911123</text:p>
          </table:table-cell>
          <table:table-cell office:value-type="float" office:value="-0.015014550452673" calcext:value-type="float">
            <text:p>-0.015014550452673</text:p>
          </table:table-cell>
          <table:table-cell office:value-type="float" office:value="-0.0148690668137793" calcext:value-type="float">
            <text:p>-0.014869066813779</text:p>
          </table:table-cell>
          <table:table-cell office:value-type="float" office:value="-0.0124757074355836" calcext:value-type="float">
            <text:p>-0.012475707435584</text:p>
          </table:table-cell>
          <table:table-cell office:value-type="float" office:value="-0.00573101801046224" calcext:value-type="float">
            <text:p>-0.005731018010462</text:p>
          </table:table-cell>
          <table:table-cell office:value-type="float" office:value="-0.0285458064411861" calcext:value-type="float">
            <text:p>-0.028545806441186</text:p>
          </table:table-cell>
          <table:table-cell office:value-type="float" office:value="-0.0301659751828937" calcext:value-type="float">
            <text:p>-0.030165975182894</text:p>
          </table:table-cell>
          <table:table-cell office:value-type="float" office:value="-0.0310199666263333" calcext:value-type="float">
            <text:p>-0.031019966626333</text:p>
          </table:table-cell>
          <table:table-cell office:value-type="float" office:value="-0.0434907372952421" calcext:value-type="float">
            <text:p>-0.043490737295242</text:p>
          </table:table-cell>
          <table:table-cell office:value-type="float" office:value="-0.0510580604955385" calcext:value-type="float">
            <text:p>-0.051058060495539</text:p>
          </table:table-cell>
          <table:table-cell office:value-type="float" office:value="-0.0530422146924968" calcext:value-type="float">
            <text:p>-0.053042214692497</text:p>
          </table:table-cell>
          <table:table-cell office:value-type="float" office:value="-0.0530728801141974" calcext:value-type="float">
            <text:p>-0.053072880114197</text:p>
          </table:table-cell>
          <table:table-cell office:value-type="float" office:value="-0.0517032544816206" calcext:value-type="float">
            <text:p>-0.051703254481621</text:p>
          </table:table-cell>
          <table:table-cell office:value-type="float" office:value="-0.0525001714968809" calcext:value-type="float">
            <text:p>-0.052500171496881</text:p>
          </table:table-cell>
          <table:table-cell office:value-type="float" office:value="-0.0536809720044253" calcext:value-type="float">
            <text:p>-0.053680972004425</text:p>
          </table:table-cell>
          <table:table-cell office:value-type="float" office:value="-0.0530131894921431" calcext:value-type="float">
            <text:p>-0.053013189492143</text:p>
          </table:table-cell>
          <table:table-cell office:value-type="float" office:value="-0.0502353048293243" calcext:value-type="float">
            <text:p>-0.050235304829324</text:p>
          </table:table-cell>
          <table:table-cell office:value-type="float" office:value="-0.0153941241446436" calcext:value-type="float">
            <text:p>-0.015394124144644</text:p>
          </table:table-cell>
          <table:table-cell office:value-type="float" office:value="-0.0133042035104523" calcext:value-type="float">
            <text:p>-0.013304203510452</text:p>
          </table:table-cell>
          <table:table-cell office:value-type="float" office:value="-0.012832721181834" calcext:value-type="float">
            <text:p>-0.012832721181834</text:p>
          </table:table-cell>
          <table:table-cell office:value-type="float" office:value="-0.0116602391276974" calcext:value-type="float">
            <text:p>-0.011660239127697</text:p>
          </table:table-cell>
          <table:table-cell office:value-type="float" office:value="-0.0107206510296736" calcext:value-type="float">
            <text:p>-0.010720651029674</text:p>
          </table:table-cell>
          <table:table-cell office:value-type="float" office:value="-0.00820509766000301" calcext:value-type="float">
            <text:p>-0.008205097660003</text:p>
          </table:table-cell>
          <table:table-cell office:value-type="float" office:value="-0.00725224293713156" calcext:value-type="float">
            <text:p>-0.007252242937132</text:p>
          </table:table-cell>
          <table:table-cell office:value-type="float" office:value="-0.00529975870264695" calcext:value-type="float">
            <text:p>-0.005299758702647</text:p>
          </table:table-cell>
          <table:table-cell office:value-type="float" office:value="-0.0017075820388529" calcext:value-type="float">
            <text:p>-0.001707582038853</text:p>
          </table:table-cell>
          <table:table-cell office:value-type="float" office:value="-0.00078148963319015" calcext:value-type="float">
            <text:p>-0.00078148963319</text:p>
          </table:table-cell>
          <table:table-cell office:value-type="float" office:value="-0.00275050115245473" calcext:value-type="float">
            <text:p>-0.002750501152455</text:p>
          </table:table-cell>
          <table:table-cell office:value-type="float" office:value="-0.0399676345491574" calcext:value-type="float">
            <text:p>-0.039967634549157</text:p>
          </table:table-cell>
          <table:table-cell office:value-type="float" office:value="-0.0325664920158724" calcext:value-type="float">
            <text:p>-0.032566492015872</text:p>
          </table:table-cell>
          <table:table-cell office:value-type="float" office:value="-0.0123619744305701" calcext:value-type="float">
            <text:p>-0.01236197443057</text:p>
          </table:table-cell>
          <table:table-cell office:value-type="float" office:value="-0.00948585323238746" calcext:value-type="float">
            <text:p>-0.009485853232387</text:p>
          </table:table-cell>
          <table:table-cell office:value-type="float" office:value="-0.00609613214527075" calcext:value-type="float">
            <text:p>-0.006096132145271</text:p>
          </table:table-cell>
          <table:table-cell office:value-type="float" office:value="-0.00245184709735055" calcext:value-type="float">
            <text:p>-0.002451847097351</text:p>
          </table:table-cell>
          <table:table-cell office:value-type="float" office:value="-0.00312440959441201" calcext:value-type="float">
            <text:p>-0.003124409594412</text:p>
          </table:table-cell>
          <table:table-cell office:value-type="float" office:value="-0.0200209944239336" calcext:value-type="float">
            <text:p>-0.020020994423934</text:p>
          </table:table-cell>
          <table:table-cell office:value-type="float" office:value="-0.0166403929745867" calcext:value-type="float">
            <text:p>-0.016640392974587</text:p>
          </table:table-cell>
          <table:table-cell office:value-type="float" office:value="-0.0143531826378398" calcext:value-type="float">
            <text:p>-0.01435318263784</text:p>
          </table:table-cell>
          <table:table-cell office:value-type="float" office:value="-0.013477506248536" calcext:value-type="float">
            <text:p>-0.013477506248536</text:p>
          </table:table-cell>
          <table:table-cell office:value-type="float" office:value="-0.0136399635103598" calcext:value-type="float">
            <text:p>-0.01363996351036</text:p>
          </table:table-cell>
          <table:table-cell office:value-type="float" office:value="-0.0113578997634868" calcext:value-type="float">
            <text:p>-0.011357899763487</text:p>
          </table:table-cell>
          <table:table-cell office:value-type="float" office:value="-0.0104045041960859" calcext:value-type="float">
            <text:p>-0.010404504196086</text:p>
          </table:table-cell>
          <table:table-cell office:value-type="float" office:value="-0.0103264775676375" calcext:value-type="float">
            <text:p>-0.010326477567638</text:p>
          </table:table-cell>
          <table:table-cell office:value-type="float" office:value="-0.0110573449986621" calcext:value-type="float">
            <text:p>-0.011057344998662</text:p>
          </table:table-cell>
          <table:table-cell office:value-type="float" office:value="-0.0110376438569232" calcext:value-type="float">
            <text:p>-0.011037643856923</text:p>
          </table:table-cell>
          <table:table-cell office:value-type="float" office:value="-0.010675680955901" calcext:value-type="float">
            <text:p>-0.010675680955901</text:p>
          </table:table-cell>
          <table:table-cell office:value-type="float" office:value="-0.0104592189616739" calcext:value-type="float">
            <text:p>-0.010459218961674</text:p>
          </table:table-cell>
          <table:table-cell office:value-type="float" office:value="-0.0103954850719917" calcext:value-type="float">
            <text:p>-0.010395485071992</text:p>
          </table:table-cell>
          <table:table-cell office:value-type="float" office:value="-0.0102305756423095" calcext:value-type="float">
            <text:p>-0.01023057564231</text:p>
          </table:table-cell>
          <table:table-cell office:value-type="float" office:value="-0.0101374104431853" calcext:value-type="float">
            <text:p>-0.010137410443185</text:p>
          </table:table-cell>
          <table:table-cell office:value-type="float" office:value="-0.0102377126236875" calcext:value-type="float">
            <text:p>-0.010237712623688</text:p>
          </table:table-cell>
          <table:table-cell office:value-type="float" office:value="-0.0101739436511857" calcext:value-type="float">
            <text:p>-0.010173943651186</text:p>
          </table:table-cell>
          <table:table-cell office:value-type="float" office:value="-0.0102923385777886" calcext:value-type="float">
            <text:p>-0.010292338577789</text:p>
          </table:table-cell>
          <table:table-cell office:value-type="float" office:value="-0.0102839663517708" calcext:value-type="float">
            <text:p>-0.010283966351771</text:p>
          </table:table-cell>
          <table:table-cell office:value-type="float" office:value="-0.0102636388127679" calcext:value-type="float">
            <text:p>-0.010263638812768</text:p>
          </table:table-cell>
          <table:table-cell office:value-type="float" office:value="-0.0102444492111173" calcext:value-type="float">
            <text:p>-0.010244449211117</text:p>
          </table:table-cell>
          <table:table-cell office:value-type="float" office:value="-0.0101520613820764" calcext:value-type="float">
            <text:p>-0.010152061382076</text:p>
          </table:table-cell>
          <table:table-cell office:value-type="float" office:value="-0.0101164371442881" calcext:value-type="float">
            <text:p>-0.010116437144288</text:p>
          </table:table-cell>
          <table:table-cell office:value-type="float" office:value="-0.0101930157095351" calcext:value-type="float">
            <text:p>-0.010193015709535</text:p>
          </table:table-cell>
          <table:table-cell office:value-type="float" office:value="-0.0101546239519426" calcext:value-type="float">
            <text:p>-0.010154623951943</text:p>
          </table:table-cell>
          <table:table-cell office:value-type="float" office:value="-0.0101494581025571" calcext:value-type="float">
            <text:p>-0.010149458102557</text:p>
          </table:table-cell>
          <table:table-cell office:value-type="float" office:value="-0.0101619879918393" calcext:value-type="float">
            <text:p>-0.010161987991839</text:p>
          </table:table-cell>
          <table:table-cell office:value-type="float" office:value="-0.0101656936161914" calcext:value-type="float">
            <text:p>-0.010165693616191</text:p>
          </table:table-cell>
          <table:table-cell office:value-type="float" office:value="-0.0101521536862274" calcext:value-type="float">
            <text:p>-0.010152153686227</text:p>
          </table:table-cell>
          <table:table-cell office:value-type="float" office:value="-0.0101588292847765" calcext:value-type="float">
            <text:p>-0.010158829284777</text:p>
          </table:table-cell>
          <table:table-cell office:value-type="float" office:value="-0.0101653339919878" calcext:value-type="float">
            <text:p>-0.010165333991988</text:p>
          </table:table-cell>
          <table:table-cell office:value-type="float" office:value="-0.0101493330527141" calcext:value-type="float">
            <text:p>-0.010149333052714</text:p>
          </table:table-cell>
          <table:table-cell office:value-type="float" office:value="-0.0101691124443354" calcext:value-type="float">
            <text:p>-0.010169112444335</text:p>
          </table:table-cell>
          <table:table-cell office:value-type="float" office:value="-0.0101571833863553" calcext:value-type="float">
            <text:p>-0.010157183386355</text:p>
          </table:table-cell>
          <table:table-cell office:value-type="float" office:value="-0.0101680632312595" calcext:value-type="float">
            <text:p>-0.01016806323126</text:p>
          </table:table-cell>
          <table:table-cell office:value-type="float" office:value="-0.0101666136067329" calcext:value-type="float">
            <text:p>-0.010166613606733</text:p>
          </table:table-cell>
          <table:table-cell office:value-type="float" office:value="-0.0101644252565814" calcext:value-type="float">
            <text:p>-0.010164425256581</text:p>
          </table:table-cell>
          <table:table-cell office:value-type="float" office:value="-0.0101557906812768" calcext:value-type="float">
            <text:p>-0.010155790681277</text:p>
          </table:table-cell>
          <table:table-cell office:value-type="float" office:value="-0.01017186257506" calcext:value-type="float">
            <text:p>-0.01017186257506</text:p>
          </table:table-cell>
          <table:table-cell office:value-type="float" office:value="-0.0101660404291559" calcext:value-type="float">
            <text:p>-0.010166040429156</text:p>
          </table:table-cell>
          <table:table-cell office:value-type="float" office:value="-0.0101569009964527" calcext:value-type="float">
            <text:p>-0.010156900996453</text:p>
          </table:table-cell>
          <table:table-cell office:value-type="float" office:value="-0.0101598732482625" calcext:value-type="float">
            <text:p>-0.010159873248263</text:p>
          </table:table-cell>
          <table:table-cell office:value-type="float" office:value="-0.0101627117416734" calcext:value-type="float">
            <text:p>-0.010162711741673</text:p>
          </table:table-cell>
          <table:table-cell office:value-type="float" office:value="-0.010174057198846" calcext:value-type="float">
            <text:p>-0.010174057198846</text:p>
          </table:table-cell>
          <table:table-cell office:value-type="float" office:value="-0.01016762084387" calcext:value-type="float">
            <text:p>-0.01016762084387</text:p>
          </table:table-cell>
          <table:table-cell office:value-type="float" office:value="-0.0101760047703708" calcext:value-type="float">
            <text:p>-0.010176004770371</text:p>
          </table:table-cell>
          <table:table-cell office:value-type="float" office:value="-0.0101801661010434" calcext:value-type="float">
            <text:p>-0.010180166101043</text:p>
          </table:table-cell>
          <table:table-cell office:value-type="float" office:value="-0.0101701700017461" calcext:value-type="float">
            <text:p>-0.010170170001746</text:p>
          </table:table-cell>
          <table:table-cell office:value-type="float" office:value="-0.0101670489106069" calcext:value-type="float">
            <text:p>-0.010167048910607</text:p>
          </table:table-cell>
          <table:table-cell office:value-type="float" office:value="-0.0101615332103952" calcext:value-type="float">
            <text:p>-0.010161533210395</text:p>
          </table:table-cell>
          <table:table-cell office:value-type="float" office:value="-0.0101708349101888" calcext:value-type="float">
            <text:p>-0.010170834910189</text:p>
          </table:table-cell>
          <table:table-cell office:value-type="float" office:value="-0.0101547472451308" calcext:value-type="float">
            <text:p>-0.010154747245131</text:p>
          </table:table-cell>
          <table:table-cell office:value-type="float" office:value="-0.0101701627840641" calcext:value-type="float">
            <text:p>-0.010170162784064</text:p>
          </table:table-cell>
          <table:table-cell office:value-type="float" office:value="-0.010167918535333" calcext:value-type="float">
            <text:p>-0.010167918535333</text:p>
          </table:table-cell>
          <table:table-cell office:value-type="float" office:value="-0.0101619493348544" calcext:value-type="float">
            <text:p>-0.010161949334854</text:p>
          </table:table-cell>
          <table:table-cell office:value-type="float" office:value="-0.0101559866020768" calcext:value-type="float">
            <text:p>-0.010155986602077</text:p>
          </table:table-cell>
          <table:table-cell office:value-type="float" office:value="-0.0101758884394961" calcext:value-type="float">
            <text:p>-0.010175888439496</text:p>
          </table:table-cell>
          <table:table-cell office:value-type="float" office:value="-0.0101652773425848" calcext:value-type="float">
            <text:p>-0.010165277342585</text:p>
          </table:table-cell>
          <table:table-cell office:value-type="float" office:value="-0.0101742915657854" calcext:value-type="float">
            <text:p>-0.010174291565785</text:p>
          </table:table-cell>
          <table:table-cell office:value-type="float" office:value="-0.0101508120800296" calcext:value-type="float">
            <text:p>-0.01015081208003</text:p>
          </table:table-cell>
          <table:table-cell office:value-type="float" office:value="-0.0101697267619096" calcext:value-type="float">
            <text:p>-0.01016972676191</text:p>
          </table:table-cell>
          <table:table-cell office:value-type="float" office:value="-0.0101759048303655" calcext:value-type="float">
            <text:p>-0.010175904830366</text:p>
          </table:table-cell>
          <table:table-cell office:value-type="float" office:value="-0.0101709554662454" calcext:value-type="float">
            <text:p>-0.010170955466245</text:p>
          </table:table-cell>
          <table:table-cell office:value-type="float" office:value="-0.0101677896146924" calcext:value-type="float">
            <text:p>-0.010167789614692</text:p>
          </table:table-cell>
          <table:table-cell office:value-type="float" office:value="-0.0101653025610885" calcext:value-type="float">
            <text:p>-0.010165302561089</text:p>
          </table:table-cell>
          <table:table-cell office:value-type="float" office:value="-0.0101625878150089" calcext:value-type="float">
            <text:p>-0.010162587815009</text:p>
          </table:table-cell>
          <table:table-cell office:value-type="float" office:value="-0.0101556584252985" calcext:value-type="float">
            <text:p>-0.010155658425299</text:p>
          </table:table-cell>
          <table:table-cell office:value-type="float" office:value="-0.0101684497029162" calcext:value-type="float">
            <text:p>-0.010168449702916</text:p>
          </table:table-cell>
          <table:table-cell office:value-type="float" office:value="-0.010160149238619" calcext:value-type="float">
            <text:p>-0.010160149238619</text:p>
          </table:table-cell>
          <table:table-cell office:value-type="float" office:value="-0.010174733398562" calcext:value-type="float">
            <text:p>-0.010174733398562</text:p>
          </table:table-cell>
          <table:table-cell office:value-type="float" office:value="-0.0101664454737378" calcext:value-type="float">
            <text:p>-0.010166445473738</text:p>
          </table:table-cell>
          <table:table-cell office:value-type="float" office:value="-0.0101596304479206" calcext:value-type="float">
            <text:p>-0.010159630447921</text:p>
          </table:table-cell>
          <table:table-cell office:value-type="float" office:value="-0.0101626434526173" calcext:value-type="float">
            <text:p>-0.010162643452617</text:p>
          </table:table-cell>
          <table:table-cell office:value-type="float" office:value="-0.010166067151304" calcext:value-type="float">
            <text:p>-0.010166067151304</text:p>
          </table:table-cell>
          <table:table-cell office:value-type="float" office:value="-0.0101754735711708" calcext:value-type="float">
            <text:p>-0.010175473571171</text:p>
          </table:table-cell>
          <table:table-cell office:value-type="float" office:value="-0.0101809238730281" calcext:value-type="float">
            <text:p>-0.010180923873028</text:p>
          </table:table-cell>
          <table:table-cell office:value-type="float" office:value="-0.0101678716911648" calcext:value-type="float">
            <text:p>-0.010167871691165</text:p>
          </table:table-cell>
          <table:table-cell office:value-type="float" office:value="-0.0101674988436022" calcext:value-type="float">
            <text:p>-0.010167498843602</text:p>
          </table:table-cell>
          <table:table-cell office:value-type="float" office:value="-0.0101655687903806" calcext:value-type="float">
            <text:p>-0.010165568790381</text:p>
          </table:table-cell>
          <table:table-cell office:value-type="float" office:value="-0.0101742853480839" calcext:value-type="float">
            <text:p>-0.010174285348084</text:p>
          </table:table-cell>
          <table:table-cell office:value-type="float" office:value="-0.0101576861611165" calcext:value-type="float">
            <text:p>-0.010157686161117</text:p>
          </table:table-cell>
          <table:table-cell office:value-type="float" office:value="-0.0101694292162678" calcext:value-type="float">
            <text:p>-0.010169429216268</text:p>
          </table:table-cell>
          <table:table-cell office:value-type="float" office:value="-0.0101631121149761" calcext:value-type="float">
            <text:p>-0.010163112114976</text:p>
          </table:table-cell>
          <table:table-cell office:value-type="float" office:value="-0.0101737346051255" calcext:value-type="float">
            <text:p>-0.010173734605126</text:p>
          </table:table-cell>
          <table:table-cell office:value-type="float" office:value="-0.0101675670477894" calcext:value-type="float">
            <text:p>-0.010167567047789</text:p>
          </table:table-cell>
          <table:table-cell office:value-type="float" office:value="-0.0101688084947216" calcext:value-type="float">
            <text:p>-0.010168808494722</text:p>
          </table:table-cell>
          <table:table-cell office:value-type="float" office:value="-0.0101683888457927" calcext:value-type="float">
            <text:p>-0.010168388845793</text:p>
          </table:table-cell>
          <table:table-cell office:value-type="float" office:value="-0.0101728021683501" calcext:value-type="float">
            <text:p>-0.01017280216835</text:p>
          </table:table-cell>
          <table:table-cell office:value-type="float" office:value="-0.0101724311955926" calcext:value-type="float">
            <text:p>-0.010172431195593</text:p>
          </table:table-cell>
          <table:table-cell office:value-type="float" office:value="-0.0101785605781545" calcext:value-type="float">
            <text:p>-0.010178560578155</text:p>
          </table:table-cell>
          <table:table-cell office:value-type="float" office:value="-0.0101676658110731" calcext:value-type="float">
            <text:p>-0.010167665811073</text:p>
          </table:table-cell>
          <table:table-cell office:value-type="float" office:value="-0.0101690025144785" calcext:value-type="float">
            <text:p>-0.010169002514479</text:p>
          </table:table-cell>
          <table:table-cell office:value-type="float" office:value="-0.0101732215454713" calcext:value-type="float">
            <text:p>-0.010173221545471</text:p>
          </table:table-cell>
          <table:table-cell office:value-type="float" office:value="-0.0101693583377602" calcext:value-type="float">
            <text:p>-0.01016935833776</text:p>
          </table:table-cell>
          <table:table-cell office:value-type="float" office:value="-0.0101636093639747" calcext:value-type="float">
            <text:p>-0.010163609363975</text:p>
          </table:table-cell>
          <table:table-cell office:value-type="float" office:value="-0.0101735767838924" calcext:value-type="float">
            <text:p>-0.010173576783892</text:p>
          </table:table-cell>
          <table:table-cell office:value-type="float" office:value="-0.0101740686239235" calcext:value-type="float">
            <text:p>-0.010174068623924</text:p>
          </table:table-cell>
          <table:table-cell office:value-type="float" office:value="-0.0101941120921608" calcext:value-type="float">
            <text:p>-0.010194112092161</text:p>
          </table:table-cell>
          <table:table-cell office:value-type="float" office:value="-0.0101742993734141" calcext:value-type="float">
            <text:p>-0.010174299373414</text:p>
          </table:table-cell>
          <table:table-cell office:value-type="float" office:value="-0.0101775763317099" calcext:value-type="float">
            <text:p>-0.01017757633171</text:p>
          </table:table-cell>
          <table:table-cell office:value-type="float" office:value="-0.0101794776807735" calcext:value-type="float">
            <text:p>-0.010179477680774</text:p>
          </table:table-cell>
          <table:table-cell table:number-columns-repeated="517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621087307117544" calcext:value-type="float">
            <text:p>0.621087307117544</text:p>
          </table:table-cell>
          <table:table-cell office:value-type="float" office:value="0.622121279245527" calcext:value-type="float">
            <text:p>0.622121279245527</text:p>
          </table:table-cell>
          <table:table-cell office:value-type="float" office:value="0.622004273897918" calcext:value-type="float">
            <text:p>0.622004273897918</text:p>
          </table:table-cell>
          <table:table-cell office:value-type="float" office:value="0.622684531863207" calcext:value-type="float">
            <text:p>0.622684531863207</text:p>
          </table:table-cell>
          <table:table-cell office:value-type="float" office:value="0.622784355141142" calcext:value-type="float">
            <text:p>0.622784355141142</text:p>
          </table:table-cell>
          <table:table-cell office:value-type="float" office:value="0.622156814781361" calcext:value-type="float">
            <text:p>0.622156814781361</text:p>
          </table:table-cell>
          <table:table-cell office:value-type="float" office:value="0.622233070475391" calcext:value-type="float">
            <text:p>0.622233070475391</text:p>
          </table:table-cell>
          <table:table-cell office:value-type="float" office:value="0.622277461569811" calcext:value-type="float">
            <text:p>0.622277461569811</text:p>
          </table:table-cell>
          <table:table-cell office:value-type="float" office:value="0.622081653631772" calcext:value-type="float">
            <text:p>0.622081653631772</text:p>
          </table:table-cell>
          <table:table-cell office:value-type="float" office:value="0.621452265883066" calcext:value-type="float">
            <text:p>0.621452265883066</text:p>
          </table:table-cell>
          <table:table-cell office:value-type="float" office:value="0.6222528787325" calcext:value-type="float">
            <text:p>0.6222528787325</text:p>
          </table:table-cell>
          <table:table-cell office:value-type="float" office:value="0.622432381719685" calcext:value-type="float">
            <text:p>0.622432381719685</text:p>
          </table:table-cell>
          <table:table-cell office:value-type="float" office:value="0.621628927552045" calcext:value-type="float">
            <text:p>0.621628927552045</text:p>
          </table:table-cell>
          <table:table-cell office:value-type="float" office:value="0.622327542300776" calcext:value-type="float">
            <text:p>0.622327542300776</text:p>
          </table:table-cell>
          <table:table-cell office:value-type="float" office:value="0.622467879624521" calcext:value-type="float">
            <text:p>0.622467879624521</text:p>
          </table:table-cell>
          <table:table-cell office:value-type="float" office:value="0.622204836828452" calcext:value-type="float">
            <text:p>0.622204836828452</text:p>
          </table:table-cell>
          <table:table-cell office:value-type="float" office:value="0.62250072704651" calcext:value-type="float">
            <text:p>0.62250072704651</text:p>
          </table:table-cell>
          <table:table-cell office:value-type="float" office:value="0.622519803309427" calcext:value-type="float">
            <text:p>0.622519803309427</text:p>
          </table:table-cell>
          <table:table-cell office:value-type="float" office:value="0.622384060408222" calcext:value-type="float">
            <text:p>0.622384060408222</text:p>
          </table:table-cell>
          <table:table-cell office:value-type="float" office:value="0.621709533728284" calcext:value-type="float">
            <text:p>0.621709533728284</text:p>
          </table:table-cell>
          <table:table-cell office:value-type="float" office:value="0.621886106291415" calcext:value-type="float">
            <text:p>0.621886106291415</text:p>
          </table:table-cell>
          <table:table-cell office:value-type="float" office:value="0.621968616033848" calcext:value-type="float">
            <text:p>0.621968616033848</text:p>
          </table:table-cell>
          <table:table-cell office:value-type="float" office:value="0.62227287787727" calcext:value-type="float">
            <text:p>0.62227287787727</text:p>
          </table:table-cell>
          <table:table-cell office:value-type="float" office:value="0.621784599554819" calcext:value-type="float">
            <text:p>0.621784599554819</text:p>
          </table:table-cell>
          <table:table-cell office:value-type="float" office:value="0.622303117517371" calcext:value-type="float">
            <text:p>0.622303117517371</text:p>
          </table:table-cell>
          <table:table-cell office:value-type="float" office:value="0.621228751976022" calcext:value-type="float">
            <text:p>0.621228751976022</text:p>
          </table:table-cell>
          <table:table-cell office:value-type="float" office:value="0.62218119765066" calcext:value-type="float">
            <text:p>0.62218119765066</text:p>
          </table:table-cell>
          <table:table-cell office:value-type="float" office:value="0.622304417178703" calcext:value-type="float">
            <text:p>0.622304417178703</text:p>
          </table:table-cell>
          <table:table-cell office:value-type="float" office:value="0.622150258005826" calcext:value-type="float">
            <text:p>0.622150258005826</text:p>
          </table:table-cell>
          <table:table-cell office:value-type="float" office:value="0.621802646338524" calcext:value-type="float">
            <text:p>0.621802646338524</text:p>
          </table:table-cell>
          <table:table-cell office:value-type="float" office:value="0.621284926461418" calcext:value-type="float">
            <text:p>0.621284926461418</text:p>
          </table:table-cell>
          <table:table-cell office:value-type="float" office:value="0.622184600607393" calcext:value-type="float">
            <text:p>0.622184600607393</text:p>
          </table:table-cell>
          <table:table-cell office:value-type="float" office:value="0.622535090948927" calcext:value-type="float">
            <text:p>0.622535090948927</text:p>
          </table:table-cell>
          <table:table-cell office:value-type="float" office:value="0.622236592718146" calcext:value-type="float">
            <text:p>0.622236592718146</text:p>
          </table:table-cell>
          <table:table-cell office:value-type="float" office:value="0.621578755379281" calcext:value-type="float">
            <text:p>0.621578755379281</text:p>
          </table:table-cell>
          <table:table-cell office:value-type="float" office:value="0.62172216285151" calcext:value-type="float">
            <text:p>0.62172216285151</text:p>
          </table:table-cell>
          <table:table-cell office:value-type="float" office:value="0.622271442808318" calcext:value-type="float">
            <text:p>0.622271442808318</text:p>
          </table:table-cell>
          <table:table-cell office:value-type="float" office:value="0.622221298136585" calcext:value-type="float">
            <text:p>0.622221298136585</text:p>
          </table:table-cell>
          <table:table-cell office:value-type="float" office:value="0.62187286129194" calcext:value-type="float">
            <text:p>0.62187286129194</text:p>
          </table:table-cell>
          <table:table-cell office:value-type="float" office:value="0.622073037912627" calcext:value-type="float">
            <text:p>0.622073037912627</text:p>
          </table:table-cell>
          <table:table-cell office:value-type="float" office:value="0.622437581666747" calcext:value-type="float">
            <text:p>0.622437581666747</text:p>
          </table:table-cell>
          <table:table-cell office:value-type="float" office:value="0.622458943908807" calcext:value-type="float">
            <text:p>0.622458943908807</text:p>
          </table:table-cell>
          <table:table-cell office:value-type="float" office:value="0.62115038879594" calcext:value-type="float">
            <text:p>0.62115038879594</text:p>
          </table:table-cell>
          <table:table-cell office:value-type="float" office:value="0.622044361632342" calcext:value-type="float">
            <text:p>0.622044361632342</text:p>
          </table:table-cell>
          <table:table-cell office:value-type="float" office:value="0.622156483148174" calcext:value-type="float">
            <text:p>0.622156483148174</text:p>
          </table:table-cell>
          <table:table-cell office:value-type="float" office:value="0.62199835594076" calcext:value-type="float">
            <text:p>0.62199835594076</text:p>
          </table:table-cell>
          <table:table-cell office:value-type="float" office:value="0.621715503421959" calcext:value-type="float">
            <text:p>0.621715503421959</text:p>
          </table:table-cell>
          <table:table-cell office:value-type="float" office:value="0.62085876354844" calcext:value-type="float">
            <text:p>0.62085876354844</text:p>
          </table:table-cell>
          <table:table-cell office:value-type="float" office:value="0.622582899294291" calcext:value-type="float">
            <text:p>0.622582899294291</text:p>
          </table:table-cell>
          <table:table-cell office:value-type="float" office:value="0.62263082352526" calcext:value-type="float">
            <text:p>0.62263082352526</text:p>
          </table:table-cell>
          <table:table-cell office:value-type="float" office:value="0.621796871843981" calcext:value-type="float">
            <text:p>0.621796871843981</text:p>
          </table:table-cell>
          <table:table-cell office:value-type="float" office:value="0.621354415442435" calcext:value-type="float">
            <text:p>0.621354415442435</text:p>
          </table:table-cell>
          <table:table-cell office:value-type="float" office:value="0.621762070134936" calcext:value-type="float">
            <text:p>0.621762070134936</text:p>
          </table:table-cell>
          <table:table-cell office:value-type="float" office:value="0.617720971962831" calcext:value-type="float">
            <text:p>0.617720971962831</text:p>
          </table:table-cell>
          <table:table-cell office:value-type="float" office:value="0.615168346925204" calcext:value-type="float">
            <text:p>0.615168346925204</text:p>
          </table:table-cell>
          <table:table-cell office:value-type="float" office:value="0.610808719402658" calcext:value-type="float">
            <text:p>0.610808719402658</text:p>
          </table:table-cell>
          <table:table-cell office:value-type="float" office:value="0.614843391984993" calcext:value-type="float">
            <text:p>0.614843391984993</text:p>
          </table:table-cell>
          <table:table-cell office:value-type="float" office:value="0.625235390414832" calcext:value-type="float">
            <text:p>0.625235390414832</text:p>
          </table:table-cell>
          <table:table-cell office:value-type="float" office:value="0.63159207184121" calcext:value-type="float">
            <text:p>0.63159207184121</text:p>
          </table:table-cell>
          <table:table-cell office:value-type="float" office:value="0.632278999240446" calcext:value-type="float">
            <text:p>0.632278999240446</text:p>
          </table:table-cell>
          <table:table-cell office:value-type="float" office:value="0.629985368337833" calcext:value-type="float">
            <text:p>0.629985368337833</text:p>
          </table:table-cell>
          <table:table-cell office:value-type="float" office:value="0.614463026316749" calcext:value-type="float">
            <text:p>0.614463026316749</text:p>
          </table:table-cell>
          <table:table-cell office:value-type="float" office:value="0.602788787047191" calcext:value-type="float">
            <text:p>0.602788787047191</text:p>
          </table:table-cell>
          <table:table-cell office:value-type="float" office:value="0.62644977597486" calcext:value-type="float">
            <text:p>0.62644977597486</text:p>
          </table:table-cell>
          <table:table-cell office:value-type="float" office:value="0.625720963867437" calcext:value-type="float">
            <text:p>0.625720963867437</text:p>
          </table:table-cell>
          <table:table-cell office:value-type="float" office:value="0.650655157152278" calcext:value-type="float">
            <text:p>0.650655157152278</text:p>
          </table:table-cell>
          <table:table-cell office:value-type="float" office:value="0.648684701896425" calcext:value-type="float">
            <text:p>0.648684701896425</text:p>
          </table:table-cell>
          <table:table-cell office:value-type="float" office:value="0.649617772117324" calcext:value-type="float">
            <text:p>0.649617772117324</text:p>
          </table:table-cell>
          <table:table-cell office:value-type="float" office:value="0.643150900652229" calcext:value-type="float">
            <text:p>0.643150900652229</text:p>
          </table:table-cell>
          <table:table-cell office:value-type="float" office:value="0.63936537212678" calcext:value-type="float">
            <text:p>0.63936537212678</text:p>
          </table:table-cell>
          <table:table-cell office:value-type="float" office:value="0.641735498203135" calcext:value-type="float">
            <text:p>0.641735498203135</text:p>
          </table:table-cell>
          <table:table-cell office:value-type="float" office:value="0.646169575016394" calcext:value-type="float">
            <text:p>0.646169575016394</text:p>
          </table:table-cell>
          <table:table-cell office:value-type="float" office:value="0.646410894343002" calcext:value-type="float">
            <text:p>0.646410894343002</text:p>
          </table:table-cell>
          <table:table-cell office:value-type="float" office:value="0.644693943467754" calcext:value-type="float">
            <text:p>0.644693943467754</text:p>
          </table:table-cell>
          <table:table-cell office:value-type="float" office:value="0.636872780544825" calcext:value-type="float">
            <text:p>0.636872780544825</text:p>
          </table:table-cell>
          <table:table-cell office:value-type="float" office:value="0.637896858570731" calcext:value-type="float">
            <text:p>0.637896858570731</text:p>
          </table:table-cell>
          <table:table-cell office:value-type="float" office:value="0.60583070721871" calcext:value-type="float">
            <text:p>0.60583070721871</text:p>
          </table:table-cell>
          <table:table-cell office:value-type="float" office:value="0.605650190719264" calcext:value-type="float">
            <text:p>0.605650190719264</text:p>
          </table:table-cell>
          <table:table-cell office:value-type="float" office:value="0.604076010193511" calcext:value-type="float">
            <text:p>0.604076010193511</text:p>
          </table:table-cell>
          <table:table-cell office:value-type="float" office:value="0.601278069403985" calcext:value-type="float">
            <text:p>0.601278069403985</text:p>
          </table:table-cell>
          <table:table-cell office:value-type="float" office:value="0.590557315504212" calcext:value-type="float">
            <text:p>0.590557315504212</text:p>
          </table:table-cell>
          <table:table-cell office:value-type="float" office:value="0.586346656060436" calcext:value-type="float">
            <text:p>0.586346656060436</text:p>
          </table:table-cell>
          <table:table-cell office:value-type="float" office:value="0.589118882517097" calcext:value-type="float">
            <text:p>0.589118882517097</text:p>
          </table:table-cell>
          <table:table-cell office:value-type="float" office:value="0.5908969216697" calcext:value-type="float">
            <text:p>0.5908969216697</text:p>
          </table:table-cell>
          <table:table-cell office:value-type="float" office:value="0.653418969274674" calcext:value-type="float">
            <text:p>0.653418969274674</text:p>
          </table:table-cell>
          <table:table-cell office:value-type="float" office:value="0.648013122863676" calcext:value-type="float">
            <text:p>0.648013122863676</text:p>
          </table:table-cell>
          <table:table-cell office:value-type="float" office:value="0.647101483803704" calcext:value-type="float">
            <text:p>0.647101483803704</text:p>
          </table:table-cell>
          <table:table-cell office:value-type="float" office:value="0.534027713614961" calcext:value-type="float">
            <text:p>0.534027713614961</text:p>
          </table:table-cell>
          <table:table-cell office:value-type="float" office:value="0.539409800809704" calcext:value-type="float">
            <text:p>0.539409800809704</text:p>
          </table:table-cell>
          <table:table-cell office:value-type="float" office:value="0.548216105354741" calcext:value-type="float">
            <text:p>0.548216105354741</text:p>
          </table:table-cell>
          <table:table-cell office:value-type="float" office:value="0.552873895263624" calcext:value-type="float">
            <text:p>0.552873895263624</text:p>
          </table:table-cell>
          <table:table-cell office:value-type="float" office:value="0.516989455114045" calcext:value-type="float">
            <text:p>0.516989455114045</text:p>
          </table:table-cell>
          <table:table-cell office:value-type="float" office:value="0.516029702239712" calcext:value-type="float">
            <text:p>0.516029702239712</text:p>
          </table:table-cell>
          <table:table-cell office:value-type="float" office:value="0.552098842782087" calcext:value-type="float">
            <text:p>0.552098842782087</text:p>
          </table:table-cell>
          <table:table-cell office:value-type="float" office:value="0.609213740339023" calcext:value-type="float">
            <text:p>0.609213740339023</text:p>
          </table:table-cell>
          <table:table-cell office:value-type="float" office:value="0.621262765963184" calcext:value-type="float">
            <text:p>0.621262765963184</text:p>
          </table:table-cell>
          <table:table-cell office:value-type="float" office:value="0.629530299426373" calcext:value-type="float">
            <text:p>0.629530299426373</text:p>
          </table:table-cell>
          <table:table-cell office:value-type="float" office:value="0.633946787282593" calcext:value-type="float">
            <text:p>0.633946787282593</text:p>
          </table:table-cell>
          <table:table-cell office:value-type="float" office:value="0.637615238026603" calcext:value-type="float">
            <text:p>0.637615238026603</text:p>
          </table:table-cell>
          <table:table-cell office:value-type="float" office:value="0.638850080299912" calcext:value-type="float">
            <text:p>0.638850080299912</text:p>
          </table:table-cell>
          <table:table-cell office:value-type="float" office:value="0.644451533228095" calcext:value-type="float">
            <text:p>0.644451533228095</text:p>
          </table:table-cell>
          <table:table-cell office:value-type="float" office:value="0.601106755865268" calcext:value-type="float">
            <text:p>0.601106755865268</text:p>
          </table:table-cell>
          <table:table-cell office:value-type="float" office:value="0.603287942856764" calcext:value-type="float">
            <text:p>0.603287942856764</text:p>
          </table:table-cell>
          <table:table-cell office:value-type="float" office:value="0.596229961950936" calcext:value-type="float">
            <text:p>0.596229961950936</text:p>
          </table:table-cell>
          <table:table-cell office:value-type="float" office:value="0.597349581252807" calcext:value-type="float">
            <text:p>0.597349581252807</text:p>
          </table:table-cell>
          <table:table-cell office:value-type="float" office:value="0.592746890009122" calcext:value-type="float">
            <text:p>0.592746890009122</text:p>
          </table:table-cell>
          <table:table-cell office:value-type="float" office:value="0.588197218808375" calcext:value-type="float">
            <text:p>0.588197218808375</text:p>
          </table:table-cell>
          <table:table-cell office:value-type="float" office:value="0.582643528309476" calcext:value-type="float">
            <text:p>0.582643528309476</text:p>
          </table:table-cell>
          <table:table-cell office:value-type="float" office:value="0.586791573157463" calcext:value-type="float">
            <text:p>0.586791573157463</text:p>
          </table:table-cell>
          <table:table-cell office:value-type="float" office:value="0.592338625452248" calcext:value-type="float">
            <text:p>0.592338625452248</text:p>
          </table:table-cell>
          <table:table-cell office:value-type="float" office:value="0.593518436828648" calcext:value-type="float">
            <text:p>0.593518436828648</text:p>
          </table:table-cell>
          <table:table-cell office:value-type="float" office:value="0.625309624868529" calcext:value-type="float">
            <text:p>0.625309624868529</text:p>
          </table:table-cell>
          <table:table-cell office:value-type="float" office:value="0.642305797702553" calcext:value-type="float">
            <text:p>0.642305797702553</text:p>
          </table:table-cell>
          <table:table-cell office:value-type="float" office:value="0.641519064877924" calcext:value-type="float">
            <text:p>0.641519064877924</text:p>
          </table:table-cell>
          <table:table-cell office:value-type="float" office:value="0.637092431524124" calcext:value-type="float">
            <text:p>0.637092431524124</text:p>
          </table:table-cell>
          <table:table-cell office:value-type="float" office:value="0.629916973912716" calcext:value-type="float">
            <text:p>0.629916973912716</text:p>
          </table:table-cell>
          <table:table-cell office:value-type="float" office:value="0.613594568184891" calcext:value-type="float">
            <text:p>0.613594568184891</text:p>
          </table:table-cell>
          <table:table-cell office:value-type="float" office:value="0.601008605489194" calcext:value-type="float">
            <text:p>0.601008605489194</text:p>
          </table:table-cell>
          <table:table-cell office:value-type="float" office:value="0.571054010080264" calcext:value-type="float">
            <text:p>0.571054010080264</text:p>
          </table:table-cell>
          <table:table-cell office:value-type="float" office:value="0.524647134363052" calcext:value-type="float">
            <text:p>0.524647134363052</text:p>
          </table:table-cell>
          <table:table-cell office:value-type="float" office:value="0.534713055617424" calcext:value-type="float">
            <text:p>0.534713055617424</text:p>
          </table:table-cell>
          <table:table-cell office:value-type="float" office:value="0.533416184111086" calcext:value-type="float">
            <text:p>0.533416184111086</text:p>
          </table:table-cell>
          <table:table-cell office:value-type="float" office:value="0.541840075579603" calcext:value-type="float">
            <text:p>0.541840075579603</text:p>
          </table:table-cell>
          <table:table-cell office:value-type="float" office:value="0.555109872001147" calcext:value-type="float">
            <text:p>0.555109872001147</text:p>
          </table:table-cell>
          <table:table-cell office:value-type="float" office:value="0.555666057360838" calcext:value-type="float">
            <text:p>0.555666057360838</text:p>
          </table:table-cell>
          <table:table-cell office:value-type="float" office:value="0.554012435309798" calcext:value-type="float">
            <text:p>0.554012435309798</text:p>
          </table:table-cell>
          <table:table-cell office:value-type="float" office:value="0.551823432454643" calcext:value-type="float">
            <text:p>0.551823432454643</text:p>
          </table:table-cell>
          <table:table-cell office:value-type="float" office:value="0.534574175473614" calcext:value-type="float">
            <text:p>0.534574175473614</text:p>
          </table:table-cell>
          <table:table-cell office:value-type="float" office:value="0.552986806670294" calcext:value-type="float">
            <text:p>0.552986806670294</text:p>
          </table:table-cell>
          <table:table-cell office:value-type="float" office:value="0.584076767251997" calcext:value-type="float">
            <text:p>0.584076767251997</text:p>
          </table:table-cell>
          <table:table-cell office:value-type="float" office:value="0.587162135433013" calcext:value-type="float">
            <text:p>0.587162135433013</text:p>
          </table:table-cell>
          <table:table-cell office:value-type="float" office:value="0.597099619556297" calcext:value-type="float">
            <text:p>0.597099619556297</text:p>
          </table:table-cell>
          <table:table-cell office:value-type="float" office:value="0.59441735067685" calcext:value-type="float">
            <text:p>0.59441735067685</text:p>
          </table:table-cell>
          <table:table-cell office:value-type="float" office:value="0.593055427188293" calcext:value-type="float">
            <text:p>0.593055427188293</text:p>
          </table:table-cell>
          <table:table-cell office:value-type="float" office:value="0.587706654574868" calcext:value-type="float">
            <text:p>0.587706654574868</text:p>
          </table:table-cell>
          <table:table-cell office:value-type="float" office:value="0.587868516703956" calcext:value-type="float">
            <text:p>0.587868516703956</text:p>
          </table:table-cell>
          <table:table-cell office:value-type="float" office:value="0.58387180284009" calcext:value-type="float">
            <text:p>0.58387180284009</text:p>
          </table:table-cell>
          <table:table-cell office:value-type="float" office:value="0.576124960062744" calcext:value-type="float">
            <text:p>0.576124960062744</text:p>
          </table:table-cell>
          <table:table-cell office:value-type="float" office:value="0.578261980427698" calcext:value-type="float">
            <text:p>0.578261980427698</text:p>
          </table:table-cell>
          <table:table-cell office:value-type="float" office:value="0.647777844984376" calcext:value-type="float">
            <text:p>0.647777844984376</text:p>
          </table:table-cell>
          <table:table-cell office:value-type="float" office:value="0.647490335511603" calcext:value-type="float">
            <text:p>0.647490335511603</text:p>
          </table:table-cell>
          <table:table-cell office:value-type="float" office:value="0.647466654114548" calcext:value-type="float">
            <text:p>0.647466654114548</text:p>
          </table:table-cell>
          <table:table-cell office:value-type="float" office:value="0.641324020880053" calcext:value-type="float">
            <text:p>0.641324020880053</text:p>
          </table:table-cell>
          <table:table-cell office:value-type="float" office:value="0.620974932694923" calcext:value-type="float">
            <text:p>0.620974932694923</text:p>
          </table:table-cell>
          <table:table-cell office:value-type="float" office:value="0.655368365061513" calcext:value-type="float">
            <text:p>0.655368365061513</text:p>
          </table:table-cell>
          <table:table-cell office:value-type="float" office:value="0.66289913071464" calcext:value-type="float">
            <text:p>0.66289913071464</text:p>
          </table:table-cell>
          <table:table-cell office:value-type="float" office:value="0.664552378825004" calcext:value-type="float">
            <text:p>0.664552378825004</text:p>
          </table:table-cell>
          <table:table-cell office:value-type="float" office:value="0.653159589970795" calcext:value-type="float">
            <text:p>0.653159589970795</text:p>
          </table:table-cell>
          <table:table-cell office:value-type="float" office:value="0.652998324013363" calcext:value-type="float">
            <text:p>0.652998324013363</text:p>
          </table:table-cell>
          <table:table-cell office:value-type="float" office:value="0.65620195651089" calcext:value-type="float">
            <text:p>0.65620195651089</text:p>
          </table:table-cell>
          <table:table-cell office:value-type="float" office:value="0.659983628449262" calcext:value-type="float">
            <text:p>0.659983628449262</text:p>
          </table:table-cell>
          <table:table-cell office:value-type="float" office:value="0.657094244402551" calcext:value-type="float">
            <text:p>0.657094244402551</text:p>
          </table:table-cell>
          <table:table-cell office:value-type="float" office:value="0.661451129392064" calcext:value-type="float">
            <text:p>0.661451129392064</text:p>
          </table:table-cell>
          <table:table-cell office:value-type="float" office:value="0.649501609924609" calcext:value-type="float">
            <text:p>0.649501609924609</text:p>
          </table:table-cell>
          <table:table-cell office:value-type="float" office:value="0.619721294353646" calcext:value-type="float">
            <text:p>0.619721294353646</text:p>
          </table:table-cell>
          <table:table-cell office:value-type="float" office:value="0.614603457456465" calcext:value-type="float">
            <text:p>0.614603457456465</text:p>
          </table:table-cell>
          <table:table-cell office:value-type="float" office:value="0.618074732675987" calcext:value-type="float">
            <text:p>0.618074732675987</text:p>
          </table:table-cell>
          <table:table-cell office:value-type="float" office:value="0.619295864134438" calcext:value-type="float">
            <text:p>0.619295864134438</text:p>
          </table:table-cell>
          <table:table-cell office:value-type="float" office:value="0.615041319726512" calcext:value-type="float">
            <text:p>0.615041319726512</text:p>
          </table:table-cell>
          <table:table-cell office:value-type="float" office:value="0.610489724019442" calcext:value-type="float">
            <text:p>0.610489724019442</text:p>
          </table:table-cell>
          <table:table-cell office:value-type="float" office:value="0.61501490947853" calcext:value-type="float">
            <text:p>0.61501490947853</text:p>
          </table:table-cell>
          <table:table-cell office:value-type="float" office:value="0.61906435270608" calcext:value-type="float">
            <text:p>0.61906435270608</text:p>
          </table:table-cell>
          <table:table-cell office:value-type="float" office:value="0.663970148916068" calcext:value-type="float">
            <text:p>0.663970148916068</text:p>
          </table:table-cell>
          <table:table-cell office:value-type="float" office:value="0.673498158423908" calcext:value-type="float">
            <text:p>0.673498158423908</text:p>
          </table:table-cell>
          <table:table-cell office:value-type="float" office:value="0.629247662448456" calcext:value-type="float">
            <text:p>0.629247662448456</text:p>
          </table:table-cell>
          <table:table-cell office:value-type="float" office:value="0.592806163961482" calcext:value-type="float">
            <text:p>0.592806163961482</text:p>
          </table:table-cell>
          <table:table-cell office:value-type="float" office:value="0.601988068932825" calcext:value-type="float">
            <text:p>0.601988068932825</text:p>
          </table:table-cell>
          <table:table-cell office:value-type="float" office:value="0.612986491665133" calcext:value-type="float">
            <text:p>0.612986491665133</text:p>
          </table:table-cell>
          <table:table-cell office:value-type="float" office:value="0.627467551599228" calcext:value-type="float">
            <text:p>0.627467551599228</text:p>
          </table:table-cell>
          <table:table-cell office:value-type="float" office:value="0.63049110296234" calcext:value-type="float">
            <text:p>0.63049110296234</text:p>
          </table:table-cell>
          <table:table-cell office:value-type="float" office:value="0.598353182782618" calcext:value-type="float">
            <text:p>0.598353182782618</text:p>
          </table:table-cell>
          <table:table-cell office:value-type="float" office:value="0.606061686681284" calcext:value-type="float">
            <text:p>0.606061686681284</text:p>
          </table:table-cell>
          <table:table-cell office:value-type="float" office:value="0.660741278934416" calcext:value-type="float">
            <text:p>0.660741278934416</text:p>
          </table:table-cell>
          <table:table-cell office:value-type="float" office:value="0.662385748497294" calcext:value-type="float">
            <text:p>0.662385748497294</text:p>
          </table:table-cell>
          <table:table-cell office:value-type="float" office:value="0.661811397633458" calcext:value-type="float">
            <text:p>0.661811397633458</text:p>
          </table:table-cell>
          <table:table-cell office:value-type="float" office:value="0.664517701514643" calcext:value-type="float">
            <text:p>0.664517701514643</text:p>
          </table:table-cell>
          <table:table-cell office:value-type="float" office:value="0.666196451787863" calcext:value-type="float">
            <text:p>0.666196451787863</text:p>
          </table:table-cell>
          <table:table-cell office:value-type="float" office:value="0.670739088873277" calcext:value-type="float">
            <text:p>0.670739088873277</text:p>
          </table:table-cell>
          <table:table-cell office:value-type="float" office:value="0.660889750122245" calcext:value-type="float">
            <text:p>0.660889750122245</text:p>
          </table:table-cell>
          <table:table-cell office:value-type="float" office:value="0.64418233760571" calcext:value-type="float">
            <text:p>0.64418233760571</text:p>
          </table:table-cell>
          <table:table-cell office:value-type="float" office:value="0.615117273518537" calcext:value-type="float">
            <text:p>0.615117273518537</text:p>
          </table:table-cell>
          <table:table-cell office:value-type="float" office:value="0.626281061251637" calcext:value-type="float">
            <text:p>0.626281061251637</text:p>
          </table:table-cell>
          <table:table-cell office:value-type="float" office:value="0.627319929594793" calcext:value-type="float">
            <text:p>0.627319929594793</text:p>
          </table:table-cell>
          <table:table-cell office:value-type="float" office:value="0.635642455078303" calcext:value-type="float">
            <text:p>0.635642455078303</text:p>
          </table:table-cell>
          <table:table-cell office:value-type="float" office:value="0.63617724554952" calcext:value-type="float">
            <text:p>0.63617724554952</text:p>
          </table:table-cell>
          <table:table-cell office:value-type="float" office:value="0.634841959600361" calcext:value-type="float">
            <text:p>0.634841959600361</text:p>
          </table:table-cell>
          <table:table-cell office:value-type="float" office:value="0.636601837688083" calcext:value-type="float">
            <text:p>0.636601837688083</text:p>
          </table:table-cell>
          <table:table-cell office:value-type="float" office:value="0.685899724584631" calcext:value-type="float">
            <text:p>0.685899724584631</text:p>
          </table:table-cell>
          <table:table-cell office:value-type="float" office:value="0.667253895576489" calcext:value-type="float">
            <text:p>0.667253895576489</text:p>
          </table:table-cell>
          <table:table-cell office:value-type="float" office:value="0.65745232219106" calcext:value-type="float">
            <text:p>0.65745232219106</text:p>
          </table:table-cell>
          <table:table-cell office:value-type="float" office:value="0.58731788582834" calcext:value-type="float">
            <text:p>0.58731788582834</text:p>
          </table:table-cell>
          <table:table-cell office:value-type="float" office:value="0.598184014714604" calcext:value-type="float">
            <text:p>0.598184014714604</text:p>
          </table:table-cell>
          <table:table-cell office:value-type="float" office:value="0.606165455634974" calcext:value-type="float">
            <text:p>0.606165455634974</text:p>
          </table:table-cell>
          <table:table-cell office:value-type="float" office:value="0.618252597535393" calcext:value-type="float">
            <text:p>0.618252597535393</text:p>
          </table:table-cell>
          <table:table-cell office:value-type="float" office:value="0.583045275676908" calcext:value-type="float">
            <text:p>0.583045275676908</text:p>
          </table:table-cell>
          <table:table-cell office:value-type="float" office:value="0.614212040040434" calcext:value-type="float">
            <text:p>0.614212040040434</text:p>
          </table:table-cell>
          <table:table-cell office:value-type="float" office:value="0.607417594440249" calcext:value-type="float">
            <text:p>0.607417594440249</text:p>
          </table:table-cell>
          <table:table-cell office:value-type="float" office:value="0.615062990165708" calcext:value-type="float">
            <text:p>0.615062990165708</text:p>
          </table:table-cell>
          <table:table-cell office:value-type="float" office:value="0.640047531064855" calcext:value-type="float">
            <text:p>0.640047531064855</text:p>
          </table:table-cell>
          <table:table-cell office:value-type="float" office:value="0.641445488508118" calcext:value-type="float">
            <text:p>0.641445488508118</text:p>
          </table:table-cell>
          <table:table-cell office:value-type="float" office:value="0.642359080543429" calcext:value-type="float">
            <text:p>0.642359080543429</text:p>
          </table:table-cell>
          <table:table-cell office:value-type="float" office:value="0.646563801339298" calcext:value-type="float">
            <text:p>0.646563801339298</text:p>
          </table:table-cell>
          <table:table-cell office:value-type="float" office:value="0.652260965408909" calcext:value-type="float">
            <text:p>0.652260965408909</text:p>
          </table:table-cell>
          <table:table-cell office:value-type="float" office:value="0.657254600848744" calcext:value-type="float">
            <text:p>0.657254600848744</text:p>
          </table:table-cell>
          <table:table-cell office:value-type="float" office:value="0.653925373419875" calcext:value-type="float">
            <text:p>0.653925373419875</text:p>
          </table:table-cell>
          <table:table-cell office:value-type="float" office:value="0.655741477379285" calcext:value-type="float">
            <text:p>0.655741477379285</text:p>
          </table:table-cell>
          <table:table-cell office:value-type="float" office:value="0.660837908024444" calcext:value-type="float">
            <text:p>0.660837908024444</text:p>
          </table:table-cell>
          <table:table-cell office:value-type="float" office:value="0.617726254797943" calcext:value-type="float">
            <text:p>0.617726254797943</text:p>
          </table:table-cell>
          <table:table-cell office:value-type="float" office:value="0.602384654581686" calcext:value-type="float">
            <text:p>0.602384654581686</text:p>
          </table:table-cell>
          <table:table-cell office:value-type="float" office:value="0.591491893098026" calcext:value-type="float">
            <text:p>0.591491893098026</text:p>
          </table:table-cell>
          <table:table-cell office:value-type="float" office:value="0.594753187269181" calcext:value-type="float">
            <text:p>0.594753187269181</text:p>
          </table:table-cell>
          <table:table-cell office:value-type="float" office:value="0.598915952195654" calcext:value-type="float">
            <text:p>0.598915952195654</text:p>
          </table:table-cell>
          <table:table-cell office:value-type="float" office:value="0.604231773107039" calcext:value-type="float">
            <text:p>0.604231773107039</text:p>
          </table:table-cell>
          <table:table-cell office:value-type="float" office:value="0.596138696250333" calcext:value-type="float">
            <text:p>0.596138696250333</text:p>
          </table:table-cell>
          <table:table-cell office:value-type="float" office:value="0.602377327515481" calcext:value-type="float">
            <text:p>0.602377327515481</text:p>
          </table:table-cell>
          <table:table-cell office:value-type="float" office:value="0.602030303156385" calcext:value-type="float">
            <text:p>0.602030303156385</text:p>
          </table:table-cell>
          <table:table-cell office:value-type="float" office:value="0.609944241149217" calcext:value-type="float">
            <text:p>0.609944241149217</text:p>
          </table:table-cell>
          <table:table-cell office:value-type="float" office:value="0.65244658454563" calcext:value-type="float">
            <text:p>0.65244658454563</text:p>
          </table:table-cell>
          <table:table-cell office:value-type="float" office:value="0.666319362881208" calcext:value-type="float">
            <text:p>0.666319362881208</text:p>
          </table:table-cell>
          <table:table-cell office:value-type="float" office:value="0.650337523849934" calcext:value-type="float">
            <text:p>0.650337523849934</text:p>
          </table:table-cell>
          <table:table-cell office:value-type="float" office:value="0.60845935976016" calcext:value-type="float">
            <text:p>0.60845935976016</text:p>
          </table:table-cell>
          <table:table-cell office:value-type="float" office:value="0.611409734320792" calcext:value-type="float">
            <text:p>0.611409734320792</text:p>
          </table:table-cell>
          <table:table-cell office:value-type="float" office:value="0.586072371631779" calcext:value-type="float">
            <text:p>0.586072371631779</text:p>
          </table:table-cell>
          <table:table-cell office:value-type="float" office:value="0.589195839411106" calcext:value-type="float">
            <text:p>0.589195839411106</text:p>
          </table:table-cell>
          <table:table-cell office:value-type="float" office:value="0.587891941407778" calcext:value-type="float">
            <text:p>0.587891941407778</text:p>
          </table:table-cell>
          <table:table-cell office:value-type="float" office:value="0.601251240632249" calcext:value-type="float">
            <text:p>0.601251240632249</text:p>
          </table:table-cell>
          <table:table-cell office:value-type="float" office:value="0.623232861479053" calcext:value-type="float">
            <text:p>0.623232861479053</text:p>
          </table:table-cell>
          <table:table-cell office:value-type="float" office:value="0.637987412093159" calcext:value-type="float">
            <text:p>0.637987412093159</text:p>
          </table:table-cell>
          <table:table-cell office:value-type="float" office:value="0.636679461602273" calcext:value-type="float">
            <text:p>0.636679461602273</text:p>
          </table:table-cell>
          <table:table-cell office:value-type="float" office:value="0.631801770405342" calcext:value-type="float">
            <text:p>0.631801770405342</text:p>
          </table:table-cell>
          <table:table-cell office:value-type="float" office:value="0.624553294719177" calcext:value-type="float">
            <text:p>0.624553294719177</text:p>
          </table:table-cell>
          <table:table-cell office:value-type="float" office:value="0.620421388528318" calcext:value-type="float">
            <text:p>0.620421388528318</text:p>
          </table:table-cell>
          <table:table-cell office:value-type="float" office:value="0.617478757558867" calcext:value-type="float">
            <text:p>0.617478757558867</text:p>
          </table:table-cell>
          <table:table-cell office:value-type="float" office:value="0.621044029757692" calcext:value-type="float">
            <text:p>0.621044029757692</text:p>
          </table:table-cell>
          <table:table-cell office:value-type="float" office:value="0.618990970288286" calcext:value-type="float">
            <text:p>0.618990970288286</text:p>
          </table:table-cell>
          <table:table-cell office:value-type="float" office:value="0.61835693638196" calcext:value-type="float">
            <text:p>0.61835693638196</text:p>
          </table:table-cell>
          <table:table-cell office:value-type="float" office:value="0.616152382419187" calcext:value-type="float">
            <text:p>0.616152382419187</text:p>
          </table:table-cell>
          <table:table-cell office:value-type="float" office:value="0.615270523409091" calcext:value-type="float">
            <text:p>0.615270523409091</text:p>
          </table:table-cell>
          <table:table-cell office:value-type="float" office:value="0.613502731826564" calcext:value-type="float">
            <text:p>0.613502731826564</text:p>
          </table:table-cell>
          <table:table-cell office:value-type="float" office:value="0.611919468938064" calcext:value-type="float">
            <text:p>0.611919468938064</text:p>
          </table:table-cell>
          <table:table-cell office:value-type="float" office:value="0.610553500907929" calcext:value-type="float">
            <text:p>0.610553500907929</text:p>
          </table:table-cell>
          <table:table-cell office:value-type="float" office:value="0.609529751062235" calcext:value-type="float">
            <text:p>0.609529751062235</text:p>
          </table:table-cell>
          <table:table-cell office:value-type="float" office:value="0.60768098372348" calcext:value-type="float">
            <text:p>0.60768098372348</text:p>
          </table:table-cell>
          <table:table-cell office:value-type="float" office:value="0.605649139917403" calcext:value-type="float">
            <text:p>0.605649139917403</text:p>
          </table:table-cell>
          <table:table-cell office:value-type="float" office:value="0.604739166386075" calcext:value-type="float">
            <text:p>0.604739166386075</text:p>
          </table:table-cell>
          <table:table-cell office:value-type="float" office:value="0.604791775486347" calcext:value-type="float">
            <text:p>0.604791775486347</text:p>
          </table:table-cell>
          <table:table-cell office:value-type="float" office:value="0.6046142655402" calcext:value-type="float">
            <text:p>0.6046142655402</text:p>
          </table:table-cell>
          <table:table-cell office:value-type="float" office:value="0.605549871124699" calcext:value-type="float">
            <text:p>0.605549871124699</text:p>
          </table:table-cell>
          <table:table-cell office:value-type="float" office:value="0.604673722438866" calcext:value-type="float">
            <text:p>0.604673722438866</text:p>
          </table:table-cell>
          <table:table-cell office:value-type="float" office:value="0.60523836028015" calcext:value-type="float">
            <text:p>0.60523836028015</text:p>
          </table:table-cell>
          <table:table-cell office:value-type="float" office:value="0.604448855339267" calcext:value-type="float">
            <text:p>0.604448855339267</text:p>
          </table:table-cell>
          <table:table-cell office:value-type="float" office:value="0.604548813691352" calcext:value-type="float">
            <text:p>0.604548813691352</text:p>
          </table:table-cell>
          <table:table-cell office:value-type="float" office:value="0.604395179295327" calcext:value-type="float">
            <text:p>0.604395179295327</text:p>
          </table:table-cell>
          <table:table-cell office:value-type="float" office:value="0.604894594063575" calcext:value-type="float">
            <text:p>0.604894594063575</text:p>
          </table:table-cell>
          <table:table-cell office:value-type="float" office:value="0.605191174104737" calcext:value-type="float">
            <text:p>0.605191174104737</text:p>
          </table:table-cell>
          <table:table-cell office:value-type="float" office:value="0.604620544194291" calcext:value-type="float">
            <text:p>0.604620544194291</text:p>
          </table:table-cell>
          <table:table-cell office:value-type="float" office:value="0.604473079923907" calcext:value-type="float">
            <text:p>0.604473079923907</text:p>
          </table:table-cell>
          <table:table-cell office:value-type="float" office:value="0.605137088678707" calcext:value-type="float">
            <text:p>0.605137088678707</text:p>
          </table:table-cell>
          <table:table-cell office:value-type="float" office:value="0.604239739601073" calcext:value-type="float">
            <text:p>0.604239739601073</text:p>
          </table:table-cell>
          <table:table-cell office:value-type="float" office:value="0.604661851783845" calcext:value-type="float">
            <text:p>0.604661851783845</text:p>
          </table:table-cell>
          <table:table-cell office:value-type="float" office:value="0.604632109699755" calcext:value-type="float">
            <text:p>0.604632109699755</text:p>
          </table:table-cell>
          <table:table-cell office:value-type="float" office:value="0.604726584087926" calcext:value-type="float">
            <text:p>0.604726584087926</text:p>
          </table:table-cell>
          <table:table-cell office:value-type="float" office:value="0.604805729416888" calcext:value-type="float">
            <text:p>0.604805729416888</text:p>
          </table:table-cell>
          <table:table-cell office:value-type="float" office:value="0.604858278949562" calcext:value-type="float">
            <text:p>0.604858278949562</text:p>
          </table:table-cell>
          <table:table-cell office:value-type="float" office:value="0.605066778399452" calcext:value-type="float">
            <text:p>0.605066778399452</text:p>
          </table:table-cell>
          <table:table-cell office:value-type="float" office:value="0.604925300516545" calcext:value-type="float">
            <text:p>0.604925300516545</text:p>
          </table:table-cell>
          <table:table-cell office:value-type="float" office:value="0.605186775683432" calcext:value-type="float">
            <text:p>0.605186775683432</text:p>
          </table:table-cell>
          <table:table-cell office:value-type="float" office:value="0.604826268391137" calcext:value-type="float">
            <text:p>0.604826268391137</text:p>
          </table:table-cell>
          <table:table-cell office:value-type="float" office:value="0.604688317756202" calcext:value-type="float">
            <text:p>0.604688317756202</text:p>
          </table:table-cell>
          <table:table-cell office:value-type="float" office:value="0.604657802983229" calcext:value-type="float">
            <text:p>0.604657802983229</text:p>
          </table:table-cell>
          <table:table-cell office:value-type="float" office:value="0.604656075220424" calcext:value-type="float">
            <text:p>0.604656075220424</text:p>
          </table:table-cell>
          <table:table-cell office:value-type="float" office:value="0.60525333045718" calcext:value-type="float">
            <text:p>0.60525333045718</text:p>
          </table:table-cell>
          <table:table-cell office:value-type="float" office:value="0.605201050675118" calcext:value-type="float">
            <text:p>0.605201050675118</text:p>
          </table:table-cell>
          <table:table-cell office:value-type="float" office:value="0.605115260354565" calcext:value-type="float">
            <text:p>0.605115260354565</text:p>
          </table:table-cell>
          <table:table-cell office:value-type="float" office:value="0.604713901890374" calcext:value-type="float">
            <text:p>0.604713901890374</text:p>
          </table:table-cell>
          <table:table-cell office:value-type="float" office:value="0.605423675438607" calcext:value-type="float">
            <text:p>0.605423675438607</text:p>
          </table:table-cell>
          <table:table-cell office:value-type="float" office:value="0.604784890496002" calcext:value-type="float">
            <text:p>0.604784890496002</text:p>
          </table:table-cell>
          <table:table-cell office:value-type="float" office:value="0.605465084776571" calcext:value-type="float">
            <text:p>0.605465084776571</text:p>
          </table:table-cell>
          <table:table-cell office:value-type="float" office:value="0.604019087182678" calcext:value-type="float">
            <text:p>0.604019087182678</text:p>
          </table:table-cell>
          <table:table-cell office:value-type="float" office:value="0.604856793921877" calcext:value-type="float">
            <text:p>0.604856793921877</text:p>
          </table:table-cell>
          <table:table-cell office:value-type="float" office:value="0.605068318773503" calcext:value-type="float">
            <text:p>0.605068318773503</text:p>
          </table:table-cell>
          <table:table-cell office:value-type="float" office:value="0.605632221924161" calcext:value-type="float">
            <text:p>0.605632221924161</text:p>
          </table:table-cell>
          <table:table-cell office:value-type="float" office:value="0.604325210543713" calcext:value-type="float">
            <text:p>0.604325210543713</text:p>
          </table:table-cell>
          <table:table-cell office:value-type="float" office:value="0.605123883177482" calcext:value-type="float">
            <text:p>0.605123883177482</text:p>
          </table:table-cell>
          <table:table-cell office:value-type="float" office:value="0.604298972040684" calcext:value-type="float">
            <text:p>0.604298972040684</text:p>
          </table:table-cell>
          <table:table-cell office:value-type="float" office:value="0.605201859235403" calcext:value-type="float">
            <text:p>0.605201859235403</text:p>
          </table:table-cell>
          <table:table-cell office:value-type="float" office:value="0.604912777828999" calcext:value-type="float">
            <text:p>0.604912777828999</text:p>
          </table:table-cell>
          <table:table-cell office:value-type="float" office:value="0.605497424509182" calcext:value-type="float">
            <text:p>0.605497424509182</text:p>
          </table:table-cell>
          <table:table-cell office:value-type="float" office:value="0.604649400380146" calcext:value-type="float">
            <text:p>0.604649400380146</text:p>
          </table:table-cell>
          <table:table-cell office:value-type="float" office:value="0.604893173314848" calcext:value-type="float">
            <text:p>0.604893173314848</text:p>
          </table:table-cell>
          <table:table-cell office:value-type="float" office:value="0.604489492456927" calcext:value-type="float">
            <text:p>0.604489492456927</text:p>
          </table:table-cell>
          <table:table-cell office:value-type="float" office:value="0.604833431515087" calcext:value-type="float">
            <text:p>0.604833431515087</text:p>
          </table:table-cell>
          <table:table-cell office:value-type="float" office:value="0.604508516640133" calcext:value-type="float">
            <text:p>0.604508516640133</text:p>
          </table:table-cell>
          <table:table-cell office:value-type="float" office:value="0.605181413013025" calcext:value-type="float">
            <text:p>0.605181413013025</text:p>
          </table:table-cell>
          <table:table-cell office:value-type="float" office:value="0.60483488533665" calcext:value-type="float">
            <text:p>0.60483488533665</text:p>
          </table:table-cell>
          <table:table-cell office:value-type="float" office:value="0.604943238916873" calcext:value-type="float">
            <text:p>0.604943238916873</text:p>
          </table:table-cell>
          <table:table-cell office:value-type="float" office:value="0.604984337311278" calcext:value-type="float">
            <text:p>0.604984337311278</text:p>
          </table:table-cell>
          <table:table-cell office:value-type="float" office:value="0.6050404818496" calcext:value-type="float">
            <text:p>0.6050404818496</text:p>
          </table:table-cell>
          <table:table-cell office:value-type="float" office:value="0.604178335891335" calcext:value-type="float">
            <text:p>0.604178335891335</text:p>
          </table:table-cell>
          <table:table-cell office:value-type="float" office:value="0.605148330619006" calcext:value-type="float">
            <text:p>0.605148330619006</text:p>
          </table:table-cell>
          <table:table-cell office:value-type="float" office:value="0.604969939669791" calcext:value-type="float">
            <text:p>0.604969939669791</text:p>
          </table:table-cell>
          <table:table-cell office:value-type="float" office:value="0.605040253281172" calcext:value-type="float">
            <text:p>0.605040253281172</text:p>
          </table:table-cell>
          <table:table-cell office:value-type="float" office:value="0.60511007838042" calcext:value-type="float">
            <text:p>0.60511007838042</text:p>
          </table:table-cell>
          <table:table-cell office:value-type="float" office:value="0.605107261125105" calcext:value-type="float">
            <text:p>0.605107261125105</text:p>
          </table:table-cell>
          <table:table-cell office:value-type="float" office:value="0.60449625672772" calcext:value-type="float">
            <text:p>0.60449625672772</text:p>
          </table:table-cell>
          <table:table-cell office:value-type="float" office:value="0.604311417538774" calcext:value-type="float">
            <text:p>0.604311417538774</text:p>
          </table:table-cell>
          <table:table-cell office:value-type="float" office:value="0.60522274655117" calcext:value-type="float">
            <text:p>0.60522274655117</text:p>
          </table:table-cell>
          <table:table-cell office:value-type="float" office:value="0.604868551077445" calcext:value-type="float">
            <text:p>0.604868551077445</text:p>
          </table:table-cell>
          <table:table-cell office:value-type="float" office:value="0.604933777500661" calcext:value-type="float">
            <text:p>0.604933777500661</text:p>
          </table:table-cell>
          <table:table-cell office:value-type="float" office:value="0.605241085955969" calcext:value-type="float">
            <text:p>0.605241085955969</text:p>
          </table:table-cell>
          <table:table-cell office:value-type="float" office:value="0.604716354963001" calcext:value-type="float">
            <text:p>0.604716354963001</text:p>
          </table:table-cell>
          <table:table-cell office:value-type="float" office:value="0.604863761844364" calcext:value-type="float">
            <text:p>0.604863761844364</text:p>
          </table:table-cell>
          <table:table-cell office:value-type="float" office:value="0.604790246832852" calcext:value-type="float">
            <text:p>0.604790246832852</text:p>
          </table:table-cell>
          <table:table-cell office:value-type="float" office:value="0.604622752586841" calcext:value-type="float">
            <text:p>0.604622752586841</text:p>
          </table:table-cell>
          <table:table-cell office:value-type="float" office:value="0.604804647557794" calcext:value-type="float">
            <text:p>0.604804647557794</text:p>
          </table:table-cell>
          <table:table-cell office:value-type="float" office:value="0.604835964179211" calcext:value-type="float">
            <text:p>0.604835964179211</text:p>
          </table:table-cell>
          <table:table-cell office:value-type="float" office:value="0.604879556194487" calcext:value-type="float">
            <text:p>0.604879556194487</text:p>
          </table:table-cell>
          <table:table-cell office:value-type="float" office:value="0.60483544315417" calcext:value-type="float">
            <text:p>0.60483544315417</text:p>
          </table:table-cell>
          <table:table-cell office:value-type="float" office:value="0.605085416351425" calcext:value-type="float">
            <text:p>0.605085416351425</text:p>
          </table:table-cell>
          <table:table-cell office:value-type="float" office:value="0.604983300469168" calcext:value-type="float">
            <text:p>0.604983300469168</text:p>
          </table:table-cell>
          <table:table-cell office:value-type="float" office:value="0.605496453545418" calcext:value-type="float">
            <text:p>0.605496453545418</text:p>
          </table:table-cell>
          <table:table-cell office:value-type="float" office:value="0.605515243578017" calcext:value-type="float">
            <text:p>0.605515243578017</text:p>
          </table:table-cell>
          <table:table-cell office:value-type="float" office:value="0.604838598383876" calcext:value-type="float">
            <text:p>0.604838598383876</text:p>
          </table:table-cell>
          <table:table-cell office:value-type="float" office:value="0.605532939989334" calcext:value-type="float">
            <text:p>0.605532939989334</text:p>
          </table:table-cell>
          <table:table-cell office:value-type="float" office:value="0.604763968577281" calcext:value-type="float">
            <text:p>0.604763968577281</text:p>
          </table:table-cell>
          <table:table-cell office:value-type="float" office:value="0.6057740219979" calcext:value-type="float">
            <text:p>0.6057740219979</text:p>
          </table:table-cell>
          <table:table-cell table:number-columns-repeated="517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27050988401834" calcext:value-type="float">
            <text:p>-0.227050988401834</text:p>
          </table:table-cell>
          <table:table-cell office:value-type="float" office:value="-0.227336935845552" calcext:value-type="float">
            <text:p>-0.227336935845552</text:p>
          </table:table-cell>
          <table:table-cell office:value-type="float" office:value="-0.227260382639497" calcext:value-type="float">
            <text:p>-0.227260382639497</text:p>
          </table:table-cell>
          <table:table-cell office:value-type="float" office:value="-0.227430207409354" calcext:value-type="float">
            <text:p>-0.227430207409354</text:p>
          </table:table-cell>
          <table:table-cell office:value-type="float" office:value="-0.227468102785556" calcext:value-type="float">
            <text:p>-0.227468102785556</text:p>
          </table:table-cell>
          <table:table-cell office:value-type="float" office:value="-0.227292797179928" calcext:value-type="float">
            <text:p>-0.227292797179928</text:p>
          </table:table-cell>
          <table:table-cell office:value-type="float" office:value="-0.22730718912764" calcext:value-type="float">
            <text:p>-0.22730718912764</text:p>
          </table:table-cell>
          <table:table-cell office:value-type="float" office:value="-0.227323129102688" calcext:value-type="float">
            <text:p>-0.227323129102688</text:p>
          </table:table-cell>
          <table:table-cell office:value-type="float" office:value="-0.227272378686797" calcext:value-type="float">
            <text:p>-0.227272378686797</text:p>
          </table:table-cell>
          <table:table-cell office:value-type="float" office:value="-0.227100095335123" calcext:value-type="float">
            <text:p>-0.227100095335123</text:p>
          </table:table-cell>
          <table:table-cell office:value-type="float" office:value="-0.227346994051325" calcext:value-type="float">
            <text:p>-0.227346994051325</text:p>
          </table:table-cell>
          <table:table-cell office:value-type="float" office:value="-0.227379016227684" calcext:value-type="float">
            <text:p>-0.227379016227684</text:p>
          </table:table-cell>
          <table:table-cell office:value-type="float" office:value="-0.22717555400554" calcext:value-type="float">
            <text:p>-0.22717555400554</text:p>
          </table:table-cell>
          <table:table-cell office:value-type="float" office:value="-0.227323122919926" calcext:value-type="float">
            <text:p>-0.227323122919926</text:p>
          </table:table-cell>
          <table:table-cell office:value-type="float" office:value="-0.227371341466334" calcext:value-type="float">
            <text:p>-0.227371341466334</text:p>
          </table:table-cell>
          <table:table-cell office:value-type="float" office:value="-0.227308370203981" calcext:value-type="float">
            <text:p>-0.227308370203981</text:p>
          </table:table-cell>
          <table:table-cell office:value-type="float" office:value="-0.227405696518262" calcext:value-type="float">
            <text:p>-0.227405696518262</text:p>
          </table:table-cell>
          <table:table-cell office:value-type="float" office:value="-0.227387114371631" calcext:value-type="float">
            <text:p>-0.227387114371631</text:p>
          </table:table-cell>
          <table:table-cell office:value-type="float" office:value="-0.227371292696441" calcext:value-type="float">
            <text:p>-0.227371292696441</text:p>
          </table:table-cell>
          <table:table-cell office:value-type="float" office:value="-0.227221273893587" calcext:value-type="float">
            <text:p>-0.227221273893587</text:p>
          </table:table-cell>
          <table:table-cell office:value-type="float" office:value="-0.227249416712574" calcext:value-type="float">
            <text:p>-0.227249416712574</text:p>
          </table:table-cell>
          <table:table-cell office:value-type="float" office:value="-0.227247030931195" calcext:value-type="float">
            <text:p>-0.227247030931195</text:p>
          </table:table-cell>
          <table:table-cell office:value-type="float" office:value="-0.227321297637202" calcext:value-type="float">
            <text:p>-0.227321297637202</text:p>
          </table:table-cell>
          <table:table-cell office:value-type="float" office:value="-0.227203484005959" calcext:value-type="float">
            <text:p>-0.227203484005959</text:p>
          </table:table-cell>
          <table:table-cell office:value-type="float" office:value="-0.227288099795467" calcext:value-type="float">
            <text:p>-0.227288099795467</text:p>
          </table:table-cell>
          <table:table-cell office:value-type="float" office:value="-0.227058071494193" calcext:value-type="float">
            <text:p>-0.227058071494193</text:p>
          </table:table-cell>
          <table:table-cell office:value-type="float" office:value="-0.227300923592009" calcext:value-type="float">
            <text:p>-0.227300923592009</text:p>
          </table:table-cell>
          <table:table-cell office:value-type="float" office:value="-0.22728996636907" calcext:value-type="float">
            <text:p>-0.22728996636907</text:p>
          </table:table-cell>
          <table:table-cell office:value-type="float" office:value="-0.227283631767032" calcext:value-type="float">
            <text:p>-0.227283631767032</text:p>
          </table:table-cell>
          <table:table-cell office:value-type="float" office:value="-0.227215248093693" calcext:value-type="float">
            <text:p>-0.227215248093693</text:p>
          </table:table-cell>
          <table:table-cell office:value-type="float" office:value="-0.227067604450438" calcext:value-type="float">
            <text:p>-0.227067604450438</text:p>
          </table:table-cell>
          <table:table-cell office:value-type="float" office:value="-0.227296411909186" calcext:value-type="float">
            <text:p>-0.227296411909186</text:p>
          </table:table-cell>
          <table:table-cell office:value-type="float" office:value="-0.227397260385114" calcext:value-type="float">
            <text:p>-0.227397260385114</text:p>
          </table:table-cell>
          <table:table-cell office:value-type="float" office:value="-0.227322460127437" calcext:value-type="float">
            <text:p>-0.227322460127437</text:p>
          </table:table-cell>
          <table:table-cell office:value-type="float" office:value="-0.227158572426403" calcext:value-type="float">
            <text:p>-0.227158572426403</text:p>
          </table:table-cell>
          <table:table-cell office:value-type="float" office:value="-0.227189145731824" calcext:value-type="float">
            <text:p>-0.227189145731824</text:p>
          </table:table-cell>
          <table:table-cell office:value-type="float" office:value="-0.227338258621818" calcext:value-type="float">
            <text:p>-0.227338258621818</text:p>
          </table:table-cell>
          <table:table-cell office:value-type="float" office:value="-0.22730464958229" calcext:value-type="float">
            <text:p>-0.22730464958229</text:p>
          </table:table-cell>
          <table:table-cell office:value-type="float" office:value="-0.227216958603056" calcext:value-type="float">
            <text:p>-0.227216958603056</text:p>
          </table:table-cell>
          <table:table-cell office:value-type="float" office:value="-0.227270053381003" calcext:value-type="float">
            <text:p>-0.227270053381003</text:p>
          </table:table-cell>
          <table:table-cell office:value-type="float" office:value="-0.22737378844044" calcext:value-type="float">
            <text:p>-0.22737378844044</text:p>
          </table:table-cell>
          <table:table-cell office:value-type="float" office:value="-0.227374046400113" calcext:value-type="float">
            <text:p>-0.227374046400113</text:p>
          </table:table-cell>
          <table:table-cell office:value-type="float" office:value="-0.227018426828362" calcext:value-type="float">
            <text:p>-0.227018426828362</text:p>
          </table:table-cell>
          <table:table-cell office:value-type="float" office:value="-0.227269517882001" calcext:value-type="float">
            <text:p>-0.227269517882001</text:p>
          </table:table-cell>
          <table:table-cell office:value-type="float" office:value="-0.227327847244553" calcext:value-type="float">
            <text:p>-0.227327847244553</text:p>
          </table:table-cell>
          <table:table-cell office:value-type="float" office:value="-0.227247552269282" calcext:value-type="float">
            <text:p>-0.227247552269282</text:p>
          </table:table-cell>
          <table:table-cell office:value-type="float" office:value="-0.227181873554137" calcext:value-type="float">
            <text:p>-0.227181873554137</text:p>
          </table:table-cell>
          <table:table-cell office:value-type="float" office:value="-0.22695916755982" calcext:value-type="float">
            <text:p>-0.22695916755982</text:p>
          </table:table-cell>
          <table:table-cell office:value-type="float" office:value="-0.227395396284232" calcext:value-type="float">
            <text:p>-0.227395396284232</text:p>
          </table:table-cell>
          <table:table-cell office:value-type="float" office:value="-0.227440797787011" calcext:value-type="float">
            <text:p>-0.227440797787011</text:p>
          </table:table-cell>
          <table:table-cell office:value-type="float" office:value="-0.22716046520064" calcext:value-type="float">
            <text:p>-0.22716046520064</text:p>
          </table:table-cell>
          <table:table-cell office:value-type="float" office:value="-0.227095364733893" calcext:value-type="float">
            <text:p>-0.227095364733893</text:p>
          </table:table-cell>
          <table:table-cell office:value-type="float" office:value="-0.227265189261729" calcext:value-type="float">
            <text:p>-0.227265189261729</text:p>
          </table:table-cell>
          <table:table-cell office:value-type="float" office:value="-0.226554811935103" calcext:value-type="float">
            <text:p>-0.226554811935103</text:p>
          </table:table-cell>
          <table:table-cell office:value-type="float" office:value="-0.227544134041786" calcext:value-type="float">
            <text:p>-0.227544134041786</text:p>
          </table:table-cell>
          <table:table-cell office:value-type="float" office:value="-0.228693471576037" calcext:value-type="float">
            <text:p>-0.228693471576037</text:p>
          </table:table-cell>
          <table:table-cell office:value-type="float" office:value="-0.229934797917483" calcext:value-type="float">
            <text:p>-0.229934797917483</text:p>
          </table:table-cell>
          <table:table-cell office:value-type="float" office:value="-0.231450637919053" calcext:value-type="float">
            <text:p>-0.231450637919053</text:p>
          </table:table-cell>
          <table:table-cell office:value-type="float" office:value="-0.231423741996801" calcext:value-type="float">
            <text:p>-0.231423741996801</text:p>
          </table:table-cell>
          <table:table-cell office:value-type="float" office:value="-0.227880787269328" calcext:value-type="float">
            <text:p>-0.227880787269328</text:p>
          </table:table-cell>
          <table:table-cell office:value-type="float" office:value="-0.225124555658906" calcext:value-type="float">
            <text:p>-0.225124555658906</text:p>
          </table:table-cell>
          <table:table-cell office:value-type="float" office:value="-0.217023466158546" calcext:value-type="float">
            <text:p>-0.217023466158546</text:p>
          </table:table-cell>
          <table:table-cell office:value-type="float" office:value="-0.212520897917359" calcext:value-type="float">
            <text:p>-0.212520897917359</text:p>
          </table:table-cell>
          <table:table-cell office:value-type="float" office:value="-0.219339360653124" calcext:value-type="float">
            <text:p>-0.219339360653124</text:p>
          </table:table-cell>
          <table:table-cell office:value-type="float" office:value="-0.272969531785572" calcext:value-type="float">
            <text:p>-0.272969531785572</text:p>
          </table:table-cell>
          <table:table-cell office:value-type="float" office:value="-0.274715235037183" calcext:value-type="float">
            <text:p>-0.274715235037183</text:p>
          </table:table-cell>
          <table:table-cell office:value-type="float" office:value="-0.269506238539102" calcext:value-type="float">
            <text:p>-0.269506238539102</text:p>
          </table:table-cell>
          <table:table-cell office:value-type="float" office:value="-0.264220612334791" calcext:value-type="float">
            <text:p>-0.264220612334791</text:p>
          </table:table-cell>
          <table:table-cell office:value-type="float" office:value="-0.26113907610082" calcext:value-type="float">
            <text:p>-0.26113907610082</text:p>
          </table:table-cell>
          <table:table-cell office:value-type="float" office:value="-0.260861785465079" calcext:value-type="float">
            <text:p>-0.260861785465079</text:p>
          </table:table-cell>
          <table:table-cell office:value-type="float" office:value="-0.261372342163506" calcext:value-type="float">
            <text:p>-0.261372342163506</text:p>
          </table:table-cell>
          <table:table-cell office:value-type="float" office:value="-0.262069694225123" calcext:value-type="float">
            <text:p>-0.262069694225123</text:p>
          </table:table-cell>
          <table:table-cell office:value-type="float" office:value="-0.260590822091761" calcext:value-type="float">
            <text:p>-0.260590822091761</text:p>
          </table:table-cell>
          <table:table-cell office:value-type="float" office:value="-0.258718371484361" calcext:value-type="float">
            <text:p>-0.258718371484361</text:p>
          </table:table-cell>
          <table:table-cell office:value-type="float" office:value="-0.258411974387424" calcext:value-type="float">
            <text:p>-0.258411974387424</text:p>
          </table:table-cell>
          <table:table-cell office:value-type="float" office:value="-0.262657649152922" calcext:value-type="float">
            <text:p>-0.262657649152922</text:p>
          </table:table-cell>
          <table:table-cell office:value-type="float" office:value="-0.227996947469829" calcext:value-type="float">
            <text:p>-0.227996947469829</text:p>
          </table:table-cell>
          <table:table-cell office:value-type="float" office:value="-0.225324593374992" calcext:value-type="float">
            <text:p>-0.225324593374992</text:p>
          </table:table-cell>
          <table:table-cell office:value-type="float" office:value="-0.22510228200733" calcext:value-type="float">
            <text:p>-0.22510228200733</text:p>
          </table:table-cell>
          <table:table-cell office:value-type="float" office:value="-0.228039924913813" calcext:value-type="float">
            <text:p>-0.228039924913813</text:p>
          </table:table-cell>
          <table:table-cell office:value-type="float" office:value="-0.234543102123375" calcext:value-type="float">
            <text:p>-0.234543102123375</text:p>
          </table:table-cell>
          <table:table-cell office:value-type="float" office:value="-0.242293022583804" calcext:value-type="float">
            <text:p>-0.242293022583804</text:p>
          </table:table-cell>
          <table:table-cell office:value-type="float" office:value="-0.246018920616679" calcext:value-type="float">
            <text:p>-0.246018920616679</text:p>
          </table:table-cell>
          <table:table-cell office:value-type="float" office:value="-0.244493927539075" calcext:value-type="float">
            <text:p>-0.244493927539075</text:p>
          </table:table-cell>
          <table:table-cell office:value-type="float" office:value="-0.186898881387618" calcext:value-type="float">
            <text:p>-0.186898881387618</text:p>
          </table:table-cell>
          <table:table-cell office:value-type="float" office:value="-0.185277222013827" calcext:value-type="float">
            <text:p>-0.185277222013827</text:p>
          </table:table-cell>
          <table:table-cell office:value-type="float" office:value="-0.184536767822092" calcext:value-type="float">
            <text:p>-0.184536767822092</text:p>
          </table:table-cell>
          <table:table-cell office:value-type="float" office:value="-0.228548536853077" calcext:value-type="float">
            <text:p>-0.228548536853077</text:p>
          </table:table-cell>
          <table:table-cell office:value-type="float" office:value="-0.230310911652118" calcext:value-type="float">
            <text:p>-0.230310911652118</text:p>
          </table:table-cell>
          <table:table-cell office:value-type="float" office:value="-0.228663250659441" calcext:value-type="float">
            <text:p>-0.228663250659441</text:p>
          </table:table-cell>
          <table:table-cell office:value-type="float" office:value="-0.226103972156118" calcext:value-type="float">
            <text:p>-0.226103972156118</text:p>
          </table:table-cell>
          <table:table-cell office:value-type="float" office:value="-0.202204947128725" calcext:value-type="float">
            <text:p>-0.202204947128725</text:p>
          </table:table-cell>
          <table:table-cell office:value-type="float" office:value="-0.198799775633487" calcext:value-type="float">
            <text:p>-0.198799775633487</text:p>
          </table:table-cell>
          <table:table-cell office:value-type="float" office:value="-0.254346743500057" calcext:value-type="float">
            <text:p>-0.254346743500057</text:p>
          </table:table-cell>
          <table:table-cell office:value-type="float" office:value="-0.262615867313868" calcext:value-type="float">
            <text:p>-0.262615867313868</text:p>
          </table:table-cell>
          <table:table-cell office:value-type="float" office:value="-0.261441889716152" calcext:value-type="float">
            <text:p>-0.261441889716152</text:p>
          </table:table-cell>
          <table:table-cell office:value-type="float" office:value="-0.260260452925901" calcext:value-type="float">
            <text:p>-0.260260452925901</text:p>
          </table:table-cell>
          <table:table-cell office:value-type="float" office:value="-0.259149229172573" calcext:value-type="float">
            <text:p>-0.259149229172573</text:p>
          </table:table-cell>
          <table:table-cell office:value-type="float" office:value="-0.257360695021815" calcext:value-type="float">
            <text:p>-0.257360695021815</text:p>
          </table:table-cell>
          <table:table-cell office:value-type="float" office:value="-0.257219520252392" calcext:value-type="float">
            <text:p>-0.257219520252392</text:p>
          </table:table-cell>
          <table:table-cell office:value-type="float" office:value="-0.25912128892546" calcext:value-type="float">
            <text:p>-0.25912128892546</text:p>
          </table:table-cell>
          <table:table-cell office:value-type="float" office:value="-0.256949493971157" calcext:value-type="float">
            <text:p>-0.256949493971157</text:p>
          </table:table-cell>
          <table:table-cell office:value-type="float" office:value="-0.222654849406053" calcext:value-type="float">
            <text:p>-0.222654849406053</text:p>
          </table:table-cell>
          <table:table-cell office:value-type="float" office:value="-0.21906175180899" calcext:value-type="float">
            <text:p>-0.21906175180899</text:p>
          </table:table-cell>
          <table:table-cell office:value-type="float" office:value="-0.224888109846893" calcext:value-type="float">
            <text:p>-0.224888109846893</text:p>
          </table:table-cell>
          <table:table-cell office:value-type="float" office:value="-0.229010331454585" calcext:value-type="float">
            <text:p>-0.229010331454585</text:p>
          </table:table-cell>
          <table:table-cell office:value-type="float" office:value="-0.232602398532789" calcext:value-type="float">
            <text:p>-0.232602398532789</text:p>
          </table:table-cell>
          <table:table-cell office:value-type="float" office:value="-0.239724266346066" calcext:value-type="float">
            <text:p>-0.239724266346066</text:p>
          </table:table-cell>
          <table:table-cell office:value-type="float" office:value="-0.240699427653589" calcext:value-type="float">
            <text:p>-0.240699427653589</text:p>
          </table:table-cell>
          <table:table-cell office:value-type="float" office:value="-0.24195294936208" calcext:value-type="float">
            <text:p>-0.24195294936208</text:p>
          </table:table-cell>
          <table:table-cell office:value-type="float" office:value="-0.243665933774538" calcext:value-type="float">
            <text:p>-0.243665933774538</text:p>
          </table:table-cell>
          <table:table-cell office:value-type="float" office:value="-0.256604802753376" calcext:value-type="float">
            <text:p>-0.256604802753376</text:p>
          </table:table-cell>
          <table:table-cell office:value-type="float" office:value="-0.221692019449903" calcext:value-type="float">
            <text:p>-0.221692019449903</text:p>
          </table:table-cell>
          <table:table-cell office:value-type="float" office:value="-0.218153848460386" calcext:value-type="float">
            <text:p>-0.218153848460386</text:p>
          </table:table-cell>
          <table:table-cell office:value-type="float" office:value="-0.217050333847081" calcext:value-type="float">
            <text:p>-0.217050333847081</text:p>
          </table:table-cell>
          <table:table-cell office:value-type="float" office:value="-0.211934608067974" calcext:value-type="float">
            <text:p>-0.211934608067974</text:p>
          </table:table-cell>
          <table:table-cell office:value-type="float" office:value="-0.207725124561196" calcext:value-type="float">
            <text:p>-0.207725124561196</text:p>
          </table:table-cell>
          <table:table-cell office:value-type="float" office:value="-0.208585211538617" calcext:value-type="float">
            <text:p>-0.208585211538617</text:p>
          </table:table-cell>
          <table:table-cell office:value-type="float" office:value="-0.21295116544065" calcext:value-type="float">
            <text:p>-0.21295116544065</text:p>
          </table:table-cell>
          <table:table-cell office:value-type="float" office:value="-0.238096504673419" calcext:value-type="float">
            <text:p>-0.238096504673419</text:p>
          </table:table-cell>
          <table:table-cell office:value-type="float" office:value="-0.246643140511709" calcext:value-type="float">
            <text:p>-0.246643140511709</text:p>
          </table:table-cell>
          <table:table-cell office:value-type="float" office:value="-0.248947754594835" calcext:value-type="float">
            <text:p>-0.248947754594835</text:p>
          </table:table-cell>
          <table:table-cell office:value-type="float" office:value="-0.252053196409435" calcext:value-type="float">
            <text:p>-0.252053196409435</text:p>
          </table:table-cell>
          <table:table-cell office:value-type="float" office:value="-0.251991640903916" calcext:value-type="float">
            <text:p>-0.251991640903916</text:p>
          </table:table-cell>
          <table:table-cell office:value-type="float" office:value="-0.249292512396128" calcext:value-type="float">
            <text:p>-0.249292512396128</text:p>
          </table:table-cell>
          <table:table-cell office:value-type="float" office:value="-0.243303843337031" calcext:value-type="float">
            <text:p>-0.243303843337031</text:p>
          </table:table-cell>
          <table:table-cell office:value-type="float" office:value="-0.239999544116217" calcext:value-type="float">
            <text:p>-0.239999544116217</text:p>
          </table:table-cell>
          <table:table-cell office:value-type="float" office:value="-0.229424546464203" calcext:value-type="float">
            <text:p>-0.229424546464203</text:p>
          </table:table-cell>
          <table:table-cell office:value-type="float" office:value="-0.235368920479623" calcext:value-type="float">
            <text:p>-0.235368920479623</text:p>
          </table:table-cell>
          <table:table-cell office:value-type="float" office:value="-0.26806784978764" calcext:value-type="float">
            <text:p>-0.26806784978764</text:p>
          </table:table-cell>
          <table:table-cell office:value-type="float" office:value="-0.256093913912867" calcext:value-type="float">
            <text:p>-0.256093913912867</text:p>
          </table:table-cell>
          <table:table-cell office:value-type="float" office:value="-0.26087000734361" calcext:value-type="float">
            <text:p>-0.26087000734361</text:p>
          </table:table-cell>
          <table:table-cell office:value-type="float" office:value="-0.262870551785078" calcext:value-type="float">
            <text:p>-0.262870551785078</text:p>
          </table:table-cell>
          <table:table-cell office:value-type="float" office:value="-0.264668728777499" calcext:value-type="float">
            <text:p>-0.264668728777499</text:p>
          </table:table-cell>
          <table:table-cell office:value-type="float" office:value="-0.263899538487677" calcext:value-type="float">
            <text:p>-0.263899538487677</text:p>
          </table:table-cell>
          <table:table-cell office:value-type="float" office:value="-0.262132528592017" calcext:value-type="float">
            <text:p>-0.262132528592017</text:p>
          </table:table-cell>
          <table:table-cell office:value-type="float" office:value="-0.171777843170534" calcext:value-type="float">
            <text:p>-0.171777843170534</text:p>
          </table:table-cell>
          <table:table-cell office:value-type="float" office:value="-0.17804918301034" calcext:value-type="float">
            <text:p>-0.17804918301034</text:p>
          </table:table-cell>
          <table:table-cell office:value-type="float" office:value="-0.186684581287016" calcext:value-type="float">
            <text:p>-0.186684581287016</text:p>
          </table:table-cell>
          <table:table-cell office:value-type="float" office:value="-0.245230203634179" calcext:value-type="float">
            <text:p>-0.245230203634179</text:p>
          </table:table-cell>
          <table:table-cell office:value-type="float" office:value="-0.237114716403992" calcext:value-type="float">
            <text:p>-0.237114716403992</text:p>
          </table:table-cell>
          <table:table-cell office:value-type="float" office:value="-0.234052598656935" calcext:value-type="float">
            <text:p>-0.234052598656935</text:p>
          </table:table-cell>
          <table:table-cell office:value-type="float" office:value="-0.229569911706098" calcext:value-type="float">
            <text:p>-0.229569911706098</text:p>
          </table:table-cell>
          <table:table-cell office:value-type="float" office:value="-0.217093323307521" calcext:value-type="float">
            <text:p>-0.217093323307521</text:p>
          </table:table-cell>
          <table:table-cell office:value-type="float" office:value="-0.273455965545671" calcext:value-type="float">
            <text:p>-0.273455965545671</text:p>
          </table:table-cell>
          <table:table-cell office:value-type="float" office:value="-0.27023171877808" calcext:value-type="float">
            <text:p>-0.27023171877808</text:p>
          </table:table-cell>
          <table:table-cell office:value-type="float" office:value="-0.264621074900214" calcext:value-type="float">
            <text:p>-0.264621074900214</text:p>
          </table:table-cell>
          <table:table-cell office:value-type="float" office:value="-0.258789756359762" calcext:value-type="float">
            <text:p>-0.258789756359762</text:p>
          </table:table-cell>
          <table:table-cell office:value-type="float" office:value="-0.259432090326502" calcext:value-type="float">
            <text:p>-0.259432090326502</text:p>
          </table:table-cell>
          <table:table-cell office:value-type="float" office:value="-0.26030345705702" calcext:value-type="float">
            <text:p>-0.26030345705702</text:p>
          </table:table-cell>
          <table:table-cell office:value-type="float" office:value="-0.259265402892966" calcext:value-type="float">
            <text:p>-0.259265402892966</text:p>
          </table:table-cell>
          <table:table-cell office:value-type="float" office:value="-0.25832233677029" calcext:value-type="float">
            <text:p>-0.25832233677029</text:p>
          </table:table-cell>
          <table:table-cell office:value-type="float" office:value="-0.263489356223184" calcext:value-type="float">
            <text:p>-0.263489356223184</text:p>
          </table:table-cell>
          <table:table-cell office:value-type="float" office:value="-0.282700111012073" calcext:value-type="float">
            <text:p>-0.282700111012073</text:p>
          </table:table-cell>
          <table:table-cell office:value-type="float" office:value="-0.271388550616027" calcext:value-type="float">
            <text:p>-0.271388550616027</text:p>
          </table:table-cell>
          <table:table-cell office:value-type="float" office:value="-0.268447604252817" calcext:value-type="float">
            <text:p>-0.268447604252817</text:p>
          </table:table-cell>
          <table:table-cell office:value-type="float" office:value="-0.24293498806344" calcext:value-type="float">
            <text:p>-0.24293498806344</text:p>
          </table:table-cell>
          <table:table-cell office:value-type="float" office:value="-0.249389892403483" calcext:value-type="float">
            <text:p>-0.249389892403483</text:p>
          </table:table-cell>
          <table:table-cell office:value-type="float" office:value="-0.256763902715746" calcext:value-type="float">
            <text:p>-0.256763902715746</text:p>
          </table:table-cell>
          <table:table-cell office:value-type="float" office:value="-0.260096025087572" calcext:value-type="float">
            <text:p>-0.260096025087572</text:p>
          </table:table-cell>
          <table:table-cell office:value-type="float" office:value="-0.258978162289973" calcext:value-type="float">
            <text:p>-0.258978162289973</text:p>
          </table:table-cell>
          <table:table-cell office:value-type="float" office:value="-0.259418267146201" calcext:value-type="float">
            <text:p>-0.259418267146201</text:p>
          </table:table-cell>
          <table:table-cell office:value-type="float" office:value="-0.216980763783779" calcext:value-type="float">
            <text:p>-0.216980763783779</text:p>
          </table:table-cell>
          <table:table-cell office:value-type="float" office:value="-0.206899580597712" calcext:value-type="float">
            <text:p>-0.206899580597712</text:p>
          </table:table-cell>
          <table:table-cell office:value-type="float" office:value="-0.200404819741332" calcext:value-type="float">
            <text:p>-0.200404819741332</text:p>
          </table:table-cell>
          <table:table-cell office:value-type="float" office:value="-0.2469299260599" calcext:value-type="float">
            <text:p>-0.2469299260599</text:p>
          </table:table-cell>
          <table:table-cell office:value-type="float" office:value="-0.249713659420605" calcext:value-type="float">
            <text:p>-0.249713659420605</text:p>
          </table:table-cell>
          <table:table-cell office:value-type="float" office:value="-0.251924496350453" calcext:value-type="float">
            <text:p>-0.251924496350453</text:p>
          </table:table-cell>
          <table:table-cell office:value-type="float" office:value="-0.246824989022527" calcext:value-type="float">
            <text:p>-0.246824989022527</text:p>
          </table:table-cell>
          <table:table-cell office:value-type="float" office:value="-0.236819782353728" calcext:value-type="float">
            <text:p>-0.236819782353728</text:p>
          </table:table-cell>
          <table:table-cell office:value-type="float" office:value="-0.210679419917037" calcext:value-type="float">
            <text:p>-0.210679419917037</text:p>
          </table:table-cell>
          <table:table-cell office:value-type="float" office:value="-0.208724411323608" calcext:value-type="float">
            <text:p>-0.208724411323608</text:p>
          </table:table-cell>
          <table:table-cell office:value-type="float" office:value="-0.258396942786859" calcext:value-type="float">
            <text:p>-0.258396942786859</text:p>
          </table:table-cell>
          <table:table-cell office:value-type="float" office:value="-0.252844215938357" calcext:value-type="float">
            <text:p>-0.252844215938357</text:p>
          </table:table-cell>
          <table:table-cell office:value-type="float" office:value="-0.2504187414881" calcext:value-type="float">
            <text:p>-0.2504187414881</text:p>
          </table:table-cell>
          <table:table-cell office:value-type="float" office:value="-0.251020765084598" calcext:value-type="float">
            <text:p>-0.251020765084598</text:p>
          </table:table-cell>
          <table:table-cell office:value-type="float" office:value="-0.249999400070895" calcext:value-type="float">
            <text:p>-0.249999400070895</text:p>
          </table:table-cell>
          <table:table-cell office:value-type="float" office:value="-0.251162297259797" calcext:value-type="float">
            <text:p>-0.251162297259797</text:p>
          </table:table-cell>
          <table:table-cell office:value-type="float" office:value="-0.250619202991374" calcext:value-type="float">
            <text:p>-0.250619202991374</text:p>
          </table:table-cell>
          <table:table-cell office:value-type="float" office:value="-0.266347520133436" calcext:value-type="float">
            <text:p>-0.266347520133436</text:p>
          </table:table-cell>
          <table:table-cell office:value-type="float" office:value="-0.25370468300041" calcext:value-type="float">
            <text:p>-0.25370468300041</text:p>
          </table:table-cell>
          <table:table-cell office:value-type="float" office:value="-0.246496512761553" calcext:value-type="float">
            <text:p>-0.246496512761553</text:p>
          </table:table-cell>
          <table:table-cell office:value-type="float" office:value="-0.24261439609455" calcext:value-type="float">
            <text:p>-0.24261439609455</text:p>
          </table:table-cell>
          <table:table-cell office:value-type="float" office:value="-0.24781036134915" calcext:value-type="float">
            <text:p>-0.24781036134915</text:p>
          </table:table-cell>
          <table:table-cell office:value-type="float" office:value="-0.263285385584878" calcext:value-type="float">
            <text:p>-0.263285385584878</text:p>
          </table:table-cell>
          <table:table-cell office:value-type="float" office:value="-0.258407120651462" calcext:value-type="float">
            <text:p>-0.258407120651462</text:p>
          </table:table-cell>
          <table:table-cell office:value-type="float" office:value="-0.253791558227399" calcext:value-type="float">
            <text:p>-0.253791558227399</text:p>
          </table:table-cell>
          <table:table-cell office:value-type="float" office:value="-0.204506069246276" calcext:value-type="float">
            <text:p>-0.204506069246276</text:p>
          </table:table-cell>
          <table:table-cell office:value-type="float" office:value="-0.196904209444528" calcext:value-type="float">
            <text:p>-0.196904209444528</text:p>
          </table:table-cell>
          <table:table-cell office:value-type="float" office:value="-0.193408738914069" calcext:value-type="float">
            <text:p>-0.193408738914069</text:p>
          </table:table-cell>
          <table:table-cell office:value-type="float" office:value="-0.255285790958651" calcext:value-type="float">
            <text:p>-0.255285790958651</text:p>
          </table:table-cell>
          <table:table-cell office:value-type="float" office:value="-0.256152449123217" calcext:value-type="float">
            <text:p>-0.256152449123217</text:p>
          </table:table-cell>
          <table:table-cell office:value-type="float" office:value="-0.253805654248958" calcext:value-type="float">
            <text:p>-0.253805654248958</text:p>
          </table:table-cell>
          <table:table-cell office:value-type="float" office:value="-0.24836186059633" calcext:value-type="float">
            <text:p>-0.24836186059633</text:p>
          </table:table-cell>
          <table:table-cell office:value-type="float" office:value="-0.220986540230574" calcext:value-type="float">
            <text:p>-0.220986540230574</text:p>
          </table:table-cell>
          <table:table-cell office:value-type="float" office:value="-0.233289710051319" calcext:value-type="float">
            <text:p>-0.233289710051319</text:p>
          </table:table-cell>
          <table:table-cell office:value-type="float" office:value="-0.254140732211025" calcext:value-type="float">
            <text:p>-0.254140732211025</text:p>
          </table:table-cell>
          <table:table-cell office:value-type="float" office:value="-0.260586139869625" calcext:value-type="float">
            <text:p>-0.260586139869625</text:p>
          </table:table-cell>
          <table:table-cell office:value-type="float" office:value="-0.263613232009085" calcext:value-type="float">
            <text:p>-0.263613232009085</text:p>
          </table:table-cell>
          <table:table-cell office:value-type="float" office:value="-0.256531955698971" calcext:value-type="float">
            <text:p>-0.256531955698971</text:p>
          </table:table-cell>
          <table:table-cell office:value-type="float" office:value="-0.25559408955788" calcext:value-type="float">
            <text:p>-0.25559408955788</text:p>
          </table:table-cell>
          <table:table-cell office:value-type="float" office:value="-0.25513564369184" calcext:value-type="float">
            <text:p>-0.25513564369184</text:p>
          </table:table-cell>
          <table:table-cell office:value-type="float" office:value="-0.255926380251185" calcext:value-type="float">
            <text:p>-0.255926380251185</text:p>
          </table:table-cell>
          <table:table-cell office:value-type="float" office:value="-0.256464044165038" calcext:value-type="float">
            <text:p>-0.256464044165038</text:p>
          </table:table-cell>
          <table:table-cell office:value-type="float" office:value="-0.253234315811988" calcext:value-type="float">
            <text:p>-0.253234315811988</text:p>
          </table:table-cell>
          <table:table-cell office:value-type="float" office:value="-0.253431407388947" calcext:value-type="float">
            <text:p>-0.253431407388947</text:p>
          </table:table-cell>
          <table:table-cell office:value-type="float" office:value="-0.256687216913759" calcext:value-type="float">
            <text:p>-0.256687216913759</text:p>
          </table:table-cell>
          <table:table-cell office:value-type="float" office:value="-0.274166404331217" calcext:value-type="float">
            <text:p>-0.274166404331217</text:p>
          </table:table-cell>
          <table:table-cell office:value-type="float" office:value="-0.264042057536286" calcext:value-type="float">
            <text:p>-0.264042057536286</text:p>
          </table:table-cell>
          <table:table-cell office:value-type="float" office:value="-0.25575980375351" calcext:value-type="float">
            <text:p>-0.25575980375351</text:p>
          </table:table-cell>
          <table:table-cell office:value-type="float" office:value="-0.25716427233403" calcext:value-type="float">
            <text:p>-0.25716427233403</text:p>
          </table:table-cell>
          <table:table-cell office:value-type="float" office:value="-0.26085489320996" calcext:value-type="float">
            <text:p>-0.26085489320996</text:p>
          </table:table-cell>
          <table:table-cell office:value-type="float" office:value="-0.269425797449963" calcext:value-type="float">
            <text:p>-0.269425797449963</text:p>
          </table:table-cell>
          <table:table-cell office:value-type="float" office:value="-0.269992619714853" calcext:value-type="float">
            <text:p>-0.269992619714853</text:p>
          </table:table-cell>
          <table:table-cell office:value-type="float" office:value="-0.273127240399051" calcext:value-type="float">
            <text:p>-0.273127240399051</text:p>
          </table:table-cell>
          <table:table-cell office:value-type="float" office:value="-0.269843468004084" calcext:value-type="float">
            <text:p>-0.269843468004084</text:p>
          </table:table-cell>
          <table:table-cell office:value-type="float" office:value="-0.266806352331021" calcext:value-type="float">
            <text:p>-0.266806352331021</text:p>
          </table:table-cell>
          <table:table-cell office:value-type="float" office:value="-0.280536037911287" calcext:value-type="float">
            <text:p>-0.280536037911287</text:p>
          </table:table-cell>
          <table:table-cell office:value-type="float" office:value="-0.215765177890361" calcext:value-type="float">
            <text:p>-0.215765177890361</text:p>
          </table:table-cell>
          <table:table-cell office:value-type="float" office:value="-0.208207675962488" calcext:value-type="float">
            <text:p>-0.208207675962488</text:p>
          </table:table-cell>
          <table:table-cell office:value-type="float" office:value="-0.202732052156941" calcext:value-type="float">
            <text:p>-0.202732052156941</text:p>
          </table:table-cell>
          <table:table-cell office:value-type="float" office:value="-0.207357194119704" calcext:value-type="float">
            <text:p>-0.207357194119704</text:p>
          </table:table-cell>
          <table:table-cell office:value-type="float" office:value="-0.206646019499356" calcext:value-type="float">
            <text:p>-0.206646019499356</text:p>
          </table:table-cell>
          <table:table-cell office:value-type="float" office:value="-0.210502773987379" calcext:value-type="float">
            <text:p>-0.210502773987379</text:p>
          </table:table-cell>
          <table:table-cell office:value-type="float" office:value="-0.216018922671595" calcext:value-type="float">
            <text:p>-0.216018922671595</text:p>
          </table:table-cell>
          <table:table-cell office:value-type="float" office:value="-0.229849062357325" calcext:value-type="float">
            <text:p>-0.229849062357325</text:p>
          </table:table-cell>
          <table:table-cell office:value-type="float" office:value="-0.247109050933483" calcext:value-type="float">
            <text:p>-0.247109050933483</text:p>
          </table:table-cell>
          <table:table-cell office:value-type="float" office:value="-0.247304828560796" calcext:value-type="float">
            <text:p>-0.247304828560796</text:p>
          </table:table-cell>
          <table:table-cell office:value-type="float" office:value="-0.24470027832681" calcext:value-type="float">
            <text:p>-0.24470027832681</text:p>
          </table:table-cell>
          <table:table-cell office:value-type="float" office:value="-0.239765963848598" calcext:value-type="float">
            <text:p>-0.239765963848598</text:p>
          </table:table-cell>
          <table:table-cell office:value-type="float" office:value="-0.236858846263312" calcext:value-type="float">
            <text:p>-0.236858846263312</text:p>
          </table:table-cell>
          <table:table-cell office:value-type="float" office:value="-0.236825245159282" calcext:value-type="float">
            <text:p>-0.236825245159282</text:p>
          </table:table-cell>
          <table:table-cell office:value-type="float" office:value="-0.240060250095061" calcext:value-type="float">
            <text:p>-0.240060250095061</text:p>
          </table:table-cell>
          <table:table-cell office:value-type="float" office:value="-0.244302453970615" calcext:value-type="float">
            <text:p>-0.244302453970615</text:p>
          </table:table-cell>
          <table:table-cell office:value-type="float" office:value="-0.243203731689291" calcext:value-type="float">
            <text:p>-0.243203731689291</text:p>
          </table:table-cell>
          <table:table-cell office:value-type="float" office:value="-0.241546758510121" calcext:value-type="float">
            <text:p>-0.241546758510121</text:p>
          </table:table-cell>
          <table:table-cell office:value-type="float" office:value="-0.241768040145829" calcext:value-type="float">
            <text:p>-0.241768040145829</text:p>
          </table:table-cell>
          <table:table-cell office:value-type="float" office:value="-0.241808492101754" calcext:value-type="float">
            <text:p>-0.241808492101754</text:p>
          </table:table-cell>
          <table:table-cell office:value-type="float" office:value="-0.24103286611756" calcext:value-type="float">
            <text:p>-0.24103286611756</text:p>
          </table:table-cell>
          <table:table-cell office:value-type="float" office:value="-0.23988285455733" calcext:value-type="float">
            <text:p>-0.23988285455733</text:p>
          </table:table-cell>
          <table:table-cell office:value-type="float" office:value="-0.238694292985189" calcext:value-type="float">
            <text:p>-0.238694292985189</text:p>
          </table:table-cell>
          <table:table-cell office:value-type="float" office:value="-0.238100957286755" calcext:value-type="float">
            <text:p>-0.238100957286755</text:p>
          </table:table-cell>
          <table:table-cell office:value-type="float" office:value="-0.237189101999096" calcext:value-type="float">
            <text:p>-0.237189101999096</text:p>
          </table:table-cell>
          <table:table-cell office:value-type="float" office:value="-0.23648030238658" calcext:value-type="float">
            <text:p>-0.23648030238658</text:p>
          </table:table-cell>
          <table:table-cell office:value-type="float" office:value="-0.235925642099995" calcext:value-type="float">
            <text:p>-0.235925642099995</text:p>
          </table:table-cell>
          <table:table-cell office:value-type="float" office:value="-0.235779066103507" calcext:value-type="float">
            <text:p>-0.235779066103507</text:p>
          </table:table-cell>
          <table:table-cell office:value-type="float" office:value="-0.235369444214336" calcext:value-type="float">
            <text:p>-0.235369444214336</text:p>
          </table:table-cell>
          <table:table-cell office:value-type="float" office:value="-0.235421362104257" calcext:value-type="float">
            <text:p>-0.235421362104257</text:p>
          </table:table-cell>
          <table:table-cell office:value-type="float" office:value="-0.235221117401691" calcext:value-type="float">
            <text:p>-0.235221117401691</text:p>
          </table:table-cell>
          <table:table-cell office:value-type="float" office:value="-0.235423244510128" calcext:value-type="float">
            <text:p>-0.235423244510128</text:p>
          </table:table-cell>
          <table:table-cell office:value-type="float" office:value="-0.235198706271003" calcext:value-type="float">
            <text:p>-0.235198706271003</text:p>
          </table:table-cell>
          <table:table-cell office:value-type="float" office:value="-0.2351615291793" calcext:value-type="float">
            <text:p>-0.2351615291793</text:p>
          </table:table-cell>
          <table:table-cell office:value-type="float" office:value="-0.235145375657586" calcext:value-type="float">
            <text:p>-0.235145375657586</text:p>
          </table:table-cell>
          <table:table-cell office:value-type="float" office:value="-0.235283908102484" calcext:value-type="float">
            <text:p>-0.235283908102484</text:p>
          </table:table-cell>
          <table:table-cell office:value-type="float" office:value="-0.235403397496954" calcext:value-type="float">
            <text:p>-0.235403397496954</text:p>
          </table:table-cell>
          <table:table-cell office:value-type="float" office:value="-0.235248863966245" calcext:value-type="float">
            <text:p>-0.235248863966245</text:p>
          </table:table-cell>
          <table:table-cell office:value-type="float" office:value="-0.235156267333455" calcext:value-type="float">
            <text:p>-0.235156267333455</text:p>
          </table:table-cell>
          <table:table-cell office:value-type="float" office:value="-0.235355027253648" calcext:value-type="float">
            <text:p>-0.235355027253648</text:p>
          </table:table-cell>
          <table:table-cell office:value-type="float" office:value="-0.235157558926976" calcext:value-type="float">
            <text:p>-0.235157558926976</text:p>
          </table:table-cell>
          <table:table-cell office:value-type="float" office:value="-0.235253462164442" calcext:value-type="float">
            <text:p>-0.235253462164442</text:p>
          </table:table-cell>
          <table:table-cell office:value-type="float" office:value="-0.235233927247454" calcext:value-type="float">
            <text:p>-0.235233927247454</text:p>
          </table:table-cell>
          <table:table-cell office:value-type="float" office:value="-0.235272348915079" calcext:value-type="float">
            <text:p>-0.235272348915079</text:p>
          </table:table-cell>
          <table:table-cell office:value-type="float" office:value="-0.235317629161242" calcext:value-type="float">
            <text:p>-0.235317629161242</text:p>
          </table:table-cell>
          <table:table-cell office:value-type="float" office:value="-0.235295953954032" calcext:value-type="float">
            <text:p>-0.235295953954032</text:p>
          </table:table-cell>
          <table:table-cell office:value-type="float" office:value="-0.235344591314116" calcext:value-type="float">
            <text:p>-0.235344591314116</text:p>
          </table:table-cell>
          <table:table-cell office:value-type="float" office:value="-0.235317144774841" calcext:value-type="float">
            <text:p>-0.235317144774841</text:p>
          </table:table-cell>
          <table:table-cell office:value-type="float" office:value="-0.235372910018747" calcext:value-type="float">
            <text:p>-0.235372910018747</text:p>
          </table:table-cell>
          <table:table-cell office:value-type="float" office:value="-0.235286765802178" calcext:value-type="float">
            <text:p>-0.235286765802178</text:p>
          </table:table-cell>
          <table:table-cell office:value-type="float" office:value="-0.235234778617718" calcext:value-type="float">
            <text:p>-0.235234778617718</text:p>
          </table:table-cell>
          <table:table-cell office:value-type="float" office:value="-0.23525156884501" calcext:value-type="float">
            <text:p>-0.23525156884501</text:p>
          </table:table-cell>
          <table:table-cell office:value-type="float" office:value="-0.235242951506979" calcext:value-type="float">
            <text:p>-0.235242951506979</text:p>
          </table:table-cell>
          <table:table-cell office:value-type="float" office:value="-0.23540785355383" calcext:value-type="float">
            <text:p>-0.23540785355383</text:p>
          </table:table-cell>
          <table:table-cell office:value-type="float" office:value="-0.235387843835601" calcext:value-type="float">
            <text:p>-0.235387843835601</text:p>
          </table:table-cell>
          <table:table-cell office:value-type="float" office:value="-0.235382720874154" calcext:value-type="float">
            <text:p>-0.235382720874154</text:p>
          </table:table-cell>
          <table:table-cell office:value-type="float" office:value="-0.235238448905678" calcext:value-type="float">
            <text:p>-0.235238448905678</text:p>
          </table:table-cell>
          <table:table-cell office:value-type="float" office:value="-0.235442093499688" calcext:value-type="float">
            <text:p>-0.235442093499688</text:p>
          </table:table-cell>
          <table:table-cell office:value-type="float" office:value="-0.235288960798576" calcext:value-type="float">
            <text:p>-0.235288960798576</text:p>
          </table:table-cell>
          <table:table-cell office:value-type="float" office:value="-0.235438584359052" calcext:value-type="float">
            <text:p>-0.235438584359052</text:p>
          </table:table-cell>
          <table:table-cell office:value-type="float" office:value="-0.235067406664035" calcext:value-type="float">
            <text:p>-0.235067406664035</text:p>
          </table:table-cell>
          <table:table-cell office:value-type="float" office:value="-0.235259616248478" calcext:value-type="float">
            <text:p>-0.235259616248478</text:p>
          </table:table-cell>
          <table:table-cell office:value-type="float" office:value="-0.235355235882094" calcext:value-type="float">
            <text:p>-0.235355235882094</text:p>
          </table:table-cell>
          <table:table-cell office:value-type="float" office:value="-0.235524666531161" calcext:value-type="float">
            <text:p>-0.235524666531161</text:p>
          </table:table-cell>
          <table:table-cell office:value-type="float" office:value="-0.235160113421979" calcext:value-type="float">
            <text:p>-0.235160113421979</text:p>
          </table:table-cell>
          <table:table-cell office:value-type="float" office:value="-0.235375146419037" calcext:value-type="float">
            <text:p>-0.235375146419037</text:p>
          </table:table-cell>
          <table:table-cell office:value-type="float" office:value="-0.235135953260212" calcext:value-type="float">
            <text:p>-0.235135953260212</text:p>
          </table:table-cell>
          <table:table-cell office:value-type="float" office:value="-0.235364305654473" calcext:value-type="float">
            <text:p>-0.235364305654473</text:p>
          </table:table-cell>
          <table:table-cell office:value-type="float" office:value="-0.23530010259761" calcext:value-type="float">
            <text:p>-0.23530010259761</text:p>
          </table:table-cell>
          <table:table-cell office:value-type="float" office:value="-0.235446372008097" calcext:value-type="float">
            <text:p>-0.235446372008097</text:p>
          </table:table-cell>
          <table:table-cell office:value-type="float" office:value="-0.235210520327787" calcext:value-type="float">
            <text:p>-0.235210520327787</text:p>
          </table:table-cell>
          <table:table-cell office:value-type="float" office:value="-0.235312631760698" calcext:value-type="float">
            <text:p>-0.235312631760698</text:p>
          </table:table-cell>
          <table:table-cell office:value-type="float" office:value="-0.235219937040373" calcext:value-type="float">
            <text:p>-0.235219937040373</text:p>
          </table:table-cell>
          <table:table-cell office:value-type="float" office:value="-0.235281889548766" calcext:value-type="float">
            <text:p>-0.235281889548766</text:p>
          </table:table-cell>
          <table:table-cell office:value-type="float" office:value="-0.235178037657944" calcext:value-type="float">
            <text:p>-0.235178037657944</text:p>
          </table:table-cell>
          <table:table-cell office:value-type="float" office:value="-0.235373637108103" calcext:value-type="float">
            <text:p>-0.235373637108103</text:p>
          </table:table-cell>
          <table:table-cell office:value-type="float" office:value="-0.235304394626215" calcext:value-type="float">
            <text:p>-0.235304394626215</text:p>
          </table:table-cell>
          <table:table-cell office:value-type="float" office:value="-0.235325255075481" calcext:value-type="float">
            <text:p>-0.235325255075481</text:p>
          </table:table-cell>
          <table:table-cell office:value-type="float" office:value="-0.235342544734917" calcext:value-type="float">
            <text:p>-0.235342544734917</text:p>
          </table:table-cell>
          <table:table-cell office:value-type="float" office:value="-0.235329902999029" calcext:value-type="float">
            <text:p>-0.235329902999029</text:p>
          </table:table-cell>
          <table:table-cell office:value-type="float" office:value="-0.235138637829451" calcext:value-type="float">
            <text:p>-0.235138637829451</text:p>
          </table:table-cell>
          <table:table-cell office:value-type="float" office:value="-0.235346113588163" calcext:value-type="float">
            <text:p>-0.235346113588163</text:p>
          </table:table-cell>
          <table:table-cell office:value-type="float" office:value="-0.235315842498087" calcext:value-type="float">
            <text:p>-0.235315842498087</text:p>
          </table:table-cell>
          <table:table-cell office:value-type="float" office:value="-0.235351703742209" calcext:value-type="float">
            <text:p>-0.235351703742209</text:p>
          </table:table-cell>
          <table:table-cell office:value-type="float" office:value="-0.235337740761368" calcext:value-type="float">
            <text:p>-0.235337740761368</text:p>
          </table:table-cell>
          <table:table-cell office:value-type="float" office:value="-0.235360602085677" calcext:value-type="float">
            <text:p>-0.235360602085677</text:p>
          </table:table-cell>
          <table:table-cell office:value-type="float" office:value="-0.23521601109628" calcext:value-type="float">
            <text:p>-0.23521601109628</text:p>
          </table:table-cell>
          <table:table-cell office:value-type="float" office:value="-0.235156055450915" calcext:value-type="float">
            <text:p>-0.235156055450915</text:p>
          </table:table-cell>
          <table:table-cell office:value-type="float" office:value="-0.235402487157695" calcext:value-type="float">
            <text:p>-0.235402487157695</text:p>
          </table:table-cell>
          <table:table-cell office:value-type="float" office:value="-0.235271897617236" calcext:value-type="float">
            <text:p>-0.235271897617236</text:p>
          </table:table-cell>
          <table:table-cell office:value-type="float" office:value="-0.235339547314309" calcext:value-type="float">
            <text:p>-0.235339547314309</text:p>
          </table:table-cell>
          <table:table-cell office:value-type="float" office:value="-0.235425672274832" calcext:value-type="float">
            <text:p>-0.235425672274832</text:p>
          </table:table-cell>
          <table:table-cell office:value-type="float" office:value="-0.235242779617577" calcext:value-type="float">
            <text:p>-0.235242779617577</text:p>
          </table:table-cell>
          <table:table-cell office:value-type="float" office:value="-0.235322675435053" calcext:value-type="float">
            <text:p>-0.235322675435053</text:p>
          </table:table-cell>
          <table:table-cell office:value-type="float" office:value="-0.235268315900359" calcext:value-type="float">
            <text:p>-0.235268315900359</text:p>
          </table:table-cell>
          <table:table-cell office:value-type="float" office:value="-0.235242485164664" calcext:value-type="float">
            <text:p>-0.235242485164664</text:p>
          </table:table-cell>
          <table:table-cell office:value-type="float" office:value="-0.235256960977794" calcext:value-type="float">
            <text:p>-0.235256960977794</text:p>
          </table:table-cell>
          <table:table-cell office:value-type="float" office:value="-0.235277810328898" calcext:value-type="float">
            <text:p>-0.235277810328898</text:p>
          </table:table-cell>
          <table:table-cell office:value-type="float" office:value="-0.235308094413309" calcext:value-type="float">
            <text:p>-0.235308094413309</text:p>
          </table:table-cell>
          <table:table-cell office:value-type="float" office:value="-0.235266809961494" calcext:value-type="float">
            <text:p>-0.235266809961494</text:p>
          </table:table-cell>
          <table:table-cell office:value-type="float" office:value="-0.235346026850118" calcext:value-type="float">
            <text:p>-0.235346026850118</text:p>
          </table:table-cell>
          <table:table-cell office:value-type="float" office:value="-0.23532222304814" calcext:value-type="float">
            <text:p>-0.23532222304814</text:p>
          </table:table-cell>
          <table:table-cell office:value-type="float" office:value="-0.235452965951868" calcext:value-type="float">
            <text:p>-0.235452965951868</text:p>
          </table:table-cell>
          <table:table-cell office:value-type="float" office:value="-0.235487346420615" calcext:value-type="float">
            <text:p>-0.235487346420615</text:p>
          </table:table-cell>
          <table:table-cell office:value-type="float" office:value="-0.235326342820523" calcext:value-type="float">
            <text:p>-0.235326342820523</text:p>
          </table:table-cell>
          <table:table-cell office:value-type="float" office:value="-0.235467054053264" calcext:value-type="float">
            <text:p>-0.235467054053264</text:p>
          </table:table-cell>
          <table:table-cell office:value-type="float" office:value="-0.235230590731717" calcext:value-type="float">
            <text:p>-0.235230590731717</text:p>
          </table:table-cell>
          <table:table-cell office:value-type="float" office:value="-0.235522645575127" calcext:value-type="float">
            <text:p>-0.235522645575127</text:p>
          </table:table-cell>
          <table:table-cell table:number-columns-repeated="517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395746768842" calcext:value-type="float">
            <text:p>0.30395746768842</text:p>
          </table:table-cell>
          <table:table-cell office:value-type="float" office:value="0.30399996002692" calcext:value-type="float">
            <text:p>0.30399996002692</text:p>
          </table:table-cell>
          <table:table-cell office:value-type="float" office:value="0.303976539653734" calcext:value-type="float">
            <text:p>0.303976539653734</text:p>
          </table:table-cell>
          <table:table-cell office:value-type="float" office:value="0.304000071115241" calcext:value-type="float">
            <text:p>0.304000071115241</text:p>
          </table:table-cell>
          <table:table-cell office:value-type="float" office:value="0.304002732420997" calcext:value-type="float">
            <text:p>0.304002732420997</text:p>
          </table:table-cell>
          <table:table-cell office:value-type="float" office:value="0.303988997330246" calcext:value-type="float">
            <text:p>0.303988997330246</text:p>
          </table:table-cell>
          <table:table-cell office:value-type="float" office:value="0.303981029807312" calcext:value-type="float">
            <text:p>0.303981029807312</text:p>
          </table:table-cell>
          <table:table-cell office:value-type="float" office:value="0.303991690742025" calcext:value-type="float">
            <text:p>0.303991690742025</text:p>
          </table:table-cell>
          <table:table-cell office:value-type="float" office:value="0.303963754381046" calcext:value-type="float">
            <text:p>0.303963754381046</text:p>
          </table:table-cell>
          <table:table-cell office:value-type="float" office:value="0.303973467586289" calcext:value-type="float">
            <text:p>0.303973467586289</text:p>
          </table:table-cell>
          <table:table-cell office:value-type="float" office:value="0.30398034870832" calcext:value-type="float">
            <text:p>0.30398034870832</text:p>
          </table:table-cell>
          <table:table-cell office:value-type="float" office:value="0.304006987141948" calcext:value-type="float">
            <text:p>0.304006987141948</text:p>
          </table:table-cell>
          <table:table-cell office:value-type="float" office:value="0.303990211873573" calcext:value-type="float">
            <text:p>0.303990211873573</text:p>
          </table:table-cell>
          <table:table-cell office:value-type="float" office:value="0.303973448893021" calcext:value-type="float">
            <text:p>0.303973448893021</text:p>
          </table:table-cell>
          <table:table-cell office:value-type="float" office:value="0.303983315729463" calcext:value-type="float">
            <text:p>0.303983315729463</text:p>
          </table:table-cell>
          <table:table-cell office:value-type="float" office:value="0.303976052493465" calcext:value-type="float">
            <text:p>0.303976052493465</text:p>
          </table:table-cell>
          <table:table-cell office:value-type="float" office:value="0.303999026701188" calcext:value-type="float">
            <text:p>0.303999026701188</text:p>
          </table:table-cell>
          <table:table-cell office:value-type="float" office:value="0.304007291810387" calcext:value-type="float">
            <text:p>0.304007291810387</text:p>
          </table:table-cell>
          <table:table-cell office:value-type="float" office:value="0.303997812800304" calcext:value-type="float">
            <text:p>0.303997812800304</text:p>
          </table:table-cell>
          <table:table-cell office:value-type="float" office:value="0.303992249819445" calcext:value-type="float">
            <text:p>0.303992249819445</text:p>
          </table:table-cell>
          <table:table-cell office:value-type="float" office:value="0.30399935880307" calcext:value-type="float">
            <text:p>0.30399935880307</text:p>
          </table:table-cell>
          <table:table-cell office:value-type="float" office:value="0.303994709425656" calcext:value-type="float">
            <text:p>0.303994709425656</text:p>
          </table:table-cell>
          <table:table-cell office:value-type="float" office:value="0.303994531855068" calcext:value-type="float">
            <text:p>0.303994531855068</text:p>
          </table:table-cell>
          <table:table-cell office:value-type="float" office:value="0.303973559182593" calcext:value-type="float">
            <text:p>0.303973559182593</text:p>
          </table:table-cell>
          <table:table-cell office:value-type="float" office:value="0.30398595367847" calcext:value-type="float">
            <text:p>0.30398595367847</text:p>
          </table:table-cell>
          <table:table-cell office:value-type="float" office:value="0.303962943855936" calcext:value-type="float">
            <text:p>0.303962943855936</text:p>
          </table:table-cell>
          <table:table-cell office:value-type="float" office:value="0.304001945361178" calcext:value-type="float">
            <text:p>0.304001945361178</text:p>
          </table:table-cell>
          <table:table-cell office:value-type="float" office:value="0.303979130143874" calcext:value-type="float">
            <text:p>0.303979130143874</text:p>
          </table:table-cell>
          <table:table-cell office:value-type="float" office:value="0.303971896839061" calcext:value-type="float">
            <text:p>0.303971896839061</text:p>
          </table:table-cell>
          <table:table-cell office:value-type="float" office:value="0.303985641959144" calcext:value-type="float">
            <text:p>0.303985641959144</text:p>
          </table:table-cell>
          <table:table-cell office:value-type="float" office:value="0.303979840807659" calcext:value-type="float">
            <text:p>0.303979840807659</text:p>
          </table:table-cell>
          <table:table-cell office:value-type="float" office:value="0.303994590593627" calcext:value-type="float">
            <text:p>0.303994590593627</text:p>
          </table:table-cell>
          <table:table-cell office:value-type="float" office:value="0.304005445434513" calcext:value-type="float">
            <text:p>0.304005445434513</text:p>
          </table:table-cell>
          <table:table-cell office:value-type="float" office:value="0.30399243194525" calcext:value-type="float">
            <text:p>0.30399243194525</text:p>
          </table:table-cell>
          <table:table-cell office:value-type="float" office:value="0.303986811472596" calcext:value-type="float">
            <text:p>0.303986811472596</text:p>
          </table:table-cell>
          <table:table-cell office:value-type="float" office:value="0.303975091316128" calcext:value-type="float">
            <text:p>0.303975091316128</text:p>
          </table:table-cell>
          <table:table-cell office:value-type="float" office:value="0.304002416725499" calcext:value-type="float">
            <text:p>0.304002416725499</text:p>
          </table:table-cell>
          <table:table-cell office:value-type="float" office:value="0.303990142871672" calcext:value-type="float">
            <text:p>0.303990142871672</text:p>
          </table:table-cell>
          <table:table-cell office:value-type="float" office:value="0.303970269790761" calcext:value-type="float">
            <text:p>0.303970269790761</text:p>
          </table:table-cell>
          <table:table-cell office:value-type="float" office:value="0.303984314143405" calcext:value-type="float">
            <text:p>0.303984314143405</text:p>
          </table:table-cell>
          <table:table-cell office:value-type="float" office:value="0.30399388418226" calcext:value-type="float">
            <text:p>0.30399388418226</text:p>
          </table:table-cell>
          <table:table-cell office:value-type="float" office:value="0.30398837481439" calcext:value-type="float">
            <text:p>0.30398837481439</text:p>
          </table:table-cell>
          <table:table-cell office:value-type="float" office:value="0.303973388779128" calcext:value-type="float">
            <text:p>0.303973388779128</text:p>
          </table:table-cell>
          <table:table-cell office:value-type="float" office:value="0.303973298815855" calcext:value-type="float">
            <text:p>0.303973298815855</text:p>
          </table:table-cell>
          <table:table-cell office:value-type="float" office:value="0.303998916551714" calcext:value-type="float">
            <text:p>0.303998916551714</text:p>
          </table:table-cell>
          <table:table-cell office:value-type="float" office:value="0.303987317400962" calcext:value-type="float">
            <text:p>0.303987317400962</text:p>
          </table:table-cell>
          <table:table-cell office:value-type="float" office:value="0.303982735226638" calcext:value-type="float">
            <text:p>0.303982735226638</text:p>
          </table:table-cell>
          <table:table-cell office:value-type="float" office:value="0.303938712576696" calcext:value-type="float">
            <text:p>0.303938712576696</text:p>
          </table:table-cell>
          <table:table-cell office:value-type="float" office:value="0.303998306475822" calcext:value-type="float">
            <text:p>0.303998306475822</text:p>
          </table:table-cell>
          <table:table-cell office:value-type="float" office:value="0.303993233441601" calcext:value-type="float">
            <text:p>0.303993233441601</text:p>
          </table:table-cell>
          <table:table-cell office:value-type="float" office:value="0.303910825604922" calcext:value-type="float">
            <text:p>0.303910825604922</text:p>
          </table:table-cell>
          <table:table-cell office:value-type="float" office:value="0.303923148348351" calcext:value-type="float">
            <text:p>0.303923148348351</text:p>
          </table:table-cell>
          <table:table-cell office:value-type="float" office:value="0.30397840671065" calcext:value-type="float">
            <text:p>0.30397840671065</text:p>
          </table:table-cell>
          <table:table-cell office:value-type="float" office:value="0.301568836137953" calcext:value-type="float">
            <text:p>0.301568836137953</text:p>
          </table:table-cell>
          <table:table-cell office:value-type="float" office:value="0.298980523060327" calcext:value-type="float">
            <text:p>0.298980523060327</text:p>
          </table:table-cell>
          <table:table-cell office:value-type="float" office:value="0.296518539702517" calcext:value-type="float">
            <text:p>0.296518539702517</text:p>
          </table:table-cell>
          <table:table-cell office:value-type="float" office:value="0.296881040963862" calcext:value-type="float">
            <text:p>0.296881040963862</text:p>
          </table:table-cell>
          <table:table-cell office:value-type="float" office:value="0.297119575804773" calcext:value-type="float">
            <text:p>0.297119575804773</text:p>
          </table:table-cell>
          <table:table-cell office:value-type="float" office:value="0.297434521968998" calcext:value-type="float">
            <text:p>0.297434521968998</text:p>
          </table:table-cell>
          <table:table-cell office:value-type="float" office:value="0.297679016235287" calcext:value-type="float">
            <text:p>0.297679016235287</text:p>
          </table:table-cell>
          <table:table-cell office:value-type="float" office:value="0.297052468240556" calcext:value-type="float">
            <text:p>0.297052468240556</text:p>
          </table:table-cell>
          <table:table-cell office:value-type="float" office:value="0.295342980568941" calcext:value-type="float">
            <text:p>0.295342980568941</text:p>
          </table:table-cell>
          <table:table-cell office:value-type="float" office:value="0.294006290069701" calcext:value-type="float">
            <text:p>0.294006290069701</text:p>
          </table:table-cell>
          <table:table-cell office:value-type="float" office:value="0.300108837092159" calcext:value-type="float">
            <text:p>0.300108837092159</text:p>
          </table:table-cell>
          <table:table-cell office:value-type="float" office:value="0.31789795814629" calcext:value-type="float">
            <text:p>0.31789795814629</text:p>
          </table:table-cell>
          <table:table-cell office:value-type="float" office:value="0.330466618042248" calcext:value-type="float">
            <text:p>0.330466618042248</text:p>
          </table:table-cell>
          <table:table-cell office:value-type="float" office:value="0.334792109099832" calcext:value-type="float">
            <text:p>0.334792109099832</text:p>
          </table:table-cell>
          <table:table-cell office:value-type="float" office:value="0.339285917758977" calcext:value-type="float">
            <text:p>0.339285917758977</text:p>
          </table:table-cell>
          <table:table-cell office:value-type="float" office:value="0.339120387066665" calcext:value-type="float">
            <text:p>0.339120387066665</text:p>
          </table:table-cell>
          <table:table-cell office:value-type="float" office:value="0.337067358929582" calcext:value-type="float">
            <text:p>0.337067358929582</text:p>
          </table:table-cell>
          <table:table-cell office:value-type="float" office:value="0.33648120280607" calcext:value-type="float">
            <text:p>0.33648120280607</text:p>
          </table:table-cell>
          <table:table-cell office:value-type="float" office:value="0.337620910943749" calcext:value-type="float">
            <text:p>0.337620910943749</text:p>
          </table:table-cell>
          <table:table-cell office:value-type="float" office:value="0.33870722038952" calcext:value-type="float">
            <text:p>0.33870722038952</text:p>
          </table:table-cell>
          <table:table-cell office:value-type="float" office:value="0.338179482513518" calcext:value-type="float">
            <text:p>0.338179482513518</text:p>
          </table:table-cell>
          <table:table-cell office:value-type="float" office:value="0.330464059960751" calcext:value-type="float">
            <text:p>0.330464059960751</text:p>
          </table:table-cell>
          <table:table-cell office:value-type="float" office:value="0.324469687248669" calcext:value-type="float">
            <text:p>0.324469687248669</text:p>
          </table:table-cell>
          <table:table-cell office:value-type="float" office:value="0.301665921172255" calcext:value-type="float">
            <text:p>0.301665921172255</text:p>
          </table:table-cell>
          <table:table-cell office:value-type="float" office:value="0.301719109048518" calcext:value-type="float">
            <text:p>0.301719109048518</text:p>
          </table:table-cell>
          <table:table-cell office:value-type="float" office:value="0.300842710141525" calcext:value-type="float">
            <text:p>0.300842710141525</text:p>
          </table:table-cell>
          <table:table-cell office:value-type="float" office:value="0.30017374214289" calcext:value-type="float">
            <text:p>0.30017374214289</text:p>
          </table:table-cell>
          <table:table-cell office:value-type="float" office:value="0.297514604338502" calcext:value-type="float">
            <text:p>0.297514604338502</text:p>
          </table:table-cell>
          <table:table-cell office:value-type="float" office:value="0.293757622161847" calcext:value-type="float">
            <text:p>0.293757622161847</text:p>
          </table:table-cell>
          <table:table-cell office:value-type="float" office:value="0.292601333770661" calcext:value-type="float">
            <text:p>0.292601333770661</text:p>
          </table:table-cell>
          <table:table-cell office:value-type="float" office:value="0.292322069628248" calcext:value-type="float">
            <text:p>0.292322069628248</text:p>
          </table:table-cell>
          <table:table-cell office:value-type="float" office:value="0.332994365803223" calcext:value-type="float">
            <text:p>0.332994365803223</text:p>
          </table:table-cell>
          <table:table-cell office:value-type="float" office:value="0.331944642569779" calcext:value-type="float">
            <text:p>0.331944642569779</text:p>
          </table:table-cell>
          <table:table-cell office:value-type="float" office:value="0.329067764466869" calcext:value-type="float">
            <text:p>0.329067764466869</text:p>
          </table:table-cell>
          <table:table-cell office:value-type="float" office:value="0.30319220209403" calcext:value-type="float">
            <text:p>0.30319220209403</text:p>
          </table:table-cell>
          <table:table-cell office:value-type="float" office:value="0.303127925919513" calcext:value-type="float">
            <text:p>0.303127925919513</text:p>
          </table:table-cell>
          <table:table-cell office:value-type="float" office:value="0.30273197035763" calcext:value-type="float">
            <text:p>0.30273197035763</text:p>
          </table:table-cell>
          <table:table-cell office:value-type="float" office:value="0.301036474048521" calcext:value-type="float">
            <text:p>0.301036474048521</text:p>
          </table:table-cell>
          <table:table-cell office:value-type="float" office:value="0.293618017461929" calcext:value-type="float">
            <text:p>0.293618017461929</text:p>
          </table:table-cell>
          <table:table-cell office:value-type="float" office:value="0.297108018602533" calcext:value-type="float">
            <text:p>0.297108018602533</text:p>
          </table:table-cell>
          <table:table-cell office:value-type="float" office:value="0.315257622244955" calcext:value-type="float">
            <text:p>0.315257622244955</text:p>
          </table:table-cell>
          <table:table-cell office:value-type="float" office:value="0.335651203119412" calcext:value-type="float">
            <text:p>0.335651203119412</text:p>
          </table:table-cell>
          <table:table-cell office:value-type="float" office:value="0.335787707518181" calcext:value-type="float">
            <text:p>0.335787707518181</text:p>
          </table:table-cell>
          <table:table-cell office:value-type="float" office:value="0.334199190597585" calcext:value-type="float">
            <text:p>0.334199190597585</text:p>
          </table:table-cell>
          <table:table-cell office:value-type="float" office:value="0.334272064201279" calcext:value-type="float">
            <text:p>0.334272064201279</text:p>
          </table:table-cell>
          <table:table-cell office:value-type="float" office:value="0.335123565829447" calcext:value-type="float">
            <text:p>0.335123565829447</text:p>
          </table:table-cell>
          <table:table-cell office:value-type="float" office:value="0.333069646696375" calcext:value-type="float">
            <text:p>0.333069646696375</text:p>
          </table:table-cell>
          <table:table-cell office:value-type="float" office:value="0.329248796819705" calcext:value-type="float">
            <text:p>0.329248796819705</text:p>
          </table:table-cell>
          <table:table-cell office:value-type="float" office:value="0.300824128094786" calcext:value-type="float">
            <text:p>0.300824128094786</text:p>
          </table:table-cell>
          <table:table-cell office:value-type="float" office:value="0.296072450089531" calcext:value-type="float">
            <text:p>0.296072450089531</text:p>
          </table:table-cell>
          <table:table-cell office:value-type="float" office:value="0.295479907879714" calcext:value-type="float">
            <text:p>0.295479907879714</text:p>
          </table:table-cell>
          <table:table-cell office:value-type="float" office:value="0.293128112286012" calcext:value-type="float">
            <text:p>0.293128112286012</text:p>
          </table:table-cell>
          <table:table-cell office:value-type="float" office:value="0.291764670988156" calcext:value-type="float">
            <text:p>0.291764670988156</text:p>
          </table:table-cell>
          <table:table-cell office:value-type="float" office:value="0.289670821446894" calcext:value-type="float">
            <text:p>0.289670821446894</text:p>
          </table:table-cell>
          <table:table-cell office:value-type="float" office:value="0.287711072321033" calcext:value-type="float">
            <text:p>0.287711072321033</text:p>
          </table:table-cell>
          <table:table-cell office:value-type="float" office:value="0.286578108263494" calcext:value-type="float">
            <text:p>0.286578108263494</text:p>
          </table:table-cell>
          <table:table-cell office:value-type="float" office:value="0.287584006487685" calcext:value-type="float">
            <text:p>0.287584006487685</text:p>
          </table:table-cell>
          <table:table-cell office:value-type="float" office:value="0.287832510171615" calcext:value-type="float">
            <text:p>0.287832510171615</text:p>
          </table:table-cell>
          <table:table-cell office:value-type="float" office:value="0.289935092616436" calcext:value-type="float">
            <text:p>0.289935092616436</text:p>
          </table:table-cell>
          <table:table-cell office:value-type="float" office:value="0.333955108856103" calcext:value-type="float">
            <text:p>0.333955108856103</text:p>
          </table:table-cell>
          <table:table-cell office:value-type="float" office:value="0.334853059123699" calcext:value-type="float">
            <text:p>0.334853059123699</text:p>
          </table:table-cell>
          <table:table-cell office:value-type="float" office:value="0.33396599275334" calcext:value-type="float">
            <text:p>0.33396599275334</text:p>
          </table:table-cell>
          <table:table-cell office:value-type="float" office:value="0.328843137086812" calcext:value-type="float">
            <text:p>0.328843137086812</text:p>
          </table:table-cell>
          <table:table-cell office:value-type="float" office:value="0.323382044945896" calcext:value-type="float">
            <text:p>0.323382044945896</text:p>
          </table:table-cell>
          <table:table-cell office:value-type="float" office:value="0.319694173993269" calcext:value-type="float">
            <text:p>0.319694173993269</text:p>
          </table:table-cell>
          <table:table-cell office:value-type="float" office:value="0.313310487287624" calcext:value-type="float">
            <text:p>0.313310487287624</text:p>
          </table:table-cell>
          <table:table-cell office:value-type="float" office:value="0.30778763663868" calcext:value-type="float">
            <text:p>0.30778763663868</text:p>
          </table:table-cell>
          <table:table-cell office:value-type="float" office:value="0.306064581263408" calcext:value-type="float">
            <text:p>0.306064581263408</text:p>
          </table:table-cell>
          <table:table-cell office:value-type="float" office:value="0.303437112602916" calcext:value-type="float">
            <text:p>0.303437112602916</text:p>
          </table:table-cell>
          <table:table-cell office:value-type="float" office:value="0.303043970249901" calcext:value-type="float">
            <text:p>0.303043970249901</text:p>
          </table:table-cell>
          <table:table-cell office:value-type="float" office:value="0.302460689705642" calcext:value-type="float">
            <text:p>0.302460689705642</text:p>
          </table:table-cell>
          <table:table-cell office:value-type="float" office:value="0.302805805920873" calcext:value-type="float">
            <text:p>0.302805805920873</text:p>
          </table:table-cell>
          <table:table-cell office:value-type="float" office:value="0.299342433052226" calcext:value-type="float">
            <text:p>0.299342433052226</text:p>
          </table:table-cell>
          <table:table-cell office:value-type="float" office:value="0.295737873192332" calcext:value-type="float">
            <text:p>0.295737873192332</text:p>
          </table:table-cell>
          <table:table-cell office:value-type="float" office:value="0.294668157058717" calcext:value-type="float">
            <text:p>0.294668157058717</text:p>
          </table:table-cell>
          <table:table-cell office:value-type="float" office:value="0.298084369408434" calcext:value-type="float">
            <text:p>0.298084369408434</text:p>
          </table:table-cell>
          <table:table-cell office:value-type="float" office:value="0.295262587238181" calcext:value-type="float">
            <text:p>0.295262587238181</text:p>
          </table:table-cell>
          <table:table-cell office:value-type="float" office:value="0.291182892306878" calcext:value-type="float">
            <text:p>0.291182892306878</text:p>
          </table:table-cell>
          <table:table-cell office:value-type="float" office:value="0.288793796997034" calcext:value-type="float">
            <text:p>0.288793796997034</text:p>
          </table:table-cell>
          <table:table-cell office:value-type="float" office:value="0.287415990624297" calcext:value-type="float">
            <text:p>0.287415990624297</text:p>
          </table:table-cell>
          <table:table-cell office:value-type="float" office:value="0.28564413621126" calcext:value-type="float">
            <text:p>0.28564413621126</text:p>
          </table:table-cell>
          <table:table-cell office:value-type="float" office:value="0.282567142442236" calcext:value-type="float">
            <text:p>0.282567142442236</text:p>
          </table:table-cell>
          <table:table-cell office:value-type="float" office:value="0.280631246634193" calcext:value-type="float">
            <text:p>0.280631246634193</text:p>
          </table:table-cell>
          <table:table-cell office:value-type="float" office:value="0.281428573333591" calcext:value-type="float">
            <text:p>0.281428573333591</text:p>
          </table:table-cell>
          <table:table-cell office:value-type="float" office:value="0.275783679470454" calcext:value-type="float">
            <text:p>0.275783679470454</text:p>
          </table:table-cell>
          <table:table-cell office:value-type="float" office:value="0.277146340827295" calcext:value-type="float">
            <text:p>0.277146340827295</text:p>
          </table:table-cell>
          <table:table-cell office:value-type="float" office:value="0.303037358010841" calcext:value-type="float">
            <text:p>0.303037358010841</text:p>
          </table:table-cell>
          <table:table-cell office:value-type="float" office:value="0.299601603464979" calcext:value-type="float">
            <text:p>0.299601603464979</text:p>
          </table:table-cell>
          <table:table-cell office:value-type="float" office:value="0.298794884048879" calcext:value-type="float">
            <text:p>0.298794884048879</text:p>
          </table:table-cell>
          <table:table-cell office:value-type="float" office:value="0.296564080929635" calcext:value-type="float">
            <text:p>0.296564080929635</text:p>
          </table:table-cell>
          <table:table-cell office:value-type="float" office:value="0.292473705994417" calcext:value-type="float">
            <text:p>0.292473705994417</text:p>
          </table:table-cell>
          <table:table-cell office:value-type="float" office:value="0.319948608423406" calcext:value-type="float">
            <text:p>0.319948608423406</text:p>
          </table:table-cell>
          <table:table-cell office:value-type="float" office:value="0.332209003604753" calcext:value-type="float">
            <text:p>0.332209003604753</text:p>
          </table:table-cell>
          <table:table-cell office:value-type="float" office:value="0.338388182276383" calcext:value-type="float">
            <text:p>0.338388182276383</text:p>
          </table:table-cell>
          <table:table-cell office:value-type="float" office:value="0.338683779344927" calcext:value-type="float">
            <text:p>0.338683779344927</text:p>
          </table:table-cell>
          <table:table-cell office:value-type="float" office:value="0.336161491744252" calcext:value-type="float">
            <text:p>0.336161491744252</text:p>
          </table:table-cell>
          <table:table-cell office:value-type="float" office:value="0.337328785120388" calcext:value-type="float">
            <text:p>0.337328785120388</text:p>
          </table:table-cell>
          <table:table-cell office:value-type="float" office:value="0.338653405959169" calcext:value-type="float">
            <text:p>0.338653405959169</text:p>
          </table:table-cell>
          <table:table-cell office:value-type="float" office:value="0.337674580470206" calcext:value-type="float">
            <text:p>0.337674580470206</text:p>
          </table:table-cell>
          <table:table-cell office:value-type="float" office:value="0.330633470187113" calcext:value-type="float">
            <text:p>0.330633470187113</text:p>
          </table:table-cell>
          <table:table-cell office:value-type="float" office:value="0.303483701678493" calcext:value-type="float">
            <text:p>0.303483701678493</text:p>
          </table:table-cell>
          <table:table-cell office:value-type="float" office:value="0.301172267659304" calcext:value-type="float">
            <text:p>0.301172267659304</text:p>
          </table:table-cell>
          <table:table-cell office:value-type="float" office:value="0.301083373502722" calcext:value-type="float">
            <text:p>0.301083373502722</text:p>
          </table:table-cell>
          <table:table-cell office:value-type="float" office:value="0.299106802909258" calcext:value-type="float">
            <text:p>0.299106802909258</text:p>
          </table:table-cell>
          <table:table-cell office:value-type="float" office:value="0.295923080669833" calcext:value-type="float">
            <text:p>0.295923080669833</text:p>
          </table:table-cell>
          <table:table-cell office:value-type="float" office:value="0.291819411487055" calcext:value-type="float">
            <text:p>0.291819411487055</text:p>
          </table:table-cell>
          <table:table-cell office:value-type="float" office:value="0.287628680448301" calcext:value-type="float">
            <text:p>0.287628680448301</text:p>
          </table:table-cell>
          <table:table-cell office:value-type="float" office:value="0.286577272193943" calcext:value-type="float">
            <text:p>0.286577272193943</text:p>
          </table:table-cell>
          <table:table-cell office:value-type="float" office:value="0.286450165835919" calcext:value-type="float">
            <text:p>0.286450165835919</text:p>
          </table:table-cell>
          <table:table-cell office:value-type="float" office:value="0.330062442449327" calcext:value-type="float">
            <text:p>0.330062442449327</text:p>
          </table:table-cell>
          <table:table-cell office:value-type="float" office:value="0.325518193073812" calcext:value-type="float">
            <text:p>0.325518193073812</text:p>
          </table:table-cell>
          <table:table-cell office:value-type="float" office:value="0.303502589142301" calcext:value-type="float">
            <text:p>0.303502589142301</text:p>
          </table:table-cell>
          <table:table-cell office:value-type="float" office:value="0.304443251554823" calcext:value-type="float">
            <text:p>0.304443251554823</text:p>
          </table:table-cell>
          <table:table-cell office:value-type="float" office:value="0.30386898944336" calcext:value-type="float">
            <text:p>0.30386898944336</text:p>
          </table:table-cell>
          <table:table-cell office:value-type="float" office:value="0.303245838323224" calcext:value-type="float">
            <text:p>0.303245838323224</text:p>
          </table:table-cell>
          <table:table-cell office:value-type="float" office:value="0.302134712344032" calcext:value-type="float">
            <text:p>0.302134712344032</text:p>
          </table:table-cell>
          <table:table-cell office:value-type="float" office:value="0.299186175166566" calcext:value-type="float">
            <text:p>0.299186175166566</text:p>
          </table:table-cell>
          <table:table-cell office:value-type="float" office:value="0.293389552704547" calcext:value-type="float">
            <text:p>0.293389552704547</text:p>
          </table:table-cell>
          <table:table-cell office:value-type="float" office:value="0.294982260026103" calcext:value-type="float">
            <text:p>0.294982260026103</text:p>
          </table:table-cell>
          <table:table-cell office:value-type="float" office:value="0.33505027013079" calcext:value-type="float">
            <text:p>0.33505027013079</text:p>
          </table:table-cell>
          <table:table-cell office:value-type="float" office:value="0.33883343860474" calcext:value-type="float">
            <text:p>0.33883343860474</text:p>
          </table:table-cell>
          <table:table-cell office:value-type="float" office:value="0.338138889799332" calcext:value-type="float">
            <text:p>0.338138889799332</text:p>
          </table:table-cell>
          <table:table-cell office:value-type="float" office:value="0.336851384870646" calcext:value-type="float">
            <text:p>0.336851384870646</text:p>
          </table:table-cell>
          <table:table-cell office:value-type="float" office:value="0.338656778201898" calcext:value-type="float">
            <text:p>0.338656778201898</text:p>
          </table:table-cell>
          <table:table-cell office:value-type="float" office:value="0.336570468006689" calcext:value-type="float">
            <text:p>0.336570468006689</text:p>
          </table:table-cell>
          <table:table-cell office:value-type="float" office:value="0.331221372724473" calcext:value-type="float">
            <text:p>0.331221372724473</text:p>
          </table:table-cell>
          <table:table-cell office:value-type="float" office:value="0.306239121466382" calcext:value-type="float">
            <text:p>0.306239121466382</text:p>
          </table:table-cell>
          <table:table-cell office:value-type="float" office:value="0.300988916002027" calcext:value-type="float">
            <text:p>0.300988916002027</text:p>
          </table:table-cell>
          <table:table-cell office:value-type="float" office:value="0.301284419303563" calcext:value-type="float">
            <text:p>0.301284419303563</text:p>
          </table:table-cell>
          <table:table-cell office:value-type="float" office:value="0.301695450248498" calcext:value-type="float">
            <text:p>0.301695450248498</text:p>
          </table:table-cell>
          <table:table-cell office:value-type="float" office:value="0.30143123462576" calcext:value-type="float">
            <text:p>0.30143123462576</text:p>
          </table:table-cell>
          <table:table-cell office:value-type="float" office:value="0.2938687199145" calcext:value-type="float">
            <text:p>0.2938687199145</text:p>
          </table:table-cell>
          <table:table-cell office:value-type="float" office:value="0.290761004745833" calcext:value-type="float">
            <text:p>0.290761004745833</text:p>
          </table:table-cell>
          <table:table-cell office:value-type="float" office:value="0.288166161360043" calcext:value-type="float">
            <text:p>0.288166161360043</text:p>
          </table:table-cell>
          <table:table-cell office:value-type="float" office:value="0.331625437214979" calcext:value-type="float">
            <text:p>0.331625437214979</text:p>
          </table:table-cell>
          <table:table-cell office:value-type="float" office:value="0.329936939085632" calcext:value-type="float">
            <text:p>0.329936939085632</text:p>
          </table:table-cell>
          <table:table-cell office:value-type="float" office:value="0.3257799514808" calcext:value-type="float">
            <text:p>0.3257799514808</text:p>
          </table:table-cell>
          <table:table-cell office:value-type="float" office:value="0.301096291999391" calcext:value-type="float">
            <text:p>0.301096291999391</text:p>
          </table:table-cell>
          <table:table-cell office:value-type="float" office:value="0.30036254913347" calcext:value-type="float">
            <text:p>0.30036254913347</text:p>
          </table:table-cell>
          <table:table-cell office:value-type="float" office:value="0.300199434227389" calcext:value-type="float">
            <text:p>0.300199434227389</text:p>
          </table:table-cell>
          <table:table-cell office:value-type="float" office:value="0.297820893050914" calcext:value-type="float">
            <text:p>0.297820893050914</text:p>
          </table:table-cell>
          <table:table-cell office:value-type="float" office:value="0.291053424724012" calcext:value-type="float">
            <text:p>0.291053424724012</text:p>
          </table:table-cell>
          <table:table-cell office:value-type="float" office:value="0.31386052551218" calcext:value-type="float">
            <text:p>0.31386052551218</text:p>
          </table:table-cell>
          <table:table-cell office:value-type="float" office:value="0.315491236858073" calcext:value-type="float">
            <text:p>0.315491236858073</text:p>
          </table:table-cell>
          <table:table-cell office:value-type="float" office:value="0.316347821298575" calcext:value-type="float">
            <text:p>0.316347821298575</text:p>
          </table:table-cell>
          <table:table-cell office:value-type="float" office:value="0.328811583201102" calcext:value-type="float">
            <text:p>0.328811583201102</text:p>
          </table:table-cell>
          <table:table-cell office:value-type="float" office:value="0.336379322491495" calcext:value-type="float">
            <text:p>0.336379322491495</text:p>
          </table:table-cell>
          <table:table-cell office:value-type="float" office:value="0.33835522835804" calcext:value-type="float">
            <text:p>0.33835522835804</text:p>
          </table:table-cell>
          <table:table-cell office:value-type="float" office:value="0.338392661545236" calcext:value-type="float">
            <text:p>0.338392661545236</text:p>
          </table:table-cell>
          <table:table-cell office:value-type="float" office:value="0.337022332921817" calcext:value-type="float">
            <text:p>0.337022332921817</text:p>
          </table:table-cell>
          <table:table-cell office:value-type="float" office:value="0.337815579345292" calcext:value-type="float">
            <text:p>0.337815579345292</text:p>
          </table:table-cell>
          <table:table-cell office:value-type="float" office:value="0.33899187989275" calcext:value-type="float">
            <text:p>0.33899187989275</text:p>
          </table:table-cell>
          <table:table-cell office:value-type="float" office:value="0.338327329028457" calcext:value-type="float">
            <text:p>0.338327329028457</text:p>
          </table:table-cell>
          <table:table-cell office:value-type="float" office:value="0.335554162472988" calcext:value-type="float">
            <text:p>0.335554162472988</text:p>
          </table:table-cell>
          <table:table-cell office:value-type="float" office:value="0.300737765315503" calcext:value-type="float">
            <text:p>0.300737765315503</text:p>
          </table:table-cell>
          <table:table-cell office:value-type="float" office:value="0.298632809397184" calcext:value-type="float">
            <text:p>0.298632809397184</text:p>
          </table:table-cell>
          <table:table-cell office:value-type="float" office:value="0.298162053531163" calcext:value-type="float">
            <text:p>0.298162053531163</text:p>
          </table:table-cell>
          <table:table-cell office:value-type="float" office:value="0.296986743267957" calcext:value-type="float">
            <text:p>0.296986743267957</text:p>
          </table:table-cell>
          <table:table-cell office:value-type="float" office:value="0.296037631601605" calcext:value-type="float">
            <text:p>0.296037631601605</text:p>
          </table:table-cell>
          <table:table-cell office:value-type="float" office:value="0.29352480066719" calcext:value-type="float">
            <text:p>0.29352480066719</text:p>
          </table:table-cell>
          <table:table-cell office:value-type="float" office:value="0.292566821027785" calcext:value-type="float">
            <text:p>0.292566821027785</text:p>
          </table:table-cell>
          <table:table-cell office:value-type="float" office:value="0.290602189210246" calcext:value-type="float">
            <text:p>0.290602189210246</text:p>
          </table:table-cell>
          <table:table-cell office:value-type="float" office:value="0.287014066930238" calcext:value-type="float">
            <text:p>0.287014066930238</text:p>
          </table:table-cell>
          <table:table-cell office:value-type="float" office:value="0.286077770886112" calcext:value-type="float">
            <text:p>0.286077770886112</text:p>
          </table:table-cell>
          <table:table-cell office:value-type="float" office:value="0.288067418781831" calcext:value-type="float">
            <text:p>0.288067418781831</text:p>
          </table:table-cell>
          <table:table-cell office:value-type="float" office:value="0.325289301918812" calcext:value-type="float">
            <text:p>0.325289301918812</text:p>
          </table:table-cell>
          <table:table-cell office:value-type="float" office:value="0.317888159385527" calcext:value-type="float">
            <text:p>0.317888159385527</text:p>
          </table:table-cell>
          <table:table-cell office:value-type="float" office:value="0.297669078811673" calcext:value-type="float">
            <text:p>0.297669078811673</text:p>
          </table:table-cell>
          <table:table-cell office:value-type="float" office:value="0.294792012839173" calcext:value-type="float">
            <text:p>0.294792012839173</text:p>
          </table:table-cell>
          <table:table-cell office:value-type="float" office:value="0.291391561297311" calcext:value-type="float">
            <text:p>0.291391561297311</text:p>
          </table:table-cell>
          <table:table-cell office:value-type="float" office:value="0.287740700016624" calcext:value-type="float">
            <text:p>0.287740700016624</text:p>
          </table:table-cell>
          <table:table-cell office:value-type="float" office:value="0.288453257651131" calcext:value-type="float">
            <text:p>0.288453257651131</text:p>
          </table:table-cell>
          <table:table-cell office:value-type="float" office:value="0.305348604750238" calcext:value-type="float">
            <text:p>0.305348604750238</text:p>
          </table:table-cell>
          <table:table-cell office:value-type="float" office:value="0.301972408184908" calcext:value-type="float">
            <text:p>0.301972408184908</text:p>
          </table:table-cell>
          <table:table-cell office:value-type="float" office:value="0.299691725533202" calcext:value-type="float">
            <text:p>0.299691725533202</text:p>
          </table:table-cell>
          <table:table-cell office:value-type="float" office:value="0.29880614201987" calcext:value-type="float">
            <text:p>0.29880614201987</text:p>
          </table:table-cell>
          <table:table-cell office:value-type="float" office:value="0.298967565360524" calcext:value-type="float">
            <text:p>0.298967565360524</text:p>
          </table:table-cell>
          <table:table-cell office:value-type="float" office:value="0.296667706326996" calcext:value-type="float">
            <text:p>0.296667706326996</text:p>
          </table:table-cell>
          <table:table-cell office:value-type="float" office:value="0.29571139868591" calcext:value-type="float">
            <text:p>0.29571139868591</text:p>
          </table:table-cell>
          <table:table-cell office:value-type="float" office:value="0.295654647054904" calcext:value-type="float">
            <text:p>0.295654647054904</text:p>
          </table:table-cell>
          <table:table-cell office:value-type="float" office:value="0.296387202593266" calcext:value-type="float">
            <text:p>0.296387202593266</text:p>
          </table:table-cell>
          <table:table-cell office:value-type="float" office:value="0.296343282299136" calcext:value-type="float">
            <text:p>0.296343282299136</text:p>
          </table:table-cell>
          <table:table-cell office:value-type="float" office:value="0.295992353942492" calcext:value-type="float">
            <text:p>0.295992353942492</text:p>
          </table:table-cell>
          <table:table-cell office:value-type="float" office:value="0.29578026057999" calcext:value-type="float">
            <text:p>0.29578026057999</text:p>
          </table:table-cell>
          <table:table-cell office:value-type="float" office:value="0.295699029610068" calcext:value-type="float">
            <text:p>0.295699029610068</text:p>
          </table:table-cell>
          <table:table-cell office:value-type="float" office:value="0.295536511057953" calcext:value-type="float">
            <text:p>0.295536511057953</text:p>
          </table:table-cell>
          <table:table-cell office:value-type="float" office:value="0.295457741235216" calcext:value-type="float">
            <text:p>0.295457741235216</text:p>
          </table:table-cell>
          <table:table-cell office:value-type="float" office:value="0.295534358144928" calcext:value-type="float">
            <text:p>0.295534358144928</text:p>
          </table:table-cell>
          <table:table-cell office:value-type="float" office:value="0.295476261605258" calcext:value-type="float">
            <text:p>0.295476261605258</text:p>
          </table:table-cell>
          <table:table-cell office:value-type="float" office:value="0.295599870136805" calcext:value-type="float">
            <text:p>0.295599870136805</text:p>
          </table:table-cell>
          <table:table-cell office:value-type="float" office:value="0.295595213667476" calcext:value-type="float">
            <text:p>0.295595213667476</text:p>
          </table:table-cell>
          <table:table-cell office:value-type="float" office:value="0.295571850218015" calcext:value-type="float">
            <text:p>0.295571850218015</text:p>
          </table:table-cell>
          <table:table-cell office:value-type="float" office:value="0.295548133474205" calcext:value-type="float">
            <text:p>0.295548133474205</text:p>
          </table:table-cell>
          <table:table-cell office:value-type="float" office:value="0.295468703601229" calcext:value-type="float">
            <text:p>0.295468703601229</text:p>
          </table:table-cell>
          <table:table-cell office:value-type="float" office:value="0.295417779509337" calcext:value-type="float">
            <text:p>0.295417779509337</text:p>
          </table:table-cell>
          <table:table-cell office:value-type="float" office:value="0.295479400114618" calcext:value-type="float">
            <text:p>0.295479400114618</text:p>
          </table:table-cell>
          <table:table-cell office:value-type="float" office:value="0.295466044787079" calcext:value-type="float">
            <text:p>0.295466044787079</text:p>
          </table:table-cell>
          <table:table-cell office:value-type="float" office:value="0.295459215122575" calcext:value-type="float">
            <text:p>0.295459215122575</text:p>
          </table:table-cell>
          <table:table-cell office:value-type="float" office:value="0.295458576411942" calcext:value-type="float">
            <text:p>0.295458576411942</text:p>
          </table:table-cell>
          <table:table-cell office:value-type="float" office:value="0.295474675710422" calcext:value-type="float">
            <text:p>0.295474675710422</text:p>
          </table:table-cell>
          <table:table-cell office:value-type="float" office:value="0.295451539759461" calcext:value-type="float">
            <text:p>0.295451539759461</text:p>
          </table:table-cell>
          <table:table-cell office:value-type="float" office:value="0.295464377011451" calcext:value-type="float">
            <text:p>0.295464377011451</text:p>
          </table:table-cell>
          <table:table-cell office:value-type="float" office:value="0.295476205350513" calcext:value-type="float">
            <text:p>0.295476205350513</text:p>
          </table:table-cell>
          <table:table-cell office:value-type="float" office:value="0.295451937337905" calcext:value-type="float">
            <text:p>0.295451937337905</text:p>
          </table:table-cell>
          <table:table-cell office:value-type="float" office:value="0.295463496596434" calcext:value-type="float">
            <text:p>0.295463496596434</text:p>
          </table:table-cell>
          <table:table-cell office:value-type="float" office:value="0.295470897157034" calcext:value-type="float">
            <text:p>0.295470897157034</text:p>
          </table:table-cell>
          <table:table-cell office:value-type="float" office:value="0.295485389231901" calcext:value-type="float">
            <text:p>0.295485389231901</text:p>
          </table:table-cell>
          <table:table-cell office:value-type="float" office:value="0.295476735438313" calcext:value-type="float">
            <text:p>0.295476735438313</text:p>
          </table:table-cell>
          <table:table-cell office:value-type="float" office:value="0.295477592692734" calcext:value-type="float">
            <text:p>0.295477592692734</text:p>
          </table:table-cell>
          <table:table-cell office:value-type="float" office:value="0.295475247681166" calcext:value-type="float">
            <text:p>0.295475247681166</text:p>
          </table:table-cell>
          <table:table-cell office:value-type="float" office:value="0.29547417208383" calcext:value-type="float">
            <text:p>0.29547417208383</text:p>
          </table:table-cell>
          <table:table-cell office:value-type="float" office:value="0.295484197508184" calcext:value-type="float">
            <text:p>0.295484197508184</text:p>
          </table:table-cell>
          <table:table-cell office:value-type="float" office:value="0.295461318947184" calcext:value-type="float">
            <text:p>0.295461318947184</text:p>
          </table:table-cell>
          <table:table-cell office:value-type="float" office:value="0.295459027639517" calcext:value-type="float">
            <text:p>0.295459027639517</text:p>
          </table:table-cell>
          <table:table-cell office:value-type="float" office:value="0.295466511118253" calcext:value-type="float">
            <text:p>0.295466511118253</text:p>
          </table:table-cell>
          <table:table-cell office:value-type="float" office:value="0.295478912254588" calcext:value-type="float">
            <text:p>0.295478912254588</text:p>
          </table:table-cell>
          <table:table-cell office:value-type="float" office:value="0.295480437522453" calcext:value-type="float">
            <text:p>0.295480437522453</text:p>
          </table:table-cell>
          <table:table-cell office:value-type="float" office:value="0.295488653374917" calcext:value-type="float">
            <text:p>0.295488653374917</text:p>
          </table:table-cell>
          <table:table-cell office:value-type="float" office:value="0.295496929460759" calcext:value-type="float">
            <text:p>0.295496929460759</text:p>
          </table:table-cell>
          <table:table-cell office:value-type="float" office:value="0.295468681173581" calcext:value-type="float">
            <text:p>0.295468681173581</text:p>
          </table:table-cell>
          <table:table-cell office:value-type="float" office:value="0.295475361984116" calcext:value-type="float">
            <text:p>0.295475361984116</text:p>
          </table:table-cell>
          <table:table-cell office:value-type="float" office:value="0.295457767315783" calcext:value-type="float">
            <text:p>0.295457767315783</text:p>
          </table:table-cell>
          <table:table-cell office:value-type="float" office:value="0.295477807448359" calcext:value-type="float">
            <text:p>0.295477807448359</text:p>
          </table:table-cell>
          <table:table-cell office:value-type="float" office:value="0.295458179828733" calcext:value-type="float">
            <text:p>0.295458179828733</text:p>
          </table:table-cell>
          <table:table-cell office:value-type="float" office:value="0.295468477701371" calcext:value-type="float">
            <text:p>0.295468477701371</text:p>
          </table:table-cell>
          <table:table-cell office:value-type="float" office:value="0.295473029924561" calcext:value-type="float">
            <text:p>0.295473029924561</text:p>
          </table:table-cell>
          <table:table-cell office:value-type="float" office:value="0.295457291603598" calcext:value-type="float">
            <text:p>0.295457291603598</text:p>
          </table:table-cell>
          <table:table-cell office:value-type="float" office:value="0.295467344746623" calcext:value-type="float">
            <text:p>0.295467344746623</text:p>
          </table:table-cell>
          <table:table-cell office:value-type="float" office:value="0.295487731411308" calcext:value-type="float">
            <text:p>0.295487731411308</text:p>
          </table:table-cell>
          <table:table-cell office:value-type="float" office:value="0.29548191406294" calcext:value-type="float">
            <text:p>0.29548191406294</text:p>
          </table:table-cell>
          <table:table-cell office:value-type="float" office:value="0.295479711113194" calcext:value-type="float">
            <text:p>0.295479711113194</text:p>
          </table:table-cell>
          <table:table-cell office:value-type="float" office:value="0.295452071370246" calcext:value-type="float">
            <text:p>0.295452071370246</text:p>
          </table:table-cell>
          <table:table-cell office:value-type="float" office:value="0.295453938521407" calcext:value-type="float">
            <text:p>0.295453938521407</text:p>
          </table:table-cell>
          <table:table-cell office:value-type="float" office:value="0.295475352894409" calcext:value-type="float">
            <text:p>0.295475352894409</text:p>
          </table:table-cell>
          <table:table-cell office:value-type="float" office:value="0.295466735106814" calcext:value-type="float">
            <text:p>0.295466735106814</text:p>
          </table:table-cell>
          <table:table-cell office:value-type="float" office:value="0.295466473458071" calcext:value-type="float">
            <text:p>0.295466473458071</text:p>
          </table:table-cell>
          <table:table-cell office:value-type="float" office:value="0.295474411523671" calcext:value-type="float">
            <text:p>0.295474411523671</text:p>
          </table:table-cell>
          <table:table-cell office:value-type="float" office:value="0.295478634936974" calcext:value-type="float">
            <text:p>0.295478634936974</text:p>
          </table:table-cell>
          <table:table-cell office:value-type="float" office:value="0.295462815852709" calcext:value-type="float">
            <text:p>0.295462815852709</text:p>
          </table:table-cell>
          <table:table-cell office:value-type="float" office:value="0.295472351328574" calcext:value-type="float">
            <text:p>0.295472351328574</text:p>
          </table:table-cell>
          <table:table-cell office:value-type="float" office:value="0.295466562640478" calcext:value-type="float">
            <text:p>0.295466562640478</text:p>
          </table:table-cell>
          <table:table-cell office:value-type="float" office:value="0.295476765989576" calcext:value-type="float">
            <text:p>0.295476765989576</text:p>
          </table:table-cell>
          <table:table-cell office:value-type="float" office:value="0.295474485924151" calcext:value-type="float">
            <text:p>0.295474485924151</text:p>
          </table:table-cell>
          <table:table-cell office:value-type="float" office:value="0.295465311855859" calcext:value-type="float">
            <text:p>0.295465311855859</text:p>
          </table:table-cell>
          <table:table-cell office:value-type="float" office:value="0.295453183758772" calcext:value-type="float">
            <text:p>0.295453183758772</text:p>
          </table:table-cell>
          <table:table-cell office:value-type="float" office:value="0.295482116624331" calcext:value-type="float">
            <text:p>0.295482116624331</text:p>
          </table:table-cell>
          <table:table-cell office:value-type="float" office:value="0.295484156170248" calcext:value-type="float">
            <text:p>0.295484156170248</text:p>
          </table:table-cell>
          <table:table-cell office:value-type="float" office:value="0.295481871687505" calcext:value-type="float">
            <text:p>0.295481871687505</text:p>
          </table:table-cell>
          <table:table-cell office:value-type="float" office:value="0.295478647336336" calcext:value-type="float">
            <text:p>0.295478647336336</text:p>
          </table:table-cell>
          <table:table-cell office:value-type="float" office:value="0.29546455273543" calcext:value-type="float">
            <text:p>0.29546455273543</text:p>
          </table:table-cell>
          <table:table-cell office:value-type="float" office:value="0.295481311788494" calcext:value-type="float">
            <text:p>0.295481311788494</text:p>
          </table:table-cell>
          <table:table-cell office:value-type="float" office:value="0.295483170146681" calcext:value-type="float">
            <text:p>0.295483170146681</text:p>
          </table:table-cell>
          <table:table-cell office:value-type="float" office:value="0.295476128450642" calcext:value-type="float">
            <text:p>0.295476128450642</text:p>
          </table:table-cell>
          <table:table-cell office:value-type="float" office:value="0.295482698717431" calcext:value-type="float">
            <text:p>0.295482698717431</text:p>
          </table:table-cell>
          <table:table-cell office:value-type="float" office:value="0.295458495680591" calcext:value-type="float">
            <text:p>0.295458495680591</text:p>
          </table:table-cell>
          <table:table-cell office:value-type="float" office:value="0.295494819551985" calcext:value-type="float">
            <text:p>0.295494819551985</text:p>
          </table:table-cell>
          <table:table-cell office:value-type="float" office:value="0.295476593834454" calcext:value-type="float">
            <text:p>0.295476593834454</text:p>
          </table:table-cell>
          <table:table-cell office:value-type="float" office:value="0.295473010644608" calcext:value-type="float">
            <text:p>0.295473010644608</text:p>
          </table:table-cell>
          <table:table-cell office:value-type="float" office:value="0.295483145324135" calcext:value-type="float">
            <text:p>0.295483145324135</text:p>
          </table:table-cell>
          <table:table-cell office:value-type="float" office:value="0.295483988747617" calcext:value-type="float">
            <text:p>0.295483988747617</text:p>
          </table:table-cell>
          <table:table-cell office:value-type="float" office:value="0.295473855384084" calcext:value-type="float">
            <text:p>0.295473855384084</text:p>
          </table:table-cell>
          <table:table-cell office:value-type="float" office:value="0.295486248341955" calcext:value-type="float">
            <text:p>0.295486248341955</text:p>
          </table:table-cell>
          <table:table-cell office:value-type="float" office:value="0.295451756792953" calcext:value-type="float">
            <text:p>0.295451756792953</text:p>
          </table:table-cell>
          <table:table-cell office:value-type="float" office:value="0.295482381025946" calcext:value-type="float">
            <text:p>0.295482381025946</text:p>
          </table:table-cell>
          <table:table-cell office:value-type="float" office:value="0.295477088813276" calcext:value-type="float">
            <text:p>0.295477088813276</text:p>
          </table:table-cell>
          <table:table-cell office:value-type="float" office:value="0.295467465398674" calcext:value-type="float">
            <text:p>0.295467465398674</text:p>
          </table:table-cell>
          <table:table-cell office:value-type="float" office:value="0.295460298566106" calcext:value-type="float">
            <text:p>0.295460298566106</text:p>
          </table:table-cell>
          <table:table-cell office:value-type="float" office:value="0.295474809575635" calcext:value-type="float">
            <text:p>0.295474809575635</text:p>
          </table:table-cell>
          <table:table-cell office:value-type="float" office:value="0.295489179667354" calcext:value-type="float">
            <text:p>0.295489179667354</text:p>
          </table:table-cell>
          <table:table-cell office:value-type="float" office:value="0.295510055291899" calcext:value-type="float">
            <text:p>0.295510055291899</text:p>
          </table:table-cell>
          <table:table-cell office:value-type="float" office:value="0.295478212229573" calcext:value-type="float">
            <text:p>0.295478212229573</text:p>
          </table:table-cell>
          <table:table-cell office:value-type="float" office:value="0.295483647971734" calcext:value-type="float">
            <text:p>0.295483647971734</text:p>
          </table:table-cell>
          <table:table-cell office:value-type="float" office:value="0.295473511695238" calcext:value-type="float">
            <text:p>0.295473511695238</text:p>
          </table:table-cell>
          <table:table-cell table:number-columns-repeated="517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42344825331019" calcext:value-type="float">
            <text:p>-0.42344825331019</text:p>
          </table:table-cell>
          <table:table-cell office:value-type="float" office:value="-0.42447087685839" calcext:value-type="float">
            <text:p>-0.42447087685839</text:p>
          </table:table-cell>
          <table:table-cell office:value-type="float" office:value="-0.424475404732255" calcext:value-type="float">
            <text:p>-0.424475404732255</text:p>
          </table:table-cell>
          <table:table-cell office:value-type="float" office:value="-0.42514982744562" calcext:value-type="float">
            <text:p>-0.42514982744562</text:p>
          </table:table-cell>
          <table:table-cell office:value-type="float" office:value="-0.425202006947207" calcext:value-type="float">
            <text:p>-0.425202006947207</text:p>
          </table:table-cell>
          <table:table-cell office:value-type="float" office:value="-0.42460774055953" calcext:value-type="float">
            <text:p>-0.42460774055953</text:p>
          </table:table-cell>
          <table:table-cell office:value-type="float" office:value="-0.424675837934486" calcext:value-type="float">
            <text:p>-0.424675837934486</text:p>
          </table:table-cell>
          <table:table-cell office:value-type="float" office:value="-0.424700282291382" calcext:value-type="float">
            <text:p>-0.424700282291382</text:p>
          </table:table-cell>
          <table:table-cell office:value-type="float" office:value="-0.424584932243124" calcext:value-type="float">
            <text:p>-0.424584932243124</text:p>
          </table:table-cell>
          <table:table-cell office:value-type="float" office:value="-0.423927870017549" calcext:value-type="float">
            <text:p>-0.423927870017549</text:p>
          </table:table-cell>
          <table:table-cell office:value-type="float" office:value="-0.424665745814607" calcext:value-type="float">
            <text:p>-0.424665745814607</text:p>
          </table:table-cell>
          <table:table-cell office:value-type="float" office:value="-0.424861365499786" calcext:value-type="float">
            <text:p>-0.424861365499786</text:p>
          </table:table-cell>
          <table:table-cell office:value-type="float" office:value="-0.423976905336374" calcext:value-type="float">
            <text:p>-0.423976905336374</text:p>
          </table:table-cell>
          <table:table-cell office:value-type="float" office:value="-0.424837566094566" calcext:value-type="float">
            <text:p>-0.424837566094566</text:p>
          </table:table-cell>
          <table:table-cell office:value-type="float" office:value="-0.424902374395902" calcext:value-type="float">
            <text:p>-0.424902374395902</text:p>
          </table:table-cell>
          <table:table-cell office:value-type="float" office:value="-0.42467397159136" calcext:value-type="float">
            <text:p>-0.42467397159136</text:p>
          </table:table-cell>
          <table:table-cell office:value-type="float" office:value="-0.424868743683034" calcext:value-type="float">
            <text:p>-0.424868743683034</text:p>
          </table:table-cell>
          <table:table-cell office:value-type="float" office:value="-0.424938386726793" calcext:value-type="float">
            <text:p>-0.424938386726793</text:p>
          </table:table-cell>
          <table:table-cell office:value-type="float" office:value="-0.424826008525021" calcext:value-type="float">
            <text:p>-0.424826008525021</text:p>
          </table:table-cell>
          <table:table-cell office:value-type="float" office:value="-0.424044915713806" calcext:value-type="float">
            <text:p>-0.424044915713806</text:p>
          </table:table-cell>
          <table:table-cell office:value-type="float" office:value="-0.424262858561916" calcext:value-type="float">
            <text:p>-0.424262858561916</text:p>
          </table:table-cell>
          <table:table-cell office:value-type="float" office:value="-0.424367221442981" calcext:value-type="float">
            <text:p>-0.424367221442981</text:p>
          </table:table-cell>
          <table:table-cell office:value-type="float" office:value="-0.424698464608574" calcext:value-type="float">
            <text:p>-0.424698464608574</text:p>
          </table:table-cell>
          <table:table-cell office:value-type="float" office:value="-0.424233962039819" calcext:value-type="float">
            <text:p>-0.424233962039819</text:p>
          </table:table-cell>
          <table:table-cell office:value-type="float" office:value="-0.424833473008197" calcext:value-type="float">
            <text:p>-0.424833473008197</text:p>
          </table:table-cell>
          <table:table-cell office:value-type="float" office:value="-0.423662192024036" calcext:value-type="float">
            <text:p>-0.423662192024036</text:p>
          </table:table-cell>
          <table:table-cell office:value-type="float" office:value="-0.424525518000844" calcext:value-type="float">
            <text:p>-0.424525518000844</text:p>
          </table:table-cell>
          <table:table-cell office:value-type="float" office:value="-0.424831516597705" calcext:value-type="float">
            <text:p>-0.424831516597705</text:p>
          </table:table-cell>
          <table:table-cell office:value-type="float" office:value="-0.424604916985572" calcext:value-type="float">
            <text:p>-0.424604916985572</text:p>
          </table:table-cell>
          <table:table-cell office:value-type="float" office:value="-0.424187547638971" calcext:value-type="float">
            <text:p>-0.424187547638971</text:p>
          </table:table-cell>
          <table:table-cell office:value-type="float" office:value="-0.423681161388608" calcext:value-type="float">
            <text:p>-0.423681161388608</text:p>
          </table:table-cell>
          <table:table-cell office:value-type="float" office:value="-0.424613927778714" calcext:value-type="float">
            <text:p>-0.424613927778714</text:p>
          </table:table-cell>
          <table:table-cell office:value-type="float" office:value="-0.424956451594131" calcext:value-type="float">
            <text:p>-0.424956451594131</text:p>
          </table:table-cell>
          <table:table-cell office:value-type="float" office:value="-0.424610333488945" calcext:value-type="float">
            <text:p>-0.424610333488945</text:p>
          </table:table-cell>
          <table:table-cell office:value-type="float" office:value="-0.423936472678894" calcext:value-type="float">
            <text:p>-0.423936472678894</text:p>
          </table:table-cell>
          <table:table-cell office:value-type="float" office:value="-0.424145461303674" calcext:value-type="float">
            <text:p>-0.424145461303674</text:p>
          </table:table-cell>
          <table:table-cell office:value-type="float" office:value="-0.424662901623205" calcext:value-type="float">
            <text:p>-0.424662901623205</text:p>
          </table:table-cell>
          <table:table-cell office:value-type="float" office:value="-0.424645043641443" calcext:value-type="float">
            <text:p>-0.424645043641443</text:p>
          </table:table-cell>
          <table:table-cell office:value-type="float" office:value="-0.424325566424483" calcext:value-type="float">
            <text:p>-0.424325566424483</text:p>
          </table:table-cell>
          <table:table-cell office:value-type="float" office:value="-0.424530760208215" calcext:value-type="float">
            <text:p>-0.424530760208215</text:p>
          </table:table-cell>
          <table:table-cell office:value-type="float" office:value="-0.424846935148619" calcext:value-type="float">
            <text:p>-0.424846935148619</text:p>
          </table:table-cell>
          <table:table-cell office:value-type="float" office:value="-0.424909666117115" calcext:value-type="float">
            <text:p>-0.424909666117115</text:p>
          </table:table-cell>
          <table:table-cell office:value-type="float" office:value="-0.423551313385007" calcext:value-type="float">
            <text:p>-0.423551313385007</text:p>
          </table:table-cell>
          <table:table-cell office:value-type="float" office:value="-0.424484175496741" calcext:value-type="float">
            <text:p>-0.424484175496741</text:p>
          </table:table-cell>
          <table:table-cell office:value-type="float" office:value="-0.424465025687124" calcext:value-type="float">
            <text:p>-0.424465025687124</text:p>
          </table:table-cell>
          <table:table-cell office:value-type="float" office:value="-0.424412879848574" calcext:value-type="float">
            <text:p>-0.424412879848574</text:p>
          </table:table-cell>
          <table:table-cell office:value-type="float" office:value="-0.424105158450479" calcext:value-type="float">
            <text:p>-0.424105158450479</text:p>
          </table:table-cell>
          <table:table-cell office:value-type="float" office:value="-0.423276167603789" calcext:value-type="float">
            <text:p>-0.423276167603789</text:p>
          </table:table-cell>
          <table:table-cell office:value-type="float" office:value="-0.425036589733658" calcext:value-type="float">
            <text:p>-0.425036589733658</text:p>
          </table:table-cell>
          <table:table-cell office:value-type="float" office:value="-0.425000614524151" calcext:value-type="float">
            <text:p>-0.425000614524151</text:p>
          </table:table-cell>
          <table:table-cell office:value-type="float" office:value="-0.424184093193928" calcext:value-type="float">
            <text:p>-0.424184093193928</text:p>
          </table:table-cell>
          <table:table-cell office:value-type="float" office:value="-0.423816295517973" calcext:value-type="float">
            <text:p>-0.423816295517973</text:p>
          </table:table-cell>
          <table:table-cell office:value-type="float" office:value="-0.424117624256204" calcext:value-type="float">
            <text:p>-0.424117624256204</text:p>
          </table:table-cell>
          <table:table-cell office:value-type="float" office:value="-0.420110948386429" calcext:value-type="float">
            <text:p>-0.420110948386429</text:p>
          </table:table-cell>
          <table:table-cell office:value-type="float" office:value="-0.41753709810524" calcext:value-type="float">
            <text:p>-0.41753709810524</text:p>
          </table:table-cell>
          <table:table-cell office:value-type="float" office:value="-0.413236213005524" calcext:value-type="float">
            <text:p>-0.413236213005524</text:p>
          </table:table-cell>
          <table:table-cell office:value-type="float" office:value="-0.417327018570636" calcext:value-type="float">
            <text:p>-0.417327018570636</text:p>
          </table:table-cell>
          <table:table-cell office:value-type="float" office:value="-0.427661350284347" calcext:value-type="float">
            <text:p>-0.427661350284347</text:p>
          </table:table-cell>
          <table:table-cell office:value-type="float" office:value="-0.434020159750383" calcext:value-type="float">
            <text:p>-0.434020159750383</text:p>
          </table:table-cell>
          <table:table-cell office:value-type="float" office:value="-0.434627452944381" calcext:value-type="float">
            <text:p>-0.434627452944381</text:p>
          </table:table-cell>
          <table:table-cell office:value-type="float" office:value="-0.432372211833398" calcext:value-type="float">
            <text:p>-0.432372211833398</text:p>
          </table:table-cell>
          <table:table-cell office:value-type="float" office:value="-0.416801232503509" calcext:value-type="float">
            <text:p>-0.416801232503509</text:p>
          </table:table-cell>
          <table:table-cell office:value-type="float" office:value="-0.405272486650171" calcext:value-type="float">
            <text:p>-0.405272486650171</text:p>
          </table:table-cell>
          <table:table-cell office:value-type="float" office:value="-0.428791388667118" calcext:value-type="float">
            <text:p>-0.428791388667118</text:p>
          </table:table-cell>
          <table:table-cell office:value-type="float" office:value="-0.428123719059453" calcext:value-type="float">
            <text:p>-0.428123719059453</text:p>
          </table:table-cell>
          <table:table-cell office:value-type="float" office:value="-0.453106838704318" calcext:value-type="float">
            <text:p>-0.453106838704318</text:p>
          </table:table-cell>
          <table:table-cell office:value-type="float" office:value="-0.451038572387824" calcext:value-type="float">
            <text:p>-0.451038572387824</text:p>
          </table:table-cell>
          <table:table-cell office:value-type="float" office:value="-0.452166400464335" calcext:value-type="float">
            <text:p>-0.452166400464335</text:p>
          </table:table-cell>
          <table:table-cell office:value-type="float" office:value="-0.445465392962245" calcext:value-type="float">
            <text:p>-0.445465392962245</text:p>
          </table:table-cell>
          <table:table-cell office:value-type="float" office:value="-0.441744440075345" calcext:value-type="float">
            <text:p>-0.441744440075345</text:p>
          </table:table-cell>
          <table:table-cell office:value-type="float" office:value="-0.444026506569988" calcext:value-type="float">
            <text:p>-0.444026506569988</text:p>
          </table:table-cell>
          <table:table-cell office:value-type="float" office:value="-0.448553864306258" calcext:value-type="float">
            <text:p>-0.448553864306258</text:p>
          </table:table-cell>
          <table:table-cell office:value-type="float" office:value="-0.448775907382381" calcext:value-type="float">
            <text:p>-0.448775907382381</text:p>
          </table:table-cell>
          <table:table-cell office:value-type="float" office:value="-0.447031761018511" calcext:value-type="float">
            <text:p>-0.447031761018511</text:p>
          </table:table-cell>
          <table:table-cell office:value-type="float" office:value="-0.439210215614403" calcext:value-type="float">
            <text:p>-0.439210215614403</text:p>
          </table:table-cell>
          <table:table-cell office:value-type="float" office:value="-0.440178961679071" calcext:value-type="float">
            <text:p>-0.440178961679071</text:p>
          </table:table-cell>
          <table:table-cell office:value-type="float" office:value="-0.408304141737269" calcext:value-type="float">
            <text:p>-0.408304141737269</text:p>
          </table:table-cell>
          <table:table-cell office:value-type="float" office:value="-0.408067905021921" calcext:value-type="float">
            <text:p>-0.408067905021921</text:p>
          </table:table-cell>
          <table:table-cell office:value-type="float" office:value="-0.406552857777761" calcext:value-type="float">
            <text:p>-0.406552857777761</text:p>
          </table:table-cell>
          <table:table-cell office:value-type="float" office:value="-0.403658150047541" calcext:value-type="float">
            <text:p>-0.403658150047541</text:p>
          </table:table-cell>
          <table:table-cell office:value-type="float" office:value="-0.392933250219587" calcext:value-type="float">
            <text:p>-0.392933250219587</text:p>
          </table:table-cell>
          <table:table-cell office:value-type="float" office:value="-0.388717315172143" calcext:value-type="float">
            <text:p>-0.388717315172143</text:p>
          </table:table-cell>
          <table:table-cell office:value-type="float" office:value="-0.391474296837257" calcext:value-type="float">
            <text:p>-0.391474296837257</text:p>
          </table:table-cell>
          <table:table-cell office:value-type="float" office:value="-0.393285064345584" calcext:value-type="float">
            <text:p>-0.393285064345584</text:p>
          </table:table-cell>
          <table:table-cell office:value-type="float" office:value="-0.455767338140102" calcext:value-type="float">
            <text:p>-0.455767338140102</text:p>
          </table:table-cell>
          <table:table-cell office:value-type="float" office:value="-0.450383903353288" calcext:value-type="float">
            <text:p>-0.450383903353288</text:p>
          </table:table-cell>
          <table:table-cell office:value-type="float" office:value="-0.449579377030635" calcext:value-type="float">
            <text:p>-0.449579377030635</text:p>
          </table:table-cell>
          <table:table-cell office:value-type="float" office:value="-0.33644501647843" calcext:value-type="float">
            <text:p>-0.33644501647843</text:p>
          </table:table-cell>
          <table:table-cell office:value-type="float" office:value="-0.341707412330891" calcext:value-type="float">
            <text:p>-0.341707412330891</text:p>
          </table:table-cell>
          <table:table-cell office:value-type="float" office:value="-0.350546388357726" calcext:value-type="float">
            <text:p>-0.350546388357726</text:p>
          </table:table-cell>
          <table:table-cell office:value-type="float" office:value="-0.355290818962167" calcext:value-type="float">
            <text:p>-0.355290818962167</text:p>
          </table:table-cell>
          <table:table-cell office:value-type="float" office:value="-0.319337087650683" calcext:value-type="float">
            <text:p>-0.319337087650683</text:p>
          </table:table-cell>
          <table:table-cell office:value-type="float" office:value="-0.318383621531775" calcext:value-type="float">
            <text:p>-0.318383621531775</text:p>
          </table:table-cell>
          <table:table-cell office:value-type="float" office:value="-0.354467753117064" calcext:value-type="float">
            <text:p>-0.354467753117064</text:p>
          </table:table-cell>
          <table:table-cell office:value-type="float" office:value="-0.41163229386941" calcext:value-type="float">
            <text:p>-0.41163229386941</text:p>
          </table:table-cell>
          <table:table-cell office:value-type="float" office:value="-0.423659039257087" calcext:value-type="float">
            <text:p>-0.423659039257087</text:p>
          </table:table-cell>
          <table:table-cell office:value-type="float" office:value="-0.431916540387469" calcext:value-type="float">
            <text:p>-0.431916540387469</text:p>
          </table:table-cell>
          <table:table-cell office:value-type="float" office:value="-0.436265705744231" calcext:value-type="float">
            <text:p>-0.436265705744231</text:p>
          </table:table-cell>
          <table:table-cell office:value-type="float" office:value="-0.439980496211825" calcext:value-type="float">
            <text:p>-0.439980496211825</text:p>
          </table:table-cell>
          <table:table-cell office:value-type="float" office:value="-0.441201647043809" calcext:value-type="float">
            <text:p>-0.441201647043809</text:p>
          </table:table-cell>
          <table:table-cell office:value-type="float" office:value="-0.446766676657987" calcext:value-type="float">
            <text:p>-0.446766676657987</text:p>
          </table:table-cell>
          <table:table-cell office:value-type="float" office:value="-0.403568463045439" calcext:value-type="float">
            <text:p>-0.403568463045439</text:p>
          </table:table-cell>
          <table:table-cell office:value-type="float" office:value="-0.405714872056197" calcext:value-type="float">
            <text:p>-0.405714872056197</text:p>
          </table:table-cell>
          <table:table-cell office:value-type="float" office:value="-0.398653780583114" calcext:value-type="float">
            <text:p>-0.398653780583114</text:p>
          </table:table-cell>
          <table:table-cell office:value-type="float" office:value="-0.399716294113631" calcext:value-type="float">
            <text:p>-0.399716294113631</text:p>
          </table:table-cell>
          <table:table-cell office:value-type="float" office:value="-0.395060502663116" calcext:value-type="float">
            <text:p>-0.395060502663116</text:p>
          </table:table-cell>
          <table:table-cell office:value-type="float" office:value="-0.390626564842955" calcext:value-type="float">
            <text:p>-0.390626564842955</text:p>
          </table:table-cell>
          <table:table-cell office:value-type="float" office:value="-0.385081630335874" calcext:value-type="float">
            <text:p>-0.385081630335874</text:p>
          </table:table-cell>
          <table:table-cell office:value-type="float" office:value="-0.389199005883417" calcext:value-type="float">
            <text:p>-0.389199005883417</text:p>
          </table:table-cell>
          <table:table-cell office:value-type="float" office:value="-0.394778071820432" calcext:value-type="float">
            <text:p>-0.394778071820432</text:p>
          </table:table-cell>
          <table:table-cell office:value-type="float" office:value="-0.395871229574484" calcext:value-type="float">
            <text:p>-0.395871229574484</text:p>
          </table:table-cell>
          <table:table-cell office:value-type="float" office:value="-0.427779521769346" calcext:value-type="float">
            <text:p>-0.427779521769346</text:p>
          </table:table-cell>
          <table:table-cell office:value-type="float" office:value="-0.444780630681165" calcext:value-type="float">
            <text:p>-0.444780630681165</text:p>
          </table:table-cell>
          <table:table-cell office:value-type="float" office:value="-0.443768606466903" calcext:value-type="float">
            <text:p>-0.443768606466903</text:p>
          </table:table-cell>
          <table:table-cell office:value-type="float" office:value="-0.439467029181099" calcext:value-type="float">
            <text:p>-0.439467029181099</text:p>
          </table:table-cell>
          <table:table-cell office:value-type="float" office:value="-0.432383009681326" calcext:value-type="float">
            <text:p>-0.432383009681326</text:p>
          </table:table-cell>
          <table:table-cell office:value-type="float" office:value="-0.415973006228482" calcext:value-type="float">
            <text:p>-0.415973006228482</text:p>
          </table:table-cell>
          <table:table-cell office:value-type="float" office:value="-0.403418401866795" calcext:value-type="float">
            <text:p>-0.403418401866795</text:p>
          </table:table-cell>
          <table:table-cell office:value-type="float" office:value="-0.373594078846135" calcext:value-type="float">
            <text:p>-0.373594078846135</text:p>
          </table:table-cell>
          <table:table-cell office:value-type="float" office:value="-0.327068416832389" calcext:value-type="float">
            <text:p>-0.327068416832389</text:p>
          </table:table-cell>
          <table:table-cell office:value-type="float" office:value="-0.337060864228232" calcext:value-type="float">
            <text:p>-0.337060864228232</text:p>
          </table:table-cell>
          <table:table-cell office:value-type="float" office:value="-0.335879709969591" calcext:value-type="float">
            <text:p>-0.335879709969591</text:p>
          </table:table-cell>
          <table:table-cell office:value-type="float" office:value="-0.344283053826406" calcext:value-type="float">
            <text:p>-0.344283053826406</text:p>
          </table:table-cell>
          <table:table-cell office:value-type="float" office:value="-0.357469608638373" calcext:value-type="float">
            <text:p>-0.357469608638373</text:p>
          </table:table-cell>
          <table:table-cell office:value-type="float" office:value="-0.358129296684585" calcext:value-type="float">
            <text:p>-0.358129296684585</text:p>
          </table:table-cell>
          <table:table-cell office:value-type="float" office:value="-0.356400428036824" calcext:value-type="float">
            <text:p>-0.356400428036824</text:p>
          </table:table-cell>
          <table:table-cell office:value-type="float" office:value="-0.354267214403292" calcext:value-type="float">
            <text:p>-0.354267214403292</text:p>
          </table:table-cell>
          <table:table-cell office:value-type="float" office:value="-0.336977349816293" calcext:value-type="float">
            <text:p>-0.336977349816293</text:p>
          </table:table-cell>
          <table:table-cell office:value-type="float" office:value="-0.355356124539667" calcext:value-type="float">
            <text:p>-0.355356124539667</text:p>
          </table:table-cell>
          <table:table-cell office:value-type="float" office:value="-0.386463893369268" calcext:value-type="float">
            <text:p>-0.386463893369268</text:p>
          </table:table-cell>
          <table:table-cell office:value-type="float" office:value="-0.389617783094975" calcext:value-type="float">
            <text:p>-0.389617783094975</text:p>
          </table:table-cell>
          <table:table-cell office:value-type="float" office:value="-0.399487105885901" calcext:value-type="float">
            <text:p>-0.399487105885901</text:p>
          </table:table-cell>
          <table:table-cell office:value-type="float" office:value="-0.396774919705659" calcext:value-type="float">
            <text:p>-0.396774919705659</text:p>
          </table:table-cell>
          <table:table-cell office:value-type="float" office:value="-0.39541507772569" calcext:value-type="float">
            <text:p>-0.39541507772569</text:p>
          </table:table-cell>
          <table:table-cell office:value-type="float" office:value="-0.390133044477855" calcext:value-type="float">
            <text:p>-0.390133044477855</text:p>
          </table:table-cell>
          <table:table-cell office:value-type="float" office:value="-0.390274207017968" calcext:value-type="float">
            <text:p>-0.390274207017968</text:p>
          </table:table-cell>
          <table:table-cell office:value-type="float" office:value="-0.386292014698982" calcext:value-type="float">
            <text:p>-0.386292014698982</text:p>
          </table:table-cell>
          <table:table-cell office:value-type="float" office:value="-0.378477500404264" calcext:value-type="float">
            <text:p>-0.378477500404264</text:p>
          </table:table-cell>
          <table:table-cell office:value-type="float" office:value="-0.380722332634677" calcext:value-type="float">
            <text:p>-0.380722332634677</text:p>
          </table:table-cell>
          <table:table-cell office:value-type="float" office:value="-0.450156114330162" calcext:value-type="float">
            <text:p>-0.450156114330162</text:p>
          </table:table-cell>
          <table:table-cell office:value-type="float" office:value="-0.449797538715356" calcext:value-type="float">
            <text:p>-0.449797538715356</text:p>
          </table:table-cell>
          <table:table-cell office:value-type="float" office:value="-0.449807658395122" calcext:value-type="float">
            <text:p>-0.449807658395122</text:p>
          </table:table-cell>
          <table:table-cell office:value-type="float" office:value="-0.44377460381813" calcext:value-type="float">
            <text:p>-0.44377460381813</text:p>
          </table:table-cell>
          <table:table-cell office:value-type="float" office:value="-0.423310008957424" calcext:value-type="float">
            <text:p>-0.423310008957424</text:p>
          </table:table-cell>
          <table:table-cell office:value-type="float" office:value="-0.457770877778791" calcext:value-type="float">
            <text:p>-0.457770877778791</text:p>
          </table:table-cell>
          <table:table-cell office:value-type="float" office:value="-0.465227122475757" calcext:value-type="float">
            <text:p>-0.465227122475757</text:p>
          </table:table-cell>
          <table:table-cell office:value-type="float" office:value="-0.467028422961766" calcext:value-type="float">
            <text:p>-0.467028422961766</text:p>
          </table:table-cell>
          <table:table-cell office:value-type="float" office:value="-0.455583094177523" calcext:value-type="float">
            <text:p>-0.455583094177523</text:p>
          </table:table-cell>
          <table:table-cell office:value-type="float" office:value="-0.455432712327698" calcext:value-type="float">
            <text:p>-0.455432712327698</text:p>
          </table:table-cell>
          <table:table-cell office:value-type="float" office:value="-0.458571056288632" calcext:value-type="float">
            <text:p>-0.458571056288632</text:p>
          </table:table-cell>
          <table:table-cell office:value-type="float" office:value="-0.462406712452015" calcext:value-type="float">
            <text:p>-0.462406712452015</text:p>
          </table:table-cell>
          <table:table-cell office:value-type="float" office:value="-0.459477427286299" calcext:value-type="float">
            <text:p>-0.459477427286299</text:p>
          </table:table-cell>
          <table:table-cell office:value-type="float" office:value="-0.463868756712713" calcext:value-type="float">
            <text:p>-0.463868756712713</text:p>
          </table:table-cell>
          <table:table-cell office:value-type="float" office:value="-0.451918370590536" calcext:value-type="float">
            <text:p>-0.451918370590536</text:p>
          </table:table-cell>
          <table:table-cell office:value-type="float" office:value="-0.42214893251435" calcext:value-type="float">
            <text:p>-0.42214893251435</text:p>
          </table:table-cell>
          <table:table-cell office:value-type="float" office:value="-0.416963593650137" calcext:value-type="float">
            <text:p>-0.416963593650137</text:p>
          </table:table-cell>
          <table:table-cell office:value-type="float" office:value="-0.420415784900382" calcext:value-type="float">
            <text:p>-0.420415784900382</text:p>
          </table:table-cell>
          <table:table-cell office:value-type="float" office:value="-0.421700434464027" calcext:value-type="float">
            <text:p>-0.421700434464027</text:p>
          </table:table-cell>
          <table:table-cell office:value-type="float" office:value="-0.417420006226273" calcext:value-type="float">
            <text:p>-0.417420006226273</text:p>
          </table:table-cell>
          <table:table-cell office:value-type="float" office:value="-0.41290984279667" calcext:value-type="float">
            <text:p>-0.41290984279667</text:p>
          </table:table-cell>
          <table:table-cell office:value-type="float" office:value="-0.417428110532698" calcext:value-type="float">
            <text:p>-0.417428110532698</text:p>
          </table:table-cell>
          <table:table-cell office:value-type="float" office:value="-0.421412569784949" calcext:value-type="float">
            <text:p>-0.421412569784949</text:p>
          </table:table-cell>
          <table:table-cell office:value-type="float" office:value="-0.466335799076675" calcext:value-type="float">
            <text:p>-0.466335799076675</text:p>
          </table:table-cell>
          <table:table-cell office:value-type="float" office:value="-0.475917870318145" calcext:value-type="float">
            <text:p>-0.475917870318145</text:p>
          </table:table-cell>
          <table:table-cell office:value-type="float" office:value="-0.431662093709782" calcext:value-type="float">
            <text:p>-0.431662093709782</text:p>
          </table:table-cell>
          <table:table-cell office:value-type="float" office:value="-0.39516103869629" calcext:value-type="float">
            <text:p>-0.39516103869629</text:p>
          </table:table-cell>
          <table:table-cell office:value-type="float" office:value="-0.40443409153223" calcext:value-type="float">
            <text:p>-0.40443409153223</text:p>
          </table:table-cell>
          <table:table-cell office:value-type="float" office:value="-0.415357431104812" calcext:value-type="float">
            <text:p>-0.415357431104812</text:p>
          </table:table-cell>
          <table:table-cell office:value-type="float" office:value="-0.429807428066062" calcext:value-type="float">
            <text:p>-0.429807428066062</text:p>
          </table:table-cell>
          <table:table-cell office:value-type="float" office:value="-0.432858960803127" calcext:value-type="float">
            <text:p>-0.432858960803127</text:p>
          </table:table-cell>
          <table:table-cell office:value-type="float" office:value="-0.400733401897461" calcext:value-type="float">
            <text:p>-0.400733401897461</text:p>
          </table:table-cell>
          <table:table-cell office:value-type="float" office:value="-0.408399648794755" calcext:value-type="float">
            <text:p>-0.408399648794755</text:p>
          </table:table-cell>
          <table:table-cell office:value-type="float" office:value="-0.463097717924925" calcext:value-type="float">
            <text:p>-0.463097717924925</text:p>
          </table:table-cell>
          <table:table-cell office:value-type="float" office:value="-0.464761723267036" calcext:value-type="float">
            <text:p>-0.464761723267036</text:p>
          </table:table-cell>
          <table:table-cell office:value-type="float" office:value="-0.46420977720744" calcext:value-type="float">
            <text:p>-0.46420977720744</text:p>
          </table:table-cell>
          <table:table-cell office:value-type="float" office:value="-0.466896582012161" calcext:value-type="float">
            <text:p>-0.466896582012161</text:p>
          </table:table-cell>
          <table:table-cell office:value-type="float" office:value="-0.468553986496006" calcext:value-type="float">
            <text:p>-0.468553986496006</text:p>
          </table:table-cell>
          <table:table-cell office:value-type="float" office:value="-0.473114674360396" calcext:value-type="float">
            <text:p>-0.473114674360396</text:p>
          </table:table-cell>
          <table:table-cell office:value-type="float" office:value="-0.46327918461137" calcext:value-type="float">
            <text:p>-0.46327918461137</text:p>
          </table:table-cell>
          <table:table-cell office:value-type="float" office:value="-0.446599660164961" calcext:value-type="float">
            <text:p>-0.446599660164961</text:p>
          </table:table-cell>
          <table:table-cell office:value-type="float" office:value="-0.417548933934757" calcext:value-type="float">
            <text:p>-0.417548933934757</text:p>
          </table:table-cell>
          <table:table-cell office:value-type="float" office:value="-0.428620954192735" calcext:value-type="float">
            <text:p>-0.428620954192735</text:p>
          </table:table-cell>
          <table:table-cell office:value-type="float" office:value="-0.42981633098324" calcext:value-type="float">
            <text:p>-0.42981633098324</text:p>
          </table:table-cell>
          <table:table-cell office:value-type="float" office:value="-0.438059082931046" calcext:value-type="float">
            <text:p>-0.438059082931046</text:p>
          </table:table-cell>
          <table:table-cell office:value-type="float" office:value="-0.438543906314324" calcext:value-type="float">
            <text:p>-0.438543906314324</text:p>
          </table:table-cell>
          <table:table-cell office:value-type="float" office:value="-0.437245219539334" calcext:value-type="float">
            <text:p>-0.437245219539334</text:p>
          </table:table-cell>
          <table:table-cell office:value-type="float" office:value="-0.439060155786896" calcext:value-type="float">
            <text:p>-0.439060155786896</text:p>
          </table:table-cell>
          <table:table-cell office:value-type="float" office:value="-0.488309121868762" calcext:value-type="float">
            <text:p>-0.488309121868762</text:p>
          </table:table-cell>
          <table:table-cell office:value-type="float" office:value="-0.469659340916364" calcext:value-type="float">
            <text:p>-0.469659340916364</text:p>
          </table:table-cell>
          <table:table-cell office:value-type="float" office:value="-0.459912334895608" calcext:value-type="float">
            <text:p>-0.459912334895608</text:p>
          </table:table-cell>
          <table:table-cell office:value-type="float" office:value="-0.389767225710299" calcext:value-type="float">
            <text:p>-0.389767225710299</text:p>
          </table:table-cell>
          <table:table-cell office:value-type="float" office:value="-0.400478884254424" calcext:value-type="float">
            <text:p>-0.400478884254424</text:p>
          </table:table-cell>
          <table:table-cell office:value-type="float" office:value="-0.40855365718245" calcext:value-type="float">
            <text:p>-0.40855365718245</text:p>
          </table:table-cell>
          <table:table-cell office:value-type="float" office:value="-0.420549888628901" calcext:value-type="float">
            <text:p>-0.420549888628901</text:p>
          </table:table-cell>
          <table:table-cell office:value-type="float" office:value="-0.385478091431001" calcext:value-type="float">
            <text:p>-0.385478091431001</text:p>
          </table:table-cell>
          <table:table-cell office:value-type="float" office:value="-0.416613468610982" calcext:value-type="float">
            <text:p>-0.416613468610982</text:p>
          </table:table-cell>
          <table:table-cell office:value-type="float" office:value="-0.409752670815627" calcext:value-type="float">
            <text:p>-0.409752670815627</text:p>
          </table:table-cell>
          <table:table-cell office:value-type="float" office:value="-0.417476856473046" calcext:value-type="float">
            <text:p>-0.417476856473046</text:p>
          </table:table-cell>
          <table:table-cell office:value-type="float" office:value="-0.442458653429628" calcext:value-type="float">
            <text:p>-0.442458653429628</text:p>
          </table:table-cell>
          <table:table-cell office:value-type="float" office:value="-0.443835281951444" calcext:value-type="float">
            <text:p>-0.443835281951444</text:p>
          </table:table-cell>
          <table:table-cell office:value-type="float" office:value="-0.44480863783344" calcext:value-type="float">
            <text:p>-0.44480863783344</text:p>
          </table:table-cell>
          <table:table-cell office:value-type="float" office:value="-0.449004515345907" calcext:value-type="float">
            <text:p>-0.449004515345907</text:p>
          </table:table-cell>
          <table:table-cell office:value-type="float" office:value="-0.454698931854352" calcext:value-type="float">
            <text:p>-0.454698931854352</text:p>
          </table:table-cell>
          <table:table-cell office:value-type="float" office:value="-0.4597049536389" calcext:value-type="float">
            <text:p>-0.4597049536389</text:p>
          </table:table-cell>
          <table:table-cell office:value-type="float" office:value="-0.45633048134216" calcext:value-type="float">
            <text:p>-0.45633048134216</text:p>
          </table:table-cell>
          <table:table-cell office:value-type="float" office:value="-0.458140971698648" calcext:value-type="float">
            <text:p>-0.458140971698648</text:p>
          </table:table-cell>
          <table:table-cell office:value-type="float" office:value="-0.463304085476031" calcext:value-type="float">
            <text:p>-0.463304085476031</text:p>
          </table:table-cell>
          <table:table-cell office:value-type="float" office:value="-0.42003814580027" calcext:value-type="float">
            <text:p>-0.42003814580027</text:p>
          </table:table-cell>
          <table:table-cell office:value-type="float" office:value="-0.404735848932311" calcext:value-type="float">
            <text:p>-0.404735848932311</text:p>
          </table:table-cell>
          <table:table-cell office:value-type="float" office:value="-0.393906330204327" calcext:value-type="float">
            <text:p>-0.393906330204327</text:p>
          </table:table-cell>
          <table:table-cell office:value-type="float" office:value="-0.397202429496354" calcext:value-type="float">
            <text:p>-0.397202429496354</text:p>
          </table:table-cell>
          <table:table-cell office:value-type="float" office:value="-0.401363968683244" calcext:value-type="float">
            <text:p>-0.401363968683244</text:p>
          </table:table-cell>
          <table:table-cell office:value-type="float" office:value="-0.406705986444166" calcext:value-type="float">
            <text:p>-0.406705986444166</text:p>
          </table:table-cell>
          <table:table-cell office:value-type="float" office:value="-0.39856786449908" calcext:value-type="float">
            <text:p>-0.39856786449908</text:p>
          </table:table-cell>
          <table:table-cell office:value-type="float" office:value="-0.404859162024892" calcext:value-type="float">
            <text:p>-0.404859162024892</text:p>
          </table:table-cell>
          <table:table-cell office:value-type="float" office:value="-0.404464858443947" calcext:value-type="float">
            <text:p>-0.404464858443947</text:p>
          </table:table-cell>
          <table:table-cell office:value-type="float" office:value="-0.412379345238917" calcext:value-type="float">
            <text:p>-0.412379345238917</text:p>
          </table:table-cell>
          <table:table-cell office:value-type="float" office:value="-0.454945505692338" calcext:value-type="float">
            <text:p>-0.454945505692338</text:p>
          </table:table-cell>
          <table:table-cell office:value-type="float" office:value="-0.468788501971779" calcext:value-type="float">
            <text:p>-0.468788501971779</text:p>
          </table:table-cell>
          <table:table-cell office:value-type="float" office:value="-0.452806662940505" calcext:value-type="float">
            <text:p>-0.452806662940505</text:p>
          </table:table-cell>
          <table:table-cell office:value-type="float" office:value="-0.410967612942978" calcext:value-type="float">
            <text:p>-0.410967612942978</text:p>
          </table:table-cell>
          <table:table-cell office:value-type="float" office:value="-0.413825845437894" calcext:value-type="float">
            <text:p>-0.413825845437894</text:p>
          </table:table-cell>
          <table:table-cell office:value-type="float" office:value="-0.388449983264803" calcext:value-type="float">
            <text:p>-0.388449983264803</text:p>
          </table:table-cell>
          <table:table-cell office:value-type="float" office:value="-0.391652922179416" calcext:value-type="float">
            <text:p>-0.391652922179416</text:p>
          </table:table-cell>
          <table:table-cell office:value-type="float" office:value="-0.390226983423975" calcext:value-type="float">
            <text:p>-0.390226983423975</text:p>
          </table:table-cell>
          <table:table-cell office:value-type="float" office:value="-0.403708786315086" calcext:value-type="float">
            <text:p>-0.403708786315086</text:p>
          </table:table-cell>
          <table:table-cell office:value-type="float" office:value="-0.425670651100379" calcext:value-type="float">
            <text:p>-0.425670651100379</text:p>
          </table:table-cell>
          <table:table-cell office:value-type="float" office:value="-0.44043233351644" calcext:value-type="float">
            <text:p>-0.44043233351644</text:p>
          </table:table-cell>
          <table:table-cell office:value-type="float" office:value="-0.439209687307249" calcext:value-type="float">
            <text:p>-0.439209687307249</text:p>
          </table:table-cell>
          <table:table-cell office:value-type="float" office:value="-0.434225812355627" calcext:value-type="float">
            <text:p>-0.434225812355627</text:p>
          </table:table-cell>
          <table:table-cell office:value-type="float" office:value="-0.427004872904207" calcext:value-type="float">
            <text:p>-0.427004872904207</text:p>
          </table:table-cell>
          <table:table-cell office:value-type="float" office:value="-0.422885809158437" calcext:value-type="float">
            <text:p>-0.422885809158437</text:p>
          </table:table-cell>
          <table:table-cell office:value-type="float" office:value="-0.419835366495853" calcext:value-type="float">
            <text:p>-0.419835366495853</text:p>
          </table:table-cell>
          <table:table-cell office:value-type="float" office:value="-0.42345988781361" calcext:value-type="float">
            <text:p>-0.42345988781361</text:p>
          </table:table-cell>
          <table:table-cell office:value-type="float" office:value="-0.42152994107649" calcext:value-type="float">
            <text:p>-0.42152994107649</text:p>
          </table:table-cell>
          <table:table-cell office:value-type="float" office:value="-0.420754368079652" calcext:value-type="float">
            <text:p>-0.420754368079652</text:p>
          </table:table-cell>
          <table:table-cell office:value-type="float" office:value="-0.41854678071451" calcext:value-type="float">
            <text:p>-0.41854678071451</text:p>
          </table:table-cell>
          <table:table-cell office:value-type="float" office:value="-0.417778147055266" calcext:value-type="float">
            <text:p>-0.417778147055266</text:p>
          </table:table-cell>
          <table:table-cell office:value-type="float" office:value="-0.416008604286996" calcext:value-type="float">
            <text:p>-0.416008604286996</text:p>
          </table:table-cell>
          <table:table-cell office:value-type="float" office:value="-0.414361435048261" calcext:value-type="float">
            <text:p>-0.414361435048261</text:p>
          </table:table-cell>
          <table:table-cell office:value-type="float" office:value="-0.41308172494196" calcext:value-type="float">
            <text:p>-0.41308172494196</text:p>
          </table:table-cell>
          <table:table-cell office:value-type="float" office:value="-0.412020999950295" calcext:value-type="float">
            <text:p>-0.412020999950295</text:p>
          </table:table-cell>
          <table:table-cell office:value-type="float" office:value="-0.410118548241997" calcext:value-type="float">
            <text:p>-0.410118548241997</text:p>
          </table:table-cell>
          <table:table-cell office:value-type="float" office:value="-0.408012495401672" calcext:value-type="float">
            <text:p>-0.408012495401672</text:p>
          </table:table-cell>
          <table:table-cell office:value-type="float" office:value="-0.407199074633821" calcext:value-type="float">
            <text:p>-0.407199074633821</text:p>
          </table:table-cell>
          <table:table-cell office:value-type="float" office:value="-0.407265192462863" calcext:value-type="float">
            <text:p>-0.407265192462863</text:p>
          </table:table-cell>
          <table:table-cell office:value-type="float" office:value="-0.406981365005162" calcext:value-type="float">
            <text:p>-0.406981365005162</text:p>
          </table:table-cell>
          <table:table-cell office:value-type="float" office:value="-0.408033813631266" calcext:value-type="float">
            <text:p>-0.408033813631266</text:p>
          </table:table-cell>
          <table:table-cell office:value-type="float" office:value="-0.407237895641672" calcext:value-type="float">
            <text:p>-0.407237895641672</text:p>
          </table:table-cell>
          <table:table-cell office:value-type="float" office:value="-0.407631305095516" calcext:value-type="float">
            <text:p>-0.407631305095516</text:p>
          </table:table-cell>
          <table:table-cell office:value-type="float" office:value="-0.406914210866801" calcext:value-type="float">
            <text:p>-0.406914210866801</text:p>
          </table:table-cell>
          <table:table-cell office:value-type="float" office:value="-0.407104471902285" calcext:value-type="float">
            <text:p>-0.407104471902285</text:p>
          </table:table-cell>
          <table:table-cell office:value-type="float" office:value="-0.406851939946939" calcext:value-type="float">
            <text:p>-0.406851939946939</text:p>
          </table:table-cell>
          <table:table-cell office:value-type="float" office:value="-0.407390791678544" calcext:value-type="float">
            <text:p>-0.407390791678544</text:p>
          </table:table-cell>
          <table:table-cell office:value-type="float" office:value="-0.407676326386083" calcext:value-type="float">
            <text:p>-0.407676326386083</text:p>
          </table:table-cell>
          <table:table-cell office:value-type="float" office:value="-0.407050290385332" calcext:value-type="float">
            <text:p>-0.407050290385332</text:p>
          </table:table-cell>
          <table:table-cell office:value-type="float" office:value="-0.406985676644095" calcext:value-type="float">
            <text:p>-0.406985676644095</text:p>
          </table:table-cell>
          <table:table-cell office:value-type="float" office:value="-0.407639762155061" calcext:value-type="float">
            <text:p>-0.407639762155061</text:p>
          </table:table-cell>
          <table:table-cell office:value-type="float" office:value="-0.406627657023675" calcext:value-type="float">
            <text:p>-0.406627657023675</text:p>
          </table:table-cell>
          <table:table-cell office:value-type="float" office:value="-0.407102412977367" calcext:value-type="float">
            <text:p>-0.407102412977367</text:p>
          </table:table-cell>
          <table:table-cell office:value-type="float" office:value="-0.407116255190591" calcext:value-type="float">
            <text:p>-0.407116255190591</text:p>
          </table:table-cell>
          <table:table-cell office:value-type="float" office:value="-0.407144326592198" calcext:value-type="float">
            <text:p>-0.407144326592198</text:p>
          </table:table-cell>
          <table:table-cell office:value-type="float" office:value="-0.407213889351744" calcext:value-type="float">
            <text:p>-0.407213889351744</text:p>
          </table:table-cell>
          <table:table-cell office:value-type="float" office:value="-0.407353266290003" calcext:value-type="float">
            <text:p>-0.407353266290003</text:p>
          </table:table-cell>
          <table:table-cell office:value-type="float" office:value="-0.40748064841879" calcext:value-type="float">
            <text:p>-0.40748064841879</text:p>
          </table:table-cell>
          <table:table-cell office:value-type="float" office:value="-0.407389866570292" calcext:value-type="float">
            <text:p>-0.407389866570292</text:p>
          </table:table-cell>
          <table:table-cell office:value-type="float" office:value="-0.407701336576943" calcext:value-type="float">
            <text:p>-0.407701336576943</text:p>
          </table:table-cell>
          <table:table-cell office:value-type="float" office:value="-0.407308817082272" calcext:value-type="float">
            <text:p>-0.407308817082272</text:p>
          </table:table-cell>
          <table:table-cell office:value-type="float" office:value="-0.407206931122338" calcext:value-type="float">
            <text:p>-0.407206931122338</text:p>
          </table:table-cell>
          <table:table-cell office:value-type="float" office:value="-0.40715027158897" calcext:value-type="float">
            <text:p>-0.40715027158897</text:p>
          </table:table-cell>
          <table:table-cell office:value-type="float" office:value="-0.40713389749026" calcext:value-type="float">
            <text:p>-0.40713389749026</text:p>
          </table:table-cell>
          <table:table-cell office:value-type="float" office:value="-0.407715177189339" calcext:value-type="float">
            <text:p>-0.407715177189339</text:p>
          </table:table-cell>
          <table:table-cell office:value-type="float" office:value="-0.407712821142933" calcext:value-type="float">
            <text:p>-0.407712821142933</text:p>
          </table:table-cell>
          <table:table-cell office:value-type="float" office:value="-0.407575241526563" calcext:value-type="float">
            <text:p>-0.407575241526563</text:p>
          </table:table-cell>
          <table:table-cell office:value-type="float" office:value="-0.407245301164144" calcext:value-type="float">
            <text:p>-0.407245301164144</text:p>
          </table:table-cell>
          <table:table-cell office:value-type="float" office:value="-0.407919787871426" calcext:value-type="float">
            <text:p>-0.407919787871426</text:p>
          </table:table-cell>
          <table:table-cell office:value-type="float" office:value="-0.407266622673865" calcext:value-type="float">
            <text:p>-0.407266622673865</text:p>
          </table:table-cell>
          <table:table-cell office:value-type="float" office:value="-0.40800991892297" calcext:value-type="float">
            <text:p>-0.40800991892297</text:p>
          </table:table-cell>
          <table:table-cell office:value-type="float" office:value="-0.40650946619238" calcext:value-type="float">
            <text:p>-0.40650946619238</text:p>
          </table:table-cell>
          <table:table-cell office:value-type="float" office:value="-0.407428497006399" calcext:value-type="float">
            <text:p>-0.407428497006399</text:p>
          </table:table-cell>
          <table:table-cell office:value-type="float" office:value="-0.407549787153817" calcext:value-type="float">
            <text:p>-0.407549787153817</text:p>
          </table:table-cell>
          <table:table-cell office:value-type="float" office:value="-0.40803184980658" calcext:value-type="float">
            <text:p>-0.40803184980658</text:p>
          </table:table-cell>
          <table:table-cell office:value-type="float" office:value="-0.406714694211118" calcext:value-type="float">
            <text:p>-0.406714694211118</text:p>
          </table:table-cell>
          <table:table-cell office:value-type="float" office:value="-0.407573992065519" calcext:value-type="float">
            <text:p>-0.407573992065519</text:p>
          </table:table-cell>
          <table:table-cell office:value-type="float" office:value="-0.406808904726384" calcext:value-type="float">
            <text:p>-0.406808904726384</text:p>
          </table:table-cell>
          <table:table-cell office:value-type="float" office:value="-0.407766956215467" calcext:value-type="float">
            <text:p>-0.407766956215467</text:p>
          </table:table-cell>
          <table:table-cell office:value-type="float" office:value="-0.407446053061146" calcext:value-type="float">
            <text:p>-0.407446053061146</text:p>
          </table:table-cell>
          <table:table-cell office:value-type="float" office:value="-0.408076220471744" calcext:value-type="float">
            <text:p>-0.408076220471744</text:p>
          </table:table-cell>
          <table:table-cell office:value-type="float" office:value="-0.407195359388209" calcext:value-type="float">
            <text:p>-0.407195359388209</text:p>
          </table:table-cell>
          <table:table-cell office:value-type="float" office:value="-0.407333597805289" calcext:value-type="float">
            <text:p>-0.407333597805289</text:p>
          </table:table-cell>
          <table:table-cell office:value-type="float" office:value="-0.406912113113425" calcext:value-type="float">
            <text:p>-0.406912113113425</text:p>
          </table:table-cell>
          <table:table-cell office:value-type="float" office:value="-0.407339518258751" calcext:value-type="float">
            <text:p>-0.407339518258751</text:p>
          </table:table-cell>
          <table:table-cell office:value-type="float" office:value="-0.407026836910254" calcext:value-type="float">
            <text:p>-0.407026836910254</text:p>
          </table:table-cell>
          <table:table-cell office:value-type="float" office:value="-0.407696898786698" calcext:value-type="float">
            <text:p>-0.407696898786698</text:p>
          </table:table-cell>
          <table:table-cell office:value-type="float" office:value="-0.40734312021349" calcext:value-type="float">
            <text:p>-0.40734312021349</text:p>
          </table:table-cell>
          <table:table-cell office:value-type="float" office:value="-0.407393373627831" calcext:value-type="float">
            <text:p>-0.407393373627831</text:p>
          </table:table-cell>
          <table:table-cell office:value-type="float" office:value="-0.407457187098185" calcext:value-type="float">
            <text:p>-0.407457187098185</text:p>
          </table:table-cell>
          <table:table-cell office:value-type="float" office:value="-0.407584564472272" calcext:value-type="float">
            <text:p>-0.407584564472272</text:p>
          </table:table-cell>
          <table:table-cell office:value-type="float" office:value="-0.406600830054495" calcext:value-type="float">
            <text:p>-0.406600830054495</text:p>
          </table:table-cell>
          <table:table-cell office:value-type="float" office:value="-0.407673618842751" calcext:value-type="float">
            <text:p>-0.407673618842751</text:p>
          </table:table-cell>
          <table:table-cell office:value-type="float" office:value="-0.407490828137297" calcext:value-type="float">
            <text:p>-0.407490828137297</text:p>
          </table:table-cell>
          <table:table-cell office:value-type="float" office:value="-0.407480575836663" calcext:value-type="float">
            <text:p>-0.407480575836663</text:p>
          </table:table-cell>
          <table:table-cell office:value-type="float" office:value="-0.407630573363684" calcext:value-type="float">
            <text:p>-0.407630573363684</text:p>
          </table:table-cell>
          <table:table-cell office:value-type="float" office:value="-0.407547119752639" calcext:value-type="float">
            <text:p>-0.407547119752639</text:p>
          </table:table-cell>
          <table:table-cell office:value-type="float" office:value="-0.406935483258586" calcext:value-type="float">
            <text:p>-0.406935483258586</text:p>
          </table:table-cell>
          <table:table-cell office:value-type="float" office:value="-0.406758961633126" calcext:value-type="float">
            <text:p>-0.406758961633126</text:p>
          </table:table-cell>
          <table:table-cell office:value-type="float" office:value="-0.407706094955188" calcext:value-type="float">
            <text:p>-0.407706094955188</text:p>
          </table:table-cell>
          <table:table-cell office:value-type="float" office:value="-0.407419188736305" calcext:value-type="float">
            <text:p>-0.407419188736305</text:p>
          </table:table-cell>
          <table:table-cell office:value-type="float" office:value="-0.407327864236508" calcext:value-type="float">
            <text:p>-0.407327864236508</text:p>
          </table:table-cell>
          <table:table-cell office:value-type="float" office:value="-0.407656458618272" calcext:value-type="float">
            <text:p>-0.407656458618272</text:p>
          </table:table-cell>
          <table:table-cell office:value-type="float" office:value="-0.407232310097839" calcext:value-type="float">
            <text:p>-0.407232310097839</text:p>
          </table:table-cell>
          <table:table-cell office:value-type="float" office:value="-0.407273321833334" calcext:value-type="float">
            <text:p>-0.407273321833334</text:p>
          </table:table-cell>
          <table:table-cell office:value-type="float" office:value="-0.407240958326699" calcext:value-type="float">
            <text:p>-0.407240958326699</text:p>
          </table:table-cell>
          <table:table-cell office:value-type="float" office:value="-0.407129058079381" calcext:value-type="float">
            <text:p>-0.407129058079381</text:p>
          </table:table-cell>
          <table:table-cell office:value-type="float" office:value="-0.40733610643601" calcext:value-type="float">
            <text:p>-0.40733610643601</text:p>
          </table:table-cell>
          <table:table-cell office:value-type="float" office:value="-0.407393210523116" calcext:value-type="float">
            <text:p>-0.407393210523116</text:p>
          </table:table-cell>
          <table:table-cell office:value-type="float" office:value="-0.40727725446041" calcext:value-type="float">
            <text:p>-0.40727725446041</text:p>
          </table:table-cell>
          <table:table-cell office:value-type="float" office:value="-0.407360300322405" calcext:value-type="float">
            <text:p>-0.407360300322405</text:p>
          </table:table-cell>
          <table:table-cell office:value-type="float" office:value="-0.407603786364654" calcext:value-type="float">
            <text:p>-0.407603786364654</text:p>
          </table:table-cell>
          <table:table-cell office:value-type="float" office:value="-0.407527101198699" calcext:value-type="float">
            <text:p>-0.407527101198699</text:p>
          </table:table-cell>
          <table:table-cell office:value-type="float" office:value="-0.408041577071494" calcext:value-type="float">
            <text:p>-0.408041577071494</text:p>
          </table:table-cell>
          <table:table-cell office:value-type="float" office:value="-0.407914352639734" calcext:value-type="float">
            <text:p>-0.407914352639734</text:p>
          </table:table-cell>
          <table:table-cell office:value-type="float" office:value="-0.407193005505325" calcext:value-type="float">
            <text:p>-0.407193005505325</text:p>
          </table:table-cell>
          <table:table-cell office:value-type="float" office:value="-0.408003170051715" calcext:value-type="float">
            <text:p>-0.408003170051715</text:p>
          </table:table-cell>
          <table:table-cell office:value-type="float" office:value="-0.407283408960547" calcext:value-type="float">
            <text:p>-0.407283408960547</text:p>
          </table:table-cell>
          <table:table-cell office:value-type="float" office:value="-0.408337120570375" calcext:value-type="float">
            <text:p>-0.408337120570375</text:p>
          </table:table-cell>
          <table:table-cell table:number-columns-repeated="517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259187750920598" calcext:value-type="float">
            <text:p>-2.59187750920598E-05</text:p>
          </table:table-cell>
          <table:table-cell office:value-type="float" office:value="0.0000424923384999554" calcext:value-type="float">
            <text:p>4.24923384999554E-05</text:p>
          </table:table-cell>
          <table:table-cell office:value-type="float" office:value="-0.0000234203731859228" calcext:value-type="float">
            <text:p>-2.34203731859228E-05</text:p>
          </table:table-cell>
          <table:table-cell office:value-type="float" office:value="0.0000235314615070203" calcext:value-type="float">
            <text:p>2.35314615070203E-05</text:p>
          </table:table-cell>
          <table:table-cell office:value-type="float" office:value="0.00000266130575549139" calcext:value-type="float">
            <text:p>2.66130575549139E-06</text:p>
          </table:table-cell>
          <table:table-cell office:value-type="float" office:value="-0.000013735090750755" calcext:value-type="float">
            <text:p>-1.3735090750755E-05</text:p>
          </table:table-cell>
          <table:table-cell office:value-type="float" office:value="-0.00000796752293402703" calcext:value-type="float">
            <text:p>-7.96752293402703E-06</text:p>
          </table:table-cell>
          <table:table-cell office:value-type="float" office:value="0.0000106609347130804" calcext:value-type="float">
            <text:p>1.06609347130804E-05</text:p>
          </table:table-cell>
          <table:table-cell office:value-type="float" office:value="-0.0000279363609789196" calcext:value-type="float">
            <text:p>-2.79363609789196E-05</text:p>
          </table:table-cell>
          <table:table-cell office:value-type="float" office:value="0.00000971320524278951" calcext:value-type="float">
            <text:p>9.71320524278951E-06</text:p>
          </table:table-cell>
          <table:table-cell office:value-type="float" office:value="0.00000688112203139912" calcext:value-type="float">
            <text:p>6.88112203139912E-06</text:p>
          </table:table-cell>
          <table:table-cell office:value-type="float" office:value="0.0000266384336278236" calcext:value-type="float">
            <text:p>2.66384336278236E-05</text:p>
          </table:table-cell>
          <table:table-cell office:value-type="float" office:value="-0.0000167752683753464" calcext:value-type="float">
            <text:p>-1.67752683753464E-05</text:p>
          </table:table-cell>
          <table:table-cell office:value-type="float" office:value="-0.0000167629805516434" calcext:value-type="float">
            <text:p>-1.67629805516434E-05</text:p>
          </table:table-cell>
          <table:table-cell office:value-type="float" office:value="0.00000986683644149666" calcext:value-type="float">
            <text:p>9.86683644149666E-06</text:p>
          </table:table-cell>
          <table:table-cell office:value-type="float" office:value="-0.00000726323599775647" calcext:value-type="float">
            <text:p>-7.26323599775647E-06</text:p>
          </table:table-cell>
          <table:table-cell office:value-type="float" office:value="0.0000229742077230144" calcext:value-type="float">
            <text:p>2.29742077230144E-05</text:p>
          </table:table-cell>
          <table:table-cell office:value-type="float" office:value="0.00000826510919849088" calcext:value-type="float">
            <text:p>8.26510919849088E-06</text:p>
          </table:table-cell>
          <table:table-cell office:value-type="float" office:value="-0.0000094790100828579" calcext:value-type="float">
            <text:p>-9.4790100828579E-06</text:p>
          </table:table-cell>
          <table:table-cell office:value-type="float" office:value="-0.00000556298085846452" calcext:value-type="float">
            <text:p>-5.56298085846452E-06</text:p>
          </table:table-cell>
          <table:table-cell office:value-type="float" office:value="0.00000710898362482615" calcext:value-type="float">
            <text:p>7.10898362482615E-06</text:p>
          </table:table-cell>
          <table:table-cell office:value-type="float" office:value="-0.00000464937741395666" calcext:value-type="float">
            <text:p>-4.64937741395666E-06</text:p>
          </table:table-cell>
          <table:table-cell office:value-type="float" office:value="-0.000000177570587733822" calcext:value-type="float">
            <text:p>-1.77570587733822E-07</text:p>
          </table:table-cell>
          <table:table-cell office:value-type="float" office:value="-0.0000209726724753612" calcext:value-type="float">
            <text:p>-2.09726724753612E-05</text:p>
          </table:table-cell>
          <table:table-cell office:value-type="float" office:value="0.0000123944958770328" calcext:value-type="float">
            <text:p>1.23944958770328E-05</text:p>
          </table:table-cell>
          <table:table-cell office:value-type="float" office:value="-0.0000230098225338371" calcext:value-type="float">
            <text:p>-2.30098225338371E-05</text:p>
          </table:table-cell>
          <table:table-cell office:value-type="float" office:value="0.0000390015052417203" calcext:value-type="float">
            <text:p>3.90015052417203E-05</text:p>
          </table:table-cell>
          <table:table-cell office:value-type="float" office:value="-0.0000228152173038509" calcext:value-type="float">
            <text:p>-2.28152173038509E-05</text:p>
          </table:table-cell>
          <table:table-cell office:value-type="float" office:value="-0.00000723330481317008" calcext:value-type="float">
            <text:p>-7.23330481317008E-06</text:p>
          </table:table-cell>
          <table:table-cell office:value-type="float" office:value="0.0000137451200831751" calcext:value-type="float">
            <text:p>1.37451200831751E-05</text:p>
          </table:table-cell>
          <table:table-cell office:value-type="float" office:value="-0.00000580115148479665" calcext:value-type="float">
            <text:p>-5.80115148479665E-06</text:p>
          </table:table-cell>
          <table:table-cell office:value-type="float" office:value="0.0000147497859673829" calcext:value-type="float">
            <text:p>1.47497859673829E-05</text:p>
          </table:table-cell>
          <table:table-cell office:value-type="float" office:value="0.0000108548408860321" calcext:value-type="float">
            <text:p>1.08548408860321E-05</text:p>
          </table:table-cell>
          <table:table-cell office:value-type="float" office:value="-0.0000130134892626921" calcext:value-type="float">
            <text:p>-1.30134892626921E-05</text:p>
          </table:table-cell>
          <table:table-cell office:value-type="float" office:value="-0.00000562047265428856" calcext:value-type="float">
            <text:p>-5.62047265428856E-06</text:p>
          </table:table-cell>
          <table:table-cell office:value-type="float" office:value="-0.0000117201564677205" calcext:value-type="float">
            <text:p>-1.17201564677205E-05</text:p>
          </table:table-cell>
          <table:table-cell office:value-type="float" office:value="0.000027325409371115" calcext:value-type="float">
            <text:p>2.7325409371115E-05</text:p>
          </table:table-cell>
          <table:table-cell office:value-type="float" office:value="-0.0000122738538275158" calcext:value-type="float">
            <text:p>-1.22738538275158E-05</text:p>
          </table:table-cell>
          <table:table-cell office:value-type="float" office:value="-0.0000198730809110037" calcext:value-type="float">
            <text:p>-1.98730809110037E-05</text:p>
          </table:table-cell>
          <table:table-cell office:value-type="float" office:value="0.00001404435264446" calcext:value-type="float">
            <text:p>1.404435264446E-05</text:p>
          </table:table-cell>
          <table:table-cell office:value-type="float" office:value="0.00000957003885487806" calcext:value-type="float">
            <text:p>9.57003885487806E-06</text:p>
          </table:table-cell>
          <table:table-cell office:value-type="float" office:value="-0.00000550936786974932" calcext:value-type="float">
            <text:p>-5.50936786974932E-06</text:p>
          </table:table-cell>
          <table:table-cell office:value-type="float" office:value="-0.0000149860352619546" calcext:value-type="float">
            <text:p>-1.49860352619546E-05</text:p>
          </table:table-cell>
          <table:table-cell office:value-type="float" office:value="-0.0000000899632734419065" calcext:value-type="float">
            <text:p>-8.99632734419065E-08</text:p>
          </table:table-cell>
          <table:table-cell office:value-type="float" office:value="0.0000256177358594067" calcext:value-type="float">
            <text:p>2.56177358594067E-05</text:p>
          </table:table-cell>
          <table:table-cell office:value-type="float" office:value="-0.0000115991507523283" calcext:value-type="float">
            <text:p>-1.15991507523283E-05</text:p>
          </table:table-cell>
          <table:table-cell office:value-type="float" office:value="-0.00000458217432341979" calcext:value-type="float">
            <text:p>-4.58217432341979E-06</text:p>
          </table:table-cell>
          <table:table-cell office:value-type="float" office:value="-0.0000440226499429652" calcext:value-type="float">
            <text:p>-4.40226499429652E-05</text:p>
          </table:table-cell>
          <table:table-cell office:value-type="float" office:value="0.0000595938991264644" calcext:value-type="float">
            <text:p>5.95938991264644E-05</text:p>
          </table:table-cell>
          <table:table-cell office:value-type="float" office:value="-0.00000507303422087047" calcext:value-type="float">
            <text:p>-5.07303422087047E-06</text:p>
          </table:table-cell>
          <table:table-cell office:value-type="float" office:value="-0.00008240783667951" calcext:value-type="float">
            <text:p>-8.240783667951E-05</text:p>
          </table:table-cell>
          <table:table-cell office:value-type="float" office:value="0.0000123227434299378" calcext:value-type="float">
            <text:p>1.23227434299378E-05</text:p>
          </table:table-cell>
          <table:table-cell office:value-type="float" office:value="0.0000552583622989156" calcext:value-type="float">
            <text:p>5.52583622989156E-05</text:p>
          </table:table-cell>
          <table:table-cell office:value-type="float" office:value="-0.00240957057269708" calcext:value-type="float">
            <text:p>-0.002409570572697</text:p>
          </table:table-cell>
          <table:table-cell office:value-type="float" office:value="-0.00258831307762675" calcext:value-type="float">
            <text:p>-0.002588313077627</text:p>
          </table:table-cell>
          <table:table-cell office:value-type="float" office:value="-0.00246198335780989" calcext:value-type="float">
            <text:p>-0.00246198335781</text:p>
          </table:table-cell>
          <table:table-cell office:value-type="float" office:value="0.000362501261345183" calcext:value-type="float">
            <text:p>0.000362501261345</text:p>
          </table:table-cell>
          <table:table-cell office:value-type="float" office:value="0.000238534840911242" calcext:value-type="float">
            <text:p>0.000238534840911</text:p>
          </table:table-cell>
          <table:table-cell office:value-type="float" office:value="0.000314946164224894" calcext:value-type="float">
            <text:p>0.000314946164225</text:p>
          </table:table-cell>
          <table:table-cell office:value-type="float" office:value="0.000244494266288864" calcext:value-type="float">
            <text:p>0.000244494266289</text:p>
          </table:table-cell>
          <table:table-cell office:value-type="float" office:value="-0.000626547994731108" calcext:value-type="float">
            <text:p>-0.000626547994731</text:p>
          </table:table-cell>
          <table:table-cell office:value-type="float" office:value="-0.00170948767161455" calcext:value-type="float">
            <text:p>-0.001709487671615</text:p>
          </table:table-cell>
          <table:table-cell office:value-type="float" office:value="-0.00133669049924012" calcext:value-type="float">
            <text:p>-0.00133669049924</text:p>
          </table:table-cell>
          <table:table-cell office:value-type="float" office:value="0.00610254702245805" calcext:value-type="float">
            <text:p>0.006102547022458</text:p>
          </table:table-cell>
          <table:table-cell office:value-type="float" office:value="0.0177891210541305" calcext:value-type="float">
            <text:p>0.017789121054131</text:p>
          </table:table-cell>
          <table:table-cell office:value-type="float" office:value="0.0125686598959589" calcext:value-type="float">
            <text:p>0.012568659895959</text:p>
          </table:table-cell>
          <table:table-cell office:value-type="float" office:value="0.00432549105758362" calcext:value-type="float">
            <text:p>0.004325491057584</text:p>
          </table:table-cell>
          <table:table-cell office:value-type="float" office:value="0.00449380865914467" calcext:value-type="float">
            <text:p>0.004493808659145</text:p>
          </table:table-cell>
          <table:table-cell office:value-type="float" office:value="-0.00016553069231201" calcext:value-type="float">
            <text:p>-0.000165530692312</text:p>
          </table:table-cell>
          <table:table-cell office:value-type="float" office:value="-0.00205302813708319" calcext:value-type="float">
            <text:p>-0.002053028137083</text:p>
          </table:table-cell>
          <table:table-cell office:value-type="float" office:value="-0.000586156123511317" calcext:value-type="float">
            <text:p>-0.000586156123511</text:p>
          </table:table-cell>
          <table:table-cell office:value-type="float" office:value="0.00113970813767839" calcext:value-type="float">
            <text:p>0.001139708137678</text:p>
          </table:table-cell>
          <table:table-cell office:value-type="float" office:value="0.00108630944577104" calcext:value-type="float">
            <text:p>0.001086309445771</text:p>
          </table:table-cell>
          <table:table-cell office:value-type="float" office:value="-0.000527737876002077" calcext:value-type="float">
            <text:p>-0.000527737876002</text:p>
          </table:table-cell>
          <table:table-cell office:value-type="float" office:value="-0.00771542255276697" calcext:value-type="float">
            <text:p>-0.007715422552767</text:p>
          </table:table-cell>
          <table:table-cell office:value-type="float" office:value="-0.0059943727120817" calcext:value-type="float">
            <text:p>-0.005994372712082</text:p>
          </table:table-cell>
          <table:table-cell office:value-type="float" office:value="-0.0228037660764138" calcext:value-type="float">
            <text:p>-0.022803766076414</text:p>
          </table:table-cell>
          <table:table-cell office:value-type="float" office:value="0.0000531878762632942" calcext:value-type="float">
            <text:p>5.31878762632942E-05</text:p>
          </table:table-cell>
          <table:table-cell office:value-type="float" office:value="-0.000876398906993647" calcext:value-type="float">
            <text:p>-0.000876398906994</text:p>
          </table:table-cell>
          <table:table-cell office:value-type="float" office:value="-0.000668967998634973" calcext:value-type="float">
            <text:p>-0.000668967998635</text:p>
          </table:table-cell>
          <table:table-cell office:value-type="float" office:value="-0.00265913780438803" calcext:value-type="float">
            <text:p>-0.002659137804388</text:p>
          </table:table-cell>
          <table:table-cell office:value-type="float" office:value="-0.00375698217665527" calcext:value-type="float">
            <text:p>-0.003756982176655</text:p>
          </table:table-cell>
          <table:table-cell office:value-type="float" office:value="-0.00115628839118548" calcext:value-type="float">
            <text:p>-0.001156288391185</text:p>
          </table:table-cell>
          <table:table-cell office:value-type="float" office:value="-0.000279264142413249" calcext:value-type="float">
            <text:p>-0.000279264142413</text:p>
          </table:table-cell>
          <table:table-cell office:value-type="float" office:value="0.0406722961749748" calcext:value-type="float">
            <text:p>0.040672296174975</text:p>
          </table:table-cell>
          <table:table-cell office:value-type="float" office:value="-0.00104972323344316" calcext:value-type="float">
            <text:p>-0.001049723233443</text:p>
          </table:table-cell>
          <table:table-cell office:value-type="float" office:value="-0.00287687810291071" calcext:value-type="float">
            <text:p>-0.002876878102911</text:p>
          </table:table-cell>
          <table:table-cell office:value-type="float" office:value="-0.0258755623728382" calcext:value-type="float">
            <text:p>-0.025875562372838</text:p>
          </table:table-cell>
          <table:table-cell office:value-type="float" office:value="-0.0000642761745173193" calcext:value-type="float">
            <text:p>-6.42761745173193E-05</text:p>
          </table:table-cell>
          <table:table-cell office:value-type="float" office:value="-0.000395955561883432" calcext:value-type="float">
            <text:p>-0.000395955561883</text:p>
          </table:table-cell>
          <table:table-cell office:value-type="float" office:value="-0.00169549630910859" calcext:value-type="float">
            <text:p>-0.001695496309109</text:p>
          </table:table-cell>
          <table:table-cell office:value-type="float" office:value="-0.00741845658659218" calcext:value-type="float">
            <text:p>-0.007418456586592</text:p>
          </table:table-cell>
          <table:table-cell office:value-type="float" office:value="0.00349000114060444" calcext:value-type="float">
            <text:p>0.003490001140604</text:p>
          </table:table-cell>
          <table:table-cell office:value-type="float" office:value="0.0181496036424217" calcext:value-type="float">
            <text:p>0.018149603642422</text:p>
          </table:table-cell>
          <table:table-cell office:value-type="float" office:value="0.0203935808744568" calcext:value-type="float">
            <text:p>0.020393580874457</text:p>
          </table:table-cell>
          <table:table-cell office:value-type="float" office:value="0.000136504398769222" calcext:value-type="float">
            <text:p>0.000136504398769</text:p>
          </table:table-cell>
          <table:table-cell office:value-type="float" office:value="-0.00158851692059564" calcext:value-type="float">
            <text:p>-0.001588516920596</text:p>
          </table:table-cell>
          <table:table-cell office:value-type="float" office:value="0.000072873603693624" calcext:value-type="float">
            <text:p>7.2873603693624E-05</text:p>
          </table:table-cell>
          <table:table-cell office:value-type="float" office:value="0.000851501628168105" calcext:value-type="float">
            <text:p>0.000851501628168</text:p>
          </table:table-cell>
          <table:table-cell office:value-type="float" office:value="-0.00205391913307201" calcext:value-type="float">
            <text:p>-0.002053919133072</text:p>
          </table:table-cell>
          <table:table-cell office:value-type="float" office:value="-0.00382084987666986" calcext:value-type="float">
            <text:p>-0.00382084987667</text:p>
          </table:table-cell>
          <table:table-cell office:value-type="float" office:value="-0.0284246687249191" calcext:value-type="float">
            <text:p>-0.028424668724919</text:p>
          </table:table-cell>
          <table:table-cell office:value-type="float" office:value="-0.00475167800525489" calcext:value-type="float">
            <text:p>-0.004751678005255</text:p>
          </table:table-cell>
          <table:table-cell office:value-type="float" office:value="-0.000592542209817026" calcext:value-type="float">
            <text:p>-0.000592542209817</text:p>
          </table:table-cell>
          <table:table-cell office:value-type="float" office:value="-0.00235179559370236" calcext:value-type="float">
            <text:p>-0.002351795593702</text:p>
          </table:table-cell>
          <table:table-cell office:value-type="float" office:value="-0.00136344129785598" calcext:value-type="float">
            <text:p>-0.001363441297856</text:p>
          </table:table-cell>
          <table:table-cell office:value-type="float" office:value="-0.00209384954126179" calcext:value-type="float">
            <text:p>-0.002093849541262</text:p>
          </table:table-cell>
          <table:table-cell office:value-type="float" office:value="-0.00195974912586139" calcext:value-type="float">
            <text:p>-0.001959749125861</text:p>
          </table:table-cell>
          <table:table-cell office:value-type="float" office:value="-0.00113296405753843" calcext:value-type="float">
            <text:p>-0.001132964057538</text:p>
          </table:table-cell>
          <table:table-cell office:value-type="float" office:value="0.00100589822419089" calcext:value-type="float">
            <text:p>0.001005898224191</text:p>
          </table:table-cell>
          <table:table-cell office:value-type="float" office:value="0.000248503683929424" calcext:value-type="float">
            <text:p>0.000248503683929</text:p>
          </table:table-cell>
          <table:table-cell office:value-type="float" office:value="0.0021025824448217" calcext:value-type="float">
            <text:p>0.002102582444822</text:p>
          </table:table-cell>
          <table:table-cell office:value-type="float" office:value="0.0440200162396668" calcext:value-type="float">
            <text:p>0.044020016239667</text:p>
          </table:table-cell>
          <table:table-cell office:value-type="float" office:value="0.000897950267596037" calcext:value-type="float">
            <text:p>0.000897950267596</text:p>
          </table:table-cell>
          <table:table-cell office:value-type="float" office:value="-0.000887066370359457" calcext:value-type="float">
            <text:p>-0.000887066370359</text:p>
          </table:table-cell>
          <table:table-cell office:value-type="float" office:value="-0.0051228556665272" calcext:value-type="float">
            <text:p>-0.005122855666527</text:p>
          </table:table-cell>
          <table:table-cell office:value-type="float" office:value="-0.00546109214091689" calcext:value-type="float">
            <text:p>-0.005461092140917</text:p>
          </table:table-cell>
          <table:table-cell office:value-type="float" office:value="-0.00368787095262679" calcext:value-type="float">
            <text:p>-0.003687870952627</text:p>
          </table:table-cell>
          <table:table-cell office:value-type="float" office:value="-0.00638368670564449" calcext:value-type="float">
            <text:p>-0.006383686705644</text:p>
          </table:table-cell>
          <table:table-cell office:value-type="float" office:value="-0.00552285064894465" calcext:value-type="float">
            <text:p>-0.005522850648945</text:p>
          </table:table-cell>
          <table:table-cell office:value-type="float" office:value="-0.00172305537527206" calcext:value-type="float">
            <text:p>-0.001723055375272</text:p>
          </table:table-cell>
          <table:table-cell office:value-type="float" office:value="-0.00262746866049129" calcext:value-type="float">
            <text:p>-0.002627468660491</text:p>
          </table:table-cell>
          <table:table-cell office:value-type="float" office:value="-0.00039314235301563" calcext:value-type="float">
            <text:p>-0.000393142353016</text:p>
          </table:table-cell>
          <table:table-cell office:value-type="float" office:value="-0.000583280544259157" calcext:value-type="float">
            <text:p>-0.000583280544259</text:p>
          </table:table-cell>
          <table:table-cell office:value-type="float" office:value="0.000345116215230978" calcext:value-type="float">
            <text:p>0.000345116215231</text:p>
          </table:table-cell>
          <table:table-cell office:value-type="float" office:value="-0.00346337286864684" calcext:value-type="float">
            <text:p>-0.003463372868647</text:p>
          </table:table-cell>
          <table:table-cell office:value-type="float" office:value="-0.00360455985989377" calcext:value-type="float">
            <text:p>-0.003604559859894</text:p>
          </table:table-cell>
          <table:table-cell office:value-type="float" office:value="-0.00106971613361462" calcext:value-type="float">
            <text:p>-0.001069716133615</text:p>
          </table:table-cell>
          <table:table-cell office:value-type="float" office:value="0.00341621234971662" calcext:value-type="float">
            <text:p>0.003416212349717</text:p>
          </table:table-cell>
          <table:table-cell office:value-type="float" office:value="-0.00282178217025247" calcext:value-type="float">
            <text:p>-0.002821782170252</text:p>
          </table:table-cell>
          <table:table-cell office:value-type="float" office:value="-0.00407969493130295" calcext:value-type="float">
            <text:p>-0.004079694931303</text:p>
          </table:table-cell>
          <table:table-cell office:value-type="float" office:value="-0.00238909530984471" calcext:value-type="float">
            <text:p>-0.002389095309845</text:p>
          </table:table-cell>
          <table:table-cell office:value-type="float" office:value="-0.00137780637273688" calcext:value-type="float">
            <text:p>-0.001377806372737</text:p>
          </table:table-cell>
          <table:table-cell office:value-type="float" office:value="-0.00177185441303734" calcext:value-type="float">
            <text:p>-0.001771854413037</text:p>
          </table:table-cell>
          <table:table-cell office:value-type="float" office:value="-0.00307699376902315" calcext:value-type="float">
            <text:p>-0.003076993769023</text:p>
          </table:table-cell>
          <table:table-cell office:value-type="float" office:value="-0.00193589580804343" calcext:value-type="float">
            <text:p>-0.001935895808043</text:p>
          </table:table-cell>
          <table:table-cell office:value-type="float" office:value="0.000797326699398415" calcext:value-type="float">
            <text:p>0.000797326699398</text:p>
          </table:table-cell>
          <table:table-cell office:value-type="float" office:value="-0.00564489386313738" calcext:value-type="float">
            <text:p>-0.005644893863137</text:p>
          </table:table-cell>
          <table:table-cell office:value-type="float" office:value="0.00136266135684127" calcext:value-type="float">
            <text:p>0.001362661356841</text:p>
          </table:table-cell>
          <table:table-cell office:value-type="float" office:value="0.0258910171835457" calcext:value-type="float">
            <text:p>0.025891017183546</text:p>
          </table:table-cell>
          <table:table-cell office:value-type="float" office:value="-0.00343575454586242" calcext:value-type="float">
            <text:p>-0.003435754545862</text:p>
          </table:table-cell>
          <table:table-cell office:value-type="float" office:value="-0.000806719416099555" calcext:value-type="float">
            <text:p>-0.0008067194161</text:p>
          </table:table-cell>
          <table:table-cell office:value-type="float" office:value="-0.00223080311924356" calcext:value-type="float">
            <text:p>-0.002230803119244</text:p>
          </table:table-cell>
          <table:table-cell office:value-type="float" office:value="-0.00409037493521863" calcext:value-type="float">
            <text:p>-0.004090374935219</text:p>
          </table:table-cell>
          <table:table-cell office:value-type="float" office:value="0.027474902428989" calcext:value-type="float">
            <text:p>0.027474902428989</text:p>
          </table:table-cell>
          <table:table-cell office:value-type="float" office:value="0.0122603951813472" calcext:value-type="float">
            <text:p>0.012260395181347</text:p>
          </table:table-cell>
          <table:table-cell office:value-type="float" office:value="0.00617917867162976" calcext:value-type="float">
            <text:p>0.00617917867163</text:p>
          </table:table-cell>
          <table:table-cell office:value-type="float" office:value="0.000295597068544429" calcext:value-type="float">
            <text:p>0.000295597068544</text:p>
          </table:table-cell>
          <table:table-cell office:value-type="float" office:value="-0.00252228760067502" calcext:value-type="float">
            <text:p>-0.002522287600675</text:p>
          </table:table-cell>
          <table:table-cell office:value-type="float" office:value="0.00116729337613558" calcext:value-type="float">
            <text:p>0.001167293376136</text:p>
          </table:table-cell>
          <table:table-cell office:value-type="float" office:value="0.00132462083878127" calcext:value-type="float">
            <text:p>0.001324620838781</text:p>
          </table:table-cell>
          <table:table-cell office:value-type="float" office:value="-0.000978825488963386" calcext:value-type="float">
            <text:p>-0.000978825488963</text:p>
          </table:table-cell>
          <table:table-cell office:value-type="float" office:value="-0.0070411102830924" calcext:value-type="float">
            <text:p>-0.007041110283092</text:p>
          </table:table-cell>
          <table:table-cell office:value-type="float" office:value="-0.0271497685086204" calcext:value-type="float">
            <text:p>-0.02714976850862</text:p>
          </table:table-cell>
          <table:table-cell office:value-type="float" office:value="-0.00231143401918893" calcext:value-type="float">
            <text:p>-0.002311434019189</text:p>
          </table:table-cell>
          <table:table-cell office:value-type="float" office:value="-0.0000888941565819756" calcext:value-type="float">
            <text:p>-8.88941565819756E-05</text:p>
          </table:table-cell>
          <table:table-cell office:value-type="float" office:value="-0.00197657059346407" calcext:value-type="float">
            <text:p>-0.001976570593464</text:p>
          </table:table-cell>
          <table:table-cell office:value-type="float" office:value="-0.00318372223942526" calcext:value-type="float">
            <text:p>-0.003183722239425</text:p>
          </table:table-cell>
          <table:table-cell office:value-type="float" office:value="-0.00410366918277805" calcext:value-type="float">
            <text:p>-0.004103669182778</text:p>
          </table:table-cell>
          <table:table-cell office:value-type="float" office:value="-0.00419073103875362" calcext:value-type="float">
            <text:p>-0.004190731038754</text:p>
          </table:table-cell>
          <table:table-cell office:value-type="float" office:value="-0.00105140825435779" calcext:value-type="float">
            <text:p>-0.001051408254358</text:p>
          </table:table-cell>
          <table:table-cell office:value-type="float" office:value="-0.000127106358024542" calcext:value-type="float">
            <text:p>-0.000127106358025</text:p>
          </table:table-cell>
          <table:table-cell office:value-type="float" office:value="0.043612276613408" calcext:value-type="float">
            <text:p>0.043612276613408</text:p>
          </table:table-cell>
          <table:table-cell office:value-type="float" office:value="-0.00454424937551434" calcext:value-type="float">
            <text:p>-0.004544249375514</text:p>
          </table:table-cell>
          <table:table-cell office:value-type="float" office:value="-0.0220156039315111" calcext:value-type="float">
            <text:p>-0.022015603931511</text:p>
          </table:table-cell>
          <table:table-cell office:value-type="float" office:value="0.00094066241252222" calcext:value-type="float">
            <text:p>0.000940662412522</text:p>
          </table:table-cell>
          <table:table-cell office:value-type="float" office:value="-0.000574262111463608" calcext:value-type="float">
            <text:p>-0.000574262111464</text:p>
          </table:table-cell>
          <table:table-cell office:value-type="float" office:value="-0.000623151120136056" calcext:value-type="float">
            <text:p>-0.000623151120136</text:p>
          </table:table-cell>
          <table:table-cell office:value-type="float" office:value="-0.00111112597919133" calcext:value-type="float">
            <text:p>-0.001111125979191</text:p>
          </table:table-cell>
          <table:table-cell office:value-type="float" office:value="-0.00294853717746624" calcext:value-type="float">
            <text:p>-0.002948537177466</text:p>
          </table:table-cell>
          <table:table-cell office:value-type="float" office:value="-0.00579662246201967" calcext:value-type="float">
            <text:p>-0.00579662246202</text:p>
          </table:table-cell>
          <table:table-cell office:value-type="float" office:value="0.00159270732155697" calcext:value-type="float">
            <text:p>0.001592707321557</text:p>
          </table:table-cell>
          <table:table-cell office:value-type="float" office:value="0.0400680101046863" calcext:value-type="float">
            <text:p>0.040068010104686</text:p>
          </table:table-cell>
          <table:table-cell office:value-type="float" office:value="0.00378316847395033" calcext:value-type="float">
            <text:p>0.00378316847395</text:p>
          </table:table-cell>
          <table:table-cell office:value-type="float" office:value="-0.000694548805408146" calcext:value-type="float">
            <text:p>-0.000694548805408</text:p>
          </table:table-cell>
          <table:table-cell office:value-type="float" office:value="-0.00128750492868601" calcext:value-type="float">
            <text:p>-0.001287504928686</text:p>
          </table:table-cell>
          <table:table-cell office:value-type="float" office:value="0.00180539333125235" calcext:value-type="float">
            <text:p>0.001805393331252</text:p>
          </table:table-cell>
          <table:table-cell office:value-type="float" office:value="-0.00208631019520927" calcext:value-type="float">
            <text:p>-0.002086310195209</text:p>
          </table:table-cell>
          <table:table-cell office:value-type="float" office:value="-0.00534909528221622" calcext:value-type="float">
            <text:p>-0.005349095282216</text:p>
          </table:table-cell>
          <table:table-cell office:value-type="float" office:value="-0.0249822512580908" calcext:value-type="float">
            <text:p>-0.024982251258091</text:p>
          </table:table-cell>
          <table:table-cell office:value-type="float" office:value="-0.00525020546435528" calcext:value-type="float">
            <text:p>-0.005250205464355</text:p>
          </table:table-cell>
          <table:table-cell office:value-type="float" office:value="0.00029550330153616" calcext:value-type="float">
            <text:p>0.000295503301536</text:p>
          </table:table-cell>
          <table:table-cell office:value-type="float" office:value="0.000411030944935498" calcext:value-type="float">
            <text:p>0.000411030944935</text:p>
          </table:table-cell>
          <table:table-cell office:value-type="float" office:value="-0.000264215622738262" calcext:value-type="float">
            <text:p>-0.000264215622738</text:p>
          </table:table-cell>
          <table:table-cell office:value-type="float" office:value="-0.00756251471126007" calcext:value-type="float">
            <text:p>-0.00756251471126</text:p>
          </table:table-cell>
          <table:table-cell office:value-type="float" office:value="-0.00310771516866704" calcext:value-type="float">
            <text:p>-0.003107715168667</text:p>
          </table:table-cell>
          <table:table-cell office:value-type="float" office:value="-0.00259484338579041" calcext:value-type="float">
            <text:p>-0.00259484338579</text:p>
          </table:table-cell>
          <table:table-cell office:value-type="float" office:value="0.0434592758549363" calcext:value-type="float">
            <text:p>0.043459275854936</text:p>
          </table:table-cell>
          <table:table-cell office:value-type="float" office:value="-0.00168849812934679" calcext:value-type="float">
            <text:p>-0.001688498129347</text:p>
          </table:table-cell>
          <table:table-cell office:value-type="float" office:value="-0.00415698760483196" calcext:value-type="float">
            <text:p>-0.004156987604832</text:p>
          </table:table-cell>
          <table:table-cell office:value-type="float" office:value="-0.0246836594814088" calcext:value-type="float">
            <text:p>-0.024683659481409</text:p>
          </table:table-cell>
          <table:table-cell office:value-type="float" office:value="-0.000733742865920983" calcext:value-type="float">
            <text:p>-0.000733742865921</text:p>
          </table:table-cell>
          <table:table-cell office:value-type="float" office:value="-0.000163114906081341" calcext:value-type="float">
            <text:p>-0.000163114906081</text:p>
          </table:table-cell>
          <table:table-cell office:value-type="float" office:value="-0.00237854117647523" calcext:value-type="float">
            <text:p>-0.002378541176475</text:p>
          </table:table-cell>
          <table:table-cell office:value-type="float" office:value="-0.006767468326902" calcext:value-type="float">
            <text:p>-0.006767468326902</text:p>
          </table:table-cell>
          <table:table-cell office:value-type="float" office:value="0.0228071007881684" calcext:value-type="float">
            <text:p>0.022807100788168</text:p>
          </table:table-cell>
          <table:table-cell office:value-type="float" office:value="0.00163071134589282" calcext:value-type="float">
            <text:p>0.001630711345893</text:p>
          </table:table-cell>
          <table:table-cell office:value-type="float" office:value="0.000856584440501684" calcext:value-type="float">
            <text:p>0.000856584440502</text:p>
          </table:table-cell>
          <table:table-cell office:value-type="float" office:value="0.0124637619025276" calcext:value-type="float">
            <text:p>0.012463761902528</text:p>
          </table:table-cell>
          <table:table-cell office:value-type="float" office:value="0.00756773929039306" calcext:value-type="float">
            <text:p>0.007567739290393</text:p>
          </table:table-cell>
          <table:table-cell office:value-type="float" office:value="0.00197590586654484" calcext:value-type="float">
            <text:p>0.001975905866545</text:p>
          </table:table-cell>
          <table:table-cell office:value-type="float" office:value="0.0000374331871963451" calcext:value-type="float">
            <text:p>3.74331871963451E-05</text:p>
          </table:table-cell>
          <table:table-cell office:value-type="float" office:value="-0.00137032862341913" calcext:value-type="float">
            <text:p>-0.001370328623419</text:p>
          </table:table-cell>
          <table:table-cell office:value-type="float" office:value="0.000793246423474725" calcext:value-type="float">
            <text:p>0.000793246423475</text:p>
          </table:table-cell>
          <table:table-cell office:value-type="float" office:value="0.00117630054745826" calcext:value-type="float">
            <text:p>0.001176300547458</text:p>
          </table:table-cell>
          <table:table-cell office:value-type="float" office:value="-0.000664550864293623" calcext:value-type="float">
            <text:p>-0.000664550864294</text:p>
          </table:table-cell>
          <table:table-cell office:value-type="float" office:value="-0.00277316655546911" calcext:value-type="float">
            <text:p>-0.002773166555469</text:p>
          </table:table-cell>
          <table:table-cell office:value-type="float" office:value="-0.0348163971574851" calcext:value-type="float">
            <text:p>-0.034816397157485</text:p>
          </table:table-cell>
          <table:table-cell office:value-type="float" office:value="-0.00210495591831883" calcext:value-type="float">
            <text:p>-0.002104955918319</text:p>
          </table:table-cell>
          <table:table-cell office:value-type="float" office:value="-0.000470755866020467" calcext:value-type="float">
            <text:p>-0.00047075586602</text:p>
          </table:table-cell>
          <table:table-cell office:value-type="float" office:value="-0.00117531026320655" calcext:value-type="float">
            <text:p>-0.001175310263207</text:p>
          </table:table-cell>
          <table:table-cell office:value-type="float" office:value="-0.00094911166635181" calcext:value-type="float">
            <text:p>-0.000949111666352</text:p>
          </table:table-cell>
          <table:table-cell office:value-type="float" office:value="-0.00251283093441507" calcext:value-type="float">
            <text:p>-0.002512830934415</text:p>
          </table:table-cell>
          <table:table-cell office:value-type="float" office:value="-0.000957979639404638" calcext:value-type="float">
            <text:p>-0.000957979639405</text:p>
          </table:table-cell>
          <table:table-cell office:value-type="float" office:value="-0.0019646318175387" calcext:value-type="float">
            <text:p>-0.001964631817539</text:p>
          </table:table-cell>
          <table:table-cell office:value-type="float" office:value="-0.00358812228000815" calcext:value-type="float">
            <text:p>-0.003588122280008</text:p>
          </table:table-cell>
          <table:table-cell office:value-type="float" office:value="-0.000936296044125817" calcext:value-type="float">
            <text:p>-0.000936296044126</text:p>
          </table:table-cell>
          <table:table-cell office:value-type="float" office:value="0.00198964789571859" calcext:value-type="float">
            <text:p>0.001989647895719</text:p>
          </table:table-cell>
          <table:table-cell office:value-type="float" office:value="0.0372218831369804" calcext:value-type="float">
            <text:p>0.03722188313698</text:p>
          </table:table-cell>
          <table:table-cell office:value-type="float" office:value="-0.00740114253328494" calcext:value-type="float">
            <text:p>-0.007401142533285</text:p>
          </table:table-cell>
          <table:table-cell office:value-type="float" office:value="-0.0202190805738539" calcext:value-type="float">
            <text:p>-0.020219080573854</text:p>
          </table:table-cell>
          <table:table-cell office:value-type="float" office:value="-0.00287706597249926" calcext:value-type="float">
            <text:p>-0.002877065972499</text:p>
          </table:table-cell>
          <table:table-cell office:value-type="float" office:value="-0.00340045154186253" calcext:value-type="float">
            <text:p>-0.003400451541863</text:p>
          </table:table-cell>
          <table:table-cell office:value-type="float" office:value="-0.00365086128068715" calcext:value-type="float">
            <text:p>-0.003650861280687</text:p>
          </table:table-cell>
          <table:table-cell office:value-type="float" office:value="0.000712557634506839" calcext:value-type="float">
            <text:p>0.000712557634507</text:p>
          </table:table-cell>
          <table:table-cell office:value-type="float" office:value="0.0168953470991073" calcext:value-type="float">
            <text:p>0.016895347099107</text:p>
          </table:table-cell>
          <table:table-cell office:value-type="float" office:value="-0.00337619656532945" calcext:value-type="float">
            <text:p>-0.003376196565329</text:p>
          </table:table-cell>
          <table:table-cell office:value-type="float" office:value="-0.00228068265170595" calcext:value-type="float">
            <text:p>-0.002280682651706</text:p>
          </table:table-cell>
          <table:table-cell office:value-type="float" office:value="-0.000885583513332622" calcext:value-type="float">
            <text:p>-0.000885583513333</text:p>
          </table:table-cell>
          <table:table-cell office:value-type="float" office:value="0.000161423340653721" calcext:value-type="float">
            <text:p>0.000161423340654</text:p>
          </table:table-cell>
          <table:table-cell office:value-type="float" office:value="-0.00229985903352709" calcext:value-type="float">
            <text:p>-0.002299859033527</text:p>
          </table:table-cell>
          <table:table-cell office:value-type="float" office:value="-0.000956307641086618" calcext:value-type="float">
            <text:p>-0.000956307641087</text:p>
          </table:table-cell>
          <table:table-cell office:value-type="float" office:value="-0.0000567516310054916" calcext:value-type="float">
            <text:p>-5.67516310054916E-05</text:p>
          </table:table-cell>
          <table:table-cell office:value-type="float" office:value="0.000732555538361268" calcext:value-type="float">
            <text:p>0.000732555538361</text:p>
          </table:table-cell>
          <table:table-cell office:value-type="float" office:value="-0.0000439202941291961" calcext:value-type="float">
            <text:p>-4.39202941291961E-05</text:p>
          </table:table-cell>
          <table:table-cell office:value-type="float" office:value="-0.000350928356644353" calcext:value-type="float">
            <text:p>-0.000350928356644</text:p>
          </table:table-cell>
          <table:table-cell office:value-type="float" office:value="-0.000212093362502164" calcext:value-type="float">
            <text:p>-0.000212093362502</text:p>
          </table:table-cell>
          <table:table-cell office:value-type="float" office:value="-0.0000812309699219638" calcext:value-type="float">
            <text:p>-8.12309699219638E-05</text:p>
          </table:table-cell>
          <table:table-cell office:value-type="float" office:value="-0.000162518552114799" calcext:value-type="float">
            <text:p>-0.000162518552115</text:p>
          </table:table-cell>
          <table:table-cell office:value-type="float" office:value="-0.0000787698227366906" calcext:value-type="float">
            <text:p>-7.87698227366906E-05</text:p>
          </table:table-cell>
          <table:table-cell office:value-type="float" office:value="0.0000766169097112246" calcext:value-type="float">
            <text:p>7.66169097112246E-05</text:p>
          </table:table-cell>
          <table:table-cell office:value-type="float" office:value="-0.0000580965396692612" calcext:value-type="float">
            <text:p>-5.80965396692612E-05</text:p>
          </table:table-cell>
          <table:table-cell office:value-type="float" office:value="0.000123608531546859" calcext:value-type="float">
            <text:p>0.000123608531547</text:p>
          </table:table-cell>
          <table:table-cell office:value-type="float" office:value="-0.00000465646932962249" calcext:value-type="float">
            <text:p>-4.65646932962249E-06</text:p>
          </table:table-cell>
          <table:table-cell office:value-type="float" office:value="-0.0000233634494606338" calcext:value-type="float">
            <text:p>-2.33634494606338E-05</text:p>
          </table:table-cell>
          <table:table-cell office:value-type="float" office:value="-0.0000237167438095764" calcext:value-type="float">
            <text:p>-2.37167438095764E-05</text:p>
          </table:table-cell>
          <table:table-cell office:value-type="float" office:value="-0.0000794298729768217" calcext:value-type="float">
            <text:p>-7.94298729768217E-05</text:p>
          </table:table-cell>
          <table:table-cell office:value-type="float" office:value="-0.0000509240918917242" calcext:value-type="float">
            <text:p>-5.09240918917242E-05</text:p>
          </table:table-cell>
          <table:table-cell office:value-type="float" office:value="0.0000616206052811985" calcext:value-type="float">
            <text:p>6.16206052811985E-05</text:p>
          </table:table-cell>
          <table:table-cell office:value-type="float" office:value="-0.0000133553275392106" calcext:value-type="float">
            <text:p>-1.33553275392106E-05</text:p>
          </table:table-cell>
          <table:table-cell office:value-type="float" office:value="-0.00000682966450438194" calcext:value-type="float">
            <text:p>-6.82966450438194E-06</text:p>
          </table:table-cell>
          <table:table-cell office:value-type="float" office:value="-0.000000638710632439032" calcext:value-type="float">
            <text:p>-6.38710632439032E-07</text:p>
          </table:table-cell>
          <table:table-cell office:value-type="float" office:value="0.0000160992984801767" calcext:value-type="float">
            <text:p>1.60992984801767E-05</text:p>
          </table:table-cell>
          <table:table-cell office:value-type="float" office:value="-0.0000231359509613172" calcext:value-type="float">
            <text:p>-2.31359509613172E-05</text:p>
          </table:table-cell>
          <table:table-cell office:value-type="float" office:value="0.0000128372519903053" calcext:value-type="float">
            <text:p>1.28372519903053E-05</text:p>
          </table:table-cell>
          <table:table-cell office:value-type="float" office:value="0.0000118283390617147" calcext:value-type="float">
            <text:p>1.18283390617147E-05</text:p>
          </table:table-cell>
          <table:table-cell office:value-type="float" office:value="-0.0000242680126084083" calcext:value-type="float">
            <text:p>-2.42680126084083E-05</text:p>
          </table:table-cell>
          <table:table-cell office:value-type="float" office:value="0.0000115592585292479" calcext:value-type="float">
            <text:p>1.15592585292479E-05</text:p>
          </table:table-cell>
          <table:table-cell office:value-type="float" office:value="0.00000740056059972405" calcext:value-type="float">
            <text:p>7.40056059972405E-06</text:p>
          </table:table-cell>
          <table:table-cell office:value-type="float" office:value="0.0000144920748675892" calcext:value-type="float">
            <text:p>1.44920748675892E-05</text:p>
          </table:table-cell>
          <table:table-cell office:value-type="float" office:value="-0.00000865379358844232" calcext:value-type="float">
            <text:p>-8.65379358844232E-06</text:p>
          </table:table-cell>
          <table:table-cell office:value-type="float" office:value="0.000000857254421504639" calcext:value-type="float">
            <text:p>8.57254421504639E-07</text:p>
          </table:table-cell>
          <table:table-cell office:value-type="float" office:value="-0.00000234501156792799" calcext:value-type="float">
            <text:p>-2.34501156792799E-06</text:p>
          </table:table-cell>
          <table:table-cell office:value-type="float" office:value="-0.00000107559733630858" calcext:value-type="float">
            <text:p>-1.07559733630858E-06</text:p>
          </table:table-cell>
          <table:table-cell office:value-type="float" office:value="0.0000100254243535769" calcext:value-type="float">
            <text:p>1.00254243535769E-05</text:p>
          </table:table-cell>
          <table:table-cell office:value-type="float" office:value="-0.0000228785609994731" calcext:value-type="float">
            <text:p>-2.28785609994731E-05</text:p>
          </table:table-cell>
          <table:table-cell office:value-type="float" office:value="-0.00000229130766693508" calcext:value-type="float">
            <text:p>-2.29130766693508E-06</text:p>
          </table:table-cell>
          <table:table-cell office:value-type="float" office:value="0.00000748347873580357" calcext:value-type="float">
            <text:p>7.48347873580357E-06</text:p>
          </table:table-cell>
          <table:table-cell office:value-type="float" office:value="0.0000124011363355492" calcext:value-type="float">
            <text:p>1.24011363355492E-05</text:p>
          </table:table-cell>
          <table:table-cell office:value-type="float" office:value="0.00000152526786462159" calcext:value-type="float">
            <text:p>1.52526786462159E-06</text:p>
          </table:table-cell>
          <table:table-cell office:value-type="float" office:value="0.00000821585246435497" calcext:value-type="float">
            <text:p>8.21585246435497E-06</text:p>
          </table:table-cell>
          <table:table-cell office:value-type="float" office:value="0.00000827608584152983" calcext:value-type="float">
            <text:p>8.27608584152983E-06</text:p>
          </table:table-cell>
          <table:table-cell office:value-type="float" office:value="-0.0000282482871775125" calcext:value-type="float">
            <text:p>-2.82482871775125E-05</text:p>
          </table:table-cell>
          <table:table-cell office:value-type="float" office:value="0.00000668081053445402" calcext:value-type="float">
            <text:p>6.68081053445402E-06</text:p>
          </table:table-cell>
          <table:table-cell office:value-type="float" office:value="-0.0000175946683326766" calcext:value-type="float">
            <text:p>-1.75946683326766E-05</text:p>
          </table:table-cell>
          <table:table-cell office:value-type="float" office:value="0.0000200401325753385" calcext:value-type="float">
            <text:p>2.00401325753385E-05</text:p>
          </table:table-cell>
          <table:table-cell office:value-type="float" office:value="-0.0000196276196257616" calcext:value-type="float">
            <text:p>-1.96276196257616E-05</text:p>
          </table:table-cell>
          <table:table-cell office:value-type="float" office:value="0.0000102978726383984" calcext:value-type="float">
            <text:p>1.02978726383984E-05</text:p>
          </table:table-cell>
          <table:table-cell office:value-type="float" office:value="0.00000455222319017956" calcext:value-type="float">
            <text:p>4.55222319017956E-06</text:p>
          </table:table-cell>
          <table:table-cell office:value-type="float" office:value="-0.0000157383209636319" calcext:value-type="float">
            <text:p>-1.57383209636319E-05</text:p>
          </table:table-cell>
          <table:table-cell office:value-type="float" office:value="0.0000100531430252682" calcext:value-type="float">
            <text:p>1.00531430252682E-05</text:p>
          </table:table-cell>
          <table:table-cell office:value-type="float" office:value="0.0000203866646852902" calcext:value-type="float">
            <text:p>2.03866646852902E-05</text:p>
          </table:table-cell>
          <table:table-cell office:value-type="float" office:value="-0.00000581734836857528" calcext:value-type="float">
            <text:p>-5.81734836857528E-06</text:p>
          </table:table-cell>
          <table:table-cell office:value-type="float" office:value="-0.00000220294974606627" calcext:value-type="float">
            <text:p>-2.20294974606627E-06</text:p>
          </table:table-cell>
          <table:table-cell office:value-type="float" office:value="-0.0000276397429476161" calcext:value-type="float">
            <text:p>-2.76397429476161E-05</text:p>
          </table:table-cell>
          <table:table-cell office:value-type="float" office:value="0.00000186715116046177" calcext:value-type="float">
            <text:p>1.86715116046177E-06</text:p>
          </table:table-cell>
          <table:table-cell office:value-type="float" office:value="0.0000214143730024596" calcext:value-type="float">
            <text:p>2.14143730024596E-05</text:p>
          </table:table-cell>
          <table:table-cell office:value-type="float" office:value="-0.00000861778759470022" calcext:value-type="float">
            <text:p>-8.61778759470022E-06</text:p>
          </table:table-cell>
          <table:table-cell office:value-type="float" office:value="-0.000000261648743338228" calcext:value-type="float">
            <text:p>-2.61648743338228E-07</text:p>
          </table:table-cell>
          <table:table-cell office:value-type="float" office:value="0.00000793806560045462" calcext:value-type="float">
            <text:p>7.93806560045462E-06</text:p>
          </table:table-cell>
          <table:table-cell office:value-type="float" office:value="0.00000422341330291731" calcext:value-type="float">
            <text:p>4.22341330291731E-06</text:p>
          </table:table-cell>
          <table:table-cell office:value-type="float" office:value="-0.000015819084265789" calcext:value-type="float">
            <text:p>-1.5819084265789E-05</text:p>
          </table:table-cell>
          <table:table-cell office:value-type="float" office:value="0.00000953547586513004" calcext:value-type="float">
            <text:p>9.53547586513004E-06</text:p>
          </table:table-cell>
          <table:table-cell office:value-type="float" office:value="-0.00000578868809603117" calcext:value-type="float">
            <text:p>-5.78868809603117E-06</text:p>
          </table:table-cell>
          <table:table-cell office:value-type="float" office:value="0.0000102033490981812" calcext:value-type="float">
            <text:p>1.02033490981812E-05</text:p>
          </table:table-cell>
          <table:table-cell office:value-type="float" office:value="-0.00000228006542529746" calcext:value-type="float">
            <text:p>-2.28006542529746E-06</text:p>
          </table:table-cell>
          <table:table-cell office:value-type="float" office:value="-0.00000917406829165079" calcext:value-type="float">
            <text:p>-9.17406829165079E-06</text:p>
          </table:table-cell>
          <table:table-cell office:value-type="float" office:value="-0.0000121280970866722" calcext:value-type="float">
            <text:p>-1.21280970866722E-05</text:p>
          </table:table-cell>
          <table:table-cell office:value-type="float" office:value="0.0000289328655583287" calcext:value-type="float">
            <text:p>2.89328655583287E-05</text:p>
          </table:table-cell>
          <table:table-cell office:value-type="float" office:value="0.00000203954591782018" calcext:value-type="float">
            <text:p>2.03954591782018E-06</text:p>
          </table:table-cell>
          <table:table-cell office:value-type="float" office:value="-0.00000228448274330884" calcext:value-type="float">
            <text:p>-2.28448274330884E-06</text:p>
          </table:table-cell>
          <table:table-cell office:value-type="float" office:value="-0.00000322435116933972" calcext:value-type="float">
            <text:p>-3.22435116933972E-06</text:p>
          </table:table-cell>
          <table:table-cell office:value-type="float" office:value="-0.0000140946009053455" calcext:value-type="float">
            <text:p>-1.40946009053455E-05</text:p>
          </table:table-cell>
          <table:table-cell office:value-type="float" office:value="0.0000167590530634199" calcext:value-type="float">
            <text:p>1.67590530634199E-05</text:p>
          </table:table-cell>
          <table:table-cell office:value-type="float" office:value="0.00000185835818666824" calcext:value-type="float">
            <text:p>1.85835818666824E-06</text:p>
          </table:table-cell>
          <table:table-cell office:value-type="float" office:value="-0.00000704169603799043" calcext:value-type="float">
            <text:p>-7.04169603799043E-06</text:p>
          </table:table-cell>
          <table:table-cell office:value-type="float" office:value="0.00000657026678890782" calcext:value-type="float">
            <text:p>6.57026678890782E-06</text:p>
          </table:table-cell>
          <table:table-cell office:value-type="float" office:value="-0.00002420303684042" calcext:value-type="float">
            <text:p>-2.420303684042E-05</text:p>
          </table:table-cell>
          <table:table-cell office:value-type="float" office:value="0.0000363238713944614" calcext:value-type="float">
            <text:p>3.63238713944614E-05</text:p>
          </table:table-cell>
          <table:table-cell office:value-type="float" office:value="-0.0000182257175317391" calcext:value-type="float">
            <text:p>-1.82257175317391E-05</text:p>
          </table:table-cell>
          <table:table-cell office:value-type="float" office:value="-0.00000358318984544637" calcext:value-type="float">
            <text:p>-3.58318984544637E-06</text:p>
          </table:table-cell>
          <table:table-cell office:value-type="float" office:value="0.0000101346795269297" calcext:value-type="float">
            <text:p>1.01346795269297E-05</text:p>
          </table:table-cell>
          <table:table-cell office:value-type="float" office:value="0.000000843423481888816" calcext:value-type="float">
            <text:p>8.43423481888816E-07</text:p>
          </table:table-cell>
          <table:table-cell office:value-type="float" office:value="-0.0000101333635325607" calcext:value-type="float">
            <text:p>-1.01333635325607E-05</text:p>
          </table:table-cell>
          <table:table-cell office:value-type="float" office:value="0.0000123929578703663" calcext:value-type="float">
            <text:p>1.23929578703663E-05</text:p>
          </table:table-cell>
          <table:table-cell office:value-type="float" office:value="-0.0000344915490017583" calcext:value-type="float">
            <text:p>-3.44915490017583E-05</text:p>
          </table:table-cell>
          <table:table-cell office:value-type="float" office:value="0.000030624232993437" calcext:value-type="float">
            <text:p>3.0624232993437E-05</text:p>
          </table:table-cell>
          <table:table-cell office:value-type="float" office:value="-0.0000052922126704269" calcext:value-type="float">
            <text:p>-5.2922126704269E-06</text:p>
          </table:table-cell>
          <table:table-cell office:value-type="float" office:value="-0.00000962341460231109" calcext:value-type="float">
            <text:p>-9.62341460231109E-06</text:p>
          </table:table-cell>
          <table:table-cell office:value-type="float" office:value="-0.00000716683256812845" calcext:value-type="float">
            <text:p>-7.16683256812845E-06</text:p>
          </table:table-cell>
          <table:table-cell office:value-type="float" office:value="0.0000145110095290391" calcext:value-type="float">
            <text:p>1.45110095290391E-05</text:p>
          </table:table-cell>
          <table:table-cell office:value-type="float" office:value="0.0000143700917190071" calcext:value-type="float">
            <text:p>1.43700917190071E-05</text:p>
          </table:table-cell>
          <table:table-cell office:value-type="float" office:value="0.0000208756245454467" calcext:value-type="float">
            <text:p>2.08756245454467E-05</text:p>
          </table:table-cell>
          <table:table-cell office:value-type="float" office:value="-0.0000318430623262866" calcext:value-type="float">
            <text:p>-3.18430623262866E-05</text:p>
          </table:table-cell>
          <table:table-cell office:value-type="float" office:value="0.00000543574216138598" calcext:value-type="float">
            <text:p>5.43574216138598E-06</text:p>
          </table:table-cell>
          <table:table-cell office:value-type="float" office:value="-0.0000101362764959312" calcext:value-type="float">
            <text:p>-1.01362764959312E-05</text:p>
          </table:table-cell>
          <table:table-cell table:number-columns-repeated="517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01939818302225" calcext:value-type="float">
            <text:p>1.01939818302225</text:p>
          </table:table-cell>
          <table:table-cell table:formula="of:=[.B9]*9.8" office:value-type="float" office:value="9.99010219361805" calcext:value-type="float">
            <text:p>9.99010219361805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32145947422069" calcext:value-type="float">
            <text:p>3.2145947422069E-05</text:p>
          </table:table-cell>
          <table:table-cell table:formula="of:=0.5*[.D12]*(([.D5]-[.C5])/([.D1]-[.C1]))^2" office:value-type="float" office:value="0.00000921589351319892" calcext:value-type="float">
            <text:p>9.21589351319892E-06</text:p>
          </table:table-cell>
          <table:table-cell table:formula="of:=0.5*[.E12]*(([.E5]-[.D5])/([.E1]-[.D1]))^2" office:value-type="float" office:value="0.0000453537028167333" calcext:value-type="float">
            <text:p>4.53537028167333E-05</text:p>
          </table:table-cell>
          <table:table-cell table:formula="of:=0.5*[.F12]*(([.F5]-[.E5])/([.F1]-[.E1]))^2" office:value-type="float" office:value="0.000000564576939176373" calcext:value-type="float">
            <text:p>5.64576939176373E-07</text:p>
          </table:table-cell>
          <table:table-cell table:formula="of:=0.5*[.G12]*(([.G5]-[.F5])/([.G1]-[.F1]))^2" office:value-type="float" office:value="0.0000483276947533868" calcext:value-type="float">
            <text:p>4.83276947533868E-05</text:p>
          </table:table-cell>
          <table:table-cell table:formula="of:=0.5*[.H12]*(([.H5]-[.G5])/([.H1]-[.G1]))^2" office:value-type="float" office:value="0.000000325724049571402" calcext:value-type="float">
            <text:p>3.25724049571402E-07</text:p>
          </table:table-cell>
          <table:table-cell table:formula="of:=0.5*[.I12]*(([.I5]-[.H5])/([.I1]-[.H1]))^2" office:value-type="float" office:value="0.0000000998901947320015" calcext:value-type="float">
            <text:p>9.98901947320015E-08</text:p>
          </table:table-cell>
          <table:table-cell table:formula="of:=0.5*[.J12]*(([.J5]-[.I5])/([.J1]-[.I1]))^2" office:value-type="float" office:value="0.00000405032517801176" calcext:value-type="float">
            <text:p>4.05032517801176E-06</text:p>
          </table:table-cell>
          <table:table-cell table:formula="of:=0.5*[.K12]*(([.K5]-[.J5])/([.K1]-[.J1]))^2" office:value-type="float" office:value="0.0000466763948271475" calcext:value-type="float">
            <text:p>4.66763948271475E-05</text:p>
          </table:table-cell>
          <table:table-cell table:formula="of:=0.5*[.L12]*(([.L5]-[.K5])/([.L1]-[.K1]))^2" office:value-type="float" office:value="0.0000239652599920668" calcext:value-type="float">
            <text:p>2.39652599920668E-05</text:p>
          </table:table-cell>
          <table:table-cell table:formula="of:=0.5*[.M12]*(([.M5]-[.L5])/([.M1]-[.L1]))^2" office:value-type="float" office:value="0.00000161252390946237" calcext:value-type="float">
            <text:p>1.61252390946237E-06</text:p>
          </table:table-cell>
          <table:table-cell table:formula="of:=0.5*[.N12]*(([.N5]-[.M5])/([.N1]-[.M1]))^2" office:value-type="float" office:value="0.0000650986585698314" calcext:value-type="float">
            <text:p>6.50986585698314E-05</text:p>
          </table:table-cell>
          <table:table-cell table:formula="of:=0.5*[.O12]*(([.O5]-[.N5])/([.O1]-[.N1]))^2" office:value-type="float" office:value="0.0000342447687167916" calcext:value-type="float">
            <text:p>3.42447687167916E-05</text:p>
          </table:table-cell>
          <table:table-cell table:formula="of:=0.5*[.P12]*(([.P5]-[.O5])/([.P1]-[.O1]))^2" office:value-type="float" office:value="0.0000009140492688341" calcext:value-type="float">
            <text:p>9.140492688341E-07</text:p>
          </table:table-cell>
          <table:table-cell table:formula="of:=0.5*[.Q12]*(([.Q5]-[.P5])/([.Q1]-[.P1]))^2" office:value-type="float" office:value="0.0000062357582745789" calcext:value-type="float">
            <text:p>6.2357582745789E-06</text:p>
          </table:table-cell>
          <table:table-cell table:formula="of:=0.5*[.R12]*(([.R5]-[.Q5])/([.R1]-[.Q1]))^2" office:value-type="float" office:value="0.0000148958409639924" calcext:value-type="float">
            <text:p>1.48958409639924E-05</text:p>
          </table:table-cell>
          <table:table-cell table:formula="of:=0.5*[.S12]*(([.S5]-[.R5])/([.S1]-[.R1]))^2" office:value-type="float" office:value="0.000000542987748263768" calcext:value-type="float">
            <text:p>5.42987748263768E-07</text:p>
          </table:table-cell>
          <table:table-cell table:formula="of:=0.5*[.T12]*(([.T5]-[.S5])/([.T1]-[.S1]))^2" office:value-type="float" office:value="0.000000393649225794953" calcext:value-type="float">
            <text:p>3.93649225794953E-07</text:p>
          </table:table-cell>
          <table:table-cell table:formula="of:=0.5*[.U12]*(([.U5]-[.T5])/([.U1]-[.T1]))^2" office:value-type="float" office:value="0.00000884768525148821" calcext:value-type="float">
            <text:p>8.84768525148821E-06</text:p>
          </table:table-cell>
          <table:table-cell table:formula="of:=0.5*[.V12]*(([.V5]-[.U5])/([.V1]-[.U1]))^2" office:value-type="float" office:value="0.00000124548834368977" calcext:value-type="float">
            <text:p>1.24548834368977E-06</text:p>
          </table:table-cell>
          <table:table-cell table:formula="of:=0.5*[.W12]*(([.W5]-[.V5])/([.W1]-[.V1]))^2" office:value-type="float" office:value="0.00000000895241608158337" calcext:value-type="float">
            <text:p>8.95241608158337E-09</text:p>
          </table:table-cell>
          <table:table-cell table:formula="of:=0.5*[.X12]*(([.X5]-[.W5])/([.X1]-[.W1]))^2" office:value-type="float" office:value="0.00000867508026110739" calcext:value-type="float">
            <text:p>8.67508026110739E-06</text:p>
          </table:table-cell>
          <table:table-cell table:formula="of:=0.5*[.Y12]*(([.Y5]-[.X5])/([.Y1]-[.X1]))^2" office:value-type="float" office:value="0.00000242565825128142" calcext:value-type="float">
            <text:p>2.42565825128142E-06</text:p>
          </table:table-cell>
          <table:table-cell table:formula="of:=0.5*[.Z12]*(([.Z5]-[.Y5])/([.Z1]-[.Y1]))^2" office:value-type="float" office:value="0.00000281532157494725" calcext:value-type="float">
            <text:p>2.81532157494725E-06</text:p>
          </table:table-cell>
          <table:table-cell table:formula="of:=0.5*[.AA12]*(([.AA5]-[.Z5])/([.AA1]-[.Z1]))^2" office:value-type="float" office:value="0.000020805958649362" calcext:value-type="float">
            <text:p>2.0805958649362E-05</text:p>
          </table:table-cell>
          <table:table-cell table:formula="of:=0.5*[.AB12]*(([.AB5]-[.AA5])/([.AB1]-[.AA1]))^2" office:value-type="float" office:value="0.0000231904355435556" calcext:value-type="float">
            <text:p>2.31904355435556E-05</text:p>
          </table:table-cell>
          <table:table-cell table:formula="of:=0.5*[.AC12]*(([.AC5]-[.AB5])/([.AC1]-[.AB1]))^2" office:value-type="float" office:value="0.0000000472091501692445" calcext:value-type="float">
            <text:p>4.72091501692445E-08</text:p>
          </table:table-cell>
          <table:table-cell table:formula="of:=0.5*[.AD12]*(([.AD5]-[.AC5])/([.AD1]-[.AC1]))^2" office:value-type="float" office:value="0.0000000157785453743743" calcext:value-type="float">
            <text:p>1.57785453743743E-08</text:p>
          </table:table-cell>
          <table:table-cell table:formula="of:=0.5*[.AE12]*(([.AE5]-[.AD5])/([.AE1]-[.AD1]))^2" office:value-type="float" office:value="0.00000735512452162911" calcext:value-type="float">
            <text:p>7.35512452162911E-06</text:p>
          </table:table-cell>
          <table:table-cell table:formula="of:=0.5*[.AF12]*(([.AF5]-[.AE5])/([.AF1]-[.AE1]))^2" office:value-type="float" office:value="0.0000085715191025466" calcext:value-type="float">
            <text:p>8.5715191025466E-06</text:p>
          </table:table-cell>
          <table:table-cell table:formula="of:=0.5*[.AG12]*(([.AG5]-[.AF5])/([.AG1]-[.AF1]))^2" office:value-type="float" office:value="0.0000823427814954201" calcext:value-type="float">
            <text:p>8.23427814954201E-05</text:p>
          </table:table-cell>
          <table:table-cell table:formula="of:=0.5*[.AH12]*(([.AH5]-[.AG5])/([.AH1]-[.AG1]))^2" office:value-type="float" office:value="0.0000159966876509395" calcext:value-type="float">
            <text:p>1.59966876509395E-05</text:p>
          </table:table-cell>
          <table:table-cell table:formula="of:=0.5*[.AI12]*(([.AI5]-[.AH5])/([.AI1]-[.AH1]))^2" office:value-type="float" office:value="0.00000880017615850384" calcext:value-type="float">
            <text:p>8.80017615850384E-06</text:p>
          </table:table-cell>
          <table:table-cell table:formula="of:=0.5*[.AJ12]*(([.AJ5]-[.AI5])/([.AJ1]-[.AI1]))^2" office:value-type="float" office:value="0.0000422458558210517" calcext:value-type="float">
            <text:p>4.22458558210517E-05</text:p>
          </table:table-cell>
          <table:table-cell table:formula="of:=0.5*[.AK12]*(([.AK5]-[.AJ5])/([.AK1]-[.AJ1]))^2" office:value-type="float" office:value="0.000000367547167675751" calcext:value-type="float">
            <text:p>3.67547167675751E-07</text:p>
          </table:table-cell>
          <table:table-cell table:formula="of:=0.5*[.AL12]*(([.AL5]-[.AK5])/([.AL1]-[.AK1]))^2" office:value-type="float" office:value="0.0000349721039967487" calcext:value-type="float">
            <text:p>3.49721039967487E-05</text:p>
          </table:table-cell>
          <table:table-cell table:formula="of:=0.5*[.AM12]*(([.AM5]-[.AL5])/([.AM1]-[.AL1]))^2" office:value-type="float" office:value="0.000000444161073072801" calcext:value-type="float">
            <text:p>4.44161073072801E-07</text:p>
          </table:table-cell>
          <table:table-cell table:formula="of:=0.5*[.AN12]*(([.AN5]-[.AM5])/([.AN1]-[.AM1]))^2" office:value-type="float" office:value="0.00000302371764707863" calcext:value-type="float">
            <text:p>3.02371764707863E-06</text:p>
          </table:table-cell>
          <table:table-cell table:formula="of:=0.5*[.AO12]*(([.AO5]-[.AN5])/([.AO1]-[.AN1]))^2" office:value-type="float" office:value="0.00000443392962287046" calcext:value-type="float">
            <text:p>4.43392962287046E-06</text:p>
          </table:table-cell>
          <table:table-cell table:formula="of:=0.5*[.AP12]*(([.AP5]-[.AO5])/([.AP1]-[.AO1]))^2" office:value-type="float" office:value="0.0000169240872954447" calcext:value-type="float">
            <text:p>1.69240872954447E-05</text:p>
          </table:table-cell>
          <table:table-cell table:formula="of:=0.5*[.AQ12]*(([.AQ5]-[.AP5])/([.AQ1]-[.AP1]))^2" office:value-type="float" office:value="0.000000000104654467447179" calcext:value-type="float">
            <text:p>1.04654467447179E-10</text:p>
          </table:table-cell>
          <table:table-cell table:formula="of:=0.5*[.AR12]*(([.AR5]-[.AQ5])/([.AR1]-[.AQ1]))^2" office:value-type="float" office:value="0.000198895723702217" calcext:value-type="float">
            <text:p>0.000198895723702</text:p>
          </table:table-cell>
          <table:table-cell table:formula="of:=0.5*[.AS12]*(([.AS5]-[.AR5])/([.AS1]-[.AR1]))^2" office:value-type="float" office:value="0.0000991568731070239" calcext:value-type="float">
            <text:p>9.91568731070239E-05</text:p>
          </table:table-cell>
          <table:table-cell table:formula="of:=0.5*[.AT12]*(([.AT5]-[.AS5])/([.AT1]-[.AS1]))^2" office:value-type="float" office:value="0.00000535092171423965" calcext:value-type="float">
            <text:p>5.35092171423965E-06</text:p>
          </table:table-cell>
          <table:table-cell table:formula="of:=0.5*[.AU12]*(([.AU5]-[.AT5])/([.AU1]-[.AT1]))^2" office:value-type="float" office:value="0.00000253495866769838" calcext:value-type="float">
            <text:p>2.53495866769838E-06</text:p>
          </table:table-cell>
          <table:table-cell table:formula="of:=0.5*[.AV12]*(([.AV5]-[.AU5])/([.AV1]-[.AU1]))^2" office:value-type="float" office:value="0.00000169606870808384" calcext:value-type="float">
            <text:p>1.69606870808384E-06</text:p>
          </table:table-cell>
          <table:table-cell table:formula="of:=0.5*[.AW12]*(([.AW5]-[.AV5])/([.AW1]-[.AV1]))^2" office:value-type="float" office:value="0.0000780041932777146" calcext:value-type="float">
            <text:p>7.80041932777146E-05</text:p>
          </table:table-cell>
          <table:table-cell table:formula="of:=0.5*[.AX12]*(([.AX5]-[.AW5])/([.AX1]-[.AW1]))^2" office:value-type="float" office:value="0.0000332537131020035" calcext:value-type="float">
            <text:p>3.32537131020035E-05</text:p>
          </table:table-cell>
          <table:table-cell table:formula="of:=0.5*[.AY12]*(([.AY5]-[.AX5])/([.AY1]-[.AX1]))^2" office:value-type="float" office:value="0.00000324190885749882" calcext:value-type="float">
            <text:p>3.24190885749882E-06</text:p>
          </table:table-cell>
          <table:table-cell table:formula="of:=0.5*[.AZ12]*(([.AZ5]-[.AY5])/([.AZ1]-[.AY1]))^2" office:value-type="float" office:value="0.0000308987786330148" calcext:value-type="float">
            <text:p>3.08987786330148E-05</text:p>
          </table:table-cell>
          <table:table-cell table:formula="of:=0.5*[.BA12]*(([.BA5]-[.AZ5])/([.BA1]-[.AZ1]))^2" office:value-type="float" office:value="0.00000666543579384904" calcext:value-type="float">
            <text:p>6.66543579384904E-06</text:p>
          </table:table-cell>
          <table:table-cell table:formula="of:=0.5*[.BB12]*(([.BB5]-[.BA5])/([.BB1]-[.BA1]))^2" office:value-type="float" office:value="0.0000113395279759033" calcext:value-type="float">
            <text:p>1.13395279759033E-05</text:p>
          </table:table-cell>
          <table:table-cell table:formula="of:=0.5*[.BC12]*(([.BC5]-[.BB5])/([.BC1]-[.BB1]))^2" office:value-type="float" office:value="0.000088184423362164" calcext:value-type="float">
            <text:p>8.8184423362164E-05</text:p>
          </table:table-cell>
          <table:table-cell table:formula="of:=0.5*[.BD12]*(([.BD5]-[.BC5])/([.BD1]-[.BC1]))^2" office:value-type="float" office:value="0.000384833328020068" calcext:value-type="float">
            <text:p>0.00038483332802</text:p>
          </table:table-cell>
          <table:table-cell table:formula="of:=0.5*[.BE12]*(([.BE5]-[.BD5])/([.BE1]-[.BD1]))^2" office:value-type="float" office:value="0.000519381194405785" calcext:value-type="float">
            <text:p>0.000519381194406</text:p>
          </table:table-cell>
          <table:table-cell table:formula="of:=0.5*[.BF12]*(([.BF5]-[.BE5])/([.BF1]-[.BE1]))^2" office:value-type="float" office:value="0.00242344008738566" calcext:value-type="float">
            <text:p>0.002423440087386</text:p>
          </table:table-cell>
          <table:table-cell table:formula="of:=0.5*[.BG12]*(([.BG5]-[.BF5])/([.BG1]-[.BF1]))^2" office:value-type="float" office:value="0.000903449696422203" calcext:value-type="float">
            <text:p>0.000903449696422</text:p>
          </table:table-cell>
          <table:table-cell table:formula="of:=0.5*[.BH12]*(([.BH5]-[.BG5])/([.BH1]-[.BG1]))^2" office:value-type="float" office:value="0.00000113769806099907" calcext:value-type="float">
            <text:p>1.13769806099907E-06</text:p>
          </table:table-cell>
          <table:table-cell table:formula="of:=0.5*[.BI12]*(([.BI5]-[.BH5])/([.BI1]-[.BH1]))^2" office:value-type="float" office:value="0.00493518710745842" calcext:value-type="float">
            <text:p>0.004935187107458</text:p>
          </table:table-cell>
          <table:table-cell table:formula="of:=0.5*[.BJ12]*(([.BJ5]-[.BI5])/([.BJ1]-[.BI1]))^2" office:value-type="float" office:value="0.0119470511395927" calcext:value-type="float">
            <text:p>0.011947051139593</text:p>
          </table:table-cell>
          <table:table-cell table:formula="of:=0.5*[.BK12]*(([.BK5]-[.BJ5])/([.BK1]-[.BJ1]))^2" office:value-type="float" office:value="0.025802166505287" calcext:value-type="float">
            <text:p>0.025802166505287</text:p>
          </table:table-cell>
          <table:table-cell table:formula="of:=0.5*[.BL12]*(([.BL5]-[.BK5])/([.BL1]-[.BK1]))^2" office:value-type="float" office:value="0.0318827753990781" calcext:value-type="float">
            <text:p>0.031882775399078</text:p>
          </table:table-cell>
          <table:table-cell table:formula="of:=0.5*[.BM12]*(([.BM5]-[.BL5])/([.BM1]-[.BL1]))^2" office:value-type="float" office:value="0.0182785716569273" calcext:value-type="float">
            <text:p>0.018278571656927</text:p>
          </table:table-cell>
          <table:table-cell table:formula="of:=0.5*[.BN12]*(([.BN5]-[.BM5])/([.BN1]-[.BM1]))^2" office:value-type="float" office:value="0.0923104149041831" calcext:value-type="float">
            <text:p>0.092310414904183</text:p>
          </table:table-cell>
          <table:table-cell table:formula="of:=0.5*[.BO12]*(([.BO5]-[.BN5])/([.BO1]-[.BN1]))^2" office:value-type="float" office:value="0.00119813001127429" calcext:value-type="float">
            <text:p>0.001198130011274</text:p>
          </table:table-cell>
          <table:table-cell table:formula="of:=0.5*[.BP12]*(([.BP5]-[.BO5])/([.BP1]-[.BO1]))^2" office:value-type="float" office:value="0.0426714533928881" calcext:value-type="float">
            <text:p>0.042671453392888</text:p>
          </table:table-cell>
          <table:table-cell table:formula="of:=0.5*[.BQ12]*(([.BQ5]-[.BP5])/([.BQ1]-[.BP1]))^2" office:value-type="float" office:value="0.0109838855447716" calcext:value-type="float">
            <text:p>0.010983885544772</text:p>
          </table:table-cell>
          <table:table-cell table:formula="of:=0.5*[.BR12]*(([.BR5]-[.BQ5])/([.BR1]-[.BQ1]))^2" office:value-type="float" office:value="0.0149333640900649" calcext:value-type="float">
            <text:p>0.014933364090065</text:p>
          </table:table-cell>
          <table:table-cell table:formula="of:=0.5*[.BS12]*(([.BS5]-[.BR5])/([.BS1]-[.BR1]))^2" office:value-type="float" office:value="0.0000302298934118658" calcext:value-type="float">
            <text:p>3.02298934118658E-05</text:p>
          </table:table-cell>
          <table:table-cell table:formula="of:=0.5*[.BT12]*(([.BT5]-[.BS5])/([.BT1]-[.BS1]))^2" office:value-type="float" office:value="0.000409925415282271" calcext:value-type="float">
            <text:p>0.000409925415282</text:p>
          </table:table-cell>
          <table:table-cell table:formula="of:=0.5*[.BU12]*(([.BU5]-[.BT5])/([.BU1]-[.BT1]))^2" office:value-type="float" office:value="0.000764774647677329" calcext:value-type="float">
            <text:p>0.000764774647677</text:p>
          </table:table-cell>
          <table:table-cell table:formula="of:=0.5*[.BV12]*(([.BV5]-[.BU5])/([.BV1]-[.BU1]))^2" office:value-type="float" office:value="0.00343941315016488" calcext:value-type="float">
            <text:p>0.003439413150165</text:p>
          </table:table-cell>
          <table:table-cell table:formula="of:=0.5*[.BW12]*(([.BW5]-[.BV5])/([.BW1]-[.BV1]))^2" office:value-type="float" office:value="0.00551370894729006" calcext:value-type="float">
            <text:p>0.00551370894729</text:p>
          </table:table-cell>
          <table:table-cell table:formula="of:=0.5*[.BX12]*(([.BX5]-[.BW5])/([.BX1]-[.BW1]))^2" office:value-type="float" office:value="0.0000369087462779492" calcext:value-type="float">
            <text:p>3.69087462779492E-05</text:p>
          </table:table-cell>
          <table:table-cell table:formula="of:=0.5*[.BY12]*(([.BY5]-[.BX5])/([.BY1]-[.BX1]))^2" office:value-type="float" office:value="0.0283476160171404" calcext:value-type="float">
            <text:p>0.02834761601714</text:p>
          </table:table-cell>
          <table:table-cell table:formula="of:=0.5*[.BZ12]*(([.BZ5]-[.BY5])/([.BZ1]-[.BY1]))^2" office:value-type="float" office:value="0.0295244255856642" calcext:value-type="float">
            <text:p>0.029524425585664</text:p>
          </table:table-cell>
          <table:table-cell table:formula="of:=0.5*[.CA12]*(([.CA5]-[.BZ5])/([.CA1]-[.BZ1]))^2" office:value-type="float" office:value="0.0112325766823432" calcext:value-type="float">
            <text:p>0.011232576682343</text:p>
          </table:table-cell>
          <table:table-cell table:formula="of:=0.5*[.CB12]*(([.CB5]-[.CA5])/([.CB1]-[.CA1]))^2" office:value-type="float" office:value="0.0000777346642661458" calcext:value-type="float">
            <text:p>7.77346642661458E-05</text:p>
          </table:table-cell>
          <table:table-cell table:formula="of:=0.5*[.CC12]*(([.CC5]-[.CB5])/([.CC1]-[.CB1]))^2" office:value-type="float" office:value="0.0135732292208283" calcext:value-type="float">
            <text:p>0.013573229220828</text:p>
          </table:table-cell>
          <table:table-cell table:formula="of:=0.5*[.CD12]*(([.CD5]-[.CC5])/([.CD1]-[.CC1]))^2" office:value-type="float" office:value="0.0166296294462287" calcext:value-type="float">
            <text:p>0.016629629446229</text:p>
          </table:table-cell>
          <table:table-cell table:formula="of:=0.5*[.CE12]*(([.CE5]-[.CD5])/([.CE1]-[.CD1]))^2" office:value-type="float" office:value="0.0236170628544159" calcext:value-type="float">
            <text:p>0.023617062854416</text:p>
          </table:table-cell>
          <table:table-cell table:formula="of:=0.5*[.CF12]*(([.CF5]-[.CE5])/([.CF1]-[.CE1]))^2" office:value-type="float" office:value="0.00545875151670681" calcext:value-type="float">
            <text:p>0.005458751516707</text:p>
          </table:table-cell>
          <table:table-cell table:formula="of:=0.5*[.CG12]*(([.CG5]-[.CF5])/([.CG1]-[.CF1]))^2" office:value-type="float" office:value="0.000914465108384563" calcext:value-type="float">
            <text:p>0.000914465108385</text:p>
          </table:table-cell>
          <table:table-cell table:formula="of:=0.5*[.CH12]*(([.CH5]-[.CG5])/([.CH1]-[.CG1]))^2" office:value-type="float" office:value="0.0521751264194991" calcext:value-type="float">
            <text:p>0.052175126419499</text:p>
          </table:table-cell>
          <table:table-cell table:formula="of:=0.5*[.CI12]*(([.CI5]-[.CH5])/([.CI1]-[.CH1]))^2" office:value-type="float" office:value="0.00413628695053275" calcext:value-type="float">
            <text:p>0.004136286950533</text:p>
          </table:table-cell>
          <table:table-cell table:formula="of:=0.5*[.CJ12]*(([.CJ5]-[.CI5])/([.CJ1]-[.CI1]))^2" office:value-type="float" office:value="0.000215560314717695" calcext:value-type="float">
            <text:p>0.000215560314718</text:p>
          </table:table-cell>
          <table:table-cell table:formula="of:=0.5*[.CK12]*(([.CK5]-[.CJ5])/([.CK1]-[.CJ1]))^2" office:value-type="float" office:value="0.0155422852046716" calcext:value-type="float">
            <text:p>0.015542285204672</text:p>
          </table:table-cell>
          <table:table-cell table:formula="of:=0.5*[.CL12]*(([.CL5]-[.CK5])/([.CL1]-[.CK1]))^2" office:value-type="float" office:value="0.0048846343626206" calcext:value-type="float">
            <text:p>0.004884634362621</text:p>
          </table:table-cell>
          <table:table-cell table:formula="of:=0.5*[.CM12]*(([.CM5]-[.CL5])/([.CM1]-[.CL1]))^2" office:value-type="float" office:value="0.0010673455243417" calcext:value-type="float">
            <text:p>0.001067345524342</text:p>
          </table:table-cell>
          <table:table-cell table:formula="of:=0.5*[.CN12]*(([.CN5]-[.CM5])/([.CN1]-[.CM1]))^2" office:value-type="float" office:value="0.0103006445727071" calcext:value-type="float">
            <text:p>0.010300644572707</text:p>
          </table:table-cell>
          <table:table-cell table:formula="of:=0.5*[.CO12]*(([.CO5]-[.CN5])/([.CO1]-[.CN1]))^2" office:value-type="float" office:value="0.0998038196970739" calcext:value-type="float">
            <text:p>0.099803819697074</text:p>
          </table:table-cell>
          <table:table-cell table:formula="of:=0.5*[.CP12]*(([.CP5]-[.CO5])/([.CP1]-[.CO1]))^2" office:value-type="float" office:value="0.00455879848678713" calcext:value-type="float">
            <text:p>0.004558798486787</text:p>
          </table:table-cell>
          <table:table-cell table:formula="of:=0.5*[.CQ12]*(([.CQ5]-[.CP5])/([.CQ1]-[.CP1]))^2" office:value-type="float" office:value="0.0990286898652876" calcext:value-type="float">
            <text:p>0.099028689865288</text:p>
          </table:table-cell>
          <table:table-cell table:formula="of:=0.5*[.CR12]*(([.CR5]-[.CQ5])/([.CR1]-[.CQ1]))^2" office:value-type="float" office:value="0.00430165523973099" calcext:value-type="float">
            <text:p>0.004301655239731</text:p>
          </table:table-cell>
          <table:table-cell table:formula="of:=0.5*[.CS12]*(([.CS5]-[.CR5])/([.CS1]-[.CR1]))^2" office:value-type="float" office:value="0.00054190102519278" calcext:value-type="float">
            <text:p>0.000541901025193</text:p>
          </table:table-cell>
          <table:table-cell table:formula="of:=0.5*[.CT12]*(([.CT5]-[.CS5])/([.CT1]-[.CS1]))^2" office:value-type="float" office:value="0.000548805216600941" calcext:value-type="float">
            <text:p>0.000548805216601</text:p>
          </table:table-cell>
          <table:table-cell table:formula="of:=0.5*[.CU12]*(([.CU5]-[.CT5])/([.CU1]-[.CT1]))^2" office:value-type="float" office:value="0.00194206328167652" calcext:value-type="float">
            <text:p>0.001942063281677</text:p>
          </table:table-cell>
          <table:table-cell table:formula="of:=0.5*[.CV12]*(([.CV5]-[.CU5])/([.CV1]-[.CU1]))^2" office:value-type="float" office:value="0.00125773347342087" calcext:value-type="float">
            <text:p>0.001257733473421</text:p>
          </table:table-cell>
          <table:table-cell table:formula="of:=0.5*[.CW12]*(([.CW5]-[.CV5])/([.CW1]-[.CV1]))^2" office:value-type="float" office:value="0.0000313454507130449" calcext:value-type="float">
            <text:p>3.13454507130449E-05</text:p>
          </table:table-cell>
          <table:table-cell table:formula="of:=0.5*[.CX12]*(([.CX5]-[.CW5])/([.CX1]-[.CW1]))^2" office:value-type="float" office:value="0.00568813001921295" calcext:value-type="float">
            <text:p>0.005688130019213</text:p>
          </table:table-cell>
          <table:table-cell table:formula="of:=0.5*[.CY12]*(([.CY5]-[.CX5])/([.CY1]-[.CX1]))^2" office:value-type="float" office:value="0.00029672592500973" calcext:value-type="float">
            <text:p>0.00029672592501</text:p>
          </table:table-cell>
          <table:table-cell table:formula="of:=0.5*[.CZ12]*(([.CZ5]-[.CY5])/([.CZ1]-[.CY1]))^2" office:value-type="float" office:value="0.0739893519328127" calcext:value-type="float">
            <text:p>0.073989351932813</text:p>
          </table:table-cell>
          <table:table-cell table:formula="of:=0.5*[.DA12]*(([.DA5]-[.CZ5])/([.DA1]-[.CZ1]))^2" office:value-type="float" office:value="0.0203047839305222" calcext:value-type="float">
            <text:p>0.020304783930522</text:p>
          </table:table-cell>
          <table:table-cell table:formula="of:=0.5*[.DB12]*(([.DB5]-[.DA5])/([.DB1]-[.DA1]))^2" office:value-type="float" office:value="0.0133472436216957" calcext:value-type="float">
            <text:p>0.013347243621696</text:p>
          </table:table-cell>
          <table:table-cell table:formula="of:=0.5*[.DC12]*(([.DC5]-[.DB5])/([.DC1]-[.DB1]))^2" office:value-type="float" office:value="0.0267253262507743" calcext:value-type="float">
            <text:p>0.026725326250774</text:p>
          </table:table-cell>
          <table:table-cell table:formula="of:=0.5*[.DD12]*(([.DD5]-[.DC5])/([.DD1]-[.DC1]))^2" office:value-type="float" office:value="0.0202925584034541" calcext:value-type="float">
            <text:p>0.020292558403454</text:p>
          </table:table-cell>
          <table:table-cell table:formula="of:=0.5*[.DE12]*(([.DE5]-[.DD5])/([.DE1]-[.DD1]))^2" office:value-type="float" office:value="0.0199421808420761" calcext:value-type="float">
            <text:p>0.019942180842076</text:p>
          </table:table-cell>
          <table:table-cell table:formula="of:=0.5*[.DF12]*(([.DF5]-[.DE5])/([.DF1]-[.DE1]))^2" office:value-type="float" office:value="0.000373884753029553" calcext:value-type="float">
            <text:p>0.00037388475303</text:p>
          </table:table-cell>
          <table:table-cell table:formula="of:=0.5*[.DG12]*(([.DG5]-[.DF5])/([.DG1]-[.DF1]))^2" office:value-type="float" office:value="0.0024712213498914" calcext:value-type="float">
            <text:p>0.002471221349891</text:p>
          </table:table-cell>
          <table:table-cell table:formula="of:=0.5*[.DH12]*(([.DH5]-[.DG5])/([.DH1]-[.DG1]))^2" office:value-type="float" office:value="0.00461475386745642" calcext:value-type="float">
            <text:p>0.004614753867456</text:p>
          </table:table-cell>
          <table:table-cell table:formula="of:=0.5*[.DI12]*(([.DI5]-[.DH5])/([.DI1]-[.DH1]))^2" office:value-type="float" office:value="0.263293755247104" calcext:value-type="float">
            <text:p>0.263293755247104</text:p>
          </table:table-cell>
          <table:table-cell table:formula="of:=0.5*[.DJ12]*(([.DJ5]-[.DI5])/([.DJ1]-[.DI1]))^2" office:value-type="float" office:value="0.0391217373884916" calcext:value-type="float">
            <text:p>0.039121737388492</text:p>
          </table:table-cell>
          <table:table-cell table:formula="of:=0.5*[.DK12]*(([.DK5]-[.DJ5])/([.DK1]-[.DJ1]))^2" office:value-type="float" office:value="0.0196878981895202" calcext:value-type="float">
            <text:p>0.01968789818952</text:p>
          </table:table-cell>
          <table:table-cell table:formula="of:=0.5*[.DL12]*(([.DL5]-[.DK5])/([.DL1]-[.DK1]))^2" office:value-type="float" office:value="0.000478782101205904" calcext:value-type="float">
            <text:p>0.000478782101206</text:p>
          </table:table-cell>
          <table:table-cell table:formula="of:=0.5*[.DM12]*(([.DM5]-[.DL5])/([.DM1]-[.DL1]))^2" office:value-type="float" office:value="0.0102896202391522" calcext:value-type="float">
            <text:p>0.010289620239152</text:p>
          </table:table-cell>
          <table:table-cell table:formula="of:=0.5*[.DN12]*(([.DN5]-[.DM5])/([.DN1]-[.DM1]))^2" office:value-type="float" office:value="0.0278679840246773" calcext:value-type="float">
            <text:p>0.027867984024677</text:p>
          </table:table-cell>
          <table:table-cell table:formula="of:=0.5*[.DO12]*(([.DO5]-[.DN5])/([.DO1]-[.DN1]))^2" office:value-type="float" office:value="0.00116337641837498" calcext:value-type="float">
            <text:p>0.001163376418375</text:p>
          </table:table-cell>
          <table:table-cell table:formula="of:=0.5*[.DP12]*(([.DP5]-[.DO5])/([.DP1]-[.DO1]))^2" office:value-type="float" office:value="0.00749450795342969" calcext:value-type="float">
            <text:p>0.00749450795343</text:p>
          </table:table-cell>
          <table:table-cell table:formula="of:=0.5*[.DQ12]*(([.DQ5]-[.DP5])/([.DQ1]-[.DP1]))^2" office:value-type="float" office:value="0.0276220083528366" calcext:value-type="float">
            <text:p>0.027622008352837</text:p>
          </table:table-cell>
          <table:table-cell table:formula="of:=0.5*[.DR12]*(([.DR5]-[.DQ5])/([.DR1]-[.DQ1]))^2" office:value-type="float" office:value="0.114878386620504" calcext:value-type="float">
            <text:p>0.114878386620504</text:p>
          </table:table-cell>
          <table:table-cell table:formula="of:=0.5*[.DS12]*(([.DS5]-[.DR5])/([.DS1]-[.DR1]))^2" office:value-type="float" office:value="0.00835291656248031" calcext:value-type="float">
            <text:p>0.00835291656248</text:p>
          </table:table-cell>
          <table:table-cell table:formula="of:=0.5*[.DT12]*(([.DT5]-[.DS5])/([.DT1]-[.DS1]))^2" office:value-type="float" office:value="0.0151668265915623" calcext:value-type="float">
            <text:p>0.015166826591562</text:p>
          </table:table-cell>
          <table:table-cell table:formula="of:=0.5*[.DU12]*(([.DU5]-[.DT5])/([.DU1]-[.DT1]))^2" office:value-type="float" office:value="0.00000148977863456805" calcext:value-type="float">
            <text:p>1.48977863456805E-06</text:p>
          </table:table-cell>
          <table:table-cell table:formula="of:=0.5*[.DV12]*(([.DV5]-[.DU5])/([.DV1]-[.DU1]))^2" office:value-type="float" office:value="0.0114576368395662" calcext:value-type="float">
            <text:p>0.011457636839566</text:p>
          </table:table-cell>
          <table:table-cell table:formula="of:=0.5*[.DW12]*(([.DW5]-[.DV5])/([.DW1]-[.DV1]))^2" office:value-type="float" office:value="0.0141009562562506" calcext:value-type="float">
            <text:p>0.014100956256251</text:p>
          </table:table-cell>
          <table:table-cell table:formula="of:=0.5*[.DX12]*(([.DX5]-[.DW5])/([.DX1]-[.DW1]))^2" office:value-type="float" office:value="0.0171714379299268" calcext:value-type="float">
            <text:p>0.017171437929927</text:p>
          </table:table-cell>
          <table:table-cell table:formula="of:=0.5*[.DY12]*(([.DY5]-[.DX5])/([.DY1]-[.DX1]))^2" office:value-type="float" office:value="0.0439691931588348" calcext:value-type="float">
            <text:p>0.043969193158835</text:p>
          </table:table-cell>
          <table:table-cell table:formula="of:=0.5*[.DZ12]*(([.DZ5]-[.DY5])/([.DZ1]-[.DY1]))^2" office:value-type="float" office:value="0.0555725317427076" calcext:value-type="float">
            <text:p>0.055572531742708</text:p>
          </table:table-cell>
          <table:table-cell table:formula="of:=0.5*[.EA12]*(([.EA5]-[.DZ5])/([.EA1]-[.DZ1]))^2" office:value-type="float" office:value="0.00186844245383324" calcext:value-type="float">
            <text:p>0.001868442453833</text:p>
          </table:table-cell>
          <table:table-cell table:formula="of:=0.5*[.EB12]*(([.EB5]-[.EA5])/([.EB1]-[.EA1]))^2" office:value-type="float" office:value="0.0250550820948492" calcext:value-type="float">
            <text:p>0.025055082094849</text:p>
          </table:table-cell>
          <table:table-cell table:formula="of:=0.5*[.EC12]*(([.EC5]-[.EB5])/([.EC1]-[.EB1]))^2" office:value-type="float" office:value="0.00896923274185123" calcext:value-type="float">
            <text:p>0.008969232741851</text:p>
          </table:table-cell>
          <table:table-cell table:formula="of:=0.5*[.ED12]*(([.ED5]-[.EC5])/([.ED1]-[.EC1]))^2" office:value-type="float" office:value="0.00629452496003459" calcext:value-type="float">
            <text:p>0.006294524960035</text:p>
          </table:table-cell>
          <table:table-cell table:formula="of:=0.5*[.EE12]*(([.EE5]-[.ED5])/([.EE1]-[.ED1]))^2" office:value-type="float" office:value="0.00508547385761848" calcext:value-type="float">
            <text:p>0.005085473857618</text:p>
          </table:table-cell>
          <table:table-cell table:formula="of:=0.5*[.EF12]*(([.EF5]-[.EE5])/([.EF1]-[.EE1]))^2" office:value-type="float" office:value="0.00023263451405087" calcext:value-type="float">
            <text:p>0.000232634514051</text:p>
          </table:table-cell>
          <table:table-cell table:formula="of:=0.5*[.EG12]*(([.EG5]-[.EF5])/([.EG1]-[.EF1]))^2" office:value-type="float" office:value="0.00122767814582211" calcext:value-type="float">
            <text:p>0.001227678145822</text:p>
          </table:table-cell>
          <table:table-cell table:formula="of:=0.5*[.EH12]*(([.EH5]-[.EG5])/([.EH1]-[.EG1]))^2" office:value-type="float" office:value="0.0570663388424731" calcext:value-type="float">
            <text:p>0.057066338842473</text:p>
          </table:table-cell>
          <table:table-cell table:formula="of:=0.5*[.EI12]*(([.EI5]-[.EH5])/([.EI1]-[.EH1]))^2" office:value-type="float" office:value="0.0154638603981537" calcext:value-type="float">
            <text:p>0.015463860398154</text:p>
          </table:table-cell>
          <table:table-cell table:formula="of:=0.5*[.EJ12]*(([.EJ5]-[.EI5])/([.EJ1]-[.EI1]))^2" office:value-type="float" office:value="0.0293198669076378" calcext:value-type="float">
            <text:p>0.029319866907638</text:p>
          </table:table-cell>
          <table:table-cell table:formula="of:=0.5*[.EK12]*(([.EK5]-[.EJ5])/([.EK1]-[.EJ1]))^2" office:value-type="float" office:value="0.0842295670808875" calcext:value-type="float">
            <text:p>0.084229567080888</text:p>
          </table:table-cell>
          <table:table-cell table:formula="of:=0.5*[.EL12]*(([.EL5]-[.EK5])/([.EL1]-[.EK1]))^2" office:value-type="float" office:value="0.025895442859863" calcext:value-type="float">
            <text:p>0.025895442859863</text:p>
          </table:table-cell>
          <table:table-cell table:formula="of:=0.5*[.EM12]*(([.EM5]-[.EL5])/([.EM1]-[.EL1]))^2" office:value-type="float" office:value="0.0147470148569233" calcext:value-type="float">
            <text:p>0.014747014856923</text:p>
          </table:table-cell>
          <table:table-cell table:formula="of:=0.5*[.EN12]*(([.EN5]-[.EM5])/([.EN1]-[.EM1]))^2" office:value-type="float" office:value="0.00790085462876913" calcext:value-type="float">
            <text:p>0.007900854628769</text:p>
          </table:table-cell>
          <table:table-cell table:formula="of:=0.5*[.EO12]*(([.EO5]-[.EN5])/([.EO1]-[.EN1]))^2" office:value-type="float" office:value="0.0272021557612833" calcext:value-type="float">
            <text:p>0.027202155761283</text:p>
          </table:table-cell>
          <table:table-cell table:formula="of:=0.5*[.EP12]*(([.EP5]-[.EO5])/([.EP1]-[.EO1]))^2" office:value-type="float" office:value="0.061682918288509" calcext:value-type="float">
            <text:p>0.061682918288509</text:p>
          </table:table-cell>
          <table:table-cell table:formula="of:=0.5*[.EQ12]*(([.EQ5]-[.EP5])/([.EQ1]-[.EP1]))^2" office:value-type="float" office:value="0.00408760871205291" calcext:value-type="float">
            <text:p>0.004087608712053</text:p>
          </table:table-cell>
          <table:table-cell table:formula="of:=0.5*[.ER12]*(([.ER5]-[.EQ5])/([.ER1]-[.EQ1]))^2" office:value-type="float" office:value="0.0123775609420847" calcext:value-type="float">
            <text:p>0.012377560942085</text:p>
          </table:table-cell>
          <table:table-cell table:formula="of:=0.5*[.ES12]*(([.ES5]-[.ER5])/([.ES1]-[.ER1]))^2" office:value-type="float" office:value="0.0133704585318145" calcext:value-type="float">
            <text:p>0.013370458531815</text:p>
          </table:table-cell>
          <table:table-cell table:formula="of:=0.5*[.ET12]*(([.ET5]-[.ES5])/([.ET1]-[.ES1]))^2" office:value-type="float" office:value="0.000162230102331208" calcext:value-type="float">
            <text:p>0.000162230102331</text:p>
          </table:table-cell>
          <table:table-cell table:formula="of:=0.5*[.EU12]*(([.EU5]-[.ET5])/([.EU1]-[.ET1]))^2" office:value-type="float" office:value="0.000298548379555607" calcext:value-type="float">
            <text:p>0.000298548379556</text:p>
          </table:table-cell>
          <table:table-cell table:formula="of:=0.5*[.EV12]*(([.EV5]-[.EU5])/([.EV1]-[.EU1]))^2" office:value-type="float" office:value="0.00169477789568857" calcext:value-type="float">
            <text:p>0.001694777895689</text:p>
          </table:table-cell>
          <table:table-cell table:formula="of:=0.5*[.EW12]*(([.EW5]-[.EV5])/([.EW1]-[.EV1]))^2" office:value-type="float" office:value="0.00139880459268391" calcext:value-type="float">
            <text:p>0.001398804592684</text:p>
          </table:table-cell>
          <table:table-cell table:formula="of:=0.5*[.EX12]*(([.EX5]-[.EW5])/([.EX1]-[.EW1]))^2" office:value-type="float" office:value="0.0104976711286411" calcext:value-type="float">
            <text:p>0.010497671128641</text:p>
          </table:table-cell>
          <table:table-cell table:formula="of:=0.5*[.EY12]*(([.EY5]-[.EX5])/([.EY1]-[.EX1]))^2" office:value-type="float" office:value="0.0362778579321794" calcext:value-type="float">
            <text:p>0.036277857932179</text:p>
          </table:table-cell>
          <table:table-cell table:formula="of:=0.5*[.EZ12]*(([.EZ5]-[.EY5])/([.EZ1]-[.EY1]))^2" office:value-type="float" office:value="0.201241617140644" calcext:value-type="float">
            <text:p>0.201241617140644</text:p>
          </table:table-cell>
          <table:table-cell table:formula="of:=0.5*[.FA12]*(([.FA5]-[.EZ5])/([.FA1]-[.EZ1]))^2" office:value-type="float" office:value="0.0136033843596214" calcext:value-type="float">
            <text:p>0.013603384359621</text:p>
          </table:table-cell>
          <table:table-cell table:formula="of:=0.5*[.FB12]*(([.FB5]-[.FA5])/([.FB1]-[.FA1]))^2" office:value-type="float" office:value="0.0409482450681521" calcext:value-type="float">
            <text:p>0.040948245068152</text:p>
          </table:table-cell>
          <table:table-cell table:formula="of:=0.5*[.FC12]*(([.FC5]-[.FB5])/([.FC1]-[.FB1]))^2" office:value-type="float" office:value="0.0163820240106469" calcext:value-type="float">
            <text:p>0.016382024010647</text:p>
          </table:table-cell>
          <table:table-cell table:formula="of:=0.5*[.FD12]*(([.FD5]-[.FC5])/([.FD1]-[.FC1]))^2" office:value-type="float" office:value="0.021379548154012" calcext:value-type="float">
            <text:p>0.021379548154012</text:p>
          </table:table-cell>
          <table:table-cell table:formula="of:=0.5*[.FE12]*(([.FE5]-[.FD5])/([.FE1]-[.FD1]))^2" office:value-type="float" office:value="0.00436552048136119" calcext:value-type="float">
            <text:p>0.004365520481361</text:p>
          </table:table-cell>
          <table:table-cell table:formula="of:=0.5*[.FF12]*(([.FF5]-[.FE5])/([.FF1]-[.FE1]))^2" office:value-type="float" office:value="0.000491320565780328" calcext:value-type="float">
            <text:p>0.00049132056578</text:p>
          </table:table-cell>
          <table:table-cell table:formula="of:=0.5*[.FG12]*(([.FG5]-[.FF5])/([.FG1]-[.FF1]))^2" office:value-type="float" office:value="0.000304621287820741" calcext:value-type="float">
            <text:p>0.000304621287821</text:p>
          </table:table-cell>
          <table:table-cell table:formula="of:=0.5*[.FH12]*(([.FH5]-[.FG5])/([.FH1]-[.FG1]))^2" office:value-type="float" office:value="0.0349674482794125" calcext:value-type="float">
            <text:p>0.034967448279413</text:p>
          </table:table-cell>
          <table:table-cell table:formula="of:=0.5*[.FI12]*(([.FI5]-[.FH5])/([.FI1]-[.FH1]))^2" office:value-type="float" office:value="0.0177594904584848" calcext:value-type="float">
            <text:p>0.017759490458485</text:p>
          </table:table-cell>
          <table:table-cell table:formula="of:=0.5*[.FJ12]*(([.FJ5]-[.FI5])/([.FJ1]-[.FI1]))^2" office:value-type="float" office:value="0.00414623845106955" calcext:value-type="float">
            <text:p>0.00414623845107</text:p>
          </table:table-cell>
          <table:table-cell table:formula="of:=0.5*[.FK12]*(([.FK5]-[.FJ5])/([.FK1]-[.FJ1]))^2" office:value-type="float" office:value="0.0420286311747613" calcext:value-type="float">
            <text:p>0.042028631174761</text:p>
          </table:table-cell>
          <table:table-cell table:formula="of:=0.5*[.FL12]*(([.FL5]-[.FK5])/([.FL1]-[.FK1]))^2" office:value-type="float" office:value="0.0121875276213595" calcext:value-type="float">
            <text:p>0.01218752762136</text:p>
          </table:table-cell>
          <table:table-cell table:formula="of:=0.5*[.FM12]*(([.FM5]-[.FL5])/([.FM1]-[.FL1]))^2" office:value-type="float" office:value="0.00768718897317642" calcext:value-type="float">
            <text:p>0.007687188973176</text:p>
          </table:table-cell>
          <table:table-cell table:formula="of:=0.5*[.FN12]*(([.FN5]-[.FM5])/([.FN1]-[.FM1]))^2" office:value-type="float" office:value="0.0102247733453526" calcext:value-type="float">
            <text:p>0.010224773345353</text:p>
          </table:table-cell>
          <table:table-cell table:formula="of:=0.5*[.FO12]*(([.FO5]-[.FN5])/([.FO1]-[.FN1]))^2" office:value-type="float" office:value="0.0393597635880278" calcext:value-type="float">
            <text:p>0.039359763588028</text:p>
          </table:table-cell>
          <table:table-cell table:formula="of:=0.5*[.FP12]*(([.FP5]-[.FO5])/([.FP1]-[.FO1]))^2" office:value-type="float" office:value="0.119409526292116" calcext:value-type="float">
            <text:p>0.119409526292116</text:p>
          </table:table-cell>
          <table:table-cell table:formula="of:=0.5*[.FQ12]*(([.FQ5]-[.FP5])/([.FQ1]-[.FP1]))^2" office:value-type="float" office:value="0.00601106574454294" calcext:value-type="float">
            <text:p>0.006011065744543</text:p>
          </table:table-cell>
          <table:table-cell table:formula="of:=0.5*[.FR12]*(([.FR5]-[.FQ5])/([.FR1]-[.FQ1]))^2" office:value-type="float" office:value="0.0320705518229749" calcext:value-type="float">
            <text:p>0.032070551822975</text:p>
          </table:table-cell>
          <table:table-cell table:formula="of:=0.5*[.FS12]*(([.FS5]-[.FR5])/([.FS1]-[.FR1]))^2" office:value-type="float" office:value="0.0121229067709247" calcext:value-type="float">
            <text:p>0.012122906770925</text:p>
          </table:table-cell>
          <table:table-cell table:formula="of:=0.5*[.FT12]*(([.FT5]-[.FS5])/([.FT1]-[.FS1]))^2" office:value-type="float" office:value="0.00231309655462252" calcext:value-type="float">
            <text:p>0.002313096554623</text:p>
          </table:table-cell>
          <table:table-cell table:formula="of:=0.5*[.FU12]*(([.FU5]-[.FT5])/([.FU1]-[.FT1]))^2" office:value-type="float" office:value="0.000142503088528326" calcext:value-type="float">
            <text:p>0.000142503088528</text:p>
          </table:table-cell>
          <table:table-cell table:formula="of:=0.5*[.FV12]*(([.FV5]-[.FU5])/([.FV1]-[.FU1]))^2" office:value-type="float" office:value="0.000410162639964257" calcext:value-type="float">
            <text:p>0.000410162639964</text:p>
          </table:table-cell>
          <table:table-cell table:formula="of:=0.5*[.FW12]*(([.FW5]-[.FV5])/([.FW1]-[.FV1]))^2" office:value-type="float" office:value="0.000531716197979495" calcext:value-type="float">
            <text:p>0.000531716197979</text:p>
          </table:table-cell>
          <table:table-cell table:formula="of:=0.5*[.FX12]*(([.FX5]-[.FW5])/([.FX1]-[.FW1]))^2" office:value-type="float" office:value="0.000463878853887478" calcext:value-type="float">
            <text:p>0.000463878853887</text:p>
          </table:table-cell>
          <table:table-cell table:formula="of:=0.5*[.FY12]*(([.FY5]-[.FX5])/([.FY1]-[.FX1]))^2" office:value-type="float" office:value="0.0243165396585797" calcext:value-type="float">
            <text:p>0.02431653965858</text:p>
          </table:table-cell>
          <table:table-cell table:formula="of:=0.5*[.FZ12]*(([.FZ5]-[.FY5])/([.FZ1]-[.FY1]))^2" office:value-type="float" office:value="0.0279321813175669" calcext:value-type="float">
            <text:p>0.027932181317567</text:p>
          </table:table-cell>
          <table:table-cell table:formula="of:=0.5*[.GA12]*(([.GA5]-[.FZ5])/([.GA1]-[.FZ1]))^2" office:value-type="float" office:value="0.0204290099226762" calcext:value-type="float">
            <text:p>0.020429009922676</text:p>
          </table:table-cell>
          <table:table-cell table:formula="of:=0.5*[.GB12]*(([.GB5]-[.GA5])/([.GB1]-[.GA1]))^2" office:value-type="float" office:value="0.00592558607298029" calcext:value-type="float">
            <text:p>0.00592558607298</text:p>
          </table:table-cell>
          <table:table-cell table:formula="of:=0.5*[.GC12]*(([.GC5]-[.GB5])/([.GC1]-[.GB1]))^2" office:value-type="float" office:value="0.0424606475486423" calcext:value-type="float">
            <text:p>0.042460647548642</text:p>
          </table:table-cell>
          <table:table-cell table:formula="of:=0.5*[.GD12]*(([.GD5]-[.GC5])/([.GD1]-[.GC1]))^2" office:value-type="float" office:value="0.0235396463378751" calcext:value-type="float">
            <text:p>0.023539646337875</text:p>
          </table:table-cell>
          <table:table-cell table:formula="of:=0.5*[.GE12]*(([.GE5]-[.GD5])/([.GE1]-[.GD1]))^2" office:value-type="float" office:value="0.00935681439365026" calcext:value-type="float">
            <text:p>0.00935681439365</text:p>
          </table:table-cell>
          <table:table-cell table:formula="of:=0.5*[.GF12]*(([.GF5]-[.GE5])/([.GF1]-[.GE1]))^2" office:value-type="float" office:value="0.00837618975601168" calcext:value-type="float">
            <text:p>0.008376189756012</text:p>
          </table:table-cell>
          <table:table-cell table:formula="of:=0.5*[.GG12]*(([.GG5]-[.GF5])/([.GG1]-[.GF1]))^2" office:value-type="float" office:value="0.047165581367195" calcext:value-type="float">
            <text:p>0.047165581367195</text:p>
          </table:table-cell>
          <table:table-cell table:formula="of:=0.5*[.GH12]*(([.GH5]-[.GG5])/([.GH1]-[.GG1]))^2" office:value-type="float" office:value="0.0227226348674868" calcext:value-type="float">
            <text:p>0.022722634867487</text:p>
          </table:table-cell>
          <table:table-cell table:formula="of:=0.5*[.GI12]*(([.GI5]-[.GH5])/([.GI1]-[.GH1]))^2" office:value-type="float" office:value="0.00480430165466141" calcext:value-type="float">
            <text:p>0.004804301654661</text:p>
          </table:table-cell>
          <table:table-cell table:formula="of:=0.5*[.GJ12]*(([.GJ5]-[.GI5])/([.GJ1]-[.GI1]))^2" office:value-type="float" office:value="0.0307243092488211" calcext:value-type="float">
            <text:p>0.030724309248821</text:p>
          </table:table-cell>
          <table:table-cell table:formula="of:=0.5*[.GK12]*(([.GK5]-[.GJ5])/([.GK1]-[.GJ1]))^2" office:value-type="float" office:value="0.00118135614142557" calcext:value-type="float">
            <text:p>0.001181356141426</text:p>
          </table:table-cell>
          <table:table-cell table:formula="of:=0.5*[.GL12]*(([.GL5]-[.GK5])/([.GL1]-[.GK1]))^2" office:value-type="float" office:value="0.00866222043655301" calcext:value-type="float">
            <text:p>0.008662220436553</text:p>
          </table:table-cell>
          <table:table-cell table:formula="of:=0.5*[.GM12]*(([.GM5]-[.GL5])/([.GM1]-[.GL1]))^2" office:value-type="float" office:value="0.0116525852243852" calcext:value-type="float">
            <text:p>0.011652585224385</text:p>
          </table:table-cell>
          <table:table-cell table:formula="of:=0.5*[.GN12]*(([.GN5]-[.GM5])/([.GN1]-[.GM1]))^2" office:value-type="float" office:value="0.0736630116132419" calcext:value-type="float">
            <text:p>0.073663011613242</text:p>
          </table:table-cell>
          <table:table-cell table:formula="of:=0.5*[.GO12]*(([.GO5]-[.GN5])/([.GO1]-[.GN1]))^2" office:value-type="float" office:value="0.0148783312265195" calcext:value-type="float">
            <text:p>0.01487833122652</text:p>
          </table:table-cell>
          <table:table-cell table:formula="of:=0.5*[.GP12]*(([.GP5]-[.GO5])/([.GP1]-[.GO1]))^2" office:value-type="float" office:value="0.0759716994034599" calcext:value-type="float">
            <text:p>0.07597169940346</text:p>
          </table:table-cell>
          <table:table-cell table:formula="of:=0.5*[.GQ12]*(([.GQ5]-[.GP5])/([.GQ1]-[.GP1]))^2" office:value-type="float" office:value="0.0653344894778027" calcext:value-type="float">
            <text:p>0.065334489477803</text:p>
          </table:table-cell>
          <table:table-cell table:formula="of:=0.5*[.GR12]*(([.GR5]-[.GQ5])/([.GR1]-[.GQ1]))^2" office:value-type="float" office:value="0.00360274073224052" calcext:value-type="float">
            <text:p>0.003602740732241</text:p>
          </table:table-cell>
          <table:table-cell table:formula="of:=0.5*[.GS12]*(([.GS5]-[.GR5])/([.GS1]-[.GR1]))^2" office:value-type="float" office:value="0.0197152235820998" calcext:value-type="float">
            <text:p>0.0197152235821</text:p>
          </table:table-cell>
          <table:table-cell table:formula="of:=0.5*[.GT12]*(([.GT5]-[.GS5])/([.GT1]-[.GS1]))^2" office:value-type="float" office:value="0.00138332248049109" calcext:value-type="float">
            <text:p>0.001383322480491</text:p>
          </table:table-cell>
          <table:table-cell table:formula="of:=0.5*[.GU12]*(([.GU5]-[.GT5])/([.GU1]-[.GT1]))^2" office:value-type="float" office:value="0.0000826326427912602" calcext:value-type="float">
            <text:p>8.26326427912602E-05</text:p>
          </table:table-cell>
          <table:table-cell table:formula="of:=0.5*[.GV12]*(([.GV5]-[.GU5])/([.GV1]-[.GU1]))^2" office:value-type="float" office:value="0.000245835935153727" calcext:value-type="float">
            <text:p>0.000245835935154</text:p>
          </table:table-cell>
          <table:table-cell table:formula="of:=0.5*[.GW12]*(([.GW5]-[.GV5])/([.GW1]-[.GV1]))^2" office:value-type="float" office:value="0.000454629162604319" calcext:value-type="float">
            <text:p>0.000454629162604</text:p>
          </table:table-cell>
          <table:table-cell table:formula="of:=0.5*[.GX12]*(([.GX5]-[.GW5])/([.GX1]-[.GW1]))^2" office:value-type="float" office:value="0.00410119686919971" calcext:value-type="float">
            <text:p>0.0041011968692</text:p>
          </table:table-cell>
          <table:table-cell table:formula="of:=0.5*[.GY12]*(([.GY5]-[.GX5])/([.GY1]-[.GX1]))^2" office:value-type="float" office:value="0.0000610902132329173" calcext:value-type="float">
            <text:p>6.10902132329173E-05</text:p>
          </table:table-cell>
          <table:table-cell table:formula="of:=0.5*[.GZ12]*(([.GZ5]-[.GY5])/([.GZ1]-[.GY1]))^2" office:value-type="float" office:value="0.0166709250519805" calcext:value-type="float">
            <text:p>0.016670925051981</text:p>
          </table:table-cell>
          <table:table-cell table:formula="of:=0.5*[.HA12]*(([.HA5]-[.GZ5])/([.HA1]-[.GZ1]))^2" office:value-type="float" office:value="0.0133469396770126" calcext:value-type="float">
            <text:p>0.013346939677013</text:p>
          </table:table-cell>
          <table:table-cell table:formula="of:=0.5*[.HB12]*(([.HB5]-[.HA5])/([.HB1]-[.HA1]))^2" office:value-type="float" office:value="0.0403027220234364" calcext:value-type="float">
            <text:p>0.040302722023437</text:p>
          </table:table-cell>
          <table:table-cell table:formula="of:=0.5*[.HC12]*(([.HC5]-[.HB5])/([.HC1]-[.HB1]))^2" office:value-type="float" office:value="0.0269712158895387" calcext:value-type="float">
            <text:p>0.026971215889539</text:p>
          </table:table-cell>
          <table:table-cell table:formula="of:=0.5*[.HD12]*(([.HD5]-[.HC5])/([.HD1]-[.HC1]))^2" office:value-type="float" office:value="0.000775581629013658" calcext:value-type="float">
            <text:p>0.000775581629014</text:p>
          </table:table-cell>
          <table:table-cell table:formula="of:=0.5*[.HE12]*(([.HE5]-[.HD5])/([.HE1]-[.HD1]))^2" office:value-type="float" office:value="0.021422266655565" calcext:value-type="float">
            <text:p>0.021422266655565</text:p>
          </table:table-cell>
          <table:table-cell table:formula="of:=0.5*[.HF12]*(([.HF5]-[.HE5])/([.HF1]-[.HE1]))^2" office:value-type="float" office:value="0.0288837541121179" calcext:value-type="float">
            <text:p>0.028883754112118</text:p>
          </table:table-cell>
          <table:table-cell table:formula="of:=0.5*[.HG12]*(([.HG5]-[.HF5])/([.HG1]-[.HF1]))^2" office:value-type="float" office:value="0.00050531286478915" calcext:value-type="float">
            <text:p>0.000505312864789</text:p>
          </table:table-cell>
          <table:table-cell table:formula="of:=0.5*[.HH12]*(([.HH5]-[.HG5])/([.HH1]-[.HG1]))^2" office:value-type="float" office:value="0.0154536237676995" calcext:value-type="float">
            <text:p>0.0154536237677</text:p>
          </table:table-cell>
          <table:table-cell table:formula="of:=0.5*[.HI12]*(([.HI5]-[.HH5])/([.HI1]-[.HH1]))^2" office:value-type="float" office:value="0.00188437819154239" calcext:value-type="float">
            <text:p>0.001884378191542</text:p>
          </table:table-cell>
          <table:table-cell table:formula="of:=0.5*[.HJ12]*(([.HJ5]-[.HI5])/([.HJ1]-[.HI1]))^2" office:value-type="float" office:value="0.0145073877495104" calcext:value-type="float">
            <text:p>0.01450738774951</text:p>
          </table:table-cell>
          <table:table-cell table:formula="of:=0.5*[.HK12]*(([.HK5]-[.HJ5])/([.HK1]-[.HJ1]))^2" office:value-type="float" office:value="0.296470528871244" calcext:value-type="float">
            <text:p>0.296470528871244</text:p>
          </table:table-cell>
          <table:table-cell table:formula="of:=0.5*[.HL12]*(([.HL5]-[.HK5])/([.HL1]-[.HK1]))^2" office:value-type="float" office:value="0.0814586882526622" calcext:value-type="float">
            <text:p>0.081458688252662</text:p>
          </table:table-cell>
          <table:table-cell table:formula="of:=0.5*[.HM12]*(([.HM5]-[.HL5])/([.HM1]-[.HL1]))^2" office:value-type="float" office:value="0.0224575872112237" calcext:value-type="float">
            <text:p>0.022457587211224</text:p>
          </table:table-cell>
          <table:table-cell table:formula="of:=0.5*[.HN12]*(([.HN5]-[.HM5])/([.HN1]-[.HM1]))^2" office:value-type="float" office:value="0.00523944204864219" calcext:value-type="float">
            <text:p>0.005239442048642</text:p>
          </table:table-cell>
          <table:table-cell table:formula="of:=0.5*[.HO12]*(([.HO5]-[.HN5])/([.HO1]-[.HN1]))^2" office:value-type="float" office:value="0.0336437402515426" calcext:value-type="float">
            <text:p>0.033643740251543</text:p>
          </table:table-cell>
          <table:table-cell table:formula="of:=0.5*[.HP12]*(([.HP5]-[.HO5])/([.HP1]-[.HO1]))^2" office:value-type="float" office:value="0.00079541581104426" calcext:value-type="float">
            <text:p>0.000795415811044</text:p>
          </table:table-cell>
          <table:table-cell table:formula="of:=0.5*[.HQ12]*(([.HQ5]-[.HP5])/([.HQ1]-[.HP1]))^2" office:value-type="float" office:value="0.023393657309236" calcext:value-type="float">
            <text:p>0.023393657309236</text:p>
          </table:table-cell>
          <table:table-cell table:formula="of:=0.5*[.HR12]*(([.HR5]-[.HQ5])/([.HR1]-[.HQ1]))^2" office:value-type="float" office:value="0.0478548615522357" calcext:value-type="float">
            <text:p>0.047854861552236</text:p>
          </table:table-cell>
          <table:table-cell table:formula="of:=0.5*[.HS12]*(([.HS5]-[.HR5])/([.HS1]-[.HR1]))^2" office:value-type="float" office:value="0.0334241692239331" calcext:value-type="float">
            <text:p>0.033424169223933</text:p>
          </table:table-cell>
          <table:table-cell table:formula="of:=0.5*[.HT12]*(([.HT5]-[.HS5])/([.HT1]-[.HS1]))^2" office:value-type="float" office:value="0.0520583699762617" calcext:value-type="float">
            <text:p>0.052058369976262</text:p>
          </table:table-cell>
          <table:table-cell table:formula="of:=0.5*[.HU12]*(([.HU5]-[.HT5])/([.HU1]-[.HT1]))^2" office:value-type="float" office:value="0.0000150701356965836" calcext:value-type="float">
            <text:p>1.50701356965836E-05</text:p>
          </table:table-cell>
          <table:table-cell table:formula="of:=0.5*[.HV12]*(([.HV5]-[.HU5])/([.HV1]-[.HU1]))^2" office:value-type="float" office:value="0.0106687467115459" calcext:value-type="float">
            <text:p>0.010668746711546</text:p>
          </table:table-cell>
          <table:table-cell table:formula="of:=0.5*[.HW12]*(([.HW5]-[.HV5])/([.HW1]-[.HV1]))^2" office:value-type="float" office:value="0.00957292576076659" calcext:value-type="float">
            <text:p>0.009572925760767</text:p>
          </table:table-cell>
          <table:table-cell table:formula="of:=0.5*[.HX12]*(([.HX5]-[.HW5])/([.HX1]-[.HW1]))^2" office:value-type="float" office:value="0.00332289208715471" calcext:value-type="float">
            <text:p>0.003322892087155</text:p>
          </table:table-cell>
          <table:table-cell table:formula="of:=0.5*[.HY12]*(([.HY5]-[.HX5])/([.HY1]-[.HX1]))^2" office:value-type="float" office:value="0.00000177566580362797" calcext:value-type="float">
            <text:p>1.77566580362797E-06</text:p>
          </table:table-cell>
          <table:table-cell table:formula="of:=0.5*[.HZ12]*(([.HZ5]-[.HY5])/([.HZ1]-[.HY1]))^2" office:value-type="float" office:value="0.0041146967384486" calcext:value-type="float">
            <text:p>0.004114696738449</text:p>
          </table:table-cell>
          <table:table-cell table:formula="of:=0.5*[.IA12]*(([.IA5]-[.HZ5])/([.IA1]-[.HZ1]))^2" office:value-type="float" office:value="0.00707577662006191" calcext:value-type="float">
            <text:p>0.007075776620062</text:p>
          </table:table-cell>
          <table:table-cell table:formula="of:=0.5*[.IB12]*(([.IB5]-[.IA5])/([.IB1]-[.IA1]))^2" office:value-type="float" office:value="0.00189855766270797" calcext:value-type="float">
            <text:p>0.001898557662708</text:p>
          </table:table-cell>
          <table:table-cell table:formula="of:=0.5*[.IC12]*(([.IC5]-[.IB5])/([.IC1]-[.IB1]))^2" office:value-type="float" office:value="0.00107949067349437" calcext:value-type="float">
            <text:p>0.001079490673494</text:p>
          </table:table-cell>
          <table:table-cell table:formula="of:=0.5*[.ID12]*(([.ID5]-[.IC5])/([.ID1]-[.IC1]))^2" office:value-type="float" office:value="0.0000192522630647441" calcext:value-type="float">
            <text:p>1.92522630647441E-05</text:p>
          </table:table-cell>
          <table:table-cell table:formula="of:=0.5*[.IE12]*(([.IE5]-[.ID5])/([.IE1]-[.ID1]))^2" office:value-type="float" office:value="0.00000257355341906003" calcext:value-type="float">
            <text:p>2.57355341906003E-06</text:p>
          </table:table-cell>
          <table:table-cell table:formula="of:=0.5*[.IF12]*(([.IF5]-[.IE5])/([.IF1]-[.IE1]))^2" office:value-type="float" office:value="0.00023653686966979" calcext:value-type="float">
            <text:p>0.00023653686967</text:p>
          </table:table-cell>
          <table:table-cell table:formula="of:=0.5*[.IG12]*(([.IG5]-[.IF5])/([.IG1]-[.IF1]))^2" office:value-type="float" office:value="0.000520012852631068" calcext:value-type="float">
            <text:p>0.000520012852631</text:p>
          </table:table-cell>
          <table:table-cell table:formula="of:=0.5*[.IH12]*(([.IH5]-[.IG5])/([.IH1]-[.IG1]))^2" office:value-type="float" office:value="0.000555456343870121" calcext:value-type="float">
            <text:p>0.00055545634387</text:p>
          </table:table-cell>
          <table:table-cell table:formula="of:=0.5*[.II12]*(([.II5]-[.IH5])/([.II1]-[.IH1]))^2" office:value-type="float" office:value="0.00055369105878672" calcext:value-type="float">
            <text:p>0.000553691058787</text:p>
          </table:table-cell>
          <table:table-cell table:formula="of:=0.5*[.IJ12]*(([.IJ5]-[.II5])/([.IJ1]-[.II1]))^2" office:value-type="float" office:value="0.00032693506848295" calcext:value-type="float">
            <text:p>0.000326935068483</text:p>
          </table:table-cell>
          <table:table-cell table:formula="of:=0.5*[.IK12]*(([.IK5]-[.IJ5])/([.IK1]-[.IJ1]))^2" office:value-type="float" office:value="0.000790157189195562" calcext:value-type="float">
            <text:p>0.000790157189196</text:p>
          </table:table-cell>
          <table:table-cell table:formula="of:=0.5*[.IL12]*(([.IL5]-[.IK5])/([.IL1]-[.IK1]))^2" office:value-type="float" office:value="0.000120965271642459" calcext:value-type="float">
            <text:p>0.000120965271642</text:p>
          </table:table-cell>
          <table:table-cell table:formula="of:=0.5*[.IM12]*(([.IM5]-[.IL5])/([.IM1]-[.IL1]))^2" office:value-type="float" office:value="0.000033790316816845" calcext:value-type="float">
            <text:p>3.3790316816845E-05</text:p>
          </table:table-cell>
          <table:table-cell table:formula="of:=0.5*[.IN12]*(([.IN5]-[.IM5])/([.IN1]-[.IM1]))^2" office:value-type="float" office:value="0.0000659744803451365" calcext:value-type="float">
            <text:p>6.59744803451365E-05</text:p>
          </table:table-cell>
          <table:table-cell table:formula="of:=0.5*[.IO12]*(([.IO5]-[.IN5])/([.IO1]-[.IN1]))^2" office:value-type="float" office:value="0.00000105984836045122" calcext:value-type="float">
            <text:p>1.05984836045122E-06</text:p>
          </table:table-cell>
          <table:table-cell table:formula="of:=0.5*[.IP12]*(([.IP5]-[.IO5])/([.IP1]-[.IO1]))^2" office:value-type="float" office:value="0.0000157661454554382" calcext:value-type="float">
            <text:p>1.57661454554382E-05</text:p>
          </table:table-cell>
          <table:table-cell table:formula="of:=0.5*[.IQ12]*(([.IQ5]-[.IP5])/([.IQ1]-[.IP1]))^2" office:value-type="float" office:value="0.0000160641885183644" calcext:value-type="float">
            <text:p>1.60641885183644E-05</text:p>
          </table:table-cell>
          <table:table-cell table:formula="of:=0.5*[.IR12]*(([.IR5]-[.IQ5])/([.IR1]-[.IQ1]))^2" office:value-type="float" office:value="0.0000792963844967646" calcext:value-type="float">
            <text:p>7.92963844967646E-05</text:p>
          </table:table-cell>
          <table:table-cell table:formula="of:=0.5*[.IS12]*(([.IS5]-[.IR5])/([.IS1]-[.IR1]))^2" office:value-type="float" office:value="0.00000217378895770601" calcext:value-type="float">
            <text:p>2.17378895770601E-06</text:p>
          </table:table-cell>
          <table:table-cell table:formula="of:=0.5*[.IT12]*(([.IT5]-[.IS5])/([.IT1]-[.IS1]))^2" office:value-type="float" office:value="0.000000410399857039655" calcext:value-type="float">
            <text:p>4.10399857039655E-07</text:p>
          </table:table-cell>
          <table:table-cell table:formula="of:=0.5*[.IU12]*(([.IU5]-[.IT5])/([.IU1]-[.IT1]))^2" office:value-type="float" office:value="0.0000301834967225317" calcext:value-type="float">
            <text:p>3.01834967225317E-05</text:p>
          </table:table-cell>
          <table:table-cell table:formula="of:=0.5*[.IV12]*(([.IV5]-[.IU5])/([.IV1]-[.IU1]))^2" office:value-type="float" office:value="0.00000561394800911908" calcext:value-type="float">
            <text:p>5.61394800911908E-06</text:p>
          </table:table-cell>
          <table:table-cell table:formula="of:=0.5*[.IW12]*(([.IW5]-[.IV5])/([.IW1]-[.IV1]))^2" office:value-type="float" office:value="0.0000375593627958495" calcext:value-type="float">
            <text:p>3.75593627958495E-05</text:p>
          </table:table-cell>
          <table:table-cell table:formula="of:=0.5*[.IX12]*(([.IX5]-[.IW5])/([.IX1]-[.IW1]))^2" office:value-type="float" office:value="0.0000134849932389835" calcext:value-type="float">
            <text:p>1.34849932389835E-05</text:p>
          </table:table-cell>
          <table:table-cell table:formula="of:=0.5*[.IY12]*(([.IY5]-[.IX5])/([.IY1]-[.IX1]))^2" office:value-type="float" office:value="0.0000621341538718302" calcext:value-type="float">
            <text:p>6.21341538718302E-05</text:p>
          </table:table-cell>
          <table:table-cell table:formula="of:=0.5*[.IZ12]*(([.IZ5]-[.IY5])/([.IZ1]-[.IY1]))^2" office:value-type="float" office:value="0.0000613283732354173" calcext:value-type="float">
            <text:p>6.13283732354173E-05</text:p>
          </table:table-cell>
          <table:table-cell table:formula="of:=0.5*[.JA12]*(([.JA5]-[.IZ5])/([.JA1]-[.IZ1]))^2" office:value-type="float" office:value="0.00000361642369597054" calcext:value-type="float">
            <text:p>3.61642369597054E-06</text:p>
          </table:table-cell>
          <table:table-cell table:formula="of:=0.5*[.JB12]*(([.JB5]-[.JA5])/([.JB1]-[.JA1]))^2" office:value-type="float" office:value="0.000000150051041486875" calcext:value-type="float">
            <text:p>1.50051041486875E-07</text:p>
          </table:table-cell>
          <table:table-cell table:formula="of:=0.5*[.JC12]*(([.JC5]-[.JB5])/([.JC1]-[.JB1]))^2" office:value-type="float" office:value="0.000000580450502260961" calcext:value-type="float">
            <text:p>5.80450502260961E-07</text:p>
          </table:table-cell>
          <table:table-cell table:formula="of:=0.5*[.JD12]*(([.JD5]-[.JC5])/([.JD1]-[.JC1]))^2" office:value-type="float" office:value="0.000000806176859997529" calcext:value-type="float">
            <text:p>8.06176859997529E-07</text:p>
          </table:table-cell>
          <table:table-cell table:formula="of:=0.5*[.JE12]*(([.JE5]-[.JD5])/([.JE1]-[.JD1]))^2" office:value-type="float" office:value="0.000000184732109626736" calcext:value-type="float">
            <text:p>1.84732109626736E-07</text:p>
          </table:table-cell>
          <table:table-cell table:formula="of:=0.5*[.JF12]*(([.JF5]-[.JE5])/([.JF1]-[.JE1]))^2" office:value-type="float" office:value="0.00000372059801602654" calcext:value-type="float">
            <text:p>3.72059801602654E-06</text:p>
          </table:table-cell>
          <table:table-cell table:formula="of:=0.5*[.JG12]*(([.JG5]-[.JF5])/([.JG1]-[.JF1]))^2" office:value-type="float" office:value="0.00000118480791172421" calcext:value-type="float">
            <text:p>1.18480791172421E-06</text:p>
          </table:table-cell>
          <table:table-cell table:formula="of:=0.5*[.JH12]*(([.JH5]-[.JG5])/([.JH1]-[.JG1]))^2" office:value-type="float" office:value="0.00000489109593929039" calcext:value-type="float">
            <text:p>4.89109593929039E-06</text:p>
          </table:table-cell>
          <table:table-cell table:formula="of:=0.5*[.JI12]*(([.JI5]-[.JH5])/([.JI1]-[.JH1]))^2" office:value-type="float" office:value="0.0000116714553408046" calcext:value-type="float">
            <text:p>1.16714553408046E-05</text:p>
          </table:table-cell>
          <table:table-cell table:formula="of:=0.5*[.JJ12]*(([.JJ5]-[.JI5])/([.JJ1]-[.JI1]))^2" office:value-type="float" office:value="0.00000425080873473329" calcext:value-type="float">
            <text:p>4.25080873473329E-06</text:p>
          </table:table-cell>
          <table:table-cell table:formula="of:=0.5*[.JK12]*(([.JK5]-[.JJ5])/([.JK1]-[.JJ1]))^2" office:value-type="float" office:value="0.000000110848296826511" calcext:value-type="float">
            <text:p>1.10848296826511E-07</text:p>
          </table:table-cell>
          <table:table-cell table:formula="of:=0.5*[.JL12]*(([.JL5]-[.JK5])/([.JL1]-[.JK1]))^2" office:value-type="float" office:value="0.0000000291986069907145" calcext:value-type="float">
            <text:p>2.91986069907145E-08</text:p>
          </table:table-cell>
          <table:table-cell table:formula="of:=0.5*[.JM12]*(([.JM5]-[.JL5])/([.JM1]-[.JL1]))^2" office:value-type="float" office:value="0.0000106921455630207" calcext:value-type="float">
            <text:p>1.06921455630207E-05</text:p>
          </table:table-cell>
          <table:table-cell table:formula="of:=0.5*[.JN12]*(([.JN5]-[.JM5])/([.JN1]-[.JM1]))^2" office:value-type="float" office:value="0.0000000699707190239605" calcext:value-type="float">
            <text:p>6.99707190239605E-08</text:p>
          </table:table-cell>
          <table:table-cell table:formula="of:=0.5*[.JO12]*(([.JO5]-[.JN5])/([.JO1]-[.JN1]))^2" office:value-type="float" office:value="0.000000041278237424947" calcext:value-type="float">
            <text:p>4.1278237424947E-08</text:p>
          </table:table-cell>
          <table:table-cell table:formula="of:=0.5*[.JP12]*(([.JP5]-[.JO5])/([.JP1]-[.JO1]))^2" office:value-type="float" office:value="0.00000818426699484214" calcext:value-type="float">
            <text:p>8.18426699484214E-06</text:p>
          </table:table-cell>
          <table:table-cell table:formula="of:=0.5*[.JQ12]*(([.JQ5]-[.JP5])/([.JQ1]-[.JP1]))^2" office:value-type="float" office:value="0.0000163066499938798" calcext:value-type="float">
            <text:p>1.63066499938798E-05</text:p>
          </table:table-cell>
          <table:table-cell table:formula="of:=0.5*[.JR12]*(([.JR5]-[.JQ5])/([.JR1]-[.JQ1]))^2" office:value-type="float" office:value="0.00000921978342056308" calcext:value-type="float">
            <text:p>9.21978342056308E-06</text:p>
          </table:table-cell>
          <table:table-cell table:formula="of:=0.5*[.JS12]*(([.JS5]-[.JR5])/([.JS1]-[.JR1]))^2" office:value-type="float" office:value="0.00000880156643150859" calcext:value-type="float">
            <text:p>8.80156643150859E-06</text:p>
          </table:table-cell>
          <table:table-cell table:formula="of:=0.5*[.JT12]*(([.JT5]-[.JS5])/([.JT1]-[.JS1]))^2" office:value-type="float" office:value="0.0000541652357978756" calcext:value-type="float">
            <text:p>5.41652357978756E-05</text:p>
          </table:table-cell>
          <table:table-cell table:formula="of:=0.5*[.JU12]*(([.JU5]-[.JT5])/([.JU1]-[.JT1]))^2" office:value-type="float" office:value="0.0000580987739936738" calcext:value-type="float">
            <text:p>5.80987739936738E-05</text:p>
          </table:table-cell>
          <table:table-cell table:formula="of:=0.5*[.JV12]*(([.JV5]-[.JU5])/([.JV1]-[.JU1]))^2" office:value-type="float" office:value="0.00000359457826294197" calcext:value-type="float">
            <text:p>3.59457826294197E-06</text:p>
          </table:table-cell>
          <table:table-cell table:formula="of:=0.5*[.JW12]*(([.JW5]-[.JV5])/([.JW1]-[.JV1]))^2" office:value-type="float" office:value="0.0000112860207974191" calcext:value-type="float">
            <text:p>1.12860207974191E-05</text:p>
          </table:table-cell>
          <table:table-cell table:formula="of:=0.5*[.JX12]*(([.JX5]-[.JW5])/([.JX1]-[.JW1]))^2" office:value-type="float" office:value="0.0000522486900231908" calcext:value-type="float">
            <text:p>5.22486900231908E-05</text:p>
          </table:table-cell>
          <table:table-cell table:formula="of:=0.5*[.JY12]*(([.JY5]-[.JX5])/([.JY1]-[.JX1]))^2" office:value-type="float" office:value="0.0000181787496673003" calcext:value-type="float">
            <text:p>1.81787496673003E-05</text:p>
          </table:table-cell>
          <table:table-cell table:formula="of:=0.5*[.JZ12]*(([.JZ5]-[.JY5])/([.JZ1]-[.JY1]))^2" office:value-type="float" office:value="0.0000224933637010574" calcext:value-type="float">
            <text:p>2.24933637010574E-05</text:p>
          </table:table-cell>
          <table:table-cell table:formula="of:=0.5*[.KA12]*(([.KA5]-[.JZ5])/([.KA1]-[.JZ1]))^2" office:value-type="float" office:value="0.0000820003321944867" calcext:value-type="float">
            <text:p>8.20003321944867E-05</text:p>
          </table:table-cell>
          <table:table-cell table:formula="of:=0.5*[.KB12]*(([.KB5]-[.KA5])/([.KB1]-[.KA1]))^2" office:value-type="float" office:value="0.00000648228768474244" calcext:value-type="float">
            <text:p>6.48228768474244E-06</text:p>
          </table:table-cell>
          <table:table-cell table:formula="of:=0.5*[.KC12]*(([.KC5]-[.KB5])/([.KC1]-[.KB1]))^2" office:value-type="float" office:value="0.0000336452616871514" calcext:value-type="float">
            <text:p>3.36452616871514E-05</text:p>
          </table:table-cell>
          <table:table-cell table:formula="of:=0.5*[.KD12]*(([.KD5]-[.KC5])/([.KD1]-[.KC1]))^2" office:value-type="float" office:value="0.0000874746920260336" calcext:value-type="float">
            <text:p>8.74746920260336E-05</text:p>
          </table:table-cell>
          <table:table-cell table:formula="of:=0.5*[.KE12]*(([.KE5]-[.KD5])/([.KE1]-[.KD1]))^2" office:value-type="float" office:value="0.0000163970465515502" calcext:value-type="float">
            <text:p>1.63970465515502E-05</text:p>
          </table:table-cell>
          <table:table-cell table:formula="of:=0.5*[.KF12]*(([.KF5]-[.KE5])/([.KF1]-[.KE1]))^2" office:value-type="float" office:value="0.00000337800809619702" calcext:value-type="float">
            <text:p>3.37800809619702E-06</text:p>
          </table:table-cell>
          <table:table-cell table:formula="of:=0.5*[.KG12]*(([.KG5]-[.KF5])/([.KG1]-[.KF1]))^2" office:value-type="float" office:value="0.00000150893865294861" calcext:value-type="float">
            <text:p>1.50893865294861E-06</text:p>
          </table:table-cell>
          <table:table-cell table:formula="of:=0.5*[.KH12]*(([.KH5]-[.KG5])/([.KH1]-[.KG1]))^2" office:value-type="float" office:value="0.000016960290588166" calcext:value-type="float">
            <text:p>1.6960290588166E-05</text:p>
          </table:table-cell>
          <table:table-cell table:formula="of:=0.5*[.KI12]*(([.KI5]-[.KH5])/([.KI1]-[.KH1]))^2" office:value-type="float" office:value="0.0000150413199179386" calcext:value-type="float">
            <text:p>1.50413199179386E-05</text:p>
          </table:table-cell>
          <table:table-cell table:formula="of:=0.5*[.KJ12]*(([.KJ5]-[.KI5])/([.KJ1]-[.KI1]))^2" office:value-type="float" office:value="0.00000188493310240675" calcext:value-type="float">
            <text:p>1.88493310240675E-06</text:p>
          </table:table-cell>
          <table:table-cell table:formula="of:=0.5*[.KK12]*(([.KK5]-[.KJ5])/([.KK1]-[.KJ1]))^2" office:value-type="float" office:value="0.000000171081958007396" calcext:value-type="float">
            <text:p>1.71081958007396E-07</text:p>
          </table:table-cell>
          <table:table-cell table:formula="of:=0.5*[.KL12]*(([.KL5]-[.KK5])/([.KL1]-[.KK1]))^2" office:value-type="float" office:value="0.000000117524028762337" calcext:value-type="float">
            <text:p>1.17524028762337E-07</text:p>
          </table:table-cell>
          <table:table-cell table:formula="of:=0.5*[.KM12]*(([.KM5]-[.KL5])/([.KM1]-[.KL1]))^2" office:value-type="float" office:value="0.0000000628300230021345" calcext:value-type="float">
            <text:p>6.28300230021345E-08</text:p>
          </table:table-cell>
          <table:table-cell table:formula="of:=0.5*[.KN12]*(([.KN5]-[.KM5])/([.KN1]-[.KM1]))^2" office:value-type="float" office:value="0.00000639210778306058" calcext:value-type="float">
            <text:p>6.39210778306058E-06</text:p>
          </table:table-cell>
          <table:table-cell table:formula="of:=0.5*[.KO12]*(([.KO5]-[.KN5])/([.KO1]-[.KN1]))^2" office:value-type="float" office:value="0.00000752150871836851" calcext:value-type="float">
            <text:p>7.52150871836851E-06</text:p>
          </table:table-cell>
          <table:table-cell table:formula="of:=0.5*[.KP12]*(([.KP5]-[.KO5])/([.KP1]-[.KO1]))^2" office:value-type="float" office:value="0.00000144102995668702" calcext:value-type="float">
            <text:p>1.44102995668702E-06</text:p>
          </table:table-cell>
          <table:table-cell table:formula="of:=0.5*[.KQ12]*(([.KQ5]-[.KP5])/([.KQ1]-[.KP1]))^2" office:value-type="float" office:value="0.000000505593397465476" calcext:value-type="float">
            <text:p>5.05593397465476E-07</text:p>
          </table:table-cell>
          <table:table-cell table:formula="of:=0.5*[.KR12]*(([.KR5]-[.KQ5])/([.KR1]-[.KQ1]))^2" office:value-type="float" office:value="0.0000000766496325758743" calcext:value-type="float">
            <text:p>7.66496325758743E-08</text:p>
          </table:table-cell>
          <table:table-cell table:formula="of:=0.5*[.KS12]*(([.KS5]-[.KR5])/([.KS1]-[.KR1]))^2" office:value-type="float" office:value="0.000000205472383282687" calcext:value-type="float">
            <text:p>2.05472383282687E-07</text:p>
          </table:table-cell>
          <table:table-cell table:formula="of:=0.5*[.KT12]*(([.KT5]-[.KS5])/([.KT1]-[.KS1]))^2" office:value-type="float" office:value="0.00000821932687241385" calcext:value-type="float">
            <text:p>8.21932687241385E-06</text:p>
          </table:table-cell>
          <table:table-cell table:formula="of:=0.5*[.KU12]*(([.KU5]-[.KT5])/([.KU1]-[.KT1]))^2" office:value-type="float" office:value="0.00000565281323544376" calcext:value-type="float">
            <text:p>5.65281323544376E-06</text:p>
          </table:table-cell>
          <table:table-cell table:formula="of:=0.5*[.KV12]*(([.KV5]-[.KU5])/([.KV1]-[.KU1]))^2" office:value-type="float" office:value="0.0000238748556919494" calcext:value-type="float">
            <text:p>2.38748556919494E-05</text:p>
          </table:table-cell>
          <table:table-cell table:formula="of:=0.5*[.KW12]*(([.KW5]-[.KV5])/([.KW1]-[.KV1]))^2" office:value-type="float" office:value="0.0000268184501171353" calcext:value-type="float">
            <text:p>2.68184501171353E-05</text:p>
          </table:table-cell>
          <table:table-cell table:formula="of:=0.5*[.KX12]*(([.KX5]-[.KW5])/([.KX1]-[.KW1]))^2" office:value-type="float" office:value="0.00000179921225962593" calcext:value-type="float">
            <text:p>1.79921225962593E-06</text:p>
          </table:table-cell>
          <table:table-cell table:formula="of:=0.5*[.KY12]*(([.KY5]-[.KX5])/([.KY1]-[.KX1]))^2" office:value-type="float" office:value="0.0000116644037659374" calcext:value-type="float">
            <text:p>1.16644037659374E-05</text:p>
          </table:table-cell>
          <table:table-cell table:formula="of:=0.5*[.KZ12]*(([.KZ5]-[.KY5])/([.KZ1]-[.KY1]))^2" office:value-type="float" office:value="0.0000526021166759324" calcext:value-type="float">
            <text:p>5.26021166759324E-05</text:p>
          </table:table-cell>
          <table:table-cell table:formula="of:=0.5*[.LA12]*(([.LA5]-[.KZ5])/([.LA1]-[.KZ1]))^2" office:value-type="float" office:value="0.0000100382676246619" calcext:value-type="float">
            <text:p>1.00382676246619E-05</text:p>
          </table:table-cell>
          <table:table-cell table:formula="of:=0.5*[.LB12]*(([.LB5]-[.LA5])/([.LB1]-[.LA1]))^2" office:value-type="float" office:value="0.00000464741875129219" calcext:value-type="float">
            <text:p>4.64741875129219E-06</text:p>
          </table:table-cell>
          <table:table-cell table:formula="of:=0.5*[.LC12]*(([.LC5]-[.LB5])/([.LC1]-[.LB1]))^2" office:value-type="float" office:value="0.00000104938268994463" calcext:value-type="float">
            <text:p>1.04938268994463E-06</text:p>
          </table:table-cell>
          <table:table-cell table:formula="of:=0.5*[.LD12]*(([.LD5]-[.LC5])/([.LD1]-[.LC1]))^2" office:value-type="float" office:value="0.000000329573655592514" calcext:value-type="float">
            <text:p>3.29573655592514E-07</text:p>
          </table:table-cell>
          <table:table-cell table:formula="of:=0.5*[.LE12]*(([.LE5]-[.LD5])/([.LE1]-[.LD1]))^2" office:value-type="float" office:value="0.000000683678053221772" calcext:value-type="float">
            <text:p>6.83678053221772E-07</text:p>
          </table:table-cell>
          <table:table-cell table:formula="of:=0.5*[.LF12]*(([.LF5]-[.LE5])/([.LF1]-[.LE1]))^2" office:value-type="float" office:value="0.00000144243233363985" calcext:value-type="float">
            <text:p>1.44243233363985E-06</text:p>
          </table:table-cell>
          <table:table-cell table:formula="of:=0.5*[.LG12]*(([.LG5]-[.LF5])/([.LG1]-[.LF1]))^2" office:value-type="float" office:value="0.000000670156913293458" calcext:value-type="float">
            <text:p>6.70156913293458E-07</text:p>
          </table:table-cell>
          <table:table-cell table:formula="of:=0.5*[.LH12]*(([.LH5]-[.LG5])/([.LH1]-[.LG1]))^2" office:value-type="float" office:value="0.00000986951715451928" calcext:value-type="float">
            <text:p>9.86951715451928E-06</text:p>
          </table:table-cell>
          <table:table-cell table:formula="of:=0.5*[.LI12]*(([.LI5]-[.LH5])/([.LI1]-[.LH1]))^2" office:value-type="float" office:value="0.000000222791808620457" calcext:value-type="float">
            <text:p>2.22791808620457E-07</text:p>
          </table:table-cell>
          <table:table-cell table:formula="of:=0.5*[.LJ12]*(([.LJ5]-[.LI5])/([.LJ1]-[.LI1]))^2" office:value-type="float" office:value="0.0000268845520891933" calcext:value-type="float">
            <text:p>2.68845520891933E-05</text:p>
          </table:table-cell>
          <table:table-cell table:formula="of:=0.5*[.LK12]*(([.LK5]-[.LJ5])/([.LK1]-[.LJ1]))^2" office:value-type="float" office:value="0.00000185901944287235" calcext:value-type="float">
            <text:p>1.85901944287235E-06</text:p>
          </table:table-cell>
          <table:table-cell table:formula="of:=0.5*[.LL12]*(([.LL5]-[.LK5])/([.LL1]-[.LK1]))^2" office:value-type="float" office:value="0.000040769719845338" calcext:value-type="float">
            <text:p>4.0769719845338E-05</text:p>
          </table:table-cell>
          <table:table-cell table:formula="of:=0.5*[.LM12]*(([.LM5]-[.LL5])/([.LM1]-[.LL1]))^2" office:value-type="float" office:value="0.0000311403929566973" calcext:value-type="float">
            <text:p>3.11403929566973E-05</text:p>
          </table:table-cell>
          <table:table-cell table:formula="of:=0.5*[.LN12]*(([.LN5]-[.LM5])/([.LN1]-[.LM1]))^2" office:value-type="float" office:value="0.0000879415517127301" calcext:value-type="float">
            <text:p>8.79415517127301E-05</text:p>
          </table:table-cell>
          <table:table-cell table:formula="of:=0.5*[.LO12]*(([.LO5]-[.LN5])/([.LO1]-[.LN1]))^2" office:value-type="float" office:value="0.0000335376233781175" calcext:value-type="float">
            <text:p>3.35376233781175E-05</text:p>
          </table:table-cell>
          <table:table-cell table:formula="of:=0.5*[.LP12]*(([.LP5]-[.LO5])/([.LP1]-[.LO1]))^2" office:value-type="float" office:value="0.000176525600762873" calcext:value-type="float">
            <text:p>0.000176525600763</text:p>
          </table:table-cell>
          <table:table-cell table:formula="of:=0.5*[.LQ12]*(([.LQ5]-[.LP5])/([.LQ1]-[.LP1]))^2" office:value-type="string" office:string-value="" calcext:value-type="error">
            <text:p>#DIV/0!</text:p>
          </table:table-cell>
          <table:table-cell table:formula="of:=0.5*[.LR12]*(([.LR5]-[.LQ5])/([.LR1]-[.LQ1]))^2" office:value-type="string" office:string-value="" calcext:value-type="error">
            <text:p>#DIV/0!</text:p>
          </table:table-cell>
          <table:table-cell table:formula="of:=0.5*[.LS12]*(([.LS5]-[.LR5])/([.LS1]-[.LR1]))^2" office:value-type="string" office:string-value="" calcext:value-type="error">
            <text:p>#DIV/0!</text:p>
          </table:table-cell>
          <table:table-cell table:formula="of:=0.5*[.LT12]*(([.LT5]-[.LS5])/([.LT1]-[.LS1]))^2" office:value-type="string" office:string-value="" calcext:value-type="error">
            <text:p>#DIV/0!</text:p>
          </table:table-cell>
          <table:table-cell table:formula="of:=0.5*[.LU12]*(([.LU5]-[.LT5])/([.LU1]-[.LT1]))^2" office:value-type="string" office:string-value="" calcext:value-type="error">
            <text:p>#DIV/0!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709863846598348" calcext:value-type="float">
            <text:p>7.09863846598348E-07</text:p>
          </table:table-cell>
          <table:table-cell table:formula="of:=0.5*[.D12]*(([.D6]-[.C6])/([.D1]-[.C1]))^2" office:value-type="float" office:value="0.000000862577851343121" calcext:value-type="float">
            <text:p>8.62577851343121E-07</text:p>
          </table:table-cell>
          <table:table-cell table:formula="of:=0.5*[.E12]*(([.E6]-[.D6])/([.E1]-[.D1]))^2" office:value-type="float" office:value="0.000000870780075824173" calcext:value-type="float">
            <text:p>8.70780075824173E-07</text:p>
          </table:table-cell>
          <table:table-cell table:formula="of:=0.5*[.F12]*(([.F6]-[.E6])/([.F1]-[.E1]))^2" office:value-type="float" office:value="0.00000000278445520646042" calcext:value-type="float">
            <text:p>2.78445520646042E-09</text:p>
          </table:table-cell>
          <table:table-cell table:formula="of:=0.5*[.G12]*(([.G6]-[.F6])/([.G1]-[.F1]))^2" office:value-type="float" office:value="0.000000296665838282498" calcext:value-type="float">
            <text:p>2.96665838282498E-07</text:p>
          </table:table-cell>
          <table:table-cell table:formula="of:=0.5*[.H12]*(([.H6]-[.G6])/([.H1]-[.G1]))^2" office:value-type="float" office:value="0.0000000998291389031693" calcext:value-type="float">
            <text:p>9.98291389031693E-08</text:p>
          </table:table-cell>
          <table:table-cell table:formula="of:=0.5*[.I12]*(([.I6]-[.H6])/([.I1]-[.H1]))^2" office:value-type="float" office:value="0.0000000446825708676882" calcext:value-type="float">
            <text:p>4.46825708676882E-08</text:p>
          </table:table-cell>
          <table:table-cell table:formula="of:=0.5*[.J12]*(([.J6]-[.I6])/([.J1]-[.I1]))^2" office:value-type="float" office:value="0.00000122729890893745" calcext:value-type="float">
            <text:p>1.22729890893745E-06</text:p>
          </table:table-cell>
          <table:table-cell table:formula="of:=0.5*[.K12]*(([.K6]-[.J6])/([.K1]-[.J1]))^2" office:value-type="float" office:value="0.000000148366486360098" calcext:value-type="float">
            <text:p>1.48366486360098E-07</text:p>
          </table:table-cell>
          <table:table-cell table:formula="of:=0.5*[.L12]*(([.L6]-[.K6])/([.L1]-[.K1]))^2" office:value-type="float" office:value="0.0000000186149983022454" calcext:value-type="float">
            <text:p>1.86149983022454E-08</text:p>
          </table:table-cell>
          <table:table-cell table:formula="of:=0.5*[.M12]*(([.M6]-[.L6])/([.M1]-[.L1]))^2" office:value-type="float" office:value="0.0000011158911702958" calcext:value-type="float">
            <text:p>1.1158911702958E-06</text:p>
          </table:table-cell>
          <table:table-cell table:formula="of:=0.5*[.N12]*(([.N6]-[.M6])/([.N1]-[.M1]))^2" office:value-type="float" office:value="0.000000442530722147452" calcext:value-type="float">
            <text:p>4.42530722147452E-07</text:p>
          </table:table-cell>
          <table:table-cell table:formula="of:=0.5*[.O12]*(([.O6]-[.N6])/([.O1]-[.N1]))^2" office:value-type="float" office:value="0.000000441882655300623" calcext:value-type="float">
            <text:p>4.41882655300623E-07</text:p>
          </table:table-cell>
          <table:table-cell table:formula="of:=0.5*[.P12]*(([.P6]-[.O6])/([.P1]-[.O1]))^2" office:value-type="float" office:value="0.0000000382734168808357" calcext:value-type="float">
            <text:p>3.82734168808357E-08</text:p>
          </table:table-cell>
          <table:table-cell table:formula="of:=0.5*[.Q12]*(([.Q6]-[.P6])/([.Q1]-[.P1]))^2" office:value-type="float" office:value="0.0000000829592436383459" calcext:value-type="float">
            <text:p>8.29592436383459E-08</text:p>
          </table:table-cell>
          <table:table-cell table:formula="of:=0.5*[.R12]*(([.R6]-[.Q6])/([.R1]-[.Q1]))^2" office:value-type="float" office:value="0.000000830014271160282" calcext:value-type="float">
            <text:p>8.30014271160282E-07</text:p>
          </table:table-cell>
          <table:table-cell table:formula="of:=0.5*[.S12]*(([.S6]-[.R6])/([.S1]-[.R1]))^2" office:value-type="float" office:value="0.000000107422549810627" calcext:value-type="float">
            <text:p>1.07422549810627E-07</text:p>
          </table:table-cell>
          <table:table-cell table:formula="of:=0.5*[.T12]*(([.T6]-[.S6])/([.T1]-[.S1]))^2" office:value-type="float" office:value="0.000000141296187330111" calcext:value-type="float">
            <text:p>1.41296187330111E-07</text:p>
          </table:table-cell>
          <table:table-cell table:formula="of:=0.5*[.U12]*(([.U6]-[.T6])/([.U1]-[.T1]))^2" office:value-type="float" office:value="0.0000000121661566726923" calcext:value-type="float">
            <text:p>1.21661566726923E-08</text:p>
          </table:table-cell>
          <table:table-cell table:formula="of:=0.5*[.V12]*(([.V6]-[.U6])/([.V1]-[.U1]))^2" office:value-type="float" office:value="0.0000000794729804382124" calcext:value-type="float">
            <text:p>7.94729804382124E-08</text:p>
          </table:table-cell>
          <table:table-cell table:formula="of:=0.5*[.W12]*(([.W6]-[.V6])/([.W1]-[.V1]))^2" office:value-type="float" office:value="0.0000000339991901642779" calcext:value-type="float">
            <text:p>3.39991901642779E-08</text:p>
          </table:table-cell>
          <table:table-cell table:formula="of:=0.5*[.X12]*(([.X6]-[.W6])/([.X1]-[.W1]))^2" office:value-type="float" office:value="0.0000000000495937836969444" calcext:value-type="float">
            <text:p>4.95937836969444E-11</text:p>
          </table:table-cell>
          <table:table-cell table:formula="of:=0.5*[.Y12]*(([.Y6]-[.X6])/([.Y1]-[.X1]))^2" office:value-type="float" office:value="0.0000000768680880229671" calcext:value-type="float">
            <text:p>7.68680880229671E-08</text:p>
          </table:table-cell>
          <table:table-cell table:formula="of:=0.5*[.Z12]*(([.Z6]-[.Y6])/([.Z1]-[.Y1]))^2" office:value-type="float" office:value="0.0000000604063954219415" calcext:value-type="float">
            <text:p>6.04063954219415E-08</text:p>
          </table:table-cell>
          <table:table-cell table:formula="of:=0.5*[.AA12]*(([.AA6]-[.Z6])/([.AA1]-[.Z1]))^2" office:value-type="float" office:value="0.000000208186097738355" calcext:value-type="float">
            <text:p>2.08186097738355E-07</text:p>
          </table:table-cell>
          <table:table-cell table:formula="of:=0.5*[.AB12]*(([.AB6]-[.AA6])/([.AB1]-[.AA1]))^2" office:value-type="float" office:value="0.000000598119448175009" calcext:value-type="float">
            <text:p>5.98119448175009E-07</text:p>
          </table:table-cell>
          <table:table-cell table:formula="of:=0.5*[.AC12]*(([.AC6]-[.AB6])/([.AC1]-[.AB1]))^2" office:value-type="float" office:value="0.000000204679527477124" calcext:value-type="float">
            <text:p>2.04679527477124E-07</text:p>
          </table:table-cell>
          <table:table-cell table:formula="of:=0.5*[.AD12]*(([.AD6]-[.AC6])/([.AD1]-[.AC1]))^2" office:value-type="float" office:value="0.0000000205731988711342" calcext:value-type="float">
            <text:p>2.05731988711342E-08</text:p>
          </table:table-cell>
          <table:table-cell table:formula="of:=0.5*[.AE12]*(([.AE6]-[.AD6])/([.AE1]-[.AD1]))^2" office:value-type="float" office:value="0.000000297154461112954" calcext:value-type="float">
            <text:p>2.97154461112954E-07</text:p>
          </table:table-cell>
          <table:table-cell table:formula="of:=0.5*[.AF12]*(([.AF6]-[.AE6])/([.AF1]-[.AE1]))^2" office:value-type="float" office:value="0.0000000132329509694723" calcext:value-type="float">
            <text:p>1.32329509694723E-08</text:p>
          </table:table-cell>
          <table:table-cell table:formula="of:=0.5*[.AG12]*(([.AG6]-[.AF6])/([.AG1]-[.AF1]))^2" office:value-type="float" office:value="0.000000342181570011595" calcext:value-type="float">
            <text:p>3.42181570011595E-07</text:p>
          </table:table-cell>
          <table:table-cell table:formula="of:=0.5*[.AH12]*(([.AH6]-[.AG6])/([.AH1]-[.AG1]))^2" office:value-type="float" office:value="0.000000185326835388519" calcext:value-type="float">
            <text:p>1.85326835388519E-07</text:p>
          </table:table-cell>
          <table:table-cell table:formula="of:=0.5*[.AI12]*(([.AI6]-[.AH6])/([.AI1]-[.AH1]))^2" office:value-type="float" office:value="0.000000266362261816492" calcext:value-type="float">
            <text:p>2.66362261816492E-07</text:p>
          </table:table-cell>
          <table:table-cell table:formula="of:=0.5*[.AJ12]*(([.AJ6]-[.AI6])/([.AJ1]-[.AI1]))^2" office:value-type="float" office:value="0.000000049686346593147" calcext:value-type="float">
            <text:p>4.9686346593147E-08</text:p>
          </table:table-cell>
          <table:table-cell table:formula="of:=0.5*[.AK12]*(([.AK6]-[.AJ6])/([.AK1]-[.AJ1]))^2" office:value-type="float" office:value="0.0000000540126033261983" calcext:value-type="float">
            <text:p>5.40126033261983E-08</text:p>
          </table:table-cell>
          <table:table-cell table:formula="of:=0.5*[.AL12]*(([.AL6]-[.AK6])/([.AL1]-[.AK1]))^2" office:value-type="float" office:value="0.00000117442352004284" calcext:value-type="float">
            <text:p>1.17442352004284E-06</text:p>
          </table:table-cell>
          <table:table-cell table:formula="of:=0.5*[.AM12]*(([.AM6]-[.AL6])/([.AM1]-[.AL1]))^2" office:value-type="float" office:value="0.0000000592366083226279" calcext:value-type="float">
            <text:p>5.92366083226279E-08</text:p>
          </table:table-cell>
          <table:table-cell table:formula="of:=0.5*[.AN12]*(([.AN6]-[.AM6])/([.AN1]-[.AM1]))^2" office:value-type="float" office:value="0.000000155296545939885" calcext:value-type="float">
            <text:p>1.55296545939885E-07</text:p>
          </table:table-cell>
          <table:table-cell table:formula="of:=0.5*[.AO12]*(([.AO6]-[.AN6])/([.AO1]-[.AN1]))^2" office:value-type="float" office:value="0.000000310233454916787" calcext:value-type="float">
            <text:p>3.10233454916787E-07</text:p>
          </table:table-cell>
          <table:table-cell table:formula="of:=0.5*[.AP12]*(([.AP6]-[.AO6])/([.AP1]-[.AO1]))^2" office:value-type="float" office:value="0.000000144039477937938" calcext:value-type="float">
            <text:p>1.44039477937938E-07</text:p>
          </table:table-cell>
          <table:table-cell table:formula="of:=0.5*[.AQ12]*(([.AQ6]-[.AP6])/([.AQ1]-[.AP1]))^2" office:value-type="float" office:value="0.0000000477372811533313" calcext:value-type="float">
            <text:p>4.77372811533313E-08</text:p>
          </table:table-cell>
          <table:table-cell table:formula="of:=0.5*[.AR12]*(([.AR6]-[.AQ6])/([.AR1]-[.AQ1]))^2" office:value-type="float" office:value="0.000000353205645741721" calcext:value-type="float">
            <text:p>3.53205645741721E-07</text:p>
          </table:table-cell>
          <table:table-cell table:formula="of:=0.5*[.AS12]*(([.AS6]-[.AR6])/([.AS1]-[.AR1]))^2" office:value-type="float" office:value="0.0000000000127288989828468" calcext:value-type="float">
            <text:p>1.27288989828468E-11</text:p>
          </table:table-cell>
          <table:table-cell table:formula="of:=0.5*[.AT12]*(([.AT6]-[.AS6])/([.AT1]-[.AS1]))^2" office:value-type="float" office:value="0.00000103213290377788" calcext:value-type="float">
            <text:p>1.03213290377788E-06</text:p>
          </table:table-cell>
          <table:table-cell table:formula="of:=0.5*[.AU12]*(([.AU6]-[.AT6])/([.AU1]-[.AT1]))^2" office:value-type="float" office:value="0.0000000528988865774874" calcext:value-type="float">
            <text:p>5.28988865774874E-08</text:p>
          </table:table-cell>
          <table:table-cell table:formula="of:=0.5*[.AV12]*(([.AV6]-[.AU6])/([.AV1]-[.AU1]))^2" office:value-type="float" office:value="0.0000000082553855355452" calcext:value-type="float">
            <text:p>8.2553855355452E-09</text:p>
          </table:table-cell>
          <table:table-cell table:formula="of:=0.5*[.AW12]*(([.AW6]-[.AV6])/([.AW1]-[.AV1]))^2" office:value-type="float" office:value="0.00000304794060186748" calcext:value-type="float">
            <text:p>3.04794060186748E-06</text:p>
          </table:table-cell>
          <table:table-cell table:formula="of:=0.5*[.AX12]*(([.AX6]-[.AW6])/([.AX1]-[.AW1]))^2" office:value-type="float" office:value="0.000000620604942653012" calcext:value-type="float">
            <text:p>6.20604942653012E-07</text:p>
          </table:table-cell>
          <table:table-cell table:formula="of:=0.5*[.AY12]*(([.AY6]-[.AX6])/([.AY1]-[.AX1]))^2" office:value-type="float" office:value="0.0000000404758454156535" calcext:value-type="float">
            <text:p>4.04758454156535E-08</text:p>
          </table:table-cell>
          <table:table-cell table:formula="of:=0.5*[.AZ12]*(([.AZ6]-[.AY6])/([.AZ1]-[.AY1]))^2" office:value-type="float" office:value="0.00000267012241218989" calcext:value-type="float">
            <text:p>2.67012241218989E-06</text:p>
          </table:table-cell>
          <table:table-cell table:formula="of:=0.5*[.BA12]*(([.BA6]-[.AZ6])/([.BA1]-[.AZ1]))^2" office:value-type="float" office:value="0.000000238822454251347" calcext:value-type="float">
            <text:p>2.38822454251347E-07</text:p>
          </table:table-cell>
          <table:table-cell table:formula="of:=0.5*[.BB12]*(([.BB6]-[.BA6])/([.BB1]-[.BA1]))^2" office:value-type="float" office:value="0.00000120057740118783" calcext:value-type="float">
            <text:p>1.20057740118783E-06</text:p>
          </table:table-cell>
          <table:table-cell table:formula="of:=0.5*[.BC12]*(([.BC6]-[.BB6])/([.BC1]-[.BB1]))^2" office:value-type="float" office:value="0.00101459565425622" calcext:value-type="float">
            <text:p>0.001014595654256</text:p>
          </table:table-cell>
          <table:table-cell table:formula="of:=0.5*[.BD12]*(([.BD6]-[.BC6])/([.BD1]-[.BC1]))^2" office:value-type="float" office:value="0.00263409153444761" calcext:value-type="float">
            <text:p>0.002634091534448</text:p>
          </table:table-cell>
          <table:table-cell table:formula="of:=0.5*[.BE12]*(([.BE6]-[.BD6])/([.BE1]-[.BD1]))^2" office:value-type="float" office:value="0.00238320426257804" calcext:value-type="float">
            <text:p>0.002383204262578</text:p>
          </table:table-cell>
          <table:table-cell table:formula="of:=0.5*[.BF12]*(([.BF6]-[.BE6])/([.BF1]-[.BE1]))^2" office:value-type="float" office:value="0.000206670927661686" calcext:value-type="float">
            <text:p>0.000206670927662</text:p>
          </table:table-cell>
          <table:table-cell table:formula="of:=0.5*[.BG12]*(([.BG6]-[.BF6])/([.BG1]-[.BF1]))^2" office:value-type="float" office:value="0.0000223717982037441" calcext:value-type="float">
            <text:p>2.23717982037441E-05</text:p>
          </table:table-cell>
          <table:table-cell table:formula="of:=0.5*[.BH12]*(([.BH6]-[.BG6])/([.BH1]-[.BG1]))^2" office:value-type="float" office:value="0.000156000784845175" calcext:value-type="float">
            <text:p>0.000156000784845</text:p>
          </table:table-cell>
          <table:table-cell table:formula="of:=0.5*[.BI12]*(([.BI6]-[.BH6])/([.BI1]-[.BH1]))^2" office:value-type="float" office:value="0.0000235022680147621" calcext:value-type="float">
            <text:p>2.35022680147621E-05</text:p>
          </table:table-cell>
          <table:table-cell table:formula="of:=0.5*[.BJ12]*(([.BJ6]-[.BI6])/([.BJ1]-[.BI1]))^2" office:value-type="float" office:value="0.000617359297437818" calcext:value-type="float">
            <text:p>0.000617359297438</text:p>
          </table:table-cell>
          <table:table-cell table:formula="of:=0.5*[.BK12]*(([.BK6]-[.BJ6])/([.BK1]-[.BJ1]))^2" office:value-type="float" office:value="0.00114895034321052" calcext:value-type="float">
            <text:p>0.001148950343211</text:p>
          </table:table-cell>
          <table:table-cell table:formula="of:=0.5*[.BL12]*(([.BL6]-[.BK6])/([.BL1]-[.BK1]))^2" office:value-type="float" office:value="0.00280994121734193" calcext:value-type="float">
            <text:p>0.002809941217342</text:p>
          </table:table-cell>
          <table:table-cell table:formula="of:=0.5*[.BM12]*(([.BM6]-[.BL6])/([.BM1]-[.BL1]))^2" office:value-type="float" office:value="0.014641702623175" calcext:value-type="float">
            <text:p>0.014641702623175</text:p>
          </table:table-cell>
          <table:table-cell table:formula="of:=0.5*[.BN12]*(([.BN6]-[.BM6])/([.BN1]-[.BM1]))^2" office:value-type="float" office:value="0.0101564355831619" calcext:value-type="float">
            <text:p>0.010156435583162</text:p>
          </table:table-cell>
          <table:table-cell table:formula="of:=0.5*[.BO12]*(([.BO6]-[.BN6])/([.BO1]-[.BN1]))^2" office:value-type="float" office:value="0.0621070718370704" calcext:value-type="float">
            <text:p>0.06210707183707</text:p>
          </table:table-cell>
          <table:table-cell table:formula="of:=0.5*[.BP12]*(([.BP6]-[.BO6])/([.BP1]-[.BO1]))^2" office:value-type="float" office:value="0.0294238935900859" calcext:value-type="float">
            <text:p>0.029423893590086</text:p>
          </table:table-cell>
          <table:table-cell table:formula="of:=0.5*[.BQ12]*(([.BQ6]-[.BP6])/([.BQ1]-[.BP1]))^2" office:value-type="float" office:value="0.00793948364657825" calcext:value-type="float">
            <text:p>0.007939483646578</text:p>
          </table:table-cell>
          <table:table-cell table:formula="of:=0.5*[.BR12]*(([.BR6]-[.BQ6])/([.BR1]-[.BQ1]))^2" office:value-type="float" office:value="0.0000430903636492703" calcext:value-type="float">
            <text:p>4.30903636492703E-05</text:p>
          </table:table-cell>
          <table:table-cell table:formula="of:=0.5*[.BS12]*(([.BS6]-[.BR6])/([.BS1]-[.BR1]))^2" office:value-type="float" office:value="0.00165712783375033" calcext:value-type="float">
            <text:p>0.00165712783375</text:p>
          </table:table-cell>
          <table:table-cell table:formula="of:=0.5*[.BT12]*(([.BT6]-[.BS6])/([.BT1]-[.BS1]))^2" office:value-type="float" office:value="0.000540310616684246" calcext:value-type="float">
            <text:p>0.000540310616684</text:p>
          </table:table-cell>
          <table:table-cell table:formula="of:=0.5*[.BU12]*(([.BU6]-[.BT6])/([.BU1]-[.BT1]))^2" office:value-type="float" office:value="0.00204275650761322" calcext:value-type="float">
            <text:p>0.002042756507613</text:p>
          </table:table-cell>
          <table:table-cell table:formula="of:=0.5*[.BV12]*(([.BV6]-[.BU6])/([.BV1]-[.BU1]))^2" office:value-type="float" office:value="0.0018557958878812" calcext:value-type="float">
            <text:p>0.001855795887881</text:p>
          </table:table-cell>
          <table:table-cell table:formula="of:=0.5*[.BW12]*(([.BW6]-[.BV6])/([.BW1]-[.BV1]))^2" office:value-type="float" office:value="0.000437985392125912" calcext:value-type="float">
            <text:p>0.000437985392126</text:p>
          </table:table-cell>
          <table:table-cell table:formula="of:=0.5*[.BX12]*(([.BX6]-[.BW6])/([.BX1]-[.BW1]))^2" office:value-type="float" office:value="0.0234034257566419" calcext:value-type="float">
            <text:p>0.023403425756642</text:p>
          </table:table-cell>
          <table:table-cell table:formula="of:=0.5*[.BY12]*(([.BY6]-[.BX6])/([.BY1]-[.BX1]))^2" office:value-type="float" office:value="0.0565080839227672" calcext:value-type="float">
            <text:p>0.056508083922767</text:p>
          </table:table-cell>
          <table:table-cell table:formula="of:=0.5*[.BZ12]*(([.BZ6]-[.BY6])/([.BZ1]-[.BY1]))^2" office:value-type="float" office:value="0.0127796779775961" calcext:value-type="float">
            <text:p>0.012779677977596</text:p>
          </table:table-cell>
          <table:table-cell table:formula="of:=0.5*[.CA12]*(([.CA6]-[.BZ6])/([.CA1]-[.BZ1]))^2" office:value-type="float" office:value="0.00000444955608986536" calcext:value-type="float">
            <text:p>4.44955608986536E-06</text:p>
          </table:table-cell>
          <table:table-cell table:formula="of:=0.5*[.CB12]*(([.CB6]-[.CA6])/([.CB1]-[.CA1]))^2" office:value-type="float" office:value="0.00120807818137409" calcext:value-type="float">
            <text:p>0.001208078181374</text:p>
          </table:table-cell>
          <table:table-cell table:formula="of:=0.5*[.CC12]*(([.CC6]-[.CB6])/([.CC1]-[.CB1]))^2" office:value-type="float" office:value="0.000703875524195216" calcext:value-type="float">
            <text:p>0.000703875524195</text:p>
          </table:table-cell>
          <table:table-cell table:formula="of:=0.5*[.CD12]*(([.CD6]-[.CC6])/([.CD1]-[.CC1]))^2" office:value-type="float" office:value="0.00278043715666109" calcext:value-type="float">
            <text:p>0.002780437156661</text:p>
          </table:table-cell>
          <table:table-cell table:formula="of:=0.5*[.CE12]*(([.CE6]-[.CD6])/([.CE1]-[.CD1]))^2" office:value-type="float" office:value="0.00555021318038591" calcext:value-type="float">
            <text:p>0.005550213180386</text:p>
          </table:table-cell>
          <table:table-cell table:formula="of:=0.5*[.CF12]*(([.CF6]-[.CE6])/([.CF1]-[.CE1]))^2" office:value-type="float" office:value="0.0005257311691155" calcext:value-type="float">
            <text:p>0.000525731169116</text:p>
          </table:table-cell>
          <table:table-cell table:formula="of:=0.5*[.CG12]*(([.CG6]-[.CF6])/([.CG1]-[.CF1]))^2" office:value-type="float" office:value="0.0000306663258799429" calcext:value-type="float">
            <text:p>3.06663258799429E-05</text:p>
          </table:table-cell>
          <table:table-cell table:formula="of:=0.5*[.CH12]*(([.CH6]-[.CG6])/([.CH1]-[.CG1]))^2" office:value-type="float" office:value="0.0260190018274876" calcext:value-type="float">
            <text:p>0.026019001827488</text:p>
          </table:table-cell>
          <table:table-cell table:formula="of:=0.5*[.CI12]*(([.CI6]-[.CH6])/([.CI1]-[.CH1]))^2" office:value-type="float" office:value="0.00173316937030194" calcext:value-type="float">
            <text:p>0.001733169370302</text:p>
          </table:table-cell>
          <table:table-cell table:formula="of:=0.5*[.CJ12]*(([.CJ6]-[.CI6])/([.CJ1]-[.CI1]))^2" office:value-type="float" office:value="0.0032539834388202" calcext:value-type="float">
            <text:p>0.00325398343882</text:p>
          </table:table-cell>
          <table:table-cell table:formula="of:=0.5*[.CK12]*(([.CK6]-[.CJ6])/([.CK1]-[.CJ1]))^2" office:value-type="float" office:value="0.00537225747220016" calcext:value-type="float">
            <text:p>0.0053722574722</text:p>
          </table:table-cell>
          <table:table-cell table:formula="of:=0.5*[.CL12]*(([.CL6]-[.CK6])/([.CL1]-[.CK1]))^2" office:value-type="float" office:value="0.00000649733941894018" calcext:value-type="float">
            <text:p>6.49733941894018E-06</text:p>
          </table:table-cell>
          <table:table-cell table:formula="of:=0.5*[.CM12]*(([.CM6]-[.CL6])/([.CM1]-[.CL1]))^2" office:value-type="float" office:value="0.0000616399401673876" calcext:value-type="float">
            <text:p>6.16399401673876E-05</text:p>
          </table:table-cell>
          <table:table-cell table:formula="of:=0.5*[.CN12]*(([.CN6]-[.CM6])/([.CN1]-[.CM1]))^2" office:value-type="float" office:value="0.00452088023122837" calcext:value-type="float">
            <text:p>0.004520880231228</text:p>
          </table:table-cell>
          <table:table-cell table:formula="of:=0.5*[.CO12]*(([.CO6]-[.CN6])/([.CO1]-[.CN1]))^2" office:value-type="float" office:value="0.00961643086852346" calcext:value-type="float">
            <text:p>0.009616430868523</text:p>
          </table:table-cell>
          <table:table-cell table:formula="of:=0.5*[.CP12]*(([.CP6]-[.CO6])/([.CP1]-[.CO1]))^2" office:value-type="float" office:value="0.00478876532412292" calcext:value-type="float">
            <text:p>0.004788765324123</text:p>
          </table:table-cell>
          <table:table-cell table:formula="of:=0.5*[.CQ12]*(([.CQ6]-[.CP6])/([.CQ1]-[.CP1]))^2" office:value-type="float" office:value="0.01057242491557" calcext:value-type="float">
            <text:p>0.01057242491557</text:p>
          </table:table-cell>
          <table:table-cell table:formula="of:=0.5*[.CR12]*(([.CR6]-[.CQ6])/([.CR1]-[.CQ1]))^2" office:value-type="float" office:value="0.0261639668470491" calcext:value-type="float">
            <text:p>0.026163966847049</text:p>
          </table:table-cell>
          <table:table-cell table:formula="of:=0.5*[.CS12]*(([.CS6]-[.CR6])/([.CS1]-[.CR1]))^2" office:value-type="float" office:value="0.00000732645094908277" calcext:value-type="float">
            <text:p>7.32645094908277E-06</text:p>
          </table:table-cell>
          <table:table-cell table:formula="of:=0.5*[.CT12]*(([.CT6]-[.CS6])/([.CT1]-[.CS1]))^2" office:value-type="float" office:value="0.000992158231144658" calcext:value-type="float">
            <text:p>0.000992158231145</text:p>
          </table:table-cell>
          <table:table-cell table:formula="of:=0.5*[.CU12]*(([.CU6]-[.CT6])/([.CU1]-[.CT1]))^2" office:value-type="float" office:value="0.00000835219908408576" calcext:value-type="float">
            <text:p>8.35219908408576E-06</text:p>
          </table:table-cell>
          <table:table-cell table:formula="of:=0.5*[.CV12]*(([.CV6]-[.CU6])/([.CV1]-[.CU1]))^2" office:value-type="float" office:value="0.000285078923820571" calcext:value-type="float">
            <text:p>0.000285078923821</text:p>
          </table:table-cell>
          <table:table-cell table:formula="of:=0.5*[.CW12]*(([.CW6]-[.CV6])/([.CW1]-[.CV1]))^2" office:value-type="float" office:value="0.0066347876229647" calcext:value-type="float">
            <text:p>0.006634787622965</text:p>
          </table:table-cell>
          <table:table-cell table:formula="of:=0.5*[.CX12]*(([.CX6]-[.CW6])/([.CX1]-[.CW1]))^2" office:value-type="float" office:value="0.022960116388804" calcext:value-type="float">
            <text:p>0.022960116388804</text:p>
          </table:table-cell>
          <table:table-cell table:formula="of:=0.5*[.CY12]*(([.CY6]-[.CX6])/([.CY1]-[.CX1]))^2" office:value-type="float" office:value="0.0508286618812892" calcext:value-type="float">
            <text:p>0.050828661881289</text:p>
          </table:table-cell>
          <table:table-cell table:formula="of:=0.5*[.CZ12]*(([.CZ6]-[.CY6])/([.CZ1]-[.CY1]))^2" office:value-type="float" office:value="0.0014203998495974" calcext:value-type="float">
            <text:p>0.001420399849597</text:p>
          </table:table-cell>
          <table:table-cell table:formula="of:=0.5*[.DA12]*(([.DA6]-[.CZ6])/([.DA1]-[.CZ1]))^2" office:value-type="float" office:value="0.000552203214363703" calcext:value-type="float">
            <text:p>0.000552203214364</text:p>
          </table:table-cell>
          <table:table-cell table:formula="of:=0.5*[.DB12]*(([.DB6]-[.DA6])/([.DB1]-[.DA1]))^2" office:value-type="float" office:value="0.00217468517560873" calcext:value-type="float">
            <text:p>0.002174685175609</text:p>
          </table:table-cell>
          <table:table-cell table:formula="of:=0.5*[.DC12]*(([.DC6]-[.DB6])/([.DC1]-[.DB1]))^2" office:value-type="float" office:value="0.0029237028662719" calcext:value-type="float">
            <text:p>0.002923702866272</text:p>
          </table:table-cell>
          <table:table-cell table:formula="of:=0.5*[.DD12]*(([.DD6]-[.DC6])/([.DD1]-[.DC1]))^2" office:value-type="float" office:value="0.00689507303498676" calcext:value-type="float">
            <text:p>0.006895073034987</text:p>
          </table:table-cell>
          <table:table-cell table:formula="of:=0.5*[.DE12]*(([.DE6]-[.DD6])/([.DE1]-[.DD1]))^2" office:value-type="float" office:value="0.0015100307519611" calcext:value-type="float">
            <text:p>0.001510030751961</text:p>
          </table:table-cell>
          <table:table-cell table:formula="of:=0.5*[.DF12]*(([.DF6]-[.DE6])/([.DF1]-[.DE1]))^2" office:value-type="float" office:value="0.000504681166090227" calcext:value-type="float">
            <text:p>0.00050468116609</text:p>
          </table:table-cell>
          <table:table-cell table:formula="of:=0.5*[.DG12]*(([.DG6]-[.DF6])/([.DG1]-[.DF1]))^2" office:value-type="float" office:value="0.00159131446788778" calcext:value-type="float">
            <text:p>0.001591314467888</text:p>
          </table:table-cell>
          <table:table-cell table:formula="of:=0.5*[.DH12]*(([.DH6]-[.DG6])/([.DH1]-[.DG1]))^2" office:value-type="float" office:value="0.0000971197113384944" calcext:value-type="float">
            <text:p>9.71197113384944E-05</text:p>
          </table:table-cell>
          <table:table-cell table:formula="of:=0.5*[.DI12]*(([.DI6]-[.DH6])/([.DI1]-[.DH1]))^2" office:value-type="float" office:value="0.00695270809917791" calcext:value-type="float">
            <text:p>0.006952708099178</text:p>
          </table:table-cell>
          <table:table-cell table:formula="of:=0.5*[.DJ12]*(([.DJ6]-[.DI6])/([.DJ1]-[.DI1]))^2" office:value-type="float" office:value="0.0621941568590475" calcext:value-type="float">
            <text:p>0.062194156859048</text:p>
          </table:table-cell>
          <table:table-cell table:formula="of:=0.5*[.DK12]*(([.DK6]-[.DJ6])/([.DK1]-[.DJ1]))^2" office:value-type="float" office:value="0.001268078936535" calcext:value-type="float">
            <text:p>0.001268078936535</text:p>
          </table:table-cell>
          <table:table-cell table:formula="of:=0.5*[.DL12]*(([.DL6]-[.DK6])/([.DL1]-[.DK1]))^2" office:value-type="float" office:value="0.000309381228027886" calcext:value-type="float">
            <text:p>0.000309381228028</text:p>
          </table:table-cell>
          <table:table-cell table:formula="of:=0.5*[.DM12]*(([.DM6]-[.DL6])/([.DM1]-[.DL1]))^2" office:value-type="float" office:value="0.0103183219176187" calcext:value-type="float">
            <text:p>0.010318321917619</text:p>
          </table:table-cell>
          <table:table-cell table:formula="of:=0.5*[.DN12]*(([.DN6]-[.DM6])/([.DN1]-[.DM1]))^2" office:value-type="float" office:value="0.0469036819918185" calcext:value-type="float">
            <text:p>0.046903681991819</text:p>
          </table:table-cell>
          <table:table-cell table:formula="of:=0.5*[.DO12]*(([.DO6]-[.DN6])/([.DO1]-[.DN1]))^2" office:value-type="float" office:value="0.0213888258089583" calcext:value-type="float">
            <text:p>0.021388825808958</text:p>
          </table:table-cell>
          <table:table-cell table:formula="of:=0.5*[.DP12]*(([.DP6]-[.DO6])/([.DP1]-[.DO1]))^2" office:value-type="float" office:value="0.016022414499455" calcext:value-type="float">
            <text:p>0.016022414499455</text:p>
          </table:table-cell>
          <table:table-cell table:formula="of:=0.5*[.DQ12]*(([.DQ6]-[.DP6])/([.DQ1]-[.DP1]))^2" office:value-type="float" office:value="0.0013324988788393" calcext:value-type="float">
            <text:p>0.001332498878839</text:p>
          </table:table-cell>
          <table:table-cell table:formula="of:=0.5*[.DR12]*(([.DR6]-[.DQ6])/([.DR1]-[.DQ1]))^2" office:value-type="float" office:value="0.00466924216088966" calcext:value-type="float">
            <text:p>0.00466924216089</text:p>
          </table:table-cell>
          <table:table-cell table:formula="of:=0.5*[.DS12]*(([.DS6]-[.DR6])/([.DS1]-[.DR1]))^2" office:value-type="float" office:value="0.0108571742891327" calcext:value-type="float">
            <text:p>0.010857174289133</text:p>
          </table:table-cell>
          <table:table-cell table:formula="of:=0.5*[.DT12]*(([.DT6]-[.DS6])/([.DT1]-[.DS1]))^2" office:value-type="float" office:value="0.000243079085455398" calcext:value-type="float">
            <text:p>0.000243079085455</text:p>
          </table:table-cell>
          <table:table-cell table:formula="of:=0.5*[.DU12]*(([.DU6]-[.DT6])/([.DU1]-[.DT1]))^2" office:value-type="float" office:value="0.000133765130635942" calcext:value-type="float">
            <text:p>0.000133765130636</text:p>
          </table:table-cell>
          <table:table-cell table:formula="of:=0.5*[.DV12]*(([.DV6]-[.DU6])/([.DV1]-[.DU1]))^2" office:value-type="float" office:value="0.000187317631791071" calcext:value-type="float">
            <text:p>0.000187317631791</text:p>
          </table:table-cell>
          <table:table-cell table:formula="of:=0.5*[.DW12]*(([.DW6]-[.DV6])/([.DW1]-[.DV1]))^2" office:value-type="float" office:value="0.00471613727665209" calcext:value-type="float">
            <text:p>0.004716137276652</text:p>
          </table:table-cell>
          <table:table-cell table:formula="of:=0.5*[.DX12]*(([.DX6]-[.DW6])/([.DX1]-[.DW1]))^2" office:value-type="float" office:value="0.0204339540601669" calcext:value-type="float">
            <text:p>0.020433954060167</text:p>
          </table:table-cell>
          <table:table-cell table:formula="of:=0.5*[.DY12]*(([.DY6]-[.DX6])/([.DY1]-[.DX1]))^2" office:value-type="float" office:value="0.000449909360594132" calcext:value-type="float">
            <text:p>0.000449909360594</text:p>
          </table:table-cell>
          <table:table-cell table:formula="of:=0.5*[.DZ12]*(([.DZ6]-[.DY6])/([.DZ1]-[.DY1]))^2" office:value-type="float" office:value="0.0183542923568924" calcext:value-type="float">
            <text:p>0.018354292356892</text:p>
          </table:table-cell>
          <table:table-cell table:formula="of:=0.5*[.EA12]*(([.EA6]-[.DZ6])/([.EA1]-[.DZ1]))^2" office:value-type="float" office:value="0.0000139142445423373" calcext:value-type="float">
            <text:p>1.39142445423373E-05</text:p>
          </table:table-cell>
          <table:table-cell table:formula="of:=0.5*[.EB12]*(([.EB6]-[.EA6])/([.EB1]-[.EA1]))^2" office:value-type="float" office:value="0.00290855547770029" calcext:value-type="float">
            <text:p>0.0029085554777</text:p>
          </table:table-cell>
          <table:table-cell table:formula="of:=0.5*[.EC12]*(([.EC6]-[.EB6])/([.EC1]-[.EB1]))^2" office:value-type="float" office:value="0.00224427781878466" calcext:value-type="float">
            <text:p>0.002244277818785</text:p>
          </table:table-cell>
          <table:table-cell table:formula="of:=0.5*[.ED12]*(([.ED6]-[.EC6])/([.ED1]-[.EC1]))^2" office:value-type="float" office:value="0.00298567774708376" calcext:value-type="float">
            <text:p>0.002985677747084</text:p>
          </table:table-cell>
          <table:table-cell table:formula="of:=0.5*[.EE12]*(([.EE6]-[.ED6])/([.EE1]-[.ED1]))^2" office:value-type="float" office:value="0.00493767637611731" calcext:value-type="float">
            <text:p>0.004937676376117</text:p>
          </table:table-cell>
          <table:table-cell table:formula="of:=0.5*[.EF12]*(([.EF6]-[.EE6])/([.EF1]-[.EE1]))^2" office:value-type="float" office:value="0.00372271505145501" calcext:value-type="float">
            <text:p>0.003722715051455</text:p>
          </table:table-cell>
          <table:table-cell table:formula="of:=0.5*[.EG12]*(([.EG6]-[.EF6])/([.EG1]-[.EF1]))^2" office:value-type="float" office:value="0.00147356914895292" calcext:value-type="float">
            <text:p>0.001473569148953</text:p>
          </table:table-cell>
          <table:table-cell table:formula="of:=0.5*[.EH12]*(([.EH6]-[.EG6])/([.EH1]-[.EG1]))^2" office:value-type="float" office:value="0.00000444376688982779" calcext:value-type="float">
            <text:p>4.44376688982779E-06</text:p>
          </table:table-cell>
          <table:table-cell table:formula="of:=0.5*[.EI12]*(([.EI6]-[.EH6])/([.EI1]-[.EH1]))^2" office:value-type="float" office:value="0.0125287807859404" calcext:value-type="float">
            <text:p>0.012528780785941</text:p>
          </table:table-cell>
          <table:table-cell table:formula="of:=0.5*[.EJ12]*(([.EJ6]-[.EI6])/([.EJ1]-[.EI1]))^2" office:value-type="float" office:value="0.000730084502084874" calcext:value-type="float">
            <text:p>0.000730084502085</text:p>
          </table:table-cell>
          <table:table-cell table:formula="of:=0.5*[.EK12]*(([.EK6]-[.EJ6])/([.EK1]-[.EJ1]))^2" office:value-type="float" office:value="0.0164730471124703" calcext:value-type="float">
            <text:p>0.01647304711247</text:p>
          </table:table-cell>
          <table:table-cell table:formula="of:=0.5*[.EL12]*(([.EL6]-[.EK6])/([.EL1]-[.EK1]))^2" office:value-type="float" office:value="0.00464128679026395" calcext:value-type="float">
            <text:p>0.004641286790264</text:p>
          </table:table-cell>
          <table:table-cell table:formula="of:=0.5*[.EM12]*(([.EM6]-[.EL6])/([.EM1]-[.EL1]))^2" office:value-type="float" office:value="0.00102354128315347" calcext:value-type="float">
            <text:p>0.001023541283153</text:p>
          </table:table-cell>
          <table:table-cell table:formula="of:=0.5*[.EN12]*(([.EN6]-[.EM6])/([.EN1]-[.EM1]))^2" office:value-type="float" office:value="0.00195667968244531" calcext:value-type="float">
            <text:p>0.001956679682445</text:p>
          </table:table-cell>
          <table:table-cell table:formula="of:=0.5*[.EO12]*(([.EO6]-[.EN6])/([.EO1]-[.EN1]))^2" office:value-type="float" office:value="0.00292373403971012" calcext:value-type="float">
            <text:p>0.00292373403971</text:p>
          </table:table-cell>
          <table:table-cell table:formula="of:=0.5*[.EP12]*(([.EP6]-[.EO6])/([.EP1]-[.EO1]))^2" office:value-type="float" office:value="0.0146573190533054" calcext:value-type="float">
            <text:p>0.014657319053306</text:p>
          </table:table-cell>
          <table:table-cell table:formula="of:=0.5*[.EQ12]*(([.EQ6]-[.EP6])/([.EQ1]-[.EP1]))^2" office:value-type="float" office:value="0.0591046578173421" calcext:value-type="float">
            <text:p>0.059104657817342</text:p>
          </table:table-cell>
          <table:table-cell table:formula="of:=0.5*[.ER12]*(([.ER6]-[.EQ6])/([.ER1]-[.EQ1]))^2" office:value-type="float" office:value="0.0150131274649532" calcext:value-type="float">
            <text:p>0.015013127464953</text:p>
          </table:table-cell>
          <table:table-cell table:formula="of:=0.5*[.ES12]*(([.ES6]-[.ER6])/([.ES1]-[.ER1]))^2" office:value-type="float" office:value="0.000034356824425299" calcext:value-type="float">
            <text:p>3.4356824425299E-05</text:p>
          </table:table-cell>
          <table:table-cell table:formula="of:=0.5*[.ET12]*(([.ET6]-[.ES6])/([.ET1]-[.ES1]))^2" office:value-type="float" office:value="0.00250149060217012" calcext:value-type="float">
            <text:p>0.00250149060217</text:p>
          </table:table-cell>
          <table:table-cell table:formula="of:=0.5*[.EU12]*(([.EU6]-[.ET6])/([.EU1]-[.ET1]))^2" office:value-type="float" office:value="0.000535763116361306" calcext:value-type="float">
            <text:p>0.000535763116361</text:p>
          </table:table-cell>
          <table:table-cell table:formula="of:=0.5*[.EV12]*(([.EV6]-[.EU6])/([.EV1]-[.EU1]))^2" office:value-type="float" office:value="0.0027596622148165" calcext:value-type="float">
            <text:p>0.002759662214817</text:p>
          </table:table-cell>
          <table:table-cell table:formula="of:=0.5*[.EW12]*(([.EW6]-[.EV6])/([.EW1]-[.EV1]))^2" office:value-type="float" office:value="0.00150689607342038" calcext:value-type="float">
            <text:p>0.00150689607342</text:p>
          </table:table-cell>
          <table:table-cell table:formula="of:=0.5*[.EX12]*(([.EX6]-[.EW6])/([.EX1]-[.EW1]))^2" office:value-type="float" office:value="0.0194937352326517" calcext:value-type="float">
            <text:p>0.019493735232652</text:p>
          </table:table-cell>
          <table:table-cell table:formula="of:=0.5*[.EY12]*(([.EY6]-[.EX6])/([.EY1]-[.EX1]))^2" office:value-type="float" office:value="0.0724577827838458" calcext:value-type="float">
            <text:p>0.072457782783846</text:p>
          </table:table-cell>
          <table:table-cell table:formula="of:=0.5*[.EZ12]*(([.EZ6]-[.EY6])/([.EZ1]-[.EY1]))^2" office:value-type="float" office:value="0.00840302707538156" calcext:value-type="float">
            <text:p>0.008403027075382</text:p>
          </table:table-cell>
          <table:table-cell table:formula="of:=0.5*[.FA12]*(([.FA6]-[.EZ6])/([.FA1]-[.EZ1]))^2" office:value-type="float" office:value="0.0000124285135092849" calcext:value-type="float">
            <text:p>1.24285135092849E-05</text:p>
          </table:table-cell>
          <table:table-cell table:formula="of:=0.5*[.FB12]*(([.FB6]-[.FA6])/([.FB1]-[.FA1]))^2" office:value-type="float" office:value="0.000245781936847982" calcext:value-type="float">
            <text:p>0.000245781936848</text:p>
          </table:table-cell>
          <table:table-cell table:formula="of:=0.5*[.FC12]*(([.FC6]-[.FB6])/([.FC1]-[.FB1]))^2" office:value-type="float" office:value="0.00398527485812398" calcext:value-type="float">
            <text:p>0.003985274858124</text:p>
          </table:table-cell>
          <table:table-cell table:formula="of:=0.5*[.FD12]*(([.FD6]-[.FC6])/([.FD1]-[.FC1]))^2" office:value-type="float" office:value="0.00662118506683866" calcext:value-type="float">
            <text:p>0.006621185066839</text:p>
          </table:table-cell>
          <table:table-cell table:formula="of:=0.5*[.FE12]*(([.FE6]-[.FD6])/([.FE1]-[.FD1]))^2" office:value-type="float" office:value="0.00690515962641989" calcext:value-type="float">
            <text:p>0.00690515962642</text:p>
          </table:table-cell>
          <table:table-cell table:formula="of:=0.5*[.FF12]*(([.FF6]-[.FE6])/([.FF1]-[.FE1]))^2" office:value-type="float" office:value="0.000434641010342813" calcext:value-type="float">
            <text:p>0.000434641010343</text:p>
          </table:table-cell>
          <table:table-cell table:formula="of:=0.5*[.FG12]*(([.FG6]-[.FF6])/([.FG1]-[.FF1]))^2" office:value-type="float" office:value="0.0000254087019299962" calcext:value-type="float">
            <text:p>2.54087019299962E-05</text:p>
          </table:table-cell>
          <table:table-cell table:formula="of:=0.5*[.FH12]*(([.FH6]-[.FG6])/([.FH1]-[.FG1]))^2" office:value-type="float" office:value="0.0369302123645034" calcext:value-type="float">
            <text:p>0.036930212364504</text:p>
          </table:table-cell>
          <table:table-cell table:formula="of:=0.5*[.FI12]*(([.FI6]-[.FH6])/([.FI1]-[.FH1]))^2" office:value-type="float" office:value="0.00360854230178296" calcext:value-type="float">
            <text:p>0.003608542301783</text:p>
          </table:table-cell>
          <table:table-cell table:formula="of:=0.5*[.FJ12]*(([.FJ6]-[.FI6])/([.FJ1]-[.FI1]))^2" office:value-type="float" office:value="0.047641908731225" calcext:value-type="float">
            <text:p>0.047641908731225</text:p>
          </table:table-cell>
          <table:table-cell table:formula="of:=0.5*[.FK12]*(([.FK6]-[.FJ6])/([.FK1]-[.FJ1]))^2" office:value-type="float" office:value="0.0000171805901811095" calcext:value-type="float">
            <text:p>1.71805901811095E-05</text:p>
          </table:table-cell>
          <table:table-cell table:formula="of:=0.5*[.FL12]*(([.FL6]-[.FK6])/([.FL1]-[.FK1]))^2" office:value-type="float" office:value="0.00051865751104911" calcext:value-type="float">
            <text:p>0.000518657511049</text:p>
          </table:table-cell>
          <table:table-cell table:formula="of:=0.5*[.FM12]*(([.FM6]-[.FL6])/([.FM1]-[.FL1]))^2" office:value-type="float" office:value="0.000610718247798643" calcext:value-type="float">
            <text:p>0.000610718247799</text:p>
          </table:table-cell>
          <table:table-cell table:formula="of:=0.5*[.FN12]*(([.FN6]-[.FM6])/([.FN1]-[.FM1]))^2" office:value-type="float" office:value="0.000485426915665767" calcext:value-type="float">
            <text:p>0.000485426915666</text:p>
          </table:table-cell>
          <table:table-cell table:formula="of:=0.5*[.FO12]*(([.FO6]-[.FN6])/([.FO1]-[.FN1]))^2" office:value-type="float" office:value="0.00341832671818883" calcext:value-type="float">
            <text:p>0.003418326718189</text:p>
          </table:table-cell>
          <table:table-cell table:formula="of:=0.5*[.FP12]*(([.FP6]-[.FO6])/([.FP1]-[.FO1]))^2" office:value-type="float" office:value="0.00587172620745867" calcext:value-type="float">
            <text:p>0.005871726207459</text:p>
          </table:table-cell>
          <table:table-cell table:formula="of:=0.5*[.FQ12]*(([.FQ6]-[.FP6])/([.FQ1]-[.FP1]))^2" office:value-type="float" office:value="0.00398957000013426" calcext:value-type="float">
            <text:p>0.003989570000134</text:p>
          </table:table-cell>
          <table:table-cell table:formula="of:=0.5*[.FR12]*(([.FR6]-[.FQ6])/([.FR1]-[.FQ1]))^2" office:value-type="float" office:value="0.0208674506400865" calcext:value-type="float">
            <text:p>0.020867450640087</text:p>
          </table:table-cell>
          <table:table-cell table:formula="of:=0.5*[.FS12]*(([.FS6]-[.FR6])/([.FS1]-[.FR1]))^2" office:value-type="float" office:value="0.00562737049387137" calcext:value-type="float">
            <text:p>0.005627370493871</text:p>
          </table:table-cell>
          <table:table-cell table:formula="of:=0.5*[.FT12]*(([.FT6]-[.FS6])/([.FT1]-[.FS1]))^2" office:value-type="float" office:value="0.000189673164825815" calcext:value-type="float">
            <text:p>0.000189673164826</text:p>
          </table:table-cell>
          <table:table-cell table:formula="of:=0.5*[.FU12]*(([.FU6]-[.FT6])/([.FU1]-[.FT1]))^2" office:value-type="float" office:value="0.000651771025177038" calcext:value-type="float">
            <text:p>0.000651771025177</text:p>
          </table:table-cell>
          <table:table-cell table:formula="of:=0.5*[.FV12]*(([.FV6]-[.FU6])/([.FV1]-[.FU1]))^2" office:value-type="float" office:value="0.00128155666345843" calcext:value-type="float">
            <text:p>0.001281556663458</text:p>
          </table:table-cell>
          <table:table-cell table:formula="of:=0.5*[.FW12]*(([.FW6]-[.FV6])/([.FW1]-[.FV1]))^2" office:value-type="float" office:value="0.0017114137226496" calcext:value-type="float">
            <text:p>0.00171141372265</text:p>
          </table:table-cell>
          <table:table-cell table:formula="of:=0.5*[.FX12]*(([.FX6]-[.FW6])/([.FX1]-[.FW1]))^2" office:value-type="float" office:value="0.0450002373518596" calcext:value-type="float">
            <text:p>0.04500023735186</text:p>
          </table:table-cell>
          <table:table-cell table:formula="of:=0.5*[.FY12]*(([.FY6]-[.FX6])/([.FY1]-[.FX1]))^2" office:value-type="float" office:value="0.0613479990052133" calcext:value-type="float">
            <text:p>0.061347999005213</text:p>
          </table:table-cell>
          <table:table-cell table:formula="of:=0.5*[.FZ12]*(([.FZ6]-[.FY6])/([.FZ1]-[.FY1]))^2" office:value-type="float" office:value="0.00481690815031932" calcext:value-type="float">
            <text:p>0.004816908150319</text:p>
          </table:table-cell>
          <table:table-cell table:formula="of:=0.5*[.GA12]*(([.GA6]-[.FZ6])/([.GA1]-[.FZ1]))^2" office:value-type="float" office:value="0.0000343338040474045" calcext:value-type="float">
            <text:p>3.43338040474045E-05</text:p>
          </table:table-cell>
          <table:table-cell table:formula="of:=0.5*[.GB12]*(([.GB6]-[.GA6])/([.GB1]-[.GA1]))^2" office:value-type="float" office:value="0.0000664267774560436" calcext:value-type="float">
            <text:p>6.64267774560436E-05</text:p>
          </table:table-cell>
          <table:table-cell table:formula="of:=0.5*[.GC12]*(([.GC6]-[.GB6])/([.GC1]-[.GB1]))^2" office:value-type="float" office:value="0.000109792107902061" calcext:value-type="float">
            <text:p>0.000109792107902</text:p>
          </table:table-cell>
          <table:table-cell table:formula="of:=0.5*[.GD12]*(([.GD6]-[.GC6])/([.GD1]-[.GC1]))^2" office:value-type="float" office:value="0.00562172662714287" calcext:value-type="float">
            <text:p>0.005621726627143</text:p>
          </table:table-cell>
          <table:table-cell table:formula="of:=0.5*[.GE12]*(([.GE6]-[.GD6])/([.GE1]-[.GD1]))^2" office:value-type="float" office:value="0.00379734157750683" calcext:value-type="float">
            <text:p>0.003797341577507</text:p>
          </table:table-cell>
          <table:table-cell table:formula="of:=0.5*[.GF12]*(([.GF6]-[.GE6])/([.GF1]-[.GE1]))^2" office:value-type="float" office:value="0.00264739991602097" calcext:value-type="float">
            <text:p>0.002647399916021</text:p>
          </table:table-cell>
          <table:table-cell table:formula="of:=0.5*[.GG12]*(([.GG6]-[.GF6])/([.GG1]-[.GF1]))^2" office:value-type="float" office:value="0.036673471631004" calcext:value-type="float">
            <text:p>0.036673471631004</text:p>
          </table:table-cell>
          <table:table-cell table:formula="of:=0.5*[.GH12]*(([.GH6]-[.GG6])/([.GH1]-[.GG1]))^2" office:value-type="float" office:value="0.00112103751379848" calcext:value-type="float">
            <text:p>0.001121037513798</text:p>
          </table:table-cell>
          <table:table-cell table:formula="of:=0.5*[.GI12]*(([.GI6]-[.GH6])/([.GI1]-[.GH1]))^2" office:value-type="float" office:value="0.00679479623188733" calcext:value-type="float">
            <text:p>0.006794796231887</text:p>
          </table:table-cell>
          <table:table-cell table:formula="of:=0.5*[.GJ12]*(([.GJ6]-[.GI6])/([.GJ1]-[.GI1]))^2" office:value-type="float" office:value="0.00488924714998812" calcext:value-type="float">
            <text:p>0.004889247149988</text:p>
          </table:table-cell>
          <table:table-cell table:formula="of:=0.5*[.GK12]*(([.GK6]-[.GJ6])/([.GK1]-[.GJ1]))^2" office:value-type="float" office:value="0.000846784619703593" calcext:value-type="float">
            <text:p>0.000846784619704</text:p>
          </table:table-cell>
          <table:table-cell table:formula="of:=0.5*[.GL12]*(([.GL6]-[.GK6])/([.GL1]-[.GK1]))^2" office:value-type="float" office:value="0.0000418471870568406" calcext:value-type="float">
            <text:p>4.18471870568406E-05</text:p>
          </table:table-cell>
          <table:table-cell table:formula="of:=0.5*[.GM12]*(([.GM6]-[.GL6])/([.GM1]-[.GL1]))^2" office:value-type="float" office:value="0.00222454054923809" calcext:value-type="float">
            <text:p>0.002224540549238</text:p>
          </table:table-cell>
          <table:table-cell table:formula="of:=0.5*[.GN12]*(([.GN6]-[.GM6])/([.GN1]-[.GM1]))^2" office:value-type="float" office:value="0.00450177218568882" calcext:value-type="float">
            <text:p>0.004501772185689</text:p>
          </table:table-cell>
          <table:table-cell table:formula="of:=0.5*[.GO12]*(([.GO6]-[.GN6])/([.GO1]-[.GN1]))^2" office:value-type="float" office:value="0.0511281818500015" calcext:value-type="float">
            <text:p>0.051128181850002</text:p>
          </table:table-cell>
          <table:table-cell table:formula="of:=0.5*[.GP12]*(([.GP6]-[.GO6])/([.GP1]-[.GO1]))^2" office:value-type="float" office:value="0.000464677160958691" calcext:value-type="float">
            <text:p>0.000464677160959</text:p>
          </table:table-cell>
          <table:table-cell table:formula="of:=0.5*[.GQ12]*(([.GQ6]-[.GP6])/([.GQ1]-[.GP1]))^2" office:value-type="float" office:value="0.00115393695796303" calcext:value-type="float">
            <text:p>0.001153936957963</text:p>
          </table:table-cell>
          <table:table-cell table:formula="of:=0.5*[.GR12]*(([.GR6]-[.GQ6])/([.GR1]-[.GQ1]))^2" office:value-type="float" office:value="0.0610773262619935" calcext:value-type="float">
            <text:p>0.061077326261994</text:p>
          </table:table-cell>
          <table:table-cell table:formula="of:=0.5*[.GS12]*(([.GS6]-[.GR6])/([.GS1]-[.GR1]))^2" office:value-type="float" office:value="0.0225170218510566" calcext:value-type="float">
            <text:p>0.022517021851057</text:p>
          </table:table-cell>
          <table:table-cell table:formula="of:=0.5*[.GT12]*(([.GT6]-[.GS6])/([.GT1]-[.GS1]))^2" office:value-type="float" office:value="0.00614008271454149" calcext:value-type="float">
            <text:p>0.006140082714542</text:p>
          </table:table-cell>
          <table:table-cell table:formula="of:=0.5*[.GU12]*(([.GU6]-[.GT6])/([.GU1]-[.GT1]))^2" office:value-type="float" office:value="0.000000550920753897775" calcext:value-type="float">
            <text:p>5.50920753897775E-07</text:p>
          </table:table-cell>
          <table:table-cell table:formula="of:=0.5*[.GV12]*(([.GV6]-[.GU6])/([.GV1]-[.GU1]))^2" office:value-type="float" office:value="0.000738297142823159" calcext:value-type="float">
            <text:p>0.000738297142823</text:p>
          </table:table-cell>
          <table:table-cell table:formula="of:=0.5*[.GW12]*(([.GW6]-[.GV6])/([.GW1]-[.GV1]))^2" office:value-type="float" office:value="0.000989581932827983" calcext:value-type="float">
            <text:p>0.000989581932828</text:p>
          </table:table-cell>
          <table:table-cell table:formula="of:=0.5*[.GX12]*(([.GX6]-[.GW6])/([.GX1]-[.GW1]))^2" office:value-type="float" office:value="0.000544020447377789" calcext:value-type="float">
            <text:p>0.000544020447378</text:p>
          </table:table-cell>
          <table:table-cell table:formula="of:=0.5*[.GY12]*(([.GY6]-[.GX6])/([.GY1]-[.GX1]))^2" office:value-type="float" office:value="0.000694531530344215" calcext:value-type="float">
            <text:p>0.000694531530344</text:p>
          </table:table-cell>
          <table:table-cell table:formula="of:=0.5*[.GZ12]*(([.GZ6]-[.GY6])/([.GZ1]-[.GY1]))^2" office:value-type="float" office:value="0.0120946589988574" calcext:value-type="float">
            <text:p>0.012094658998857</text:p>
          </table:table-cell>
          <table:table-cell table:formula="of:=0.5*[.HA12]*(([.HA6]-[.GZ6])/([.HA1]-[.GZ1]))^2" office:value-type="float" office:value="0.0529549881445424" calcext:value-type="float">
            <text:p>0.052954988144542</text:p>
          </table:table-cell>
          <table:table-cell table:formula="of:=0.5*[.HB12]*(([.HB6]-[.HA6])/([.HB1]-[.HA1]))^2" office:value-type="float" office:value="0.00174215328459869" calcext:value-type="float">
            <text:p>0.001742153284599</text:p>
          </table:table-cell>
          <table:table-cell table:formula="of:=0.5*[.HC12]*(([.HC6]-[.HB6])/([.HC1]-[.HB1]))^2" office:value-type="float" office:value="0.0000871354620195953" calcext:value-type="float">
            <text:p>8.71354620195953E-05</text:p>
          </table:table-cell>
          <table:table-cell table:formula="of:=0.5*[.HD12]*(([.HD6]-[.HC6])/([.HD1]-[.HC1]))^2" office:value-type="float" office:value="0.000543135906335919" calcext:value-type="float">
            <text:p>0.000543135906336</text:p>
          </table:table-cell>
          <table:table-cell table:formula="of:=0.5*[.HE12]*(([.HE6]-[.HD6])/([.HE1]-[.HD1]))^2" office:value-type="float" office:value="0.00141677595115009" calcext:value-type="float">
            <text:p>0.00141677595115</text:p>
          </table:table-cell>
          <table:table-cell table:formula="of:=0.5*[.HF12]*(([.HF6]-[.HE6])/([.HF1]-[.HE1]))^2" office:value-type="float" office:value="0.0024827151424797" calcext:value-type="float">
            <text:p>0.00248271514248</text:p>
          </table:table-cell>
          <table:table-cell table:formula="of:=0.5*[.HG12]*(([.HG6]-[.HF6])/([.HG1]-[.HF1]))^2" office:value-type="float" office:value="0.00144337477319767" calcext:value-type="float">
            <text:p>0.001443374773198</text:p>
          </table:table-cell>
          <table:table-cell table:formula="of:=0.5*[.HH12]*(([.HH6]-[.HG6])/([.HH1]-[.HG1]))^2" office:value-type="float" office:value="0.00607047522783643" calcext:value-type="float">
            <text:p>0.006070475227836</text:p>
          </table:table-cell>
          <table:table-cell table:formula="of:=0.5*[.HI12]*(([.HI6]-[.HH6])/([.HI1]-[.HH1]))^2" office:value-type="float" office:value="0.00224986491925786" calcext:value-type="float">
            <text:p>0.002249864919258</text:p>
          </table:table-cell>
          <table:table-cell table:formula="of:=0.5*[.HJ12]*(([.HJ6]-[.HI6])/([.HJ1]-[.HI1]))^2" office:value-type="float" office:value="0.00137877350706106" calcext:value-type="float">
            <text:p>0.001378773507061</text:p>
          </table:table-cell>
          <table:table-cell table:formula="of:=0.5*[.HK12]*(([.HK6]-[.HJ6])/([.HK1]-[.HJ1]))^2" office:value-type="float" office:value="0.00622605278817419" calcext:value-type="float">
            <text:p>0.006226052788174</text:p>
          </table:table-cell>
          <table:table-cell table:formula="of:=0.5*[.HL12]*(([.HL6]-[.HK6])/([.HL1]-[.HK1]))^2" office:value-type="float" office:value="0.026901392905843" calcext:value-type="float">
            <text:p>0.026901392905843</text:p>
          </table:table-cell>
          <table:table-cell table:formula="of:=0.5*[.HM12]*(([.HM6]-[.HL6])/([.HM1]-[.HL1]))^2" office:value-type="float" office:value="0.021537936773785" calcext:value-type="float">
            <text:p>0.021537936773785</text:p>
          </table:table-cell>
          <table:table-cell table:formula="of:=0.5*[.HN12]*(([.HN6]-[.HM6])/([.HN1]-[.HM1]))^2" office:value-type="float" office:value="0.0714398676288654" calcext:value-type="float">
            <text:p>0.071439867628865</text:p>
          </table:table-cell>
          <table:table-cell table:formula="of:=0.5*[.HO12]*(([.HO6]-[.HN6])/([.HO1]-[.HN1]))^2" office:value-type="float" office:value="0.0130182850811013" calcext:value-type="float">
            <text:p>0.013018285081101</text:p>
          </table:table-cell>
          <table:table-cell table:formula="of:=0.5*[.HP12]*(([.HP6]-[.HO6])/([.HP1]-[.HO1]))^2" office:value-type="float" office:value="0.0181850668102814" calcext:value-type="float">
            <text:p>0.018185066810281</text:p>
          </table:table-cell>
          <table:table-cell table:formula="of:=0.5*[.HQ12]*(([.HQ6]-[.HP6])/([.HQ1]-[.HP1]))^2" office:value-type="float" office:value="0.0209625832270098" calcext:value-type="float">
            <text:p>0.02096258322701</text:p>
          </table:table-cell>
          <table:table-cell table:formula="of:=0.5*[.HR12]*(([.HR6]-[.HQ6])/([.HR1]-[.HQ1]))^2" office:value-type="float" office:value="0.000798535322796011" calcext:value-type="float">
            <text:p>0.000798535322796</text:p>
          </table:table-cell>
          <table:table-cell table:formula="of:=0.5*[.HS12]*(([.HS6]-[.HR6])/([.HS1]-[.HR1]))^2" office:value-type="float" office:value="0.0498817550175009" calcext:value-type="float">
            <text:p>0.049881755017501</text:p>
          </table:table-cell>
          <table:table-cell table:formula="of:=0.5*[.HT12]*(([.HT6]-[.HS6])/([.HT1]-[.HS1]))^2" office:value-type="float" office:value="0.00199188841245998" calcext:value-type="float">
            <text:p>0.00199188841246</text:p>
          </table:table-cell>
          <table:table-cell table:formula="of:=0.5*[.HU12]*(([.HU6]-[.HT6])/([.HU1]-[.HT1]))^2" office:value-type="float" office:value="0.0020451292457789" calcext:value-type="float">
            <text:p>0.002045129245779</text:p>
          </table:table-cell>
          <table:table-cell table:formula="of:=0.5*[.HV12]*(([.HV6]-[.HU6])/([.HV1]-[.HU1]))^2" office:value-type="float" office:value="0.00123340860505334" calcext:value-type="float">
            <text:p>0.001233408605053</text:p>
          </table:table-cell>
          <table:table-cell table:formula="of:=0.5*[.HW12]*(([.HW6]-[.HV6])/([.HW1]-[.HV1]))^2" office:value-type="float" office:value="0.0000102452769496552" calcext:value-type="float">
            <text:p>1.02452769496552E-05</text:p>
          </table:table-cell>
          <table:table-cell table:formula="of:=0.5*[.HX12]*(([.HX6]-[.HW6])/([.HX1]-[.HW1]))^2" office:value-type="float" office:value="0.00207966544566516" calcext:value-type="float">
            <text:p>0.002079665445665</text:p>
          </table:table-cell>
          <table:table-cell table:formula="of:=0.5*[.HY12]*(([.HY6]-[.HX6])/([.HY1]-[.HX1]))^2" office:value-type="float" office:value="0.00143829969487634" calcext:value-type="float">
            <text:p>0.001438299694876</text:p>
          </table:table-cell>
          <table:table-cell table:formula="of:=0.5*[.HZ12]*(([.HZ6]-[.HY6])/([.HZ1]-[.HY1]))^2" office:value-type="float" office:value="0.00000126632339921301" calcext:value-type="float">
            <text:p>1.26632339921301E-06</text:p>
          </table:table-cell>
          <table:table-cell table:formula="of:=0.5*[.IA12]*(([.IA6]-[.HZ6])/([.IA1]-[.HZ1]))^2" office:value-type="float" office:value="0.000210994994913838" calcext:value-type="float">
            <text:p>0.000210994994914</text:p>
          </table:table-cell>
          <table:table-cell table:formula="of:=0.5*[.IB12]*(([.IB6]-[.IA6])/([.IB1]-[.IA1]))^2" office:value-type="float" office:value="0.00000303374035191415" calcext:value-type="float">
            <text:p>3.03374035191415E-06</text:p>
          </table:table-cell>
          <table:table-cell table:formula="of:=0.5*[.IC12]*(([.IC6]-[.IB6])/([.IC1]-[.IB1]))^2" office:value-type="float" office:value="0.0000484200086156142" calcext:value-type="float">
            <text:p>4.84200086156142E-05</text:p>
          </table:table-cell>
          <table:table-cell table:formula="of:=0.5*[.ID12]*(([.ID6]-[.IC6])/([.ID1]-[.IC1]))^2" office:value-type="float" office:value="0.0000176866342918185" calcext:value-type="float">
            <text:p>1.76866342918185E-05</text:p>
          </table:table-cell>
          <table:table-cell table:formula="of:=0.5*[.IE12]*(([.IE6]-[.ID6])/([.IE1]-[.ID1]))^2" office:value-type="float" office:value="0.000010377611644029" calcext:value-type="float">
            <text:p>1.0377611644029E-05</text:p>
          </table:table-cell>
          <table:table-cell table:formula="of:=0.5*[.IF12]*(([.IF6]-[.IE6])/([.IF1]-[.IE1]))^2" office:value-type="float" office:value="0.0000103848453693446" calcext:value-type="float">
            <text:p>1.03848453693446E-05</text:p>
          </table:table-cell>
          <table:table-cell table:formula="of:=0.5*[.IG12]*(([.IG6]-[.IF6])/([.IG1]-[.IF1]))^2" office:value-type="float" office:value="0.00000243966054117751" calcext:value-type="float">
            <text:p>2.43966054117751E-06</text:p>
          </table:table-cell>
          <table:table-cell table:formula="of:=0.5*[.IH12]*(([.IH6]-[.IG6])/([.IH1]-[.IG1]))^2" office:value-type="float" office:value="0.00000230810639190572" calcext:value-type="float">
            <text:p>2.30810639190572E-06</text:p>
          </table:table-cell>
          <table:table-cell table:formula="of:=0.5*[.II12]*(([.II6]-[.IH6])/([.II1]-[.IH1]))^2" office:value-type="float" office:value="0.00000530844209761594" calcext:value-type="float">
            <text:p>5.30844209761594E-06</text:p>
          </table:table-cell>
          <table:table-cell table:formula="of:=0.5*[.IJ12]*(([.IJ6]-[.II6])/([.IJ1]-[.II1]))^2" office:value-type="float" office:value="0.00000600767679180989" calcext:value-type="float">
            <text:p>6.00767679180989E-06</text:p>
          </table:table-cell>
          <table:table-cell table:formula="of:=0.5*[.IK12]*(([.IK6]-[.IJ6])/([.IK1]-[.IJ1]))^2" office:value-type="float" office:value="0.0000000341020154132221" calcext:value-type="float">
            <text:p>3.41020154132221E-08</text:p>
          </table:table-cell>
          <table:table-cell table:formula="of:=0.5*[.IL12]*(([.IL6]-[.IK6])/([.IL1]-[.IK1]))^2" office:value-type="float" office:value="0.000000214625089592856" calcext:value-type="float">
            <text:p>2.14625089592856E-07</text:p>
          </table:table-cell>
          <table:table-cell table:formula="of:=0.5*[.IM12]*(([.IM6]-[.IL6])/([.IM1]-[.IL1]))^2" office:value-type="float" office:value="0.000000884660583725032" calcext:value-type="float">
            <text:p>8.84660583725032E-07</text:p>
          </table:table-cell>
          <table:table-cell table:formula="of:=0.5*[.IN12]*(([.IN6]-[.IM6])/([.IN1]-[.IM1]))^2" office:value-type="float" office:value="0.00000248071802232218" calcext:value-type="float">
            <text:p>2.48071802232218E-06</text:p>
          </table:table-cell>
          <table:table-cell table:formula="of:=0.5*[.IO12]*(([.IO6]-[.IN6])/([.IO1]-[.IN1]))^2" office:value-type="float" office:value="0.00000101966204084486" calcext:value-type="float">
            <text:p>1.01966204084486E-06</text:p>
          </table:table-cell>
          <table:table-cell table:formula="of:=0.5*[.IP12]*(([.IP6]-[.IO6])/([.IP1]-[.IO1]))^2" office:value-type="float" office:value="0.0000014929847696608" calcext:value-type="float">
            <text:p>1.4929847696608E-06</text:p>
          </table:table-cell>
          <table:table-cell table:formula="of:=0.5*[.IQ12]*(([.IQ6]-[.IP6])/([.IQ1]-[.IP1]))^2" office:value-type="float" office:value="0.0000000701324083484029" calcext:value-type="float">
            <text:p>7.01324083484029E-08</text:p>
          </table:table-cell>
          <table:table-cell table:formula="of:=0.5*[.IR12]*(([.IR6]-[.IQ6])/([.IR1]-[.IQ1]))^2" office:value-type="float" office:value="0.000000073362057268673" calcext:value-type="float">
            <text:p>7.3362057268673E-08</text:p>
          </table:table-cell>
          <table:table-cell table:formula="of:=0.5*[.IS12]*(([.IS6]-[.IR6])/([.IS1]-[.IR1]))^2" office:value-type="float" office:value="0.000000000641615497492763" calcext:value-type="float">
            <text:p>6.41615497492763E-10</text:p>
          </table:table-cell>
          <table:table-cell table:formula="of:=0.5*[.IT12]*(([.IT6]-[.IS6])/([.IT1]-[.IS1]))^2" office:value-type="float" office:value="0.000000407649266957816" calcext:value-type="float">
            <text:p>4.07649266957816E-07</text:p>
          </table:table-cell>
          <table:table-cell table:formula="of:=0.5*[.IU12]*(([.IU6]-[.IT6])/([.IU1]-[.IT1]))^2" office:value-type="float" office:value="0.000000841862690761291" calcext:value-type="float">
            <text:p>8.41862690761291E-07</text:p>
          </table:table-cell>
          <table:table-cell table:formula="of:=0.5*[.IV12]*(([.IV6]-[.IU6])/([.IV1]-[.IU1]))^2" office:value-type="float" office:value="0.0000000647968357570739" calcext:value-type="float">
            <text:p>6.47968357570739E-08</text:p>
          </table:table-cell>
          <table:table-cell table:formula="of:=0.5*[.IW12]*(([.IW6]-[.IV6])/([.IW1]-[.IV1]))^2" office:value-type="float" office:value="0.000000220049452106622" calcext:value-type="float">
            <text:p>2.20049452106622E-07</text:p>
          </table:table-cell>
          <table:table-cell table:formula="of:=0.5*[.IX12]*(([.IX6]-[.IW6])/([.IX1]-[.IW1]))^2" office:value-type="float" office:value="0.000000926251167767264" calcext:value-type="float">
            <text:p>9.26251167767264E-07</text:p>
          </table:table-cell>
          <table:table-cell table:formula="of:=0.5*[.IY12]*(([.IY6]-[.IX6])/([.IY1]-[.IX1]))^2" office:value-type="float" office:value="0.00000021015160699984" calcext:value-type="float">
            <text:p>2.1015160699984E-07</text:p>
          </table:table-cell>
          <table:table-cell table:formula="of:=0.5*[.IZ12]*(([.IZ6]-[.IY6])/([.IZ1]-[.IY1]))^2" office:value-type="float" office:value="0.0000000861381998359648" calcext:value-type="float">
            <text:p>8.61381998359648E-08</text:p>
          </table:table-cell>
          <table:table-cell table:formula="of:=0.5*[.JA12]*(([.JA6]-[.IZ6])/([.JA1]-[.IZ1]))^2" office:value-type="float" office:value="0.0000000825798154171325" calcext:value-type="float">
            <text:p>8.25798154171325E-08</text:p>
          </table:table-cell>
          <table:table-cell table:formula="of:=0.5*[.JB12]*(([.JB6]-[.JA6])/([.JB1]-[.JA1]))^2" office:value-type="float" office:value="0.0000000294461783528901" calcext:value-type="float">
            <text:p>2.94461783528901E-08</text:p>
          </table:table-cell>
          <table:table-cell table:formula="of:=0.5*[.JC12]*(([.JC6]-[.JB6])/([.JC1]-[.JB1]))^2" office:value-type="float" office:value="0.000000000288956346085095" calcext:value-type="float">
            <text:p>2.88956346085095E-10</text:p>
          </table:table-cell>
          <table:table-cell table:formula="of:=0.5*[.JD12]*(([.JD6]-[.JC6])/([.JD1]-[.JC1]))^2" office:value-type="float" office:value="0.00000000216223428207135" calcext:value-type="float">
            <text:p>2.16223428207135E-09</text:p>
          </table:table-cell>
          <table:table-cell table:formula="of:=0.5*[.JE12]*(([.JE6]-[.JD6])/([.JE1]-[.JD1]))^2" office:value-type="float" office:value="0.000000000454899343290431" calcext:value-type="float">
            <text:p>4.54899343290431E-10</text:p>
          </table:table-cell>
          <table:table-cell table:formula="of:=0.5*[.JF12]*(([.JF6]-[.JE6])/([.JF1]-[.JE1]))^2" office:value-type="float" office:value="0.000000158080496040188" calcext:value-type="float">
            <text:p>1.58080496040188E-07</text:p>
          </table:table-cell>
          <table:table-cell table:formula="of:=0.5*[.JG12]*(([.JG6]-[.JF6])/([.JG1]-[.JF1]))^2" office:value-type="float" office:value="0.000000823247027447178" calcext:value-type="float">
            <text:p>8.23247027447178E-07</text:p>
          </table:table-cell>
          <table:table-cell table:formula="of:=0.5*[.JH12]*(([.JH6]-[.JG6])/([.JH1]-[.JG1]))^2" office:value-type="float" office:value="0.00000000825744683381398" calcext:value-type="float">
            <text:p>8.25744683381398E-09</text:p>
          </table:table-cell>
          <table:table-cell table:formula="of:=0.5*[.JI12]*(([.JI6]-[.JH6])/([.JI1]-[.JH1]))^2" office:value-type="float" office:value="0.0000000880805097015796" calcext:value-type="float">
            <text:p>8.80805097015796E-08</text:p>
          </table:table-cell>
          <table:table-cell table:formula="of:=0.5*[.JJ12]*(([.JJ6]-[.JI6])/([.JJ1]-[.JI1]))^2" office:value-type="float" office:value="0.000000241881099242797" calcext:value-type="float">
            <text:p>2.41881099242797E-07</text:p>
          </table:table-cell>
          <table:table-cell table:formula="of:=0.5*[.JK12]*(([.JK6]-[.JJ6])/([.JK1]-[.JJ1]))^2" office:value-type="float" office:value="0.000000000914761999148936" calcext:value-type="float">
            <text:p>9.14761999148936E-10</text:p>
          </table:table-cell>
          <table:table-cell table:formula="of:=0.5*[.JL12]*(([.JL6]-[.JK6])/([.JL1]-[.JK1]))^2" office:value-type="float" office:value="0.0000000265412356333148" calcext:value-type="float">
            <text:p>2.65412356333148E-08</text:p>
          </table:table-cell>
          <table:table-cell table:formula="of:=0.5*[.JM12]*(([.JM6]-[.JL6])/([.JM1]-[.JL1]))^2" office:value-type="float" office:value="0.0000000269316364420479" calcext:value-type="float">
            <text:p>2.69316364420479E-08</text:p>
          </table:table-cell>
          <table:table-cell table:formula="of:=0.5*[.JN12]*(([.JN6]-[.JM6])/([.JN1]-[.JM1]))^2" office:value-type="float" office:value="0.000000139450035783411" calcext:value-type="float">
            <text:p>1.39450035783411E-07</text:p>
          </table:table-cell>
          <table:table-cell table:formula="of:=0.5*[.JO12]*(([.JO6]-[.JN6])/([.JO1]-[.JN1]))^2" office:value-type="float" office:value="0.0000000702000272229167" calcext:value-type="float">
            <text:p>7.02000272229167E-08</text:p>
          </table:table-cell>
          <table:table-cell table:formula="of:=0.5*[.JP12]*(([.JP6]-[.JO6])/([.JP1]-[.JO1]))^2" office:value-type="float" office:value="0.000000121724512318419" calcext:value-type="float">
            <text:p>1.21724512318419E-07</text:p>
          </table:table-cell>
          <table:table-cell table:formula="of:=0.5*[.JQ12]*(([.JQ6]-[.JP6])/([.JQ1]-[.JP1]))^2" office:value-type="float" office:value="0.000000157913827031407" calcext:value-type="float">
            <text:p>1.57913827031407E-07</text:p>
          </table:table-cell>
          <table:table-cell table:formula="of:=0.5*[.JR12]*(([.JR6]-[.JQ6])/([.JR1]-[.JQ1]))^2" office:value-type="float" office:value="0.00000015146772377298" calcext:value-type="float">
            <text:p>1.5146772377298E-07</text:p>
          </table:table-cell>
          <table:table-cell table:formula="of:=0.5*[.JS12]*(([.JS6]-[.JR6])/([.JS1]-[.JR1]))^2" office:value-type="float" office:value="0.000000041692221227996" calcext:value-type="float">
            <text:p>4.1692221227996E-08</text:p>
          </table:table-cell>
          <table:table-cell table:formula="of:=0.5*[.JT12]*(([.JT6]-[.JS6])/([.JT1]-[.JS1]))^2" office:value-type="float" office:value="0.00000000814711770466586" calcext:value-type="float">
            <text:p>8.14711770466586E-09</text:p>
          </table:table-cell>
          <table:table-cell table:formula="of:=0.5*[.JU12]*(([.JU6]-[.JT6])/([.JU1]-[.JT1]))^2" office:value-type="float" office:value="0.000000389523518369524" calcext:value-type="float">
            <text:p>3.89523518369524E-07</text:p>
          </table:table-cell>
          <table:table-cell table:formula="of:=0.5*[.JV12]*(([.JV6]-[.JU6])/([.JV1]-[.JU1]))^2" office:value-type="float" office:value="0.0000000397335634290302" calcext:value-type="float">
            <text:p>3.97335634290302E-08</text:p>
          </table:table-cell>
          <table:table-cell table:formula="of:=0.5*[.JW12]*(([.JW6]-[.JV6])/([.JW1]-[.JV1]))^2" office:value-type="float" office:value="0.000000163398948221331" calcext:value-type="float">
            <text:p>1.63398948221331E-07</text:p>
          </table:table-cell>
          <table:table-cell table:formula="of:=0.5*[.JX12]*(([.JX6]-[.JW6])/([.JX1]-[.JW1]))^2" office:value-type="float" office:value="0.0000000133046647952315" calcext:value-type="float">
            <text:p>1.33046647952315E-08</text:p>
          </table:table-cell>
          <table:table-cell table:formula="of:=0.5*[.JY12]*(([.JY6]-[.JX6])/([.JY1]-[.JX1]))^2" office:value-type="float" office:value="0.00000000190793235672754" calcext:value-type="float">
            <text:p>1.90793235672754E-09</text:p>
          </table:table-cell>
          <table:table-cell table:formula="of:=0.5*[.JZ12]*(([.JZ6]-[.JY6])/([.JZ1]-[.JY1]))^2" office:value-type="float" office:value="0.000000300348105280805" calcext:value-type="float">
            <text:p>3.00348105280805E-07</text:p>
          </table:table-cell>
          <table:table-cell table:formula="of:=0.5*[.KA12]*(([.KA6]-[.JZ6])/([.KA1]-[.JZ1]))^2" office:value-type="float" office:value="0.00000000548230799881702" calcext:value-type="float">
            <text:p>5.48230799881702E-09</text:p>
          </table:table-cell>
          <table:table-cell table:formula="of:=0.5*[.KB12]*(([.KB6]-[.KA6])/([.KB1]-[.KA1]))^2" office:value-type="float" office:value="0.000000721153332196297" calcext:value-type="float">
            <text:p>7.21153332196297E-07</text:p>
          </table:table-cell>
          <table:table-cell table:formula="of:=0.5*[.KC12]*(([.KC6]-[.KB6])/([.KC1]-[.KB1]))^2" office:value-type="float" office:value="0.00000011679075335167" calcext:value-type="float">
            <text:p>1.1679075335167E-07</text:p>
          </table:table-cell>
          <table:table-cell table:formula="of:=0.5*[.KD12]*(([.KD6]-[.KC6])/([.KD1]-[.KC1]))^2" office:value-type="float" office:value="0.000000000107656877197147" calcext:value-type="float">
            <text:p>1.07656877197147E-10</text:p>
          </table:table-cell>
          <table:table-cell table:formula="of:=0.5*[.KE12]*(([.KE6]-[.KD6])/([.KE1]-[.KD1]))^2" office:value-type="float" office:value="0.0000000990937481489009" calcext:value-type="float">
            <text:p>9.90937481489009E-08</text:p>
          </table:table-cell>
          <table:table-cell table:formula="of:=0.5*[.KF12]*(([.KF6]-[.KE6])/([.KF1]-[.KE1]))^2" office:value-type="float" office:value="0.00000000701258044481722" calcext:value-type="float">
            <text:p>7.01258044481722E-09</text:p>
          </table:table-cell>
          <table:table-cell table:formula="of:=0.5*[.KG12]*(([.KG6]-[.KF6])/([.KG1]-[.KF1]))^2" office:value-type="float" office:value="0.0000000983821868930161" calcext:value-type="float">
            <text:p>9.83821868930161E-08</text:p>
          </table:table-cell>
          <table:table-cell table:formula="of:=0.5*[.KH12]*(([.KH6]-[.KG6])/([.KH1]-[.KG1]))^2" office:value-type="float" office:value="0.000000142984583695909" calcext:value-type="float">
            <text:p>1.42984583695909E-07</text:p>
          </table:table-cell>
          <table:table-cell table:formula="of:=0.5*[.KI12]*(([.KI6]-[.KH6])/([.KI1]-[.KH1]))^2" office:value-type="float" office:value="0.0000000131737976574709" calcext:value-type="float">
            <text:p>1.31737976574709E-08</text:p>
          </table:table-cell>
          <table:table-cell table:formula="of:=0.5*[.KJ12]*(([.KJ6]-[.KI6])/([.KJ1]-[.KI1]))^2" office:value-type="float" office:value="0.0000000409294756580802" calcext:value-type="float">
            <text:p>4.09294756580802E-08</text:p>
          </table:table-cell>
          <table:table-cell table:formula="of:=0.5*[.KK12]*(([.KK6]-[.KJ6])/([.KK1]-[.KJ1]))^2" office:value-type="float" office:value="0.00000000204386174500047" calcext:value-type="float">
            <text:p>2.04386174500047E-09</text:p>
          </table:table-cell>
          <table:table-cell table:formula="of:=0.5*[.KL12]*(([.KL6]-[.KK6])/([.KL1]-[.KK1]))^2" office:value-type="float" office:value="0.0000000330885495859787" calcext:value-type="float">
            <text:p>3.30885495859787E-08</text:p>
          </table:table-cell>
          <table:table-cell table:formula="of:=0.5*[.KM12]*(([.KM6]-[.KL6])/([.KM1]-[.KL1]))^2" office:value-type="float" office:value="0.0000000578281265734974" calcext:value-type="float">
            <text:p>5.78281265734974E-08</text:p>
          </table:table-cell>
          <table:table-cell table:formula="of:=0.5*[.KN12]*(([.KN6]-[.KM6])/([.KN1]-[.KM1]))^2" office:value-type="float" office:value="0.000000146269981929968" calcext:value-type="float">
            <text:p>1.46269981929968E-07</text:p>
          </table:table-cell>
          <table:table-cell table:formula="of:=0.5*[.KO12]*(([.KO6]-[.KN6])/([.KO1]-[.KN1]))^2" office:value-type="float" office:value="0.000000000726837313950287" calcext:value-type="float">
            <text:p>7.26837313950287E-10</text:p>
          </table:table-cell>
          <table:table-cell table:formula="of:=0.5*[.KP12]*(([.KP6]-[.KO6])/([.KP1]-[.KO1]))^2" office:value-type="float" office:value="0.00000000820715530887917" calcext:value-type="float">
            <text:p>8.20715530887917E-09</text:p>
          </table:table-cell>
          <table:table-cell table:formula="of:=0.5*[.KQ12]*(([.KQ6]-[.KP6])/([.KQ1]-[.KP1]))^2" office:value-type="float" office:value="0.0000000040872891273782" calcext:value-type="float">
            <text:p>4.0872891273782E-09</text:p>
          </table:table-cell>
          <table:table-cell table:formula="of:=0.5*[.KR12]*(([.KR6]-[.KQ6])/([.KR1]-[.KQ1]))^2" office:value-type="float" office:value="0.0000000781014972255236" calcext:value-type="float">
            <text:p>7.81014972255236E-08</text:p>
          </table:table-cell>
          <table:table-cell table:formula="of:=0.5*[.KS12]*(([.KS6]-[.KR6])/([.KS1]-[.KR1]))^2" office:value-type="float" office:value="0.000000110420482712498" calcext:value-type="float">
            <text:p>1.10420482712498E-07</text:p>
          </table:table-cell>
          <table:table-cell table:formula="of:=0.5*[.KT12]*(([.KT6]-[.KS6])/([.KT1]-[.KS1]))^2" office:value-type="float" office:value="0.00000000135772759146761" calcext:value-type="float">
            <text:p>1.35772759146761E-09</text:p>
          </table:table-cell>
          <table:table-cell table:formula="of:=0.5*[.KU12]*(([.KU6]-[.KT6])/([.KU1]-[.KT1]))^2" office:value-type="float" office:value="0.0000000779756532159792" calcext:value-type="float">
            <text:p>7.79756532159792E-08</text:p>
          </table:table-cell>
          <table:table-cell table:formula="of:=0.5*[.KV12]*(([.KV6]-[.KU6])/([.KV1]-[.KU1]))^2" office:value-type="float" office:value="0.0000000169712407634106" calcext:value-type="float">
            <text:p>1.69712407634106E-08</text:p>
          </table:table-cell>
          <table:table-cell table:formula="of:=0.5*[.KW12]*(([.KW6]-[.KV6])/([.KW1]-[.KV1]))^2" office:value-type="float" office:value="0.000000921205690690791" calcext:value-type="float">
            <text:p>9.21205690690791E-07</text:p>
          </table:table-cell>
          <table:table-cell table:formula="of:=0.5*[.KX12]*(([.KX6]-[.KW6])/([.KX1]-[.KW1]))^2" office:value-type="float" office:value="0.000000518722334816695" calcext:value-type="float">
            <text:p>5.18722334816695E-07</text:p>
          </table:table-cell>
          <table:table-cell table:formula="of:=0.5*[.KY12]*(([.KY6]-[.KX6])/([.KY1]-[.KX1]))^2" office:value-type="float" office:value="0.000000522364606414557" calcext:value-type="float">
            <text:p>5.22364606414557E-07</text:p>
          </table:table-cell>
          <table:table-cell table:formula="of:=0.5*[.KZ12]*(([.KZ6]-[.KY6])/([.KZ1]-[.KY1]))^2" office:value-type="float" office:value="0.0000000201906508171058" calcext:value-type="float">
            <text:p>2.01906508171058E-08</text:p>
          </table:table-cell>
          <table:table-cell table:formula="of:=0.5*[.LA12]*(([.LA6]-[.KZ6])/([.LA1]-[.KZ1]))^2" office:value-type="float" office:value="0.000000161521642041437" calcext:value-type="float">
            <text:p>1.61521642041437E-07</text:p>
          </table:table-cell>
          <table:table-cell table:formula="of:=0.5*[.LB12]*(([.LB6]-[.LA6])/([.LB1]-[.LA1]))^2" office:value-type="float" office:value="0.00000000111879810230568" calcext:value-type="float">
            <text:p>1.11879810230568E-09</text:p>
          </table:table-cell>
          <table:table-cell table:formula="of:=0.5*[.LC12]*(([.LC6]-[.LB6])/([.LC1]-[.LB1]))^2" office:value-type="float" office:value="0.000000161498164628056" calcext:value-type="float">
            <text:p>1.61498164628056E-07</text:p>
          </table:table-cell>
          <table:table-cell table:formula="of:=0.5*[.LD12]*(([.LD6]-[.LC6])/([.LD1]-[.LC1]))^2" office:value-type="float" office:value="0.000000241555260387765" calcext:value-type="float">
            <text:p>2.41555260387765E-07</text:p>
          </table:table-cell>
          <table:table-cell table:formula="of:=0.5*[.LE12]*(([.LE6]-[.LD6])/([.LE1]-[.LD1]))^2" office:value-type="float" office:value="0.00000187107825050631" calcext:value-type="float">
            <text:p>1.87107825050631E-06</text:p>
          </table:table-cell>
          <table:table-cell table:formula="of:=0.5*[.LF12]*(([.LF6]-[.LE6])/([.LF1]-[.LE1]))^2" office:value-type="float" office:value="0.00000147501689056879" calcext:value-type="float">
            <text:p>1.47501689056879E-06</text:p>
          </table:table-cell>
          <table:table-cell table:formula="of:=0.5*[.LG12]*(([.LG6]-[.LF6])/([.LG1]-[.LF1]))^2" office:value-type="float" office:value="0.0000000110122999958084" calcext:value-type="float">
            <text:p>1.10122999958084E-08</text:p>
          </table:table-cell>
          <table:table-cell table:formula="of:=0.5*[.LH12]*(([.LH6]-[.LG6])/([.LH1]-[.LG1]))^2" office:value-type="float" office:value="0.000000145652766588117" calcext:value-type="float">
            <text:p>1.45652766588117E-07</text:p>
          </table:table-cell>
          <table:table-cell table:formula="of:=0.5*[.LI12]*(([.LI6]-[.LH6])/([.LI1]-[.LH1]))^2" office:value-type="float" office:value="0.0000000201958008163028" calcext:value-type="float">
            <text:p>2.01958008163028E-08</text:p>
          </table:table-cell>
          <table:table-cell table:formula="of:=0.5*[.LJ12]*(([.LJ6]-[.LI6])/([.LJ1]-[.LI1]))^2" office:value-type="float" office:value="0.0000003311782504633" calcext:value-type="float">
            <text:p>3.311782504633E-07</text:p>
          </table:table-cell>
          <table:table-cell table:formula="of:=0.5*[.LK12]*(([.LK6]-[.LJ6])/([.LK1]-[.LJ1]))^2" office:value-type="float" office:value="0.000000324772631987481" calcext:value-type="float">
            <text:p>3.24772631987481E-07</text:p>
          </table:table-cell>
          <table:table-cell table:formula="of:=0.5*[.LL12]*(([.LL6]-[.LK6])/([.LL1]-[.LK1]))^2" office:value-type="float" office:value="0.00000068540222130099" calcext:value-type="float">
            <text:p>6.8540222130099E-07</text:p>
          </table:table-cell>
          <table:table-cell table:formula="of:=0.5*[.LM12]*(([.LM6]-[.LL6])/([.LM1]-[.LL1]))^2" office:value-type="float" office:value="0.00000159476320431501" calcext:value-type="float">
            <text:p>1.59476320431501E-06</text:p>
          </table:table-cell>
          <table:table-cell table:formula="of:=0.5*[.LN12]*(([.LN6]-[.LM6])/([.LN1]-[.LM1]))^2" office:value-type="float" office:value="0.0000000464712387589352" calcext:value-type="float">
            <text:p>4.64712387589352E-08</text:p>
          </table:table-cell>
          <table:table-cell table:formula="of:=0.5*[.LO12]*(([.LO6]-[.LN6])/([.LO1]-[.LN1]))^2" office:value-type="float" office:value="0.0000000403980455774961" calcext:value-type="float">
            <text:p>4.03980455774961E-08</text:p>
          </table:table-cell>
          <table:table-cell table:formula="of:=0.5*[.LP12]*(([.LP6]-[.LO6])/([.LP1]-[.LO1]))^2" office:value-type="float" office:value="0.000277830207770792" calcext:value-type="float">
            <text:p>0.000277830207771</text:p>
          </table:table-cell>
          <table:table-cell table:formula="of:=0.5*[.LQ12]*(([.LQ6]-[.LP6])/([.LQ1]-[.LP1]))^2" office:value-type="string" office:string-value="" calcext:value-type="error">
            <text:p>#DIV/0!</text:p>
          </table:table-cell>
          <table:table-cell table:formula="of:=0.5*[.LR12]*(([.LR6]-[.LQ6])/([.LR1]-[.LQ1]))^2" office:value-type="string" office:string-value="" calcext:value-type="error">
            <text:p>#DIV/0!</text:p>
          </table:table-cell>
          <table:table-cell table:formula="of:=0.5*[.LS12]*(([.LS6]-[.LR6])/([.LS1]-[.LR1]))^2" office:value-type="string" office:string-value="" calcext:value-type="error">
            <text:p>#DIV/0!</text:p>
          </table:table-cell>
          <table:table-cell table:formula="of:=0.5*[.LT12]*(([.LT6]-[.LS6])/([.LT1]-[.LS1]))^2" office:value-type="string" office:string-value="" calcext:value-type="error">
            <text:p>#DIV/0!</text:p>
          </table:table-cell>
          <table:table-cell table:formula="of:=0.5*[.LU12]*(([.LU6]-[.LT6])/([.LU1]-[.LT1]))^2" office:value-type="string" office:string-value="" calcext:value-type="error">
            <text:p>#DIV/0!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LO13])" office:value-type="float" office:value="4.02749868380172" calcext:value-type="float">
            <text:p>4.02749868380172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LO14])" office:value-type="float" office:value="1.716834211658" calcext:value-type="float">
            <text:p>1.716834211658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5.74433289545972" calcext:value-type="float">
            <text:p>5.74433289545972</text:p>
          </table:table-cell>
          <table:table-cell table:formula="of:=[.B17]+[.C9]" office:value-type="float" office:value="15.7344350890778" calcext:value-type="float">
            <text:p>15.7344350890778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17:00:51.4790627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2T17:02:55.843184228</dc:date>
    <meta:editing-duration>PT2M46S</meta:editing-duration>
    <meta:editing-cycles>2</meta:editing-cycles>
    <meta:generator>LibreOffice/6.4.7.2$Linux_X86_64 LibreOffice_project/40$Build-2</meta:generator>
    <meta:document-statistic meta:table-count="1" meta:cell-count="515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cm" svg:height="9.005cm" xlink:href=".." xlink:type="simple" chart:class="chart:scatter" chart:style-name="ch1">
        <chart:legend chart:legend-position="end" svg:x="12.705cm" svg:y="3.954cm" style:legend-expansion="high" chart:style-name="ch2"/>
        <chart:plot-area chart:style-name="ch3" table:cell-range-address="tfootnopad2.A1:tfootnopad2.LO1 tfootnopad2.A6:tfootnopad2.LO6 tfootnopad2.A8:tfootnopad2.LO8" chart:data-source-has-labels="both" svg:x="0.319cm" svg:y="0.18cm" svg:width="12.067cm" svg:height="8.645cm">
          <chartooo:coordinate-region svg:x="1.337cm" svg:y="0.379cm" svg:width="10.862cm" svg:height="8.247cm"/>
          <chart:axis chart:dimension="x" chart:name="primary-x" chart:style-name="ch4" chartooo:axis-type="auto">
            <chart:categories table:cell-range-address="tfootnopad2.B1:tfootnopad2.LO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footnopad2.B6:tfootnopad2.LO6" chart:label-cell-address="tfootnopad2.A6:tfootnopad2.A6" chart:class="chart:scatter">
            <chart:domain table:cell-range-address="tfootnopad2.B1:tfootnopad2.LO1"/>
            <chart:data-point chart:repeated="326"/>
          </chart:series>
          <chart:series chart:style-name="ch7" chart:values-cell-range-address="tfootnopad2.B8:tfootnopad2.LO8" chart:label-cell-address="tfootnopad2.A8:tfootnopad2.A8" chart:class="chart:scatter">
            <chart:data-point chart:repeated="3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footnopad2.B1:tfootnopad2.LO1</svg:desc>
                </draw:g>
              </table:table-cell>
              <table:table-cell office:value-type="float" office:value="0.0667178630828857">
                <text:p>0.0667178630828857</text:p>
              </table:table-cell>
              <table:table-cell office:value-type="float" office:value="0.100076913833618">
                <text:p>0.100076913833618</text:p>
              </table:table-cell>
              <table:table-cell office:value-type="float" office:value="0.133435964584351">
                <text:p>0.133435964584351</text:p>
              </table:table-cell>
              <table:table-cell office:value-type="float" office:value="0.200154066085815">
                <text:p>0.200154066085815</text:p>
              </table:table-cell>
              <table:table-cell office:value-type="float" office:value="0.233513355255127">
                <text:p>0.233513355255127</text:p>
              </table:table-cell>
              <table:table-cell office:value-type="float" office:value="0.266872406005859">
                <text:p>0.266872406005859</text:p>
              </table:table-cell>
              <table:table-cell office:value-type="float" office:value="0.333590745925903">
                <text:p>0.333590745925903</text:p>
              </table:table-cell>
              <table:table-cell office:value-type="float" office:value="0.366949796676636">
                <text:p>0.366949796676636</text:p>
              </table:table-cell>
              <table:table-cell office:value-type="float" office:value="0.400308847427368">
                <text:p>0.400308847427368</text:p>
              </table:table-cell>
              <table:table-cell office:value-type="float" office:value="0.467027425765991">
                <text:p>0.467027425765991</text:p>
              </table:table-cell>
              <table:table-cell office:value-type="float" office:value="0.500386714935303">
                <text:p>0.500386714935303</text:p>
              </table:table-cell>
              <table:table-cell office:value-type="float" office:value="0.533746004104614">
                <text:p>0.533746004104614</text:p>
              </table:table-cell>
              <table:table-cell office:value-type="float" office:value="0.567105293273926">
                <text:p>0.567105293273926</text:p>
              </table:table-cell>
              <table:table-cell office:value-type="float" office:value="0.633824110031128">
                <text:p>0.633824110031128</text:p>
              </table:table-cell>
              <table:table-cell office:value-type="float" office:value="0.667183399200439">
                <text:p>0.667183399200439</text:p>
              </table:table-cell>
              <table:table-cell office:value-type="float" office:value="0.700542688369751">
                <text:p>0.700542688369751</text:p>
              </table:table-cell>
              <table:table-cell office:value-type="float" office:value="0.733902215957642">
                <text:p>0.733902215957642</text:p>
              </table:table-cell>
              <table:table-cell office:value-type="float" office:value="0.767261505126953">
                <text:p>0.767261505126953</text:p>
              </table:table-cell>
              <table:table-cell office:value-type="float" office:value="0.833980560302734">
                <text:p>0.833980560302734</text:p>
              </table:table-cell>
              <table:table-cell office:value-type="float" office:value="0.867339849472046">
                <text:p>0.867339849472046</text:p>
              </table:table-cell>
              <table:table-cell office:value-type="float" office:value="0.900696277618408">
                <text:p>0.900696277618408</text:p>
              </table:table-cell>
              <table:table-cell office:value-type="float" office:value="0.934052467346191">
                <text:p>0.934052467346191</text:p>
              </table:table-cell>
              <table:table-cell office:value-type="float" office:value="1.0341215133667">
                <text:p>1.0341215133667</text:p>
              </table:table-cell>
              <table:table-cell office:value-type="float" office:value="1.10083389282227">
                <text:p>1.10083389282227</text:p>
              </table:table-cell>
              <table:table-cell office:value-type="float" office:value="1.16754627227783">
                <text:p>1.16754627227783</text:p>
              </table:table-cell>
              <table:table-cell office:value-type="float" office:value="1.2342586517334">
                <text:p>1.2342586517334</text:p>
              </table:table-cell>
              <table:table-cell office:value-type="float" office:value="1.30097103118896">
                <text:p>1.30097103118896</text:p>
              </table:table-cell>
              <table:table-cell office:value-type="float" office:value="1.36768317222595">
                <text:p>1.36768317222595</text:p>
              </table:table-cell>
              <table:table-cell office:value-type="float" office:value="1.40103936195374">
                <text:p>1.40103936195374</text:p>
              </table:table-cell>
              <table:table-cell office:value-type="float" office:value="1.46775150299072">
                <text:p>1.46775150299072</text:p>
              </table:table-cell>
              <table:table-cell office:value-type="float" office:value="1.50110769271851">
                <text:p>1.50110769271851</text:p>
              </table:table-cell>
              <table:table-cell office:value-type="float" office:value="1.53446364402771">
                <text:p>1.53446364402771</text:p>
              </table:table-cell>
              <table:table-cell office:value-type="float" office:value="1.56781983375549">
                <text:p>1.56781983375549</text:p>
              </table:table-cell>
              <table:table-cell office:value-type="float" office:value="1.6011757850647">
                <text:p>1.6011757850647</text:p>
              </table:table-cell>
              <table:table-cell office:value-type="float" office:value="1.66788792610168">
                <text:p>1.66788792610168</text:p>
              </table:table-cell>
              <table:table-cell office:value-type="float" office:value="1.70124387741089">
                <text:p>1.70124387741089</text:p>
              </table:table-cell>
              <table:table-cell office:value-type="float" office:value="1.76795601844788">
                <text:p>1.76795601844788</text:p>
              </table:table-cell>
              <table:table-cell office:value-type="float" office:value="1.83466792106628">
                <text:p>1.83466792106628</text:p>
              </table:table-cell>
              <table:table-cell office:value-type="float" office:value="1.86802411079407">
                <text:p>1.86802411079407</text:p>
              </table:table-cell>
              <table:table-cell office:value-type="float" office:value="1.90138149261475">
                <text:p>1.90138149261475</text:p>
              </table:table-cell>
              <table:table-cell office:value-type="float" office:value="1.93473887443542">
                <text:p>1.93473887443542</text:p>
              </table:table-cell>
              <table:table-cell office:value-type="float" office:value="1.9680962562561">
                <text:p>1.9680962562561</text:p>
              </table:table-cell>
              <table:table-cell office:value-type="float" office:value="2.0014533996582">
                <text:p>2.0014533996582</text:p>
              </table:table-cell>
              <table:table-cell office:value-type="float" office:value="2.03481078147888">
                <text:p>2.03481078147888</text:p>
              </table:table-cell>
              <table:table-cell office:value-type="float" office:value="2.10152554512024">
                <text:p>2.10152554512024</text:p>
              </table:table-cell>
              <table:table-cell office:value-type="float" office:value="2.1682403087616">
                <text:p>2.1682403087616</text:p>
              </table:table-cell>
              <table:table-cell office:value-type="float" office:value="2.20159769058228">
                <text:p>2.20159769058228</text:p>
              </table:table-cell>
              <table:table-cell office:value-type="float" office:value="2.30166983604431">
                <text:p>2.30166983604431</text:p>
              </table:table-cell>
              <table:table-cell office:value-type="float" office:value="2.33502697944641">
                <text:p>2.33502697944641</text:p>
              </table:table-cell>
              <table:table-cell office:value-type="float" office:value="2.40174174308777">
                <text:p>2.40174174308777</text:p>
              </table:table-cell>
              <table:table-cell office:value-type="float" office:value="2.43509888648987">
                <text:p>2.43509888648987</text:p>
              </table:table-cell>
              <table:table-cell office:value-type="float" office:value="2.50181365013123">
                <text:p>2.50181365013123</text:p>
              </table:table-cell>
              <table:table-cell office:value-type="float" office:value="2.60188555717468">
                <text:p>2.60188555717468</text:p>
              </table:table-cell>
              <table:table-cell office:value-type="float" office:value="2.66860008239746">
                <text:p>2.66860008239746</text:p>
              </table:table-cell>
              <table:table-cell office:value-type="float" office:value="2.7353150844574">
                <text:p>2.7353150844574</text:p>
              </table:table-cell>
              <table:table-cell office:value-type="float" office:value="2.7686722278595">
                <text:p>2.7686722278595</text:p>
              </table:table-cell>
              <table:table-cell office:value-type="float" office:value="2.83538675308228">
                <text:p>2.83538675308228</text:p>
              </table:table-cell>
              <table:table-cell office:value-type="float" office:value="2.86874413490295">
                <text:p>2.86874413490295</text:p>
              </table:table-cell>
              <table:table-cell office:value-type="float" office:value="2.93546056747437">
                <text:p>2.93546056747437</text:p>
              </table:table-cell>
              <table:table-cell office:value-type="float" office:value="2.96881890296936">
                <text:p>2.96881890296936</text:p>
              </table:table-cell>
              <table:table-cell office:value-type="float" office:value="3.03553557395935">
                <text:p>3.03553557395935</text:p>
              </table:table-cell>
              <table:table-cell office:value-type="float" office:value="3.06889367103577">
                <text:p>3.06889367103577</text:p>
              </table:table-cell>
              <table:table-cell office:value-type="float" office:value="3.13561034202576">
                <text:p>3.13561034202576</text:p>
              </table:table-cell>
              <table:table-cell office:value-type="float" office:value="3.3691189289093">
                <text:p>3.3691189289093</text:p>
              </table:table-cell>
              <table:table-cell office:value-type="float" office:value="3.43583607673645">
                <text:p>3.43583607673645</text:p>
              </table:table-cell>
              <table:table-cell office:value-type="float" office:value="3.46919441223145">
                <text:p>3.46919441223145</text:p>
              </table:table-cell>
              <table:table-cell office:value-type="float" office:value="3.53591156005859">
                <text:p>3.53591156005859</text:p>
              </table:table-cell>
              <table:table-cell office:value-type="float" office:value="3.56927013397217">
                <text:p>3.56927013397217</text:p>
              </table:table-cell>
              <table:table-cell office:value-type="float" office:value="3.63598704338074">
                <text:p>3.63598704338074</text:p>
              </table:table-cell>
              <table:table-cell office:value-type="float" office:value="3.66934585571289">
                <text:p>3.66934585571289</text:p>
              </table:table-cell>
              <table:table-cell office:value-type="float" office:value="3.70270419120789">
                <text:p>3.70270419120789</text:p>
              </table:table-cell>
              <table:table-cell office:value-type="float" office:value="3.73606276512146">
                <text:p>3.73606276512146</text:p>
              </table:table-cell>
              <table:table-cell office:value-type="float" office:value="3.76942133903503">
                <text:p>3.76942133903503</text:p>
              </table:table-cell>
              <table:table-cell office:value-type="float" office:value="3.83613872528076">
                <text:p>3.83613872528076</text:p>
              </table:table-cell>
              <table:table-cell office:value-type="float" office:value="3.86949729919434">
                <text:p>3.86949729919434</text:p>
              </table:table-cell>
              <table:table-cell office:value-type="float" office:value="4.13634634017944">
                <text:p>4.13634634017944</text:p>
              </table:table-cell>
              <table:table-cell office:value-type="float" office:value="4.16970229148865">
                <text:p>4.16970229148865</text:p>
              </table:table-cell>
              <table:table-cell office:value-type="float" office:value="4.20305824279785">
                <text:p>4.20305824279785</text:p>
              </table:table-cell>
              <table:table-cell office:value-type="float" office:value="4.23641443252564">
                <text:p>4.23641443252564</text:p>
              </table:table-cell>
              <table:table-cell office:value-type="float" office:value="4.30312633514404">
                <text:p>4.30312633514404</text:p>
              </table:table-cell>
              <table:table-cell office:value-type="float" office:value="4.36983823776245">
                <text:p>4.36983823776245</text:p>
              </table:table-cell>
              <table:table-cell office:value-type="float" office:value="4.43655014038086">
                <text:p>4.43655014038086</text:p>
              </table:table-cell>
              <table:table-cell office:value-type="float" office:value="4.50326204299927">
                <text:p>4.50326204299927</text:p>
              </table:table-cell>
              <table:table-cell office:value-type="float" office:value="4.83682084083557">
                <text:p>4.83682084083557</text:p>
              </table:table-cell>
              <table:table-cell office:value-type="float" office:value="4.87017679214478">
                <text:p>4.87017679214478</text:p>
              </table:table-cell>
              <table:table-cell office:value-type="float" office:value="4.93689322471619">
                <text:p>4.93689322471619</text:p>
              </table:table-cell>
              <table:table-cell office:value-type="float" office:value="5.40390777587891">
                <text:p>5.40390777587891</text:p>
              </table:table-cell>
              <table:table-cell office:value-type="float" office:value="5.43726587295532">
                <text:p>5.43726587295532</text:p>
              </table:table-cell>
              <table:table-cell office:value-type="float" office:value="5.50398254394531">
                <text:p>5.50398254394531</text:p>
              </table:table-cell>
              <table:table-cell office:value-type="float" office:value="5.53734087944031">
                <text:p>5.53734087944031</text:p>
              </table:table-cell>
              <table:table-cell office:value-type="float" office:value="5.63741588592529">
                <text:p>5.63741588592529</text:p>
              </table:table-cell>
              <table:table-cell office:value-type="float" office:value="5.7041323184967">
                <text:p>5.7041323184967</text:p>
              </table:table-cell>
              <table:table-cell office:value-type="float" office:value="5.93763875961304">
                <text:p>5.93763875961304</text:p>
              </table:table-cell>
              <table:table-cell office:value-type="float" office:value="6.10442519187927">
                <text:p>6.10442519187927</text:p>
              </table:table-cell>
              <table:table-cell office:value-type="float" office:value="6.17113947868347">
                <text:p>6.17113947868347</text:p>
              </table:table-cell>
              <table:table-cell office:value-type="float" office:value="6.23785400390625">
                <text:p>6.23785400390625</text:p>
              </table:table-cell>
              <table:table-cell office:value-type="float" office:value="6.27121114730835">
                <text:p>6.27121114730835</text:p>
              </table:table-cell>
              <table:table-cell office:value-type="float" office:value="6.33792591094971">
                <text:p>6.33792591094971</text:p>
              </table:table-cell>
              <table:table-cell office:value-type="float" office:value="6.37128305435181">
                <text:p>6.37128305435181</text:p>
              </table:table-cell>
              <table:table-cell office:value-type="float" office:value="6.40464043617249">
                <text:p>6.40464043617249</text:p>
              </table:table-cell>
              <table:table-cell office:value-type="float" office:value="6.57142663002014">
                <text:p>6.57142663002014</text:p>
              </table:table-cell>
              <table:table-cell office:value-type="float" office:value="6.73821306228638">
                <text:p>6.73821306228638</text:p>
              </table:table-cell>
              <table:table-cell office:value-type="float" office:value="6.77157020568848">
                <text:p>6.77157020568848</text:p>
              </table:table-cell>
              <table:table-cell office:value-type="float" office:value="6.83828473091126">
                <text:p>6.83828473091126</text:p>
              </table:table-cell>
              <table:table-cell office:value-type="float" office:value="6.87164187431335">
                <text:p>6.87164187431335</text:p>
              </table:table-cell>
              <table:table-cell office:value-type="float" office:value="6.90499949455261">
                <text:p>6.90499949455261</text:p>
              </table:table-cell>
              <table:table-cell office:value-type="float" office:value="6.97171497344971">
                <text:p>6.97171497344971</text:p>
              </table:table-cell>
              <table:table-cell office:value-type="float" office:value="7.0384304523468">
                <text:p>7.0384304523468</text:p>
              </table:table-cell>
              <table:table-cell office:value-type="float" office:value="7.07178807258606">
                <text:p>7.07178807258606</text:p>
              </table:table-cell>
              <table:table-cell office:value-type="float" office:value="7.1051459312439">
                <text:p>7.1051459312439</text:p>
              </table:table-cell>
              <table:table-cell office:value-type="float" office:value="7.13850355148315">
                <text:p>7.13850355148315</text:p>
              </table:table-cell>
              <table:table-cell office:value-type="float" office:value="7.3720076084137">
                <text:p>7.3720076084137</text:p>
              </table:table-cell>
              <table:table-cell office:value-type="float" office:value="7.40536546707153">
                <text:p>7.40536546707153</text:p>
              </table:table-cell>
              <table:table-cell office:value-type="float" office:value="7.47208118438721">
                <text:p>7.47208118438721</text:p>
              </table:table-cell>
              <table:table-cell office:value-type="float" office:value="7.5387966632843">
                <text:p>7.5387966632843</text:p>
              </table:table-cell>
              <table:table-cell office:value-type="float" office:value="7.57215428352356">
                <text:p>7.57215428352356</text:p>
              </table:table-cell>
              <table:table-cell office:value-type="float" office:value="7.60551238059998">
                <text:p>7.60551238059998</text:p>
              </table:table-cell>
              <table:table-cell office:value-type="float" office:value="7.67222785949707">
                <text:p>7.67222785949707</text:p>
              </table:table-cell>
              <table:table-cell office:value-type="float" office:value="7.87237477302551">
                <text:p>7.87237477302551</text:p>
              </table:table-cell>
              <table:table-cell office:value-type="float" office:value="7.90573239326477">
                <text:p>7.90573239326477</text:p>
              </table:table-cell>
              <table:table-cell office:value-type="float" office:value="7.93909025192261">
                <text:p>7.93909025192261</text:p>
              </table:table-cell>
              <table:table-cell office:value-type="float" office:value="7.97244787216187">
                <text:p>7.97244787216187</text:p>
              </table:table-cell>
              <table:table-cell office:value-type="float" office:value="8.03916311264038">
                <text:p>8.03916311264038</text:p>
              </table:table-cell>
              <table:table-cell office:value-type="float" office:value="8.07252073287964">
                <text:p>8.07252073287964</text:p>
              </table:table-cell>
              <table:table-cell office:value-type="float" office:value="8.13923597335815">
                <text:p>8.13923597335815</text:p>
              </table:table-cell>
              <table:table-cell office:value-type="float" office:value="8.17259359359741">
                <text:p>8.17259359359741</text:p>
              </table:table-cell>
              <table:table-cell office:value-type="float" office:value="8.23930883407593">
                <text:p>8.23930883407593</text:p>
              </table:table-cell>
              <table:table-cell office:value-type="float" office:value="8.27266645431519">
                <text:p>8.27266645431519</text:p>
              </table:table-cell>
              <table:table-cell office:value-type="float" office:value="9.27338671684265">
                <text:p>9.27338671684265</text:p>
              </table:table-cell>
              <table:table-cell office:value-type="float" office:value="9.37345767021179">
                <text:p>9.37345767021179</text:p>
              </table:table-cell>
              <table:table-cell office:value-type="float" office:value="9.44017124176025">
                <text:p>9.44017124176025</text:p>
              </table:table-cell>
              <table:table-cell office:value-type="float" office:value="9.47352814674377">
                <text:p>9.47352814674377</text:p>
              </table:table-cell>
              <table:table-cell office:value-type="float" office:value="9.5068850517273">
                <text:p>9.5068850517273</text:p>
              </table:table-cell>
              <table:table-cell office:value-type="float" office:value="9.57359886169434">
                <text:p>9.57359886169434</text:p>
              </table:table-cell>
              <table:table-cell office:value-type="float" office:value="9.64031267166138">
                <text:p>9.64031267166138</text:p>
              </table:table-cell>
              <table:table-cell office:value-type="float" office:value="10.1406693458557">
                <text:p>10.1406693458557</text:p>
              </table:table-cell>
              <table:table-cell office:value-type="float" office:value="10.2073838710785">
                <text:p>10.2073838710785</text:p>
              </table:table-cell>
              <table:table-cell office:value-type="float" office:value="10.2740983963013">
                <text:p>10.2740983963013</text:p>
              </table:table-cell>
              <table:table-cell office:value-type="float" office:value="10.5409569740295">
                <text:p>10.5409569740295</text:p>
              </table:table-cell>
              <table:table-cell office:value-type="float" office:value="10.6076717376709">
                <text:p>10.6076717376709</text:p>
              </table:table-cell>
              <table:table-cell office:value-type="float" office:value="10.641028881073">
                <text:p>10.641028881073</text:p>
              </table:table-cell>
              <table:table-cell office:value-type="float" office:value="10.7077434062958">
                <text:p>10.7077434062958</text:p>
              </table:table-cell>
              <table:table-cell office:value-type="float" office:value="10.8078155517578">
                <text:p>10.8078155517578</text:p>
              </table:table-cell>
              <table:table-cell office:value-type="float" office:value="11.1080274581909">
                <text:p>11.1080274581909</text:p>
              </table:table-cell>
              <table:table-cell office:value-type="float" office:value="11.1747407913208">
                <text:p>11.1747407913208</text:p>
              </table:table-cell>
              <table:table-cell office:value-type="float" office:value="11.2414543628693">
                <text:p>11.2414543628693</text:p>
              </table:table-cell>
              <table:table-cell office:value-type="float" office:value="11.3081676959991">
                <text:p>11.3081676959991</text:p>
              </table:table-cell>
              <table:table-cell office:value-type="float" office:value="11.3748812675476">
                <text:p>11.3748812675476</text:p>
              </table:table-cell>
              <table:table-cell office:value-type="float" office:value="11.4415946006775">
                <text:p>11.4415946006775</text:p>
              </table:table-cell>
              <table:table-cell office:value-type="float" office:value="11.4749512672424">
                <text:p>11.4749512672424</text:p>
              </table:table-cell>
              <table:table-cell office:value-type="float" office:value="11.5083079338074">
                <text:p>11.5083079338074</text:p>
              </table:table-cell>
              <table:table-cell office:value-type="float" office:value="11.5750212669373">
                <text:p>11.5750212669373</text:p>
              </table:table-cell>
              <table:table-cell office:value-type="float" office:value="11.708447933197">
                <text:p>11.708447933197</text:p>
              </table:table-cell>
              <table:table-cell office:value-type="float" office:value="11.741804599762">
                <text:p>11.741804599762</text:p>
              </table:table-cell>
              <table:table-cell office:value-type="float" office:value="11.7751612663269">
                <text:p>11.7751612663269</text:p>
              </table:table-cell>
              <table:table-cell office:value-type="float" office:value="11.9419460296631">
                <text:p>11.9419460296631</text:p>
              </table:table-cell>
              <table:table-cell office:value-type="float" office:value="12.0086612701416">
                <text:p>12.0086612701416</text:p>
              </table:table-cell>
              <table:table-cell office:value-type="float" office:value="12.0753762722015">
                <text:p>12.0753762722015</text:p>
              </table:table-cell>
              <table:table-cell office:value-type="float" office:value="12.1420910358429">
                <text:p>12.1420910358429</text:p>
              </table:table-cell>
              <table:table-cell office:value-type="float" office:value="12.2088062763214">
                <text:p>12.2088062763214</text:p>
              </table:table-cell>
              <table:table-cell office:value-type="float" office:value="12.2421638965607">
                <text:p>12.2421638965607</text:p>
              </table:table-cell>
              <table:table-cell office:value-type="float" office:value="12.5423820018768">
                <text:p>12.5423820018768</text:p>
              </table:table-cell>
              <table:table-cell office:value-type="float" office:value="12.642454624176">
                <text:p>12.642454624176</text:p>
              </table:table-cell>
              <table:table-cell office:value-type="float" office:value="12.7758851051331">
                <text:p>12.7758851051331</text:p>
              </table:table-cell>
              <table:table-cell office:value-type="float" office:value="13.076101064682">
                <text:p>13.076101064682</text:p>
              </table:table-cell>
              <table:table-cell office:value-type="float" office:value="13.1094582080841">
                <text:p>13.1094582080841</text:p>
              </table:table-cell>
              <table:table-cell office:value-type="float" office:value="13.1428155899048">
                <text:p>13.1428155899048</text:p>
              </table:table-cell>
              <table:table-cell office:value-type="float" office:value="13.2095301151276">
                <text:p>13.2095301151276</text:p>
              </table:table-cell>
              <table:table-cell office:value-type="float" office:value="13.2762444019318">
                <text:p>13.2762444019318</text:p>
              </table:table-cell>
              <table:table-cell office:value-type="float" office:value="13.3763160705566">
                <text:p>13.3763160705566</text:p>
              </table:table-cell>
              <table:table-cell office:value-type="float" office:value="13.4096734523773">
                <text:p>13.4096734523773</text:p>
              </table:table-cell>
              <table:table-cell office:value-type="float" office:value="13.7766025066376">
                <text:p>13.7766025066376</text:p>
              </table:table-cell>
              <table:table-cell office:value-type="float" office:value="13.8433172702789">
                <text:p>13.8433172702789</text:p>
              </table:table-cell>
              <table:table-cell office:value-type="float" office:value="13.9100315570831">
                <text:p>13.9100315570831</text:p>
              </table:table-cell>
              <table:table-cell office:value-type="float" office:value="13.9767460823059">
                <text:p>13.9767460823059</text:p>
              </table:table-cell>
              <table:table-cell office:value-type="float" office:value="14.0434608459473">
                <text:p>14.0434608459473</text:p>
              </table:table-cell>
              <table:table-cell office:value-type="float" office:value="14.11017537117">
                <text:p>14.11017537117</text:p>
              </table:table-cell>
              <table:table-cell office:value-type="float" office:value="14.1435327529907">
                <text:p>14.1435327529907</text:p>
              </table:table-cell>
              <table:table-cell office:value-type="float" office:value="14.2769618034363">
                <text:p>14.2769618034363</text:p>
              </table:table-cell>
              <table:table-cell office:value-type="float" office:value="14.3770334720612">
                <text:p>14.3770334720612</text:p>
              </table:table-cell>
              <table:table-cell office:value-type="float" office:value="14.4437479972839">
                <text:p>14.4437479972839</text:p>
              </table:table-cell>
              <table:table-cell office:value-type="float" office:value="14.5104627609253">
                <text:p>14.5104627609253</text:p>
              </table:table-cell>
              <table:table-cell office:value-type="float" office:value="14.543820142746">
                <text:p>14.543820142746</text:p>
              </table:table-cell>
              <table:table-cell office:value-type="float" office:value="14.6772491931915">
                <text:p>14.6772491931915</text:p>
              </table:table-cell>
              <table:table-cell office:value-type="float" office:value="14.7439637184143">
                <text:p>14.7439637184143</text:p>
              </table:table-cell>
              <table:table-cell office:value-type="float" office:value="14.8106782436371">
                <text:p>14.8106782436371</text:p>
              </table:table-cell>
              <table:table-cell office:value-type="float" office:value="15.1108884811401">
                <text:p>15.1108884811401</text:p>
              </table:table-cell>
              <table:table-cell office:value-type="float" office:value="15.1776013374329">
                <text:p>15.1776013374329</text:p>
              </table:table-cell>
              <table:table-cell office:value-type="float" office:value="15.2443141937256">
                <text:p>15.2443141937256</text:p>
              </table:table-cell>
              <table:table-cell office:value-type="float" office:value="15.7113041877747">
                <text:p>15.7113041877747</text:p>
              </table:table-cell>
              <table:table-cell office:value-type="float" office:value="15.7446603775024">
                <text:p>15.7446603775024</text:p>
              </table:table-cell>
              <table:table-cell office:value-type="float" office:value="15.7780168056488">
                <text:p>15.7780168056488</text:p>
              </table:table-cell>
              <table:table-cell office:value-type="float" office:value="15.8447296619415">
                <text:p>15.8447296619415</text:p>
              </table:table-cell>
              <table:table-cell office:value-type="float" office:value="15.9781596660614">
                <text:p>15.9781596660614</text:p>
              </table:table-cell>
              <table:table-cell office:value-type="float" office:value="16.1115913391113">
                <text:p>16.1115913391113</text:p>
              </table:table-cell>
              <table:table-cell office:value-type="float" office:value="16.2116651535034">
                <text:p>16.2116651535034</text:p>
              </table:table-cell>
              <table:table-cell office:value-type="float" office:value="16.2450230121613">
                <text:p>16.2450230121613</text:p>
              </table:table-cell>
              <table:table-cell office:value-type="float" office:value="16.3117387294769">
                <text:p>16.3117387294769</text:p>
              </table:table-cell>
              <table:table-cell office:value-type="float" office:value="16.3784546852112">
                <text:p>16.3784546852112</text:p>
              </table:table-cell>
              <table:table-cell office:value-type="float" office:value="16.411812543869">
                <text:p>16.411812543869</text:p>
              </table:table-cell>
              <table:table-cell office:value-type="float" office:value="16.4785287380219">
                <text:p>16.4785287380219</text:p>
              </table:table-cell>
              <table:table-cell office:value-type="float" office:value="16.5452444553375">
                <text:p>16.5452444553375</text:p>
              </table:table-cell>
              <table:table-cell office:value-type="float" office:value="16.5786025524139">
                <text:p>16.5786025524139</text:p>
              </table:table-cell>
              <table:table-cell office:value-type="float" office:value="16.6453185081482">
                <text:p>16.6453185081482</text:p>
              </table:table-cell>
              <table:table-cell office:value-type="float" office:value="16.6786766052246">
                <text:p>16.6786766052246</text:p>
              </table:table-cell>
              <table:table-cell office:value-type="float" office:value="16.7120344638824">
                <text:p>16.7120344638824</text:p>
              </table:table-cell>
              <table:table-cell office:value-type="float" office:value="16.9121816158295">
                <text:p>16.9121816158295</text:p>
              </table:table-cell>
              <table:table-cell office:value-type="float" office:value="16.9788959026337">
                <text:p>16.9788959026337</text:p>
              </table:table-cell>
              <table:table-cell office:value-type="float" office:value="17.0456099510193">
                <text:p>17.0456099510193</text:p>
              </table:table-cell>
              <table:table-cell office:value-type="float" office:value="17.1123239994049">
                <text:p>17.1123239994049</text:p>
              </table:table-cell>
              <table:table-cell office:value-type="float" office:value="17.1456809043884">
                <text:p>17.1456809043884</text:p>
              </table:table-cell>
              <table:table-cell office:value-type="float" office:value="17.2123951911926">
                <text:p>17.2123951911926</text:p>
              </table:table-cell>
              <table:table-cell office:value-type="float" office:value="17.2457520961761">
                <text:p>17.2457520961761</text:p>
              </table:table-cell>
              <table:table-cell office:value-type="float" office:value="17.2791092395782">
                <text:p>17.2791092395782</text:p>
              </table:table-cell>
              <table:table-cell office:value-type="float" office:value="17.3791801929474">
                <text:p>17.3791801929474</text:p>
              </table:table-cell>
              <table:table-cell office:value-type="float" office:value="17.4125370979309">
                <text:p>17.4125370979309</text:p>
              </table:table-cell>
              <table:table-cell office:value-type="float" office:value="17.445894241333">
                <text:p>17.445894241333</text:p>
              </table:table-cell>
              <table:table-cell office:value-type="float" office:value="17.7461075782776">
                <text:p>17.7461075782776</text:p>
              </table:table-cell>
              <table:table-cell office:value-type="float" office:value="17.8128213882446">
                <text:p>17.8128213882446</text:p>
              </table:table-cell>
              <table:table-cell office:value-type="float" office:value="17.9128928184509">
                <text:p>17.9128928184509</text:p>
              </table:table-cell>
              <table:table-cell office:value-type="float" office:value="17.9462502002716">
                <text:p>17.9462502002716</text:p>
              </table:table-cell>
              <table:table-cell office:value-type="float" office:value="17.9796080589294">
                <text:p>17.9796080589294</text:p>
              </table:table-cell>
              <table:table-cell office:value-type="float" office:value="18.0129654407501">
                <text:p>18.0129654407501</text:p>
              </table:table-cell>
              <table:table-cell office:value-type="float" office:value="18.0463228225708">
                <text:p>18.0463228225708</text:p>
              </table:table-cell>
              <table:table-cell office:value-type="float" office:value="18.14639544487">
                <text:p>18.14639544487</text:p>
              </table:table-cell>
              <table:table-cell office:value-type="float" office:value="18.2464678287506">
                <text:p>18.2464678287506</text:p>
              </table:table-cell>
              <table:table-cell office:value-type="float" office:value="18.3131828308105">
                <text:p>18.3131828308105</text:p>
              </table:table-cell>
              <table:table-cell office:value-type="float" office:value="18.3465404510498">
                <text:p>18.3465404510498</text:p>
              </table:table-cell>
              <table:table-cell office:value-type="float" office:value="18.4132554531097">
                <text:p>18.4132554531097</text:p>
              </table:table-cell>
              <table:table-cell office:value-type="float" office:value="18.4799704551697">
                <text:p>18.4799704551697</text:p>
              </table:table-cell>
              <table:table-cell office:value-type="float" office:value="18.5133278369904">
                <text:p>18.5133278369904</text:p>
              </table:table-cell>
              <table:table-cell office:value-type="float" office:value="18.5800430774689">
                <text:p>18.5800430774689</text:p>
              </table:table-cell>
              <table:table-cell office:value-type="float" office:value="18.6467580795288">
                <text:p>18.6467580795288</text:p>
              </table:table-cell>
              <table:table-cell office:value-type="float" office:value="18.6801156997681">
                <text:p>18.6801156997681</text:p>
              </table:table-cell>
              <table:table-cell office:value-type="float" office:value="18.7468309402466">
                <text:p>18.7468309402466</text:p>
              </table:table-cell>
              <table:table-cell office:value-type="float" office:value="18.8135459423065">
                <text:p>18.8135459423065</text:p>
              </table:table-cell>
              <table:table-cell office:value-type="float" office:value="18.8469033241272">
                <text:p>18.8469033241272</text:p>
              </table:table-cell>
              <table:table-cell office:value-type="float" office:value="18.9136180877686">
                <text:p>18.9136180877686</text:p>
              </table:table-cell>
              <table:table-cell office:value-type="float" office:value="18.980331659317">
                <text:p>18.980331659317</text:p>
              </table:table-cell>
              <table:table-cell office:value-type="float" office:value="19.0470454692841">
                <text:p>19.0470454692841</text:p>
              </table:table-cell>
              <table:table-cell office:value-type="float" office:value="19.0804023742676">
                <text:p>19.0804023742676</text:p>
              </table:table-cell>
              <table:table-cell office:value-type="float" office:value="19.147115945816">
                <text:p>19.147115945816</text:p>
              </table:table-cell>
              <table:table-cell office:value-type="float" office:value="19.1804728507996">
                <text:p>19.1804728507996</text:p>
              </table:table-cell>
              <table:table-cell office:value-type="float" office:value="19.2471866607666">
                <text:p>19.2471866607666</text:p>
              </table:table-cell>
              <table:table-cell office:value-type="float" office:value="19.2805435657501">
                <text:p>19.2805435657501</text:p>
              </table:table-cell>
              <table:table-cell office:value-type="float" office:value="19.3472571372986">
                <text:p>19.3472571372986</text:p>
              </table:table-cell>
              <table:table-cell office:value-type="float" office:value="19.413970708847">
                <text:p>19.413970708847</text:p>
              </table:table-cell>
              <table:table-cell office:value-type="float" office:value="19.4806847572327">
                <text:p>19.4806847572327</text:p>
              </table:table-cell>
              <table:table-cell office:value-type="float" office:value="19.5473983287811">
                <text:p>19.5473983287811</text:p>
              </table:table-cell>
              <table:table-cell office:value-type="float" office:value="19.5807549953461">
                <text:p>19.5807549953461</text:p>
              </table:table-cell>
              <table:table-cell office:value-type="float" office:value="19.6141119003296">
                <text:p>19.6141119003296</text:p>
              </table:table-cell>
              <table:table-cell office:value-type="float" office:value="19.6474685668945">
                <text:p>19.6474685668945</text:p>
              </table:table-cell>
              <table:table-cell office:value-type="float" office:value="19.6808254718781">
                <text:p>19.6808254718781</text:p>
              </table:table-cell>
              <table:table-cell office:value-type="float" office:value="19.7475390434265">
                <text:p>19.7475390434265</text:p>
              </table:table-cell>
              <table:table-cell office:value-type="float" office:value="19.7808957099915">
                <text:p>19.7808957099915</text:p>
              </table:table-cell>
              <table:table-cell office:value-type="float" office:value="19.8142528533936">
                <text:p>19.8142528533936</text:p>
              </table:table-cell>
              <table:table-cell office:value-type="float" office:value="19.8476095199585">
                <text:p>19.8476095199585</text:p>
              </table:table-cell>
              <table:table-cell office:value-type="float" office:value="19.880966424942">
                <text:p>19.880966424942</text:p>
              </table:table-cell>
              <table:table-cell office:value-type="float" office:value="19.9476797580719">
                <text:p>19.9476797580719</text:p>
              </table:table-cell>
              <table:table-cell office:value-type="float" office:value="20.0143928527832">
                <text:p>20.0143928527832</text:p>
              </table:table-cell>
              <table:table-cell office:value-type="float" office:value="20.0811061859131">
                <text:p>20.0811061859131</text:p>
              </table:table-cell>
              <table:table-cell office:value-type="float" office:value="20.147819519043">
                <text:p>20.147819519043</text:p>
              </table:table-cell>
              <table:table-cell office:value-type="float" office:value="20.2145326137543">
                <text:p>20.2145326137543</text:p>
              </table:table-cell>
              <table:table-cell office:value-type="float" office:value="20.2478892803192">
                <text:p>20.2478892803192</text:p>
              </table:table-cell>
              <table:table-cell office:value-type="float" office:value="20.2812459468842">
                <text:p>20.2812459468842</text:p>
              </table:table-cell>
              <table:table-cell office:value-type="float" office:value="20.3146023750305">
                <text:p>20.3146023750305</text:p>
              </table:table-cell>
              <table:table-cell office:value-type="float" office:value="20.3479590415955">
                <text:p>20.3479590415955</text:p>
              </table:table-cell>
              <table:table-cell office:value-type="float" office:value="20.3813154697418">
                <text:p>20.3813154697418</text:p>
              </table:table-cell>
              <table:table-cell office:value-type="float" office:value="20.4480285644531">
                <text:p>20.4480285644531</text:p>
              </table:table-cell>
              <table:table-cell office:value-type="float" office:value="20.5147416591644">
                <text:p>20.5147416591644</text:p>
              </table:table-cell>
              <table:table-cell office:value-type="float" office:value="20.5814549922943">
                <text:p>20.5814549922943</text:p>
              </table:table-cell>
              <table:table-cell office:value-type="float" office:value="20.681524515152">
                <text:p>20.681524515152</text:p>
              </table:table-cell>
              <table:table-cell office:value-type="float" office:value="20.7148809432983">
                <text:p>20.7148809432983</text:p>
              </table:table-cell>
              <table:table-cell office:value-type="float" office:value="20.7815940380096">
                <text:p>20.7815940380096</text:p>
              </table:table-cell>
              <table:table-cell office:value-type="float" office:value="20.8483068943024">
                <text:p>20.8483068943024</text:p>
              </table:table-cell>
              <table:table-cell office:value-type="float" office:value="20.9150223731995">
                <text:p>20.9150223731995</text:p>
              </table:table-cell>
              <table:table-cell office:value-type="float" office:value="20.9817397594452">
                <text:p>20.9817397594452</text:p>
              </table:table-cell>
              <table:table-cell office:value-type="float" office:value="21.0484573841095">
                <text:p>21.0484573841095</text:p>
              </table:table-cell>
              <table:table-cell office:value-type="float" office:value="21.0818161964416">
                <text:p>21.0818161964416</text:p>
              </table:table-cell>
              <table:table-cell office:value-type="float" office:value="21.1485340595245">
                <text:p>21.1485340595245</text:p>
              </table:table-cell>
              <table:table-cell office:value-type="float" office:value="21.2152516841888">
                <text:p>21.2152516841888</text:p>
              </table:table-cell>
              <table:table-cell office:value-type="float" office:value="21.2819695472717">
                <text:p>21.2819695472717</text:p>
              </table:table-cell>
              <table:table-cell office:value-type="float" office:value="21.3486874103546">
                <text:p>21.3486874103546</text:p>
              </table:table-cell>
              <table:table-cell office:value-type="float" office:value="21.4154050350189">
                <text:p>21.4154050350189</text:p>
              </table:table-cell>
              <table:table-cell office:value-type="float" office:value="21.4487643241882">
                <text:p>21.4487643241882</text:p>
              </table:table-cell>
              <table:table-cell office:value-type="float" office:value="21.4821231365204">
                <text:p>21.4821231365204</text:p>
              </table:table-cell>
              <table:table-cell office:value-type="float" office:value="21.5154819488525">
                <text:p>21.5154819488525</text:p>
              </table:table-cell>
              <table:table-cell office:value-type="float" office:value="21.5488412380218">
                <text:p>21.5488412380218</text:p>
              </table:table-cell>
              <table:table-cell office:value-type="float" office:value="21.582200050354">
                <text:p>21.582200050354</text:p>
              </table:table-cell>
              <table:table-cell office:value-type="float" office:value="21.6489181518555">
                <text:p>21.6489181518555</text:p>
              </table:table-cell>
              <table:table-cell office:value-type="float" office:value="21.7156360149384">
                <text:p>21.7156360149384</text:p>
              </table:table-cell>
              <table:table-cell office:value-type="float" office:value="21.7489953041077">
                <text:p>21.7489953041077</text:p>
              </table:table-cell>
              <table:table-cell office:value-type="float" office:value="21.8157134056091">
                <text:p>21.8157134056091</text:p>
              </table:table-cell>
              <table:table-cell office:value-type="float" office:value="21.8824315071106">
                <text:p>21.8824315071106</text:p>
              </table:table-cell>
              <table:table-cell office:value-type="float" office:value="21.9491491317749">
                <text:p>21.9491491317749</text:p>
              </table:table-cell>
              <table:table-cell office:value-type="float" office:value="22.0158669948578">
                <text:p>22.0158669948578</text:p>
              </table:table-cell>
              <table:table-cell office:value-type="float" office:value="22.0825848579407">
                <text:p>22.0825848579407</text:p>
              </table:table-cell>
              <table:table-cell office:value-type="float" office:value="22.1826615333557">
                <text:p>22.1826615333557</text:p>
              </table:table-cell>
              <table:table-cell office:value-type="float" office:value="22.2827384471893">
                <text:p>22.2827384471893</text:p>
              </table:table-cell>
              <table:table-cell office:value-type="float" office:value="22.3160972595215">
                <text:p>22.3160972595215</text:p>
              </table:table-cell>
              <table:table-cell office:value-type="float" office:value="22.3828153610229">
                <text:p>22.3828153610229</text:p>
              </table:table-cell>
              <table:table-cell office:value-type="float" office:value="22.4495332241058">
                <text:p>22.4495332241058</text:p>
              </table:table-cell>
              <table:table-cell office:value-type="float" office:value="22.5162513256073">
                <text:p>22.5162513256073</text:p>
              </table:table-cell>
              <table:table-cell office:value-type="float" office:value="22.5829691886902">
                <text:p>22.5829691886902</text:p>
              </table:table-cell>
              <table:table-cell office:value-type="float" office:value="22.6163284778595">
                <text:p>22.6163284778595</text:p>
              </table:table-cell>
              <table:table-cell office:value-type="float" office:value="22.6830468177795">
                <text:p>22.6830468177795</text:p>
              </table:table-cell>
              <table:table-cell office:value-type="float" office:value="22.7164056301117">
                <text:p>22.7164056301117</text:p>
              </table:table-cell>
              <table:table-cell office:value-type="float" office:value="22.7831237316132">
                <text:p>22.7831237316132</text:p>
              </table:table-cell>
              <table:table-cell office:value-type="float" office:value="22.8164830207825">
                <text:p>22.8164830207825</text:p>
              </table:table-cell>
              <table:table-cell office:value-type="float" office:value="22.8498420715332">
                <text:p>22.8498420715332</text:p>
              </table:table-cell>
              <table:table-cell office:value-type="float" office:value="22.8832011222839">
                <text:p>22.8832011222839</text:p>
              </table:table-cell>
              <table:table-cell office:value-type="float" office:value="22.916558265686">
                <text:p>22.916558265686</text:p>
              </table:table-cell>
              <table:table-cell office:value-type="float" office:value="22.9499154090881">
                <text:p>22.9499154090881</text:p>
              </table:table-cell>
              <table:table-cell office:value-type="float" office:value="22.9832723140717">
                <text:p>22.9832723140717</text:p>
              </table:table-cell>
              <table:table-cell office:value-type="float" office:value="23.0166292190552">
                <text:p>23.0166292190552</text:p>
              </table:table-cell>
              <table:table-cell office:value-type="float" office:value="23.0499861240387">
                <text:p>23.0499861240387</text:p>
              </table:table-cell>
              <table:table-cell office:value-type="float" office:value="23.1167001724243">
                <text:p>23.1167001724243</text:p>
              </table:table-cell>
              <table:table-cell office:value-type="float" office:value="23.1500573158264">
                <text:p>23.1500573158264</text:p>
              </table:table-cell>
              <table:table-cell office:value-type="float" office:value="23.2167711257935">
                <text:p>23.2167711257935</text:p>
              </table:table-cell>
              <table:table-cell office:value-type="float" office:value="23.250128030777">
                <text:p>23.250128030777</text:p>
              </table:table-cell>
              <table:table-cell office:value-type="float" office:value="23.2834851741791">
                <text:p>23.2834851741791</text:p>
              </table:table-cell>
              <table:table-cell office:value-type="float" office:value="23.3168420791626">
                <text:p>23.3168420791626</text:p>
              </table:table-cell>
              <table:table-cell office:value-type="float" office:value="23.3501989841461">
                <text:p>23.3501989841461</text:p>
              </table:table-cell>
              <table:table-cell office:value-type="float" office:value="23.3835558891296">
                <text:p>23.3835558891296</text:p>
              </table:table-cell>
              <table:table-cell office:value-type="float" office:value="23.4502699375153">
                <text:p>23.4502699375153</text:p>
              </table:table-cell>
            </table:table-row>
          </table:table-header-rows>
          <table:table-rows>
            <table:table-row>
              <table:table-cell office:value-type="string">
                <text:p>y_disp-axis</text:p>
                <draw:g>
                  <svg:desc>tfootnopad2.A6:tfootnopad2.A6</svg:desc>
                </draw:g>
              </table:table-cell>
              <table:table-cell office:value-type="float" office:value="0.30395746768842">
                <text:p>0.30395746768842</text:p>
                <draw:g>
                  <svg:desc>tfootnopad2.B6:tfootnopad2.LO6</svg:desc>
                </draw:g>
              </table:table-cell>
              <table:table-cell office:value-type="float" office:value="0.30399996002692">
                <text:p>0.30399996002692</text:p>
              </table:table-cell>
              <table:table-cell office:value-type="float" office:value="0.303976539653734">
                <text:p>0.303976539653734</text:p>
              </table:table-cell>
              <table:table-cell office:value-type="float" office:value="0.304000071115241">
                <text:p>0.304000071115241</text:p>
              </table:table-cell>
              <table:table-cell office:value-type="float" office:value="0.304002732420997">
                <text:p>0.304002732420997</text:p>
              </table:table-cell>
              <table:table-cell office:value-type="float" office:value="0.303988997330246">
                <text:p>0.303988997330246</text:p>
              </table:table-cell>
              <table:table-cell office:value-type="float" office:value="0.303981029807312">
                <text:p>0.303981029807312</text:p>
              </table:table-cell>
              <table:table-cell office:value-type="float" office:value="0.303991690742025">
                <text:p>0.303991690742025</text:p>
              </table:table-cell>
              <table:table-cell office:value-type="float" office:value="0.303963754381046">
                <text:p>0.303963754381046</text:p>
              </table:table-cell>
              <table:table-cell office:value-type="float" office:value="0.303973467586289">
                <text:p>0.303973467586289</text:p>
              </table:table-cell>
              <table:table-cell office:value-type="float" office:value="0.30398034870832">
                <text:p>0.30398034870832</text:p>
              </table:table-cell>
              <table:table-cell office:value-type="float" office:value="0.304006987141948">
                <text:p>0.304006987141948</text:p>
              </table:table-cell>
              <table:table-cell office:value-type="float" office:value="0.303990211873573">
                <text:p>0.303990211873573</text:p>
              </table:table-cell>
              <table:table-cell office:value-type="float" office:value="0.303973448893021">
                <text:p>0.303973448893021</text:p>
              </table:table-cell>
              <table:table-cell office:value-type="float" office:value="0.303983315729463">
                <text:p>0.303983315729463</text:p>
              </table:table-cell>
              <table:table-cell office:value-type="float" office:value="0.303976052493465">
                <text:p>0.303976052493465</text:p>
              </table:table-cell>
              <table:table-cell office:value-type="float" office:value="0.303999026701188">
                <text:p>0.303999026701188</text:p>
              </table:table-cell>
              <table:table-cell office:value-type="float" office:value="0.304007291810387">
                <text:p>0.304007291810387</text:p>
              </table:table-cell>
              <table:table-cell office:value-type="float" office:value="0.303997812800304">
                <text:p>0.303997812800304</text:p>
              </table:table-cell>
              <table:table-cell office:value-type="float" office:value="0.303992249819445">
                <text:p>0.303992249819445</text:p>
              </table:table-cell>
              <table:table-cell office:value-type="float" office:value="0.30399935880307">
                <text:p>0.30399935880307</text:p>
              </table:table-cell>
              <table:table-cell office:value-type="float" office:value="0.303994709425656">
                <text:p>0.303994709425656</text:p>
              </table:table-cell>
              <table:table-cell office:value-type="float" office:value="0.303994531855068">
                <text:p>0.303994531855068</text:p>
              </table:table-cell>
              <table:table-cell office:value-type="float" office:value="0.303973559182593">
                <text:p>0.303973559182593</text:p>
              </table:table-cell>
              <table:table-cell office:value-type="float" office:value="0.30398595367847">
                <text:p>0.30398595367847</text:p>
              </table:table-cell>
              <table:table-cell office:value-type="float" office:value="0.303962943855936">
                <text:p>0.303962943855936</text:p>
              </table:table-cell>
              <table:table-cell office:value-type="float" office:value="0.304001945361178">
                <text:p>0.304001945361178</text:p>
              </table:table-cell>
              <table:table-cell office:value-type="float" office:value="0.303979130143874">
                <text:p>0.303979130143874</text:p>
              </table:table-cell>
              <table:table-cell office:value-type="float" office:value="0.303971896839061">
                <text:p>0.303971896839061</text:p>
              </table:table-cell>
              <table:table-cell office:value-type="float" office:value="0.303985641959144">
                <text:p>0.303985641959144</text:p>
              </table:table-cell>
              <table:table-cell office:value-type="float" office:value="0.303979840807659">
                <text:p>0.303979840807659</text:p>
              </table:table-cell>
              <table:table-cell office:value-type="float" office:value="0.303994590593627">
                <text:p>0.303994590593627</text:p>
              </table:table-cell>
              <table:table-cell office:value-type="float" office:value="0.304005445434513">
                <text:p>0.304005445434513</text:p>
              </table:table-cell>
              <table:table-cell office:value-type="float" office:value="0.30399243194525">
                <text:p>0.30399243194525</text:p>
              </table:table-cell>
              <table:table-cell office:value-type="float" office:value="0.303986811472596">
                <text:p>0.303986811472596</text:p>
              </table:table-cell>
              <table:table-cell office:value-type="float" office:value="0.303975091316128">
                <text:p>0.303975091316128</text:p>
              </table:table-cell>
              <table:table-cell office:value-type="float" office:value="0.304002416725499">
                <text:p>0.304002416725499</text:p>
              </table:table-cell>
              <table:table-cell office:value-type="float" office:value="0.303990142871672">
                <text:p>0.303990142871672</text:p>
              </table:table-cell>
              <table:table-cell office:value-type="float" office:value="0.303970269790761">
                <text:p>0.303970269790761</text:p>
              </table:table-cell>
              <table:table-cell office:value-type="float" office:value="0.303984314143405">
                <text:p>0.303984314143405</text:p>
              </table:table-cell>
              <table:table-cell office:value-type="float" office:value="0.30399388418226">
                <text:p>0.30399388418226</text:p>
              </table:table-cell>
              <table:table-cell office:value-type="float" office:value="0.30398837481439">
                <text:p>0.30398837481439</text:p>
              </table:table-cell>
              <table:table-cell office:value-type="float" office:value="0.303973388779128">
                <text:p>0.303973388779128</text:p>
              </table:table-cell>
              <table:table-cell office:value-type="float" office:value="0.303973298815855">
                <text:p>0.303973298815855</text:p>
              </table:table-cell>
              <table:table-cell office:value-type="float" office:value="0.303998916551714">
                <text:p>0.303998916551714</text:p>
              </table:table-cell>
              <table:table-cell office:value-type="float" office:value="0.303987317400962">
                <text:p>0.303987317400962</text:p>
              </table:table-cell>
              <table:table-cell office:value-type="float" office:value="0.303982735226638">
                <text:p>0.303982735226638</text:p>
              </table:table-cell>
              <table:table-cell office:value-type="float" office:value="0.303938712576696">
                <text:p>0.303938712576696</text:p>
              </table:table-cell>
              <table:table-cell office:value-type="float" office:value="0.303998306475822">
                <text:p>0.303998306475822</text:p>
              </table:table-cell>
              <table:table-cell office:value-type="float" office:value="0.303993233441601">
                <text:p>0.303993233441601</text:p>
              </table:table-cell>
              <table:table-cell office:value-type="float" office:value="0.303910825604922">
                <text:p>0.303910825604922</text:p>
              </table:table-cell>
              <table:table-cell office:value-type="float" office:value="0.303923148348351">
                <text:p>0.303923148348351</text:p>
              </table:table-cell>
              <table:table-cell office:value-type="float" office:value="0.30397840671065">
                <text:p>0.30397840671065</text:p>
              </table:table-cell>
              <table:table-cell office:value-type="float" office:value="0.301568836137953">
                <text:p>0.301568836137953</text:p>
              </table:table-cell>
              <table:table-cell office:value-type="float" office:value="0.298980523060327">
                <text:p>0.298980523060327</text:p>
              </table:table-cell>
              <table:table-cell office:value-type="float" office:value="0.296518539702517">
                <text:p>0.296518539702517</text:p>
              </table:table-cell>
              <table:table-cell office:value-type="float" office:value="0.296881040963862">
                <text:p>0.296881040963862</text:p>
              </table:table-cell>
              <table:table-cell office:value-type="float" office:value="0.297119575804773">
                <text:p>0.297119575804773</text:p>
              </table:table-cell>
              <table:table-cell office:value-type="float" office:value="0.297434521968998">
                <text:p>0.297434521968998</text:p>
              </table:table-cell>
              <table:table-cell office:value-type="float" office:value="0.297679016235287">
                <text:p>0.297679016235287</text:p>
              </table:table-cell>
              <table:table-cell office:value-type="float" office:value="0.297052468240556">
                <text:p>0.297052468240556</text:p>
              </table:table-cell>
              <table:table-cell office:value-type="float" office:value="0.295342980568941">
                <text:p>0.295342980568941</text:p>
              </table:table-cell>
              <table:table-cell office:value-type="float" office:value="0.294006290069701">
                <text:p>0.294006290069701</text:p>
              </table:table-cell>
              <table:table-cell office:value-type="float" office:value="0.300108837092159">
                <text:p>0.300108837092159</text:p>
              </table:table-cell>
              <table:table-cell office:value-type="float" office:value="0.31789795814629">
                <text:p>0.31789795814629</text:p>
              </table:table-cell>
              <table:table-cell office:value-type="float" office:value="0.330466618042248">
                <text:p>0.330466618042248</text:p>
              </table:table-cell>
              <table:table-cell office:value-type="float" office:value="0.334792109099832">
                <text:p>0.334792109099832</text:p>
              </table:table-cell>
              <table:table-cell office:value-type="float" office:value="0.339285917758977">
                <text:p>0.339285917758977</text:p>
              </table:table-cell>
              <table:table-cell office:value-type="float" office:value="0.339120387066665">
                <text:p>0.339120387066665</text:p>
              </table:table-cell>
              <table:table-cell office:value-type="float" office:value="0.337067358929582">
                <text:p>0.337067358929582</text:p>
              </table:table-cell>
              <table:table-cell office:value-type="float" office:value="0.33648120280607">
                <text:p>0.33648120280607</text:p>
              </table:table-cell>
              <table:table-cell office:value-type="float" office:value="0.337620910943749">
                <text:p>0.337620910943749</text:p>
              </table:table-cell>
              <table:table-cell office:value-type="float" office:value="0.33870722038952">
                <text:p>0.33870722038952</text:p>
              </table:table-cell>
              <table:table-cell office:value-type="float" office:value="0.338179482513518">
                <text:p>0.338179482513518</text:p>
              </table:table-cell>
              <table:table-cell office:value-type="float" office:value="0.330464059960751">
                <text:p>0.330464059960751</text:p>
              </table:table-cell>
              <table:table-cell office:value-type="float" office:value="0.324469687248669">
                <text:p>0.324469687248669</text:p>
              </table:table-cell>
              <table:table-cell office:value-type="float" office:value="0.301665921172255">
                <text:p>0.301665921172255</text:p>
              </table:table-cell>
              <table:table-cell office:value-type="float" office:value="0.301719109048518">
                <text:p>0.301719109048518</text:p>
              </table:table-cell>
              <table:table-cell office:value-type="float" office:value="0.300842710141525">
                <text:p>0.300842710141525</text:p>
              </table:table-cell>
              <table:table-cell office:value-type="float" office:value="0.30017374214289">
                <text:p>0.30017374214289</text:p>
              </table:table-cell>
              <table:table-cell office:value-type="float" office:value="0.297514604338502">
                <text:p>0.297514604338502</text:p>
              </table:table-cell>
              <table:table-cell office:value-type="float" office:value="0.293757622161847">
                <text:p>0.293757622161847</text:p>
              </table:table-cell>
              <table:table-cell office:value-type="float" office:value="0.292601333770661">
                <text:p>0.292601333770661</text:p>
              </table:table-cell>
              <table:table-cell office:value-type="float" office:value="0.292322069628248">
                <text:p>0.292322069628248</text:p>
              </table:table-cell>
              <table:table-cell office:value-type="float" office:value="0.332994365803223">
                <text:p>0.332994365803223</text:p>
              </table:table-cell>
              <table:table-cell office:value-type="float" office:value="0.331944642569779">
                <text:p>0.331944642569779</text:p>
              </table:table-cell>
              <table:table-cell office:value-type="float" office:value="0.329067764466869">
                <text:p>0.329067764466869</text:p>
              </table:table-cell>
              <table:table-cell office:value-type="float" office:value="0.30319220209403">
                <text:p>0.30319220209403</text:p>
              </table:table-cell>
              <table:table-cell office:value-type="float" office:value="0.303127925919513">
                <text:p>0.303127925919513</text:p>
              </table:table-cell>
              <table:table-cell office:value-type="float" office:value="0.30273197035763">
                <text:p>0.30273197035763</text:p>
              </table:table-cell>
              <table:table-cell office:value-type="float" office:value="0.301036474048521">
                <text:p>0.301036474048521</text:p>
              </table:table-cell>
              <table:table-cell office:value-type="float" office:value="0.293618017461929">
                <text:p>0.293618017461929</text:p>
              </table:table-cell>
              <table:table-cell office:value-type="float" office:value="0.297108018602533">
                <text:p>0.297108018602533</text:p>
              </table:table-cell>
              <table:table-cell office:value-type="float" office:value="0.315257622244955">
                <text:p>0.315257622244955</text:p>
              </table:table-cell>
              <table:table-cell office:value-type="float" office:value="0.335651203119412">
                <text:p>0.335651203119412</text:p>
              </table:table-cell>
              <table:table-cell office:value-type="float" office:value="0.335787707518181">
                <text:p>0.335787707518181</text:p>
              </table:table-cell>
              <table:table-cell office:value-type="float" office:value="0.334199190597585">
                <text:p>0.334199190597585</text:p>
              </table:table-cell>
              <table:table-cell office:value-type="float" office:value="0.334272064201279">
                <text:p>0.334272064201279</text:p>
              </table:table-cell>
              <table:table-cell office:value-type="float" office:value="0.335123565829447">
                <text:p>0.335123565829447</text:p>
              </table:table-cell>
              <table:table-cell office:value-type="float" office:value="0.333069646696375">
                <text:p>0.333069646696375</text:p>
              </table:table-cell>
              <table:table-cell office:value-type="float" office:value="0.329248796819705">
                <text:p>0.329248796819705</text:p>
              </table:table-cell>
              <table:table-cell office:value-type="float" office:value="0.300824128094786">
                <text:p>0.300824128094786</text:p>
              </table:table-cell>
              <table:table-cell office:value-type="float" office:value="0.296072450089531">
                <text:p>0.296072450089531</text:p>
              </table:table-cell>
              <table:table-cell office:value-type="float" office:value="0.295479907879714">
                <text:p>0.295479907879714</text:p>
              </table:table-cell>
              <table:table-cell office:value-type="float" office:value="0.293128112286012">
                <text:p>0.293128112286012</text:p>
              </table:table-cell>
              <table:table-cell office:value-type="float" office:value="0.291764670988156">
                <text:p>0.291764670988156</text:p>
              </table:table-cell>
              <table:table-cell office:value-type="float" office:value="0.289670821446894">
                <text:p>0.289670821446894</text:p>
              </table:table-cell>
              <table:table-cell office:value-type="float" office:value="0.287711072321033">
                <text:p>0.287711072321033</text:p>
              </table:table-cell>
              <table:table-cell office:value-type="float" office:value="0.286578108263494">
                <text:p>0.286578108263494</text:p>
              </table:table-cell>
              <table:table-cell office:value-type="float" office:value="0.287584006487685">
                <text:p>0.287584006487685</text:p>
              </table:table-cell>
              <table:table-cell office:value-type="float" office:value="0.287832510171615">
                <text:p>0.287832510171615</text:p>
              </table:table-cell>
              <table:table-cell office:value-type="float" office:value="0.289935092616436">
                <text:p>0.289935092616436</text:p>
              </table:table-cell>
              <table:table-cell office:value-type="float" office:value="0.333955108856103">
                <text:p>0.333955108856103</text:p>
              </table:table-cell>
              <table:table-cell office:value-type="float" office:value="0.334853059123699">
                <text:p>0.334853059123699</text:p>
              </table:table-cell>
              <table:table-cell office:value-type="float" office:value="0.33396599275334">
                <text:p>0.33396599275334</text:p>
              </table:table-cell>
              <table:table-cell office:value-type="float" office:value="0.328843137086812">
                <text:p>0.328843137086812</text:p>
              </table:table-cell>
              <table:table-cell office:value-type="float" office:value="0.323382044945896">
                <text:p>0.323382044945896</text:p>
              </table:table-cell>
              <table:table-cell office:value-type="float" office:value="0.319694173993269">
                <text:p>0.319694173993269</text:p>
              </table:table-cell>
              <table:table-cell office:value-type="float" office:value="0.313310487287624">
                <text:p>0.313310487287624</text:p>
              </table:table-cell>
              <table:table-cell office:value-type="float" office:value="0.30778763663868">
                <text:p>0.30778763663868</text:p>
              </table:table-cell>
              <table:table-cell office:value-type="float" office:value="0.306064581263408">
                <text:p>0.306064581263408</text:p>
              </table:table-cell>
              <table:table-cell office:value-type="float" office:value="0.303437112602916">
                <text:p>0.303437112602916</text:p>
              </table:table-cell>
              <table:table-cell office:value-type="float" office:value="0.303043970249901">
                <text:p>0.303043970249901</text:p>
              </table:table-cell>
              <table:table-cell office:value-type="float" office:value="0.302460689705642">
                <text:p>0.302460689705642</text:p>
              </table:table-cell>
              <table:table-cell office:value-type="float" office:value="0.302805805920873">
                <text:p>0.302805805920873</text:p>
              </table:table-cell>
              <table:table-cell office:value-type="float" office:value="0.299342433052226">
                <text:p>0.299342433052226</text:p>
              </table:table-cell>
              <table:table-cell office:value-type="float" office:value="0.295737873192332">
                <text:p>0.295737873192332</text:p>
              </table:table-cell>
              <table:table-cell office:value-type="float" office:value="0.294668157058717">
                <text:p>0.294668157058717</text:p>
              </table:table-cell>
              <table:table-cell office:value-type="float" office:value="0.298084369408434">
                <text:p>0.298084369408434</text:p>
              </table:table-cell>
              <table:table-cell office:value-type="float" office:value="0.295262587238181">
                <text:p>0.295262587238181</text:p>
              </table:table-cell>
              <table:table-cell office:value-type="float" office:value="0.291182892306878">
                <text:p>0.291182892306878</text:p>
              </table:table-cell>
              <table:table-cell office:value-type="float" office:value="0.288793796997034">
                <text:p>0.288793796997034</text:p>
              </table:table-cell>
              <table:table-cell office:value-type="float" office:value="0.287415990624297">
                <text:p>0.287415990624297</text:p>
              </table:table-cell>
              <table:table-cell office:value-type="float" office:value="0.28564413621126">
                <text:p>0.28564413621126</text:p>
              </table:table-cell>
              <table:table-cell office:value-type="float" office:value="0.282567142442236">
                <text:p>0.282567142442236</text:p>
              </table:table-cell>
              <table:table-cell office:value-type="float" office:value="0.280631246634193">
                <text:p>0.280631246634193</text:p>
              </table:table-cell>
              <table:table-cell office:value-type="float" office:value="0.281428573333591">
                <text:p>0.281428573333591</text:p>
              </table:table-cell>
              <table:table-cell office:value-type="float" office:value="0.275783679470454">
                <text:p>0.275783679470454</text:p>
              </table:table-cell>
              <table:table-cell office:value-type="float" office:value="0.277146340827295">
                <text:p>0.277146340827295</text:p>
              </table:table-cell>
              <table:table-cell office:value-type="float" office:value="0.303037358010841">
                <text:p>0.303037358010841</text:p>
              </table:table-cell>
              <table:table-cell office:value-type="float" office:value="0.299601603464979">
                <text:p>0.299601603464979</text:p>
              </table:table-cell>
              <table:table-cell office:value-type="float" office:value="0.298794884048879">
                <text:p>0.298794884048879</text:p>
              </table:table-cell>
              <table:table-cell office:value-type="float" office:value="0.296564080929635">
                <text:p>0.296564080929635</text:p>
              </table:table-cell>
              <table:table-cell office:value-type="float" office:value="0.292473705994417">
                <text:p>0.292473705994417</text:p>
              </table:table-cell>
              <table:table-cell office:value-type="float" office:value="0.319948608423406">
                <text:p>0.319948608423406</text:p>
              </table:table-cell>
              <table:table-cell office:value-type="float" office:value="0.332209003604753">
                <text:p>0.332209003604753</text:p>
              </table:table-cell>
              <table:table-cell office:value-type="float" office:value="0.338388182276383">
                <text:p>0.338388182276383</text:p>
              </table:table-cell>
              <table:table-cell office:value-type="float" office:value="0.338683779344927">
                <text:p>0.338683779344927</text:p>
              </table:table-cell>
              <table:table-cell office:value-type="float" office:value="0.336161491744252">
                <text:p>0.336161491744252</text:p>
              </table:table-cell>
              <table:table-cell office:value-type="float" office:value="0.337328785120388">
                <text:p>0.337328785120388</text:p>
              </table:table-cell>
              <table:table-cell office:value-type="float" office:value="0.338653405959169">
                <text:p>0.338653405959169</text:p>
              </table:table-cell>
              <table:table-cell office:value-type="float" office:value="0.337674580470206">
                <text:p>0.337674580470206</text:p>
              </table:table-cell>
              <table:table-cell office:value-type="float" office:value="0.330633470187113">
                <text:p>0.330633470187113</text:p>
              </table:table-cell>
              <table:table-cell office:value-type="float" office:value="0.303483701678493">
                <text:p>0.303483701678493</text:p>
              </table:table-cell>
              <table:table-cell office:value-type="float" office:value="0.301172267659304">
                <text:p>0.301172267659304</text:p>
              </table:table-cell>
              <table:table-cell office:value-type="float" office:value="0.301083373502722">
                <text:p>0.301083373502722</text:p>
              </table:table-cell>
              <table:table-cell office:value-type="float" office:value="0.299106802909258">
                <text:p>0.299106802909258</text:p>
              </table:table-cell>
              <table:table-cell office:value-type="float" office:value="0.295923080669833">
                <text:p>0.295923080669833</text:p>
              </table:table-cell>
              <table:table-cell office:value-type="float" office:value="0.291819411487055">
                <text:p>0.291819411487055</text:p>
              </table:table-cell>
              <table:table-cell office:value-type="float" office:value="0.287628680448301">
                <text:p>0.287628680448301</text:p>
              </table:table-cell>
              <table:table-cell office:value-type="float" office:value="0.286577272193943">
                <text:p>0.286577272193943</text:p>
              </table:table-cell>
              <table:table-cell office:value-type="float" office:value="0.286450165835919">
                <text:p>0.286450165835919</text:p>
              </table:table-cell>
              <table:table-cell office:value-type="float" office:value="0.330062442449327">
                <text:p>0.330062442449327</text:p>
              </table:table-cell>
              <table:table-cell office:value-type="float" office:value="0.325518193073812">
                <text:p>0.325518193073812</text:p>
              </table:table-cell>
              <table:table-cell office:value-type="float" office:value="0.303502589142301">
                <text:p>0.303502589142301</text:p>
              </table:table-cell>
              <table:table-cell office:value-type="float" office:value="0.304443251554823">
                <text:p>0.304443251554823</text:p>
              </table:table-cell>
              <table:table-cell office:value-type="float" office:value="0.30386898944336">
                <text:p>0.30386898944336</text:p>
              </table:table-cell>
              <table:table-cell office:value-type="float" office:value="0.303245838323224">
                <text:p>0.303245838323224</text:p>
              </table:table-cell>
              <table:table-cell office:value-type="float" office:value="0.302134712344032">
                <text:p>0.302134712344032</text:p>
              </table:table-cell>
              <table:table-cell office:value-type="float" office:value="0.299186175166566">
                <text:p>0.299186175166566</text:p>
              </table:table-cell>
              <table:table-cell office:value-type="float" office:value="0.293389552704547">
                <text:p>0.293389552704547</text:p>
              </table:table-cell>
              <table:table-cell office:value-type="float" office:value="0.294982260026103">
                <text:p>0.294982260026103</text:p>
              </table:table-cell>
              <table:table-cell office:value-type="float" office:value="0.33505027013079">
                <text:p>0.33505027013079</text:p>
              </table:table-cell>
              <table:table-cell office:value-type="float" office:value="0.33883343860474">
                <text:p>0.33883343860474</text:p>
              </table:table-cell>
              <table:table-cell office:value-type="float" office:value="0.338138889799332">
                <text:p>0.338138889799332</text:p>
              </table:table-cell>
              <table:table-cell office:value-type="float" office:value="0.336851384870646">
                <text:p>0.336851384870646</text:p>
              </table:table-cell>
              <table:table-cell office:value-type="float" office:value="0.338656778201898">
                <text:p>0.338656778201898</text:p>
              </table:table-cell>
              <table:table-cell office:value-type="float" office:value="0.336570468006689">
                <text:p>0.336570468006689</text:p>
              </table:table-cell>
              <table:table-cell office:value-type="float" office:value="0.331221372724473">
                <text:p>0.331221372724473</text:p>
              </table:table-cell>
              <table:table-cell office:value-type="float" office:value="0.306239121466382">
                <text:p>0.306239121466382</text:p>
              </table:table-cell>
              <table:table-cell office:value-type="float" office:value="0.300988916002027">
                <text:p>0.300988916002027</text:p>
              </table:table-cell>
              <table:table-cell office:value-type="float" office:value="0.301284419303563">
                <text:p>0.301284419303563</text:p>
              </table:table-cell>
              <table:table-cell office:value-type="float" office:value="0.301695450248498">
                <text:p>0.301695450248498</text:p>
              </table:table-cell>
              <table:table-cell office:value-type="float" office:value="0.30143123462576">
                <text:p>0.30143123462576</text:p>
              </table:table-cell>
              <table:table-cell office:value-type="float" office:value="0.2938687199145">
                <text:p>0.2938687199145</text:p>
              </table:table-cell>
              <table:table-cell office:value-type="float" office:value="0.290761004745833">
                <text:p>0.290761004745833</text:p>
              </table:table-cell>
              <table:table-cell office:value-type="float" office:value="0.288166161360043">
                <text:p>0.288166161360043</text:p>
              </table:table-cell>
              <table:table-cell office:value-type="float" office:value="0.331625437214979">
                <text:p>0.331625437214979</text:p>
              </table:table-cell>
              <table:table-cell office:value-type="float" office:value="0.329936939085632">
                <text:p>0.329936939085632</text:p>
              </table:table-cell>
              <table:table-cell office:value-type="float" office:value="0.3257799514808">
                <text:p>0.3257799514808</text:p>
              </table:table-cell>
              <table:table-cell office:value-type="float" office:value="0.301096291999391">
                <text:p>0.301096291999391</text:p>
              </table:table-cell>
              <table:table-cell office:value-type="float" office:value="0.30036254913347">
                <text:p>0.30036254913347</text:p>
              </table:table-cell>
              <table:table-cell office:value-type="float" office:value="0.300199434227389">
                <text:p>0.300199434227389</text:p>
              </table:table-cell>
              <table:table-cell office:value-type="float" office:value="0.297820893050914">
                <text:p>0.297820893050914</text:p>
              </table:table-cell>
              <table:table-cell office:value-type="float" office:value="0.291053424724012">
                <text:p>0.291053424724012</text:p>
              </table:table-cell>
              <table:table-cell office:value-type="float" office:value="0.31386052551218">
                <text:p>0.31386052551218</text:p>
              </table:table-cell>
              <table:table-cell office:value-type="float" office:value="0.315491236858073">
                <text:p>0.315491236858073</text:p>
              </table:table-cell>
              <table:table-cell office:value-type="float" office:value="0.316347821298575">
                <text:p>0.316347821298575</text:p>
              </table:table-cell>
              <table:table-cell office:value-type="float" office:value="0.328811583201102">
                <text:p>0.328811583201102</text:p>
              </table:table-cell>
              <table:table-cell office:value-type="float" office:value="0.336379322491495">
                <text:p>0.336379322491495</text:p>
              </table:table-cell>
              <table:table-cell office:value-type="float" office:value="0.33835522835804">
                <text:p>0.33835522835804</text:p>
              </table:table-cell>
              <table:table-cell office:value-type="float" office:value="0.338392661545236">
                <text:p>0.338392661545236</text:p>
              </table:table-cell>
              <table:table-cell office:value-type="float" office:value="0.337022332921817">
                <text:p>0.337022332921817</text:p>
              </table:table-cell>
              <table:table-cell office:value-type="float" office:value="0.337815579345292">
                <text:p>0.337815579345292</text:p>
              </table:table-cell>
              <table:table-cell office:value-type="float" office:value="0.33899187989275">
                <text:p>0.33899187989275</text:p>
              </table:table-cell>
              <table:table-cell office:value-type="float" office:value="0.338327329028457">
                <text:p>0.338327329028457</text:p>
              </table:table-cell>
              <table:table-cell office:value-type="float" office:value="0.335554162472988">
                <text:p>0.335554162472988</text:p>
              </table:table-cell>
              <table:table-cell office:value-type="float" office:value="0.300737765315503">
                <text:p>0.300737765315503</text:p>
              </table:table-cell>
              <table:table-cell office:value-type="float" office:value="0.298632809397184">
                <text:p>0.298632809397184</text:p>
              </table:table-cell>
              <table:table-cell office:value-type="float" office:value="0.298162053531163">
                <text:p>0.298162053531163</text:p>
              </table:table-cell>
              <table:table-cell office:value-type="float" office:value="0.296986743267957">
                <text:p>0.296986743267957</text:p>
              </table:table-cell>
              <table:table-cell office:value-type="float" office:value="0.296037631601605">
                <text:p>0.296037631601605</text:p>
              </table:table-cell>
              <table:table-cell office:value-type="float" office:value="0.29352480066719">
                <text:p>0.29352480066719</text:p>
              </table:table-cell>
              <table:table-cell office:value-type="float" office:value="0.292566821027785">
                <text:p>0.292566821027785</text:p>
              </table:table-cell>
              <table:table-cell office:value-type="float" office:value="0.290602189210246">
                <text:p>0.290602189210246</text:p>
              </table:table-cell>
              <table:table-cell office:value-type="float" office:value="0.287014066930238">
                <text:p>0.287014066930238</text:p>
              </table:table-cell>
              <table:table-cell office:value-type="float" office:value="0.286077770886112">
                <text:p>0.286077770886112</text:p>
              </table:table-cell>
              <table:table-cell office:value-type="float" office:value="0.288067418781831">
                <text:p>0.288067418781831</text:p>
              </table:table-cell>
              <table:table-cell office:value-type="float" office:value="0.325289301918812">
                <text:p>0.325289301918812</text:p>
              </table:table-cell>
              <table:table-cell office:value-type="float" office:value="0.317888159385527">
                <text:p>0.317888159385527</text:p>
              </table:table-cell>
              <table:table-cell office:value-type="float" office:value="0.297669078811673">
                <text:p>0.297669078811673</text:p>
              </table:table-cell>
              <table:table-cell office:value-type="float" office:value="0.294792012839173">
                <text:p>0.294792012839173</text:p>
              </table:table-cell>
              <table:table-cell office:value-type="float" office:value="0.291391561297311">
                <text:p>0.291391561297311</text:p>
              </table:table-cell>
              <table:table-cell office:value-type="float" office:value="0.287740700016624">
                <text:p>0.287740700016624</text:p>
              </table:table-cell>
              <table:table-cell office:value-type="float" office:value="0.288453257651131">
                <text:p>0.288453257651131</text:p>
              </table:table-cell>
              <table:table-cell office:value-type="float" office:value="0.305348604750238">
                <text:p>0.305348604750238</text:p>
              </table:table-cell>
              <table:table-cell office:value-type="float" office:value="0.301972408184908">
                <text:p>0.301972408184908</text:p>
              </table:table-cell>
              <table:table-cell office:value-type="float" office:value="0.299691725533202">
                <text:p>0.299691725533202</text:p>
              </table:table-cell>
              <table:table-cell office:value-type="float" office:value="0.29880614201987">
                <text:p>0.29880614201987</text:p>
              </table:table-cell>
              <table:table-cell office:value-type="float" office:value="0.298967565360524">
                <text:p>0.298967565360524</text:p>
              </table:table-cell>
              <table:table-cell office:value-type="float" office:value="0.296667706326996">
                <text:p>0.296667706326996</text:p>
              </table:table-cell>
              <table:table-cell office:value-type="float" office:value="0.29571139868591">
                <text:p>0.29571139868591</text:p>
              </table:table-cell>
              <table:table-cell office:value-type="float" office:value="0.295654647054904">
                <text:p>0.295654647054904</text:p>
              </table:table-cell>
              <table:table-cell office:value-type="float" office:value="0.296387202593266">
                <text:p>0.296387202593266</text:p>
              </table:table-cell>
              <table:table-cell office:value-type="float" office:value="0.296343282299136">
                <text:p>0.296343282299136</text:p>
              </table:table-cell>
              <table:table-cell office:value-type="float" office:value="0.295992353942492">
                <text:p>0.295992353942492</text:p>
              </table:table-cell>
              <table:table-cell office:value-type="float" office:value="0.29578026057999">
                <text:p>0.29578026057999</text:p>
              </table:table-cell>
              <table:table-cell office:value-type="float" office:value="0.295699029610068">
                <text:p>0.295699029610068</text:p>
              </table:table-cell>
              <table:table-cell office:value-type="float" office:value="0.295536511057953">
                <text:p>0.295536511057953</text:p>
              </table:table-cell>
              <table:table-cell office:value-type="float" office:value="0.295457741235216">
                <text:p>0.295457741235216</text:p>
              </table:table-cell>
              <table:table-cell office:value-type="float" office:value="0.295534358144928">
                <text:p>0.295534358144928</text:p>
              </table:table-cell>
              <table:table-cell office:value-type="float" office:value="0.295476261605258">
                <text:p>0.295476261605258</text:p>
              </table:table-cell>
              <table:table-cell office:value-type="float" office:value="0.295599870136805">
                <text:p>0.295599870136805</text:p>
              </table:table-cell>
              <table:table-cell office:value-type="float" office:value="0.295595213667476">
                <text:p>0.295595213667476</text:p>
              </table:table-cell>
              <table:table-cell office:value-type="float" office:value="0.295571850218015">
                <text:p>0.295571850218015</text:p>
              </table:table-cell>
              <table:table-cell office:value-type="float" office:value="0.295548133474205">
                <text:p>0.295548133474205</text:p>
              </table:table-cell>
              <table:table-cell office:value-type="float" office:value="0.295468703601229">
                <text:p>0.295468703601229</text:p>
              </table:table-cell>
              <table:table-cell office:value-type="float" office:value="0.295417779509337">
                <text:p>0.295417779509337</text:p>
              </table:table-cell>
              <table:table-cell office:value-type="float" office:value="0.295479400114618">
                <text:p>0.295479400114618</text:p>
              </table:table-cell>
              <table:table-cell office:value-type="float" office:value="0.295466044787079">
                <text:p>0.295466044787079</text:p>
              </table:table-cell>
              <table:table-cell office:value-type="float" office:value="0.295459215122575">
                <text:p>0.295459215122575</text:p>
              </table:table-cell>
              <table:table-cell office:value-type="float" office:value="0.295458576411942">
                <text:p>0.295458576411942</text:p>
              </table:table-cell>
              <table:table-cell office:value-type="float" office:value="0.295474675710422">
                <text:p>0.295474675710422</text:p>
              </table:table-cell>
              <table:table-cell office:value-type="float" office:value="0.295451539759461">
                <text:p>0.295451539759461</text:p>
              </table:table-cell>
              <table:table-cell office:value-type="float" office:value="0.295464377011451">
                <text:p>0.295464377011451</text:p>
              </table:table-cell>
              <table:table-cell office:value-type="float" office:value="0.295476205350513">
                <text:p>0.295476205350513</text:p>
              </table:table-cell>
              <table:table-cell office:value-type="float" office:value="0.295451937337905">
                <text:p>0.295451937337905</text:p>
              </table:table-cell>
              <table:table-cell office:value-type="float" office:value="0.295463496596434">
                <text:p>0.295463496596434</text:p>
              </table:table-cell>
              <table:table-cell office:value-type="float" office:value="0.295470897157034">
                <text:p>0.295470897157034</text:p>
              </table:table-cell>
              <table:table-cell office:value-type="float" office:value="0.295485389231901">
                <text:p>0.295485389231901</text:p>
              </table:table-cell>
              <table:table-cell office:value-type="float" office:value="0.295476735438313">
                <text:p>0.295476735438313</text:p>
              </table:table-cell>
              <table:table-cell office:value-type="float" office:value="0.295477592692734">
                <text:p>0.295477592692734</text:p>
              </table:table-cell>
              <table:table-cell office:value-type="float" office:value="0.295475247681166">
                <text:p>0.295475247681166</text:p>
              </table:table-cell>
              <table:table-cell office:value-type="float" office:value="0.29547417208383">
                <text:p>0.29547417208383</text:p>
              </table:table-cell>
              <table:table-cell office:value-type="float" office:value="0.295484197508184">
                <text:p>0.295484197508184</text:p>
              </table:table-cell>
              <table:table-cell office:value-type="float" office:value="0.295461318947184">
                <text:p>0.295461318947184</text:p>
              </table:table-cell>
              <table:table-cell office:value-type="float" office:value="0.295459027639517">
                <text:p>0.295459027639517</text:p>
              </table:table-cell>
              <table:table-cell office:value-type="float" office:value="0.295466511118253">
                <text:p>0.295466511118253</text:p>
              </table:table-cell>
              <table:table-cell office:value-type="float" office:value="0.295478912254588">
                <text:p>0.295478912254588</text:p>
              </table:table-cell>
              <table:table-cell office:value-type="float" office:value="0.295480437522453">
                <text:p>0.295480437522453</text:p>
              </table:table-cell>
              <table:table-cell office:value-type="float" office:value="0.295488653374917">
                <text:p>0.295488653374917</text:p>
              </table:table-cell>
              <table:table-cell office:value-type="float" office:value="0.295496929460759">
                <text:p>0.295496929460759</text:p>
              </table:table-cell>
              <table:table-cell office:value-type="float" office:value="0.295468681173581">
                <text:p>0.295468681173581</text:p>
              </table:table-cell>
              <table:table-cell office:value-type="float" office:value="0.295475361984116">
                <text:p>0.295475361984116</text:p>
              </table:table-cell>
              <table:table-cell office:value-type="float" office:value="0.295457767315783">
                <text:p>0.295457767315783</text:p>
              </table:table-cell>
              <table:table-cell office:value-type="float" office:value="0.295477807448359">
                <text:p>0.295477807448359</text:p>
              </table:table-cell>
              <table:table-cell office:value-type="float" office:value="0.295458179828733">
                <text:p>0.295458179828733</text:p>
              </table:table-cell>
              <table:table-cell office:value-type="float" office:value="0.295468477701371">
                <text:p>0.295468477701371</text:p>
              </table:table-cell>
              <table:table-cell office:value-type="float" office:value="0.295473029924561">
                <text:p>0.295473029924561</text:p>
              </table:table-cell>
              <table:table-cell office:value-type="float" office:value="0.295457291603598">
                <text:p>0.295457291603598</text:p>
              </table:table-cell>
              <table:table-cell office:value-type="float" office:value="0.295467344746623">
                <text:p>0.295467344746623</text:p>
              </table:table-cell>
              <table:table-cell office:value-type="float" office:value="0.295487731411308">
                <text:p>0.295487731411308</text:p>
              </table:table-cell>
              <table:table-cell office:value-type="float" office:value="0.29548191406294">
                <text:p>0.29548191406294</text:p>
              </table:table-cell>
              <table:table-cell office:value-type="float" office:value="0.295479711113194">
                <text:p>0.295479711113194</text:p>
              </table:table-cell>
              <table:table-cell office:value-type="float" office:value="0.295452071370246">
                <text:p>0.295452071370246</text:p>
              </table:table-cell>
              <table:table-cell office:value-type="float" office:value="0.295453938521407">
                <text:p>0.295453938521407</text:p>
              </table:table-cell>
              <table:table-cell office:value-type="float" office:value="0.295475352894409">
                <text:p>0.295475352894409</text:p>
              </table:table-cell>
              <table:table-cell office:value-type="float" office:value="0.295466735106814">
                <text:p>0.295466735106814</text:p>
              </table:table-cell>
              <table:table-cell office:value-type="float" office:value="0.295466473458071">
                <text:p>0.295466473458071</text:p>
              </table:table-cell>
              <table:table-cell office:value-type="float" office:value="0.295474411523671">
                <text:p>0.295474411523671</text:p>
              </table:table-cell>
              <table:table-cell office:value-type="float" office:value="0.295478634936974">
                <text:p>0.295478634936974</text:p>
              </table:table-cell>
              <table:table-cell office:value-type="float" office:value="0.295462815852709">
                <text:p>0.295462815852709</text:p>
              </table:table-cell>
              <table:table-cell office:value-type="float" office:value="0.295472351328574">
                <text:p>0.295472351328574</text:p>
              </table:table-cell>
              <table:table-cell office:value-type="float" office:value="0.295466562640478">
                <text:p>0.295466562640478</text:p>
              </table:table-cell>
              <table:table-cell office:value-type="float" office:value="0.295476765989576">
                <text:p>0.295476765989576</text:p>
              </table:table-cell>
              <table:table-cell office:value-type="float" office:value="0.295474485924151">
                <text:p>0.295474485924151</text:p>
              </table:table-cell>
              <table:table-cell office:value-type="float" office:value="0.295465311855859">
                <text:p>0.295465311855859</text:p>
              </table:table-cell>
              <table:table-cell office:value-type="float" office:value="0.295453183758772">
                <text:p>0.295453183758772</text:p>
              </table:table-cell>
              <table:table-cell office:value-type="float" office:value="0.295482116624331">
                <text:p>0.295482116624331</text:p>
              </table:table-cell>
              <table:table-cell office:value-type="float" office:value="0.295484156170248">
                <text:p>0.295484156170248</text:p>
              </table:table-cell>
              <table:table-cell office:value-type="float" office:value="0.295481871687505">
                <text:p>0.295481871687505</text:p>
              </table:table-cell>
              <table:table-cell office:value-type="float" office:value="0.295478647336336">
                <text:p>0.295478647336336</text:p>
              </table:table-cell>
              <table:table-cell office:value-type="float" office:value="0.29546455273543">
                <text:p>0.29546455273543</text:p>
              </table:table-cell>
              <table:table-cell office:value-type="float" office:value="0.295481311788494">
                <text:p>0.295481311788494</text:p>
              </table:table-cell>
              <table:table-cell office:value-type="float" office:value="0.295483170146681">
                <text:p>0.295483170146681</text:p>
              </table:table-cell>
              <table:table-cell office:value-type="float" office:value="0.295476128450642">
                <text:p>0.295476128450642</text:p>
              </table:table-cell>
              <table:table-cell office:value-type="float" office:value="0.295482698717431">
                <text:p>0.295482698717431</text:p>
              </table:table-cell>
              <table:table-cell office:value-type="float" office:value="0.295458495680591">
                <text:p>0.295458495680591</text:p>
              </table:table-cell>
              <table:table-cell office:value-type="float" office:value="0.295494819551985">
                <text:p>0.295494819551985</text:p>
              </table:table-cell>
              <table:table-cell office:value-type="float" office:value="0.295476593834454">
                <text:p>0.295476593834454</text:p>
              </table:table-cell>
              <table:table-cell office:value-type="float" office:value="0.295473010644608">
                <text:p>0.295473010644608</text:p>
              </table:table-cell>
              <table:table-cell office:value-type="float" office:value="0.295483145324135">
                <text:p>0.295483145324135</text:p>
              </table:table-cell>
              <table:table-cell office:value-type="float" office:value="0.295483988747617">
                <text:p>0.295483988747617</text:p>
              </table:table-cell>
              <table:table-cell office:value-type="float" office:value="0.295473855384084">
                <text:p>0.295473855384084</text:p>
              </table:table-cell>
              <table:table-cell office:value-type="float" office:value="0.295486248341955">
                <text:p>0.295486248341955</text:p>
              </table:table-cell>
              <table:table-cell office:value-type="float" office:value="0.295451756792953">
                <text:p>0.295451756792953</text:p>
              </table:table-cell>
              <table:table-cell office:value-type="float" office:value="0.295482381025946">
                <text:p>0.295482381025946</text:p>
              </table:table-cell>
              <table:table-cell office:value-type="float" office:value="0.295477088813276">
                <text:p>0.295477088813276</text:p>
              </table:table-cell>
              <table:table-cell office:value-type="float" office:value="0.295467465398674">
                <text:p>0.295467465398674</text:p>
              </table:table-cell>
              <table:table-cell office:value-type="float" office:value="0.295460298566106">
                <text:p>0.295460298566106</text:p>
              </table:table-cell>
              <table:table-cell office:value-type="float" office:value="0.295474809575635">
                <text:p>0.295474809575635</text:p>
              </table:table-cell>
              <table:table-cell office:value-type="float" office:value="0.295489179667354">
                <text:p>0.295489179667354</text:p>
              </table:table-cell>
              <table:table-cell office:value-type="float" office:value="0.295510055291899">
                <text:p>0.295510055291899</text:p>
              </table:table-cell>
              <table:table-cell office:value-type="float" office:value="0.295478212229573">
                <text:p>0.295478212229573</text:p>
              </table:table-cell>
              <table:table-cell office:value-type="float" office:value="0.295483647971734">
                <text:p>0.295483647971734</text:p>
              </table:table-cell>
              <table:table-cell office:value-type="float" office:value="0.295473511695238">
                <text:p>0.295473511695238</text:p>
              </table:table-cell>
            </table:table-row>
            <table:table-row>
              <table:table-cell office:value-type="string">
                <text:p>Potential diff</text:p>
                <draw:g>
                  <svg:desc>tfootnopad2.A8:tfootnopad2.A8</svg:desc>
                </draw:g>
              </table:table-cell>
              <table:table-cell office:value-type="float" office:value="-0.0000259187750920598">
                <text:p>-0.0000259187750920598</text:p>
                <draw:g>
                  <svg:desc>tfootnopad2.B8:tfootnopad2.LO8</svg:desc>
                </draw:g>
              </table:table-cell>
              <table:table-cell office:value-type="float" office:value="0.0000424923384999554">
                <text:p>0.0000424923384999554</text:p>
              </table:table-cell>
              <table:table-cell office:value-type="float" office:value="-0.0000234203731859228">
                <text:p>-0.0000234203731859228</text:p>
              </table:table-cell>
              <table:table-cell office:value-type="float" office:value="0.0000235314615070203">
                <text:p>0.0000235314615070203</text:p>
              </table:table-cell>
              <table:table-cell office:value-type="float" office:value="0.00000266130575549139">
                <text:p>0.00000266130575549139</text:p>
              </table:table-cell>
              <table:table-cell office:value-type="float" office:value="-0.000013735090750755">
                <text:p>-0.000013735090750755</text:p>
              </table:table-cell>
              <table:table-cell office:value-type="float" office:value="-0.00000796752293402703">
                <text:p>-0.00000796752293402703</text:p>
              </table:table-cell>
              <table:table-cell office:value-type="float" office:value="0.0000106609347130804">
                <text:p>0.0000106609347130804</text:p>
              </table:table-cell>
              <table:table-cell office:value-type="float" office:value="-0.0000279363609789196">
                <text:p>-0.0000279363609789196</text:p>
              </table:table-cell>
              <table:table-cell office:value-type="float" office:value="0.00000971320524278951">
                <text:p>0.00000971320524278951</text:p>
              </table:table-cell>
              <table:table-cell office:value-type="float" office:value="0.00000688112203139912">
                <text:p>0.00000688112203139912</text:p>
              </table:table-cell>
              <table:table-cell office:value-type="float" office:value="0.0000266384336278236">
                <text:p>0.0000266384336278236</text:p>
              </table:table-cell>
              <table:table-cell office:value-type="float" office:value="-0.0000167752683753464">
                <text:p>-0.0000167752683753464</text:p>
              </table:table-cell>
              <table:table-cell office:value-type="float" office:value="-0.0000167629805516434">
                <text:p>-0.0000167629805516434</text:p>
              </table:table-cell>
              <table:table-cell office:value-type="float" office:value="0.00000986683644149666">
                <text:p>0.00000986683644149666</text:p>
              </table:table-cell>
              <table:table-cell office:value-type="float" office:value="-0.00000726323599775647">
                <text:p>-0.00000726323599775647</text:p>
              </table:table-cell>
              <table:table-cell office:value-type="float" office:value="0.0000229742077230144">
                <text:p>0.0000229742077230144</text:p>
              </table:table-cell>
              <table:table-cell office:value-type="float" office:value="0.00000826510919849088">
                <text:p>0.00000826510919849088</text:p>
              </table:table-cell>
              <table:table-cell office:value-type="float" office:value="-0.0000094790100828579">
                <text:p>-0.0000094790100828579</text:p>
              </table:table-cell>
              <table:table-cell office:value-type="float" office:value="-0.00000556298085846452">
                <text:p>-0.00000556298085846452</text:p>
              </table:table-cell>
              <table:table-cell office:value-type="float" office:value="0.00000710898362482615">
                <text:p>0.00000710898362482615</text:p>
              </table:table-cell>
              <table:table-cell office:value-type="float" office:value="-0.00000464937741395666">
                <text:p>-0.00000464937741395666</text:p>
              </table:table-cell>
              <table:table-cell office:value-type="float" office:value="-0.000000177570587733822">
                <text:p>-0.000000177570587733822</text:p>
              </table:table-cell>
              <table:table-cell office:value-type="float" office:value="-0.0000209726724753612">
                <text:p>-0.0000209726724753612</text:p>
              </table:table-cell>
              <table:table-cell office:value-type="float" office:value="0.0000123944958770328">
                <text:p>0.0000123944958770328</text:p>
              </table:table-cell>
              <table:table-cell office:value-type="float" office:value="-0.0000230098225338371">
                <text:p>-0.0000230098225338371</text:p>
              </table:table-cell>
              <table:table-cell office:value-type="float" office:value="0.0000390015052417203">
                <text:p>0.0000390015052417203</text:p>
              </table:table-cell>
              <table:table-cell office:value-type="float" office:value="-0.0000228152173038509">
                <text:p>-0.0000228152173038509</text:p>
              </table:table-cell>
              <table:table-cell office:value-type="float" office:value="-0.00000723330481317008">
                <text:p>-0.00000723330481317008</text:p>
              </table:table-cell>
              <table:table-cell office:value-type="float" office:value="0.0000137451200831751">
                <text:p>0.0000137451200831751</text:p>
              </table:table-cell>
              <table:table-cell office:value-type="float" office:value="-0.00000580115148479665">
                <text:p>-0.00000580115148479665</text:p>
              </table:table-cell>
              <table:table-cell office:value-type="float" office:value="0.0000147497859673829">
                <text:p>0.0000147497859673829</text:p>
              </table:table-cell>
              <table:table-cell office:value-type="float" office:value="0.0000108548408860321">
                <text:p>0.0000108548408860321</text:p>
              </table:table-cell>
              <table:table-cell office:value-type="float" office:value="-0.0000130134892626921">
                <text:p>-0.0000130134892626921</text:p>
              </table:table-cell>
              <table:table-cell office:value-type="float" office:value="-0.00000562047265428856">
                <text:p>-0.00000562047265428856</text:p>
              </table:table-cell>
              <table:table-cell office:value-type="float" office:value="-0.0000117201564677205">
                <text:p>-0.0000117201564677205</text:p>
              </table:table-cell>
              <table:table-cell office:value-type="float" office:value="0.000027325409371115">
                <text:p>0.000027325409371115</text:p>
              </table:table-cell>
              <table:table-cell office:value-type="float" office:value="-0.0000122738538275158">
                <text:p>-0.0000122738538275158</text:p>
              </table:table-cell>
              <table:table-cell office:value-type="float" office:value="-0.0000198730809110037">
                <text:p>-0.0000198730809110037</text:p>
              </table:table-cell>
              <table:table-cell office:value-type="float" office:value="0.00001404435264446">
                <text:p>0.00001404435264446</text:p>
              </table:table-cell>
              <table:table-cell office:value-type="float" office:value="0.00000957003885487806">
                <text:p>0.00000957003885487806</text:p>
              </table:table-cell>
              <table:table-cell office:value-type="float" office:value="-0.00000550936786974932">
                <text:p>-0.00000550936786974932</text:p>
              </table:table-cell>
              <table:table-cell office:value-type="float" office:value="-0.0000149860352619546">
                <text:p>-0.0000149860352619546</text:p>
              </table:table-cell>
              <table:table-cell office:value-type="float" office:value="-0.0000000899632734419065">
                <text:p>-0.0000000899632734419065</text:p>
              </table:table-cell>
              <table:table-cell office:value-type="float" office:value="0.0000256177358594067">
                <text:p>0.0000256177358594067</text:p>
              </table:table-cell>
              <table:table-cell office:value-type="float" office:value="-0.0000115991507523283">
                <text:p>-0.0000115991507523283</text:p>
              </table:table-cell>
              <table:table-cell office:value-type="float" office:value="-0.00000458217432341979">
                <text:p>-0.00000458217432341979</text:p>
              </table:table-cell>
              <table:table-cell office:value-type="float" office:value="-0.0000440226499429652">
                <text:p>-0.0000440226499429652</text:p>
              </table:table-cell>
              <table:table-cell office:value-type="float" office:value="0.0000595938991264644">
                <text:p>0.0000595938991264644</text:p>
              </table:table-cell>
              <table:table-cell office:value-type="float" office:value="-0.00000507303422087047">
                <text:p>-0.00000507303422087047</text:p>
              </table:table-cell>
              <table:table-cell office:value-type="float" office:value="-0.00008240783667951">
                <text:p>-0.00008240783667951</text:p>
              </table:table-cell>
              <table:table-cell office:value-type="float" office:value="0.0000123227434299378">
                <text:p>0.0000123227434299378</text:p>
              </table:table-cell>
              <table:table-cell office:value-type="float" office:value="0.0000552583622989156">
                <text:p>0.0000552583622989156</text:p>
              </table:table-cell>
              <table:table-cell office:value-type="float" office:value="-0.00240957057269708">
                <text:p>-0.00240957057269708</text:p>
              </table:table-cell>
              <table:table-cell office:value-type="float" office:value="-0.00258831307762675">
                <text:p>-0.00258831307762675</text:p>
              </table:table-cell>
              <table:table-cell office:value-type="float" office:value="-0.00246198335780989">
                <text:p>-0.00246198335780989</text:p>
              </table:table-cell>
              <table:table-cell office:value-type="float" office:value="0.000362501261345183">
                <text:p>0.000362501261345183</text:p>
              </table:table-cell>
              <table:table-cell office:value-type="float" office:value="0.000238534840911242">
                <text:p>0.000238534840911242</text:p>
              </table:table-cell>
              <table:table-cell office:value-type="float" office:value="0.000314946164224894">
                <text:p>0.000314946164224894</text:p>
              </table:table-cell>
              <table:table-cell office:value-type="float" office:value="0.000244494266288864">
                <text:p>0.000244494266288864</text:p>
              </table:table-cell>
              <table:table-cell office:value-type="float" office:value="-0.000626547994731108">
                <text:p>-0.000626547994731108</text:p>
              </table:table-cell>
              <table:table-cell office:value-type="float" office:value="-0.00170948767161455">
                <text:p>-0.00170948767161455</text:p>
              </table:table-cell>
              <table:table-cell office:value-type="float" office:value="-0.00133669049924012">
                <text:p>-0.00133669049924012</text:p>
              </table:table-cell>
              <table:table-cell office:value-type="float" office:value="0.00610254702245805">
                <text:p>0.00610254702245805</text:p>
              </table:table-cell>
              <table:table-cell office:value-type="float" office:value="0.0177891210541305">
                <text:p>0.0177891210541305</text:p>
              </table:table-cell>
              <table:table-cell office:value-type="float" office:value="0.0125686598959589">
                <text:p>0.0125686598959589</text:p>
              </table:table-cell>
              <table:table-cell office:value-type="float" office:value="0.00432549105758362">
                <text:p>0.00432549105758362</text:p>
              </table:table-cell>
              <table:table-cell office:value-type="float" office:value="0.00449380865914467">
                <text:p>0.00449380865914467</text:p>
              </table:table-cell>
              <table:table-cell office:value-type="float" office:value="-0.00016553069231201">
                <text:p>-0.00016553069231201</text:p>
              </table:table-cell>
              <table:table-cell office:value-type="float" office:value="-0.00205302813708319">
                <text:p>-0.00205302813708319</text:p>
              </table:table-cell>
              <table:table-cell office:value-type="float" office:value="-0.000586156123511317">
                <text:p>-0.000586156123511317</text:p>
              </table:table-cell>
              <table:table-cell office:value-type="float" office:value="0.00113970813767839">
                <text:p>0.00113970813767839</text:p>
              </table:table-cell>
              <table:table-cell office:value-type="float" office:value="0.00108630944577104">
                <text:p>0.00108630944577104</text:p>
              </table:table-cell>
              <table:table-cell office:value-type="float" office:value="-0.000527737876002077">
                <text:p>-0.000527737876002077</text:p>
              </table:table-cell>
              <table:table-cell office:value-type="float" office:value="-0.00771542255276697">
                <text:p>-0.00771542255276697</text:p>
              </table:table-cell>
              <table:table-cell office:value-type="float" office:value="-0.0059943727120817">
                <text:p>-0.0059943727120817</text:p>
              </table:table-cell>
              <table:table-cell office:value-type="float" office:value="-0.0228037660764138">
                <text:p>-0.0228037660764138</text:p>
              </table:table-cell>
              <table:table-cell office:value-type="float" office:value="0.0000531878762632942">
                <text:p>0.0000531878762632942</text:p>
              </table:table-cell>
              <table:table-cell office:value-type="float" office:value="-0.000876398906993647">
                <text:p>-0.000876398906993647</text:p>
              </table:table-cell>
              <table:table-cell office:value-type="float" office:value="-0.000668967998634973">
                <text:p>-0.000668967998634973</text:p>
              </table:table-cell>
              <table:table-cell office:value-type="float" office:value="-0.00265913780438803">
                <text:p>-0.00265913780438803</text:p>
              </table:table-cell>
              <table:table-cell office:value-type="float" office:value="-0.00375698217665527">
                <text:p>-0.00375698217665527</text:p>
              </table:table-cell>
              <table:table-cell office:value-type="float" office:value="-0.00115628839118548">
                <text:p>-0.00115628839118548</text:p>
              </table:table-cell>
              <table:table-cell office:value-type="float" office:value="-0.000279264142413249">
                <text:p>-0.000279264142413249</text:p>
              </table:table-cell>
              <table:table-cell office:value-type="float" office:value="0.0406722961749748">
                <text:p>0.0406722961749748</text:p>
              </table:table-cell>
              <table:table-cell office:value-type="float" office:value="-0.00104972323344316">
                <text:p>-0.00104972323344316</text:p>
              </table:table-cell>
              <table:table-cell office:value-type="float" office:value="-0.00287687810291071">
                <text:p>-0.00287687810291071</text:p>
              </table:table-cell>
              <table:table-cell office:value-type="float" office:value="-0.0258755623728382">
                <text:p>-0.0258755623728382</text:p>
              </table:table-cell>
              <table:table-cell office:value-type="float" office:value="-0.0000642761745173193">
                <text:p>-0.0000642761745173193</text:p>
              </table:table-cell>
              <table:table-cell office:value-type="float" office:value="-0.000395955561883432">
                <text:p>-0.000395955561883432</text:p>
              </table:table-cell>
              <table:table-cell office:value-type="float" office:value="-0.00169549630910859">
                <text:p>-0.00169549630910859</text:p>
              </table:table-cell>
              <table:table-cell office:value-type="float" office:value="-0.00741845658659218">
                <text:p>-0.00741845658659218</text:p>
              </table:table-cell>
              <table:table-cell office:value-type="float" office:value="0.00349000114060444">
                <text:p>0.00349000114060444</text:p>
              </table:table-cell>
              <table:table-cell office:value-type="float" office:value="0.0181496036424217">
                <text:p>0.0181496036424217</text:p>
              </table:table-cell>
              <table:table-cell office:value-type="float" office:value="0.0203935808744568">
                <text:p>0.0203935808744568</text:p>
              </table:table-cell>
              <table:table-cell office:value-type="float" office:value="0.000136504398769222">
                <text:p>0.000136504398769222</text:p>
              </table:table-cell>
              <table:table-cell office:value-type="float" office:value="-0.00158851692059564">
                <text:p>-0.00158851692059564</text:p>
              </table:table-cell>
              <table:table-cell office:value-type="float" office:value="0.000072873603693624">
                <text:p>0.000072873603693624</text:p>
              </table:table-cell>
              <table:table-cell office:value-type="float" office:value="0.000851501628168105">
                <text:p>0.000851501628168105</text:p>
              </table:table-cell>
              <table:table-cell office:value-type="float" office:value="-0.00205391913307201">
                <text:p>-0.00205391913307201</text:p>
              </table:table-cell>
              <table:table-cell office:value-type="float" office:value="-0.00382084987666986">
                <text:p>-0.00382084987666986</text:p>
              </table:table-cell>
              <table:table-cell office:value-type="float" office:value="-0.0284246687249191">
                <text:p>-0.0284246687249191</text:p>
              </table:table-cell>
              <table:table-cell office:value-type="float" office:value="-0.00475167800525489">
                <text:p>-0.00475167800525489</text:p>
              </table:table-cell>
              <table:table-cell office:value-type="float" office:value="-0.000592542209817026">
                <text:p>-0.000592542209817026</text:p>
              </table:table-cell>
              <table:table-cell office:value-type="float" office:value="-0.00235179559370236">
                <text:p>-0.00235179559370236</text:p>
              </table:table-cell>
              <table:table-cell office:value-type="float" office:value="-0.00136344129785598">
                <text:p>-0.00136344129785598</text:p>
              </table:table-cell>
              <table:table-cell office:value-type="float" office:value="-0.00209384954126179">
                <text:p>-0.00209384954126179</text:p>
              </table:table-cell>
              <table:table-cell office:value-type="float" office:value="-0.00195974912586139">
                <text:p>-0.00195974912586139</text:p>
              </table:table-cell>
              <table:table-cell office:value-type="float" office:value="-0.00113296405753843">
                <text:p>-0.00113296405753843</text:p>
              </table:table-cell>
              <table:table-cell office:value-type="float" office:value="0.00100589822419089">
                <text:p>0.00100589822419089</text:p>
              </table:table-cell>
              <table:table-cell office:value-type="float" office:value="0.000248503683929424">
                <text:p>0.000248503683929424</text:p>
              </table:table-cell>
              <table:table-cell office:value-type="float" office:value="0.0021025824448217">
                <text:p>0.0021025824448217</text:p>
              </table:table-cell>
              <table:table-cell office:value-type="float" office:value="0.0440200162396668">
                <text:p>0.0440200162396668</text:p>
              </table:table-cell>
              <table:table-cell office:value-type="float" office:value="0.000897950267596037">
                <text:p>0.000897950267596037</text:p>
              </table:table-cell>
              <table:table-cell office:value-type="float" office:value="-0.000887066370359457">
                <text:p>-0.000887066370359457</text:p>
              </table:table-cell>
              <table:table-cell office:value-type="float" office:value="-0.0051228556665272">
                <text:p>-0.0051228556665272</text:p>
              </table:table-cell>
              <table:table-cell office:value-type="float" office:value="-0.00546109214091689">
                <text:p>-0.00546109214091689</text:p>
              </table:table-cell>
              <table:table-cell office:value-type="float" office:value="-0.00368787095262679">
                <text:p>-0.00368787095262679</text:p>
              </table:table-cell>
              <table:table-cell office:value-type="float" office:value="-0.00638368670564449">
                <text:p>-0.00638368670564449</text:p>
              </table:table-cell>
              <table:table-cell office:value-type="float" office:value="-0.00552285064894465">
                <text:p>-0.00552285064894465</text:p>
              </table:table-cell>
              <table:table-cell office:value-type="float" office:value="-0.00172305537527206">
                <text:p>-0.00172305537527206</text:p>
              </table:table-cell>
              <table:table-cell office:value-type="float" office:value="-0.00262746866049129">
                <text:p>-0.00262746866049129</text:p>
              </table:table-cell>
              <table:table-cell office:value-type="float" office:value="-0.00039314235301563">
                <text:p>-0.00039314235301563</text:p>
              </table:table-cell>
              <table:table-cell office:value-type="float" office:value="-0.000583280544259157">
                <text:p>-0.000583280544259157</text:p>
              </table:table-cell>
              <table:table-cell office:value-type="float" office:value="0.000345116215230978">
                <text:p>0.000345116215230978</text:p>
              </table:table-cell>
              <table:table-cell office:value-type="float" office:value="-0.00346337286864684">
                <text:p>-0.00346337286864684</text:p>
              </table:table-cell>
              <table:table-cell office:value-type="float" office:value="-0.00360455985989377">
                <text:p>-0.00360455985989377</text:p>
              </table:table-cell>
              <table:table-cell office:value-type="float" office:value="-0.00106971613361462">
                <text:p>-0.00106971613361462</text:p>
              </table:table-cell>
              <table:table-cell office:value-type="float" office:value="0.00341621234971662">
                <text:p>0.00341621234971662</text:p>
              </table:table-cell>
              <table:table-cell office:value-type="float" office:value="-0.00282178217025247">
                <text:p>-0.00282178217025247</text:p>
              </table:table-cell>
              <table:table-cell office:value-type="float" office:value="-0.00407969493130295">
                <text:p>-0.00407969493130295</text:p>
              </table:table-cell>
              <table:table-cell office:value-type="float" office:value="-0.00238909530984471">
                <text:p>-0.00238909530984471</text:p>
              </table:table-cell>
              <table:table-cell office:value-type="float" office:value="-0.00137780637273688">
                <text:p>-0.00137780637273688</text:p>
              </table:table-cell>
              <table:table-cell office:value-type="float" office:value="-0.00177185441303734">
                <text:p>-0.00177185441303734</text:p>
              </table:table-cell>
              <table:table-cell office:value-type="float" office:value="-0.00307699376902315">
                <text:p>-0.00307699376902315</text:p>
              </table:table-cell>
              <table:table-cell office:value-type="float" office:value="-0.00193589580804343">
                <text:p>-0.00193589580804343</text:p>
              </table:table-cell>
              <table:table-cell office:value-type="float" office:value="0.000797326699398415">
                <text:p>0.000797326699398415</text:p>
              </table:table-cell>
              <table:table-cell office:value-type="float" office:value="-0.00564489386313738">
                <text:p>-0.00564489386313738</text:p>
              </table:table-cell>
              <table:table-cell office:value-type="float" office:value="0.00136266135684127">
                <text:p>0.00136266135684127</text:p>
              </table:table-cell>
              <table:table-cell office:value-type="float" office:value="0.0258910171835457">
                <text:p>0.0258910171835457</text:p>
              </table:table-cell>
              <table:table-cell office:value-type="float" office:value="-0.00343575454586242">
                <text:p>-0.00343575454586242</text:p>
              </table:table-cell>
              <table:table-cell office:value-type="float" office:value="-0.000806719416099555">
                <text:p>-0.000806719416099555</text:p>
              </table:table-cell>
              <table:table-cell office:value-type="float" office:value="-0.00223080311924356">
                <text:p>-0.00223080311924356</text:p>
              </table:table-cell>
              <table:table-cell office:value-type="float" office:value="-0.00409037493521863">
                <text:p>-0.00409037493521863</text:p>
              </table:table-cell>
              <table:table-cell office:value-type="float" office:value="0.027474902428989">
                <text:p>0.027474902428989</text:p>
              </table:table-cell>
              <table:table-cell office:value-type="float" office:value="0.0122603951813472">
                <text:p>0.0122603951813472</text:p>
              </table:table-cell>
              <table:table-cell office:value-type="float" office:value="0.00617917867162976">
                <text:p>0.00617917867162976</text:p>
              </table:table-cell>
              <table:table-cell office:value-type="float" office:value="0.000295597068544429">
                <text:p>0.000295597068544429</text:p>
              </table:table-cell>
              <table:table-cell office:value-type="float" office:value="-0.00252228760067502">
                <text:p>-0.00252228760067502</text:p>
              </table:table-cell>
              <table:table-cell office:value-type="float" office:value="0.00116729337613558">
                <text:p>0.00116729337613558</text:p>
              </table:table-cell>
              <table:table-cell office:value-type="float" office:value="0.00132462083878127">
                <text:p>0.00132462083878127</text:p>
              </table:table-cell>
              <table:table-cell office:value-type="float" office:value="-0.000978825488963386">
                <text:p>-0.000978825488963386</text:p>
              </table:table-cell>
              <table:table-cell office:value-type="float" office:value="-0.0070411102830924">
                <text:p>-0.0070411102830924</text:p>
              </table:table-cell>
              <table:table-cell office:value-type="float" office:value="-0.0271497685086204">
                <text:p>-0.0271497685086204</text:p>
              </table:table-cell>
              <table:table-cell office:value-type="float" office:value="-0.00231143401918893">
                <text:p>-0.00231143401918893</text:p>
              </table:table-cell>
              <table:table-cell office:value-type="float" office:value="-0.0000888941565819756">
                <text:p>-0.0000888941565819756</text:p>
              </table:table-cell>
              <table:table-cell office:value-type="float" office:value="-0.00197657059346407">
                <text:p>-0.00197657059346407</text:p>
              </table:table-cell>
              <table:table-cell office:value-type="float" office:value="-0.00318372223942526">
                <text:p>-0.00318372223942526</text:p>
              </table:table-cell>
              <table:table-cell office:value-type="float" office:value="-0.00410366918277805">
                <text:p>-0.00410366918277805</text:p>
              </table:table-cell>
              <table:table-cell office:value-type="float" office:value="-0.00419073103875362">
                <text:p>-0.00419073103875362</text:p>
              </table:table-cell>
              <table:table-cell office:value-type="float" office:value="-0.00105140825435779">
                <text:p>-0.00105140825435779</text:p>
              </table:table-cell>
              <table:table-cell office:value-type="float" office:value="-0.000127106358024542">
                <text:p>-0.000127106358024542</text:p>
              </table:table-cell>
              <table:table-cell office:value-type="float" office:value="0.043612276613408">
                <text:p>0.043612276613408</text:p>
              </table:table-cell>
              <table:table-cell office:value-type="float" office:value="-0.00454424937551434">
                <text:p>-0.00454424937551434</text:p>
              </table:table-cell>
              <table:table-cell office:value-type="float" office:value="-0.0220156039315111">
                <text:p>-0.0220156039315111</text:p>
              </table:table-cell>
              <table:table-cell office:value-type="float" office:value="0.00094066241252222">
                <text:p>0.00094066241252222</text:p>
              </table:table-cell>
              <table:table-cell office:value-type="float" office:value="-0.000574262111463608">
                <text:p>-0.000574262111463608</text:p>
              </table:table-cell>
              <table:table-cell office:value-type="float" office:value="-0.000623151120136056">
                <text:p>-0.000623151120136056</text:p>
              </table:table-cell>
              <table:table-cell office:value-type="float" office:value="-0.00111112597919133">
                <text:p>-0.00111112597919133</text:p>
              </table:table-cell>
              <table:table-cell office:value-type="float" office:value="-0.00294853717746624">
                <text:p>-0.00294853717746624</text:p>
              </table:table-cell>
              <table:table-cell office:value-type="float" office:value="-0.00579662246201967">
                <text:p>-0.00579662246201967</text:p>
              </table:table-cell>
              <table:table-cell office:value-type="float" office:value="0.00159270732155697">
                <text:p>0.00159270732155697</text:p>
              </table:table-cell>
              <table:table-cell office:value-type="float" office:value="0.0400680101046863">
                <text:p>0.0400680101046863</text:p>
              </table:table-cell>
              <table:table-cell office:value-type="float" office:value="0.00378316847395033">
                <text:p>0.00378316847395033</text:p>
              </table:table-cell>
              <table:table-cell office:value-type="float" office:value="-0.000694548805408146">
                <text:p>-0.000694548805408146</text:p>
              </table:table-cell>
              <table:table-cell office:value-type="float" office:value="-0.00128750492868601">
                <text:p>-0.00128750492868601</text:p>
              </table:table-cell>
              <table:table-cell office:value-type="float" office:value="0.00180539333125235">
                <text:p>0.00180539333125235</text:p>
              </table:table-cell>
              <table:table-cell office:value-type="float" office:value="-0.00208631019520927">
                <text:p>-0.00208631019520927</text:p>
              </table:table-cell>
              <table:table-cell office:value-type="float" office:value="-0.00534909528221622">
                <text:p>-0.00534909528221622</text:p>
              </table:table-cell>
              <table:table-cell office:value-type="float" office:value="-0.0249822512580908">
                <text:p>-0.0249822512580908</text:p>
              </table:table-cell>
              <table:table-cell office:value-type="float" office:value="-0.00525020546435528">
                <text:p>-0.00525020546435528</text:p>
              </table:table-cell>
              <table:table-cell office:value-type="float" office:value="0.00029550330153616">
                <text:p>0.00029550330153616</text:p>
              </table:table-cell>
              <table:table-cell office:value-type="float" office:value="0.000411030944935498">
                <text:p>0.000411030944935498</text:p>
              </table:table-cell>
              <table:table-cell office:value-type="float" office:value="-0.000264215622738262">
                <text:p>-0.000264215622738262</text:p>
              </table:table-cell>
              <table:table-cell office:value-type="float" office:value="-0.00756251471126007">
                <text:p>-0.00756251471126007</text:p>
              </table:table-cell>
              <table:table-cell office:value-type="float" office:value="-0.00310771516866704">
                <text:p>-0.00310771516866704</text:p>
              </table:table-cell>
              <table:table-cell office:value-type="float" office:value="-0.00259484338579041">
                <text:p>-0.00259484338579041</text:p>
              </table:table-cell>
              <table:table-cell office:value-type="float" office:value="0.0434592758549363">
                <text:p>0.0434592758549363</text:p>
              </table:table-cell>
              <table:table-cell office:value-type="float" office:value="-0.00168849812934679">
                <text:p>-0.00168849812934679</text:p>
              </table:table-cell>
              <table:table-cell office:value-type="float" office:value="-0.00415698760483196">
                <text:p>-0.00415698760483196</text:p>
              </table:table-cell>
              <table:table-cell office:value-type="float" office:value="-0.0246836594814088">
                <text:p>-0.0246836594814088</text:p>
              </table:table-cell>
              <table:table-cell office:value-type="float" office:value="-0.000733742865920983">
                <text:p>-0.000733742865920983</text:p>
              </table:table-cell>
              <table:table-cell office:value-type="float" office:value="-0.000163114906081341">
                <text:p>-0.000163114906081341</text:p>
              </table:table-cell>
              <table:table-cell office:value-type="float" office:value="-0.00237854117647523">
                <text:p>-0.00237854117647523</text:p>
              </table:table-cell>
              <table:table-cell office:value-type="float" office:value="-0.006767468326902">
                <text:p>-0.006767468326902</text:p>
              </table:table-cell>
              <table:table-cell office:value-type="float" office:value="0.0228071007881684">
                <text:p>0.0228071007881684</text:p>
              </table:table-cell>
              <table:table-cell office:value-type="float" office:value="0.00163071134589282">
                <text:p>0.00163071134589282</text:p>
              </table:table-cell>
              <table:table-cell office:value-type="float" office:value="0.000856584440501684">
                <text:p>0.000856584440501684</text:p>
              </table:table-cell>
              <table:table-cell office:value-type="float" office:value="0.0124637619025276">
                <text:p>0.0124637619025276</text:p>
              </table:table-cell>
              <table:table-cell office:value-type="float" office:value="0.00756773929039306">
                <text:p>0.00756773929039306</text:p>
              </table:table-cell>
              <table:table-cell office:value-type="float" office:value="0.00197590586654484">
                <text:p>0.00197590586654484</text:p>
              </table:table-cell>
              <table:table-cell office:value-type="float" office:value="0.0000374331871963451">
                <text:p>0.0000374331871963451</text:p>
              </table:table-cell>
              <table:table-cell office:value-type="float" office:value="-0.00137032862341913">
                <text:p>-0.00137032862341913</text:p>
              </table:table-cell>
              <table:table-cell office:value-type="float" office:value="0.000793246423474725">
                <text:p>0.000793246423474725</text:p>
              </table:table-cell>
              <table:table-cell office:value-type="float" office:value="0.00117630054745826">
                <text:p>0.00117630054745826</text:p>
              </table:table-cell>
              <table:table-cell office:value-type="float" office:value="-0.000664550864293623">
                <text:p>-0.000664550864293623</text:p>
              </table:table-cell>
              <table:table-cell office:value-type="float" office:value="-0.00277316655546911">
                <text:p>-0.00277316655546911</text:p>
              </table:table-cell>
              <table:table-cell office:value-type="float" office:value="-0.0348163971574851">
                <text:p>-0.0348163971574851</text:p>
              </table:table-cell>
              <table:table-cell office:value-type="float" office:value="-0.00210495591831883">
                <text:p>-0.00210495591831883</text:p>
              </table:table-cell>
              <table:table-cell office:value-type="float" office:value="-0.000470755866020467">
                <text:p>-0.000470755866020467</text:p>
              </table:table-cell>
              <table:table-cell office:value-type="float" office:value="-0.00117531026320655">
                <text:p>-0.00117531026320655</text:p>
              </table:table-cell>
              <table:table-cell office:value-type="float" office:value="-0.00094911166635181">
                <text:p>-0.00094911166635181</text:p>
              </table:table-cell>
              <table:table-cell office:value-type="float" office:value="-0.00251283093441507">
                <text:p>-0.00251283093441507</text:p>
              </table:table-cell>
              <table:table-cell office:value-type="float" office:value="-0.000957979639404638">
                <text:p>-0.000957979639404638</text:p>
              </table:table-cell>
              <table:table-cell office:value-type="float" office:value="-0.0019646318175387">
                <text:p>-0.0019646318175387</text:p>
              </table:table-cell>
              <table:table-cell office:value-type="float" office:value="-0.00358812228000815">
                <text:p>-0.00358812228000815</text:p>
              </table:table-cell>
              <table:table-cell office:value-type="float" office:value="-0.000936296044125817">
                <text:p>-0.000936296044125817</text:p>
              </table:table-cell>
              <table:table-cell office:value-type="float" office:value="0.00198964789571859">
                <text:p>0.00198964789571859</text:p>
              </table:table-cell>
              <table:table-cell office:value-type="float" office:value="0.0372218831369804">
                <text:p>0.0372218831369804</text:p>
              </table:table-cell>
              <table:table-cell office:value-type="float" office:value="-0.00740114253328494">
                <text:p>-0.00740114253328494</text:p>
              </table:table-cell>
              <table:table-cell office:value-type="float" office:value="-0.0202190805738539">
                <text:p>-0.0202190805738539</text:p>
              </table:table-cell>
              <table:table-cell office:value-type="float" office:value="-0.00287706597249926">
                <text:p>-0.00287706597249926</text:p>
              </table:table-cell>
              <table:table-cell office:value-type="float" office:value="-0.00340045154186253">
                <text:p>-0.00340045154186253</text:p>
              </table:table-cell>
              <table:table-cell office:value-type="float" office:value="-0.00365086128068715">
                <text:p>-0.00365086128068715</text:p>
              </table:table-cell>
              <table:table-cell office:value-type="float" office:value="0.000712557634506839">
                <text:p>0.000712557634506839</text:p>
              </table:table-cell>
              <table:table-cell office:value-type="float" office:value="0.0168953470991073">
                <text:p>0.0168953470991073</text:p>
              </table:table-cell>
              <table:table-cell office:value-type="float" office:value="-0.00337619656532945">
                <text:p>-0.00337619656532945</text:p>
              </table:table-cell>
              <table:table-cell office:value-type="float" office:value="-0.00228068265170595">
                <text:p>-0.00228068265170595</text:p>
              </table:table-cell>
              <table:table-cell office:value-type="float" office:value="-0.000885583513332622">
                <text:p>-0.000885583513332622</text:p>
              </table:table-cell>
              <table:table-cell office:value-type="float" office:value="0.000161423340653721">
                <text:p>0.000161423340653721</text:p>
              </table:table-cell>
              <table:table-cell office:value-type="float" office:value="-0.00229985903352709">
                <text:p>-0.00229985903352709</text:p>
              </table:table-cell>
              <table:table-cell office:value-type="float" office:value="-0.000956307641086618">
                <text:p>-0.000956307641086618</text:p>
              </table:table-cell>
              <table:table-cell office:value-type="float" office:value="-0.0000567516310054916">
                <text:p>-0.0000567516310054916</text:p>
              </table:table-cell>
              <table:table-cell office:value-type="float" office:value="0.000732555538361268">
                <text:p>0.000732555538361268</text:p>
              </table:table-cell>
              <table:table-cell office:value-type="float" office:value="-0.0000439202941291961">
                <text:p>-0.0000439202941291961</text:p>
              </table:table-cell>
              <table:table-cell office:value-type="float" office:value="-0.000350928356644353">
                <text:p>-0.000350928356644353</text:p>
              </table:table-cell>
              <table:table-cell office:value-type="float" office:value="-0.000212093362502164">
                <text:p>-0.000212093362502164</text:p>
              </table:table-cell>
              <table:table-cell office:value-type="float" office:value="-0.0000812309699219638">
                <text:p>-0.0000812309699219638</text:p>
              </table:table-cell>
              <table:table-cell office:value-type="float" office:value="-0.000162518552114799">
                <text:p>-0.000162518552114799</text:p>
              </table:table-cell>
              <table:table-cell office:value-type="float" office:value="-0.0000787698227366906">
                <text:p>-0.0000787698227366906</text:p>
              </table:table-cell>
              <table:table-cell office:value-type="float" office:value="0.0000766169097112246">
                <text:p>0.0000766169097112246</text:p>
              </table:table-cell>
              <table:table-cell office:value-type="float" office:value="-0.0000580965396692612">
                <text:p>-0.0000580965396692612</text:p>
              </table:table-cell>
              <table:table-cell office:value-type="float" office:value="0.000123608531546859">
                <text:p>0.000123608531546859</text:p>
              </table:table-cell>
              <table:table-cell office:value-type="float" office:value="-0.00000465646932962249">
                <text:p>-0.00000465646932962249</text:p>
              </table:table-cell>
              <table:table-cell office:value-type="float" office:value="-0.0000233634494606338">
                <text:p>-0.0000233634494606338</text:p>
              </table:table-cell>
              <table:table-cell office:value-type="float" office:value="-0.0000237167438095764">
                <text:p>-0.0000237167438095764</text:p>
              </table:table-cell>
              <table:table-cell office:value-type="float" office:value="-0.0000794298729768217">
                <text:p>-0.0000794298729768217</text:p>
              </table:table-cell>
              <table:table-cell office:value-type="float" office:value="-0.0000509240918917242">
                <text:p>-0.0000509240918917242</text:p>
              </table:table-cell>
              <table:table-cell office:value-type="float" office:value="0.0000616206052811985">
                <text:p>0.0000616206052811985</text:p>
              </table:table-cell>
              <table:table-cell office:value-type="float" office:value="-0.0000133553275392106">
                <text:p>-0.0000133553275392106</text:p>
              </table:table-cell>
              <table:table-cell office:value-type="float" office:value="-0.00000682966450438194">
                <text:p>-0.00000682966450438194</text:p>
              </table:table-cell>
              <table:table-cell office:value-type="float" office:value="-0.000000638710632439032">
                <text:p>-0.000000638710632439032</text:p>
              </table:table-cell>
              <table:table-cell office:value-type="float" office:value="0.0000160992984801767">
                <text:p>0.0000160992984801767</text:p>
              </table:table-cell>
              <table:table-cell office:value-type="float" office:value="-0.0000231359509613172">
                <text:p>-0.0000231359509613172</text:p>
              </table:table-cell>
              <table:table-cell office:value-type="float" office:value="0.0000128372519903053">
                <text:p>0.0000128372519903053</text:p>
              </table:table-cell>
              <table:table-cell office:value-type="float" office:value="0.0000118283390617147">
                <text:p>0.0000118283390617147</text:p>
              </table:table-cell>
              <table:table-cell office:value-type="float" office:value="-0.0000242680126084083">
                <text:p>-0.0000242680126084083</text:p>
              </table:table-cell>
              <table:table-cell office:value-type="float" office:value="0.0000115592585292479">
                <text:p>0.0000115592585292479</text:p>
              </table:table-cell>
              <table:table-cell office:value-type="float" office:value="0.00000740056059972405">
                <text:p>0.00000740056059972405</text:p>
              </table:table-cell>
              <table:table-cell office:value-type="float" office:value="0.0000144920748675892">
                <text:p>0.0000144920748675892</text:p>
              </table:table-cell>
              <table:table-cell office:value-type="float" office:value="-0.00000865379358844232">
                <text:p>-0.00000865379358844232</text:p>
              </table:table-cell>
              <table:table-cell office:value-type="float" office:value="0.000000857254421504639">
                <text:p>0.000000857254421504639</text:p>
              </table:table-cell>
              <table:table-cell office:value-type="float" office:value="-0.00000234501156792799">
                <text:p>-0.00000234501156792799</text:p>
              </table:table-cell>
              <table:table-cell office:value-type="float" office:value="-0.00000107559733630858">
                <text:p>-0.00000107559733630858</text:p>
              </table:table-cell>
              <table:table-cell office:value-type="float" office:value="0.0000100254243535769">
                <text:p>0.0000100254243535769</text:p>
              </table:table-cell>
              <table:table-cell office:value-type="float" office:value="-0.0000228785609994731">
                <text:p>-0.0000228785609994731</text:p>
              </table:table-cell>
              <table:table-cell office:value-type="float" office:value="-0.00000229130766693508">
                <text:p>-0.00000229130766693508</text:p>
              </table:table-cell>
              <table:table-cell office:value-type="float" office:value="0.00000748347873580357">
                <text:p>0.00000748347873580357</text:p>
              </table:table-cell>
              <table:table-cell office:value-type="float" office:value="0.0000124011363355492">
                <text:p>0.0000124011363355492</text:p>
              </table:table-cell>
              <table:table-cell office:value-type="float" office:value="0.00000152526786462159">
                <text:p>0.00000152526786462159</text:p>
              </table:table-cell>
              <table:table-cell office:value-type="float" office:value="0.00000821585246435497">
                <text:p>0.00000821585246435497</text:p>
              </table:table-cell>
              <table:table-cell office:value-type="float" office:value="0.00000827608584152983">
                <text:p>0.00000827608584152983</text:p>
              </table:table-cell>
              <table:table-cell office:value-type="float" office:value="-0.0000282482871775125">
                <text:p>-0.0000282482871775125</text:p>
              </table:table-cell>
              <table:table-cell office:value-type="float" office:value="0.00000668081053445402">
                <text:p>0.00000668081053445402</text:p>
              </table:table-cell>
              <table:table-cell office:value-type="float" office:value="-0.0000175946683326766">
                <text:p>-0.0000175946683326766</text:p>
              </table:table-cell>
              <table:table-cell office:value-type="float" office:value="0.0000200401325753385">
                <text:p>0.0000200401325753385</text:p>
              </table:table-cell>
              <table:table-cell office:value-type="float" office:value="-0.0000196276196257616">
                <text:p>-0.0000196276196257616</text:p>
              </table:table-cell>
              <table:table-cell office:value-type="float" office:value="0.0000102978726383984">
                <text:p>0.0000102978726383984</text:p>
              </table:table-cell>
              <table:table-cell office:value-type="float" office:value="0.00000455222319017956">
                <text:p>0.00000455222319017956</text:p>
              </table:table-cell>
              <table:table-cell office:value-type="float" office:value="-0.0000157383209636319">
                <text:p>-0.0000157383209636319</text:p>
              </table:table-cell>
              <table:table-cell office:value-type="float" office:value="0.0000100531430252682">
                <text:p>0.0000100531430252682</text:p>
              </table:table-cell>
              <table:table-cell office:value-type="float" office:value="0.0000203866646852902">
                <text:p>0.0000203866646852902</text:p>
              </table:table-cell>
              <table:table-cell office:value-type="float" office:value="-0.00000581734836857528">
                <text:p>-0.00000581734836857528</text:p>
              </table:table-cell>
              <table:table-cell office:value-type="float" office:value="-0.00000220294974606627">
                <text:p>-0.00000220294974606627</text:p>
              </table:table-cell>
              <table:table-cell office:value-type="float" office:value="-0.0000276397429476161">
                <text:p>-0.0000276397429476161</text:p>
              </table:table-cell>
              <table:table-cell office:value-type="float" office:value="0.00000186715116046177">
                <text:p>0.00000186715116046177</text:p>
              </table:table-cell>
              <table:table-cell office:value-type="float" office:value="0.0000214143730024596">
                <text:p>0.0000214143730024596</text:p>
              </table:table-cell>
              <table:table-cell office:value-type="float" office:value="-0.00000861778759470022">
                <text:p>-0.00000861778759470022</text:p>
              </table:table-cell>
              <table:table-cell office:value-type="float" office:value="-0.000000261648743338228">
                <text:p>-0.000000261648743338228</text:p>
              </table:table-cell>
              <table:table-cell office:value-type="float" office:value="0.00000793806560045462">
                <text:p>0.00000793806560045462</text:p>
              </table:table-cell>
              <table:table-cell office:value-type="float" office:value="0.00000422341330291731">
                <text:p>0.00000422341330291731</text:p>
              </table:table-cell>
              <table:table-cell office:value-type="float" office:value="-0.000015819084265789">
                <text:p>-0.000015819084265789</text:p>
              </table:table-cell>
              <table:table-cell office:value-type="float" office:value="0.00000953547586513004">
                <text:p>0.00000953547586513004</text:p>
              </table:table-cell>
              <table:table-cell office:value-type="float" office:value="-0.00000578868809603117">
                <text:p>-0.00000578868809603117</text:p>
              </table:table-cell>
              <table:table-cell office:value-type="float" office:value="0.0000102033490981812">
                <text:p>0.0000102033490981812</text:p>
              </table:table-cell>
              <table:table-cell office:value-type="float" office:value="-0.00000228006542529746">
                <text:p>-0.00000228006542529746</text:p>
              </table:table-cell>
              <table:table-cell office:value-type="float" office:value="-0.00000917406829165079">
                <text:p>-0.00000917406829165079</text:p>
              </table:table-cell>
              <table:table-cell office:value-type="float" office:value="-0.0000121280970866722">
                <text:p>-0.0000121280970866722</text:p>
              </table:table-cell>
              <table:table-cell office:value-type="float" office:value="0.0000289328655583287">
                <text:p>0.0000289328655583287</text:p>
              </table:table-cell>
              <table:table-cell office:value-type="float" office:value="0.00000203954591782018">
                <text:p>0.00000203954591782018</text:p>
              </table:table-cell>
              <table:table-cell office:value-type="float" office:value="-0.00000228448274330884">
                <text:p>-0.00000228448274330884</text:p>
              </table:table-cell>
              <table:table-cell office:value-type="float" office:value="-0.00000322435116933972">
                <text:p>-0.00000322435116933972</text:p>
              </table:table-cell>
              <table:table-cell office:value-type="float" office:value="-0.0000140946009053455">
                <text:p>-0.0000140946009053455</text:p>
              </table:table-cell>
              <table:table-cell office:value-type="float" office:value="0.0000167590530634199">
                <text:p>0.0000167590530634199</text:p>
              </table:table-cell>
              <table:table-cell office:value-type="float" office:value="0.00000185835818666824">
                <text:p>0.00000185835818666824</text:p>
              </table:table-cell>
              <table:table-cell office:value-type="float" office:value="-0.00000704169603799043">
                <text:p>-0.00000704169603799043</text:p>
              </table:table-cell>
              <table:table-cell office:value-type="float" office:value="0.00000657026678890782">
                <text:p>0.00000657026678890782</text:p>
              </table:table-cell>
              <table:table-cell office:value-type="float" office:value="-0.00002420303684042">
                <text:p>-0.00002420303684042</text:p>
              </table:table-cell>
              <table:table-cell office:value-type="float" office:value="0.0000363238713944614">
                <text:p>0.0000363238713944614</text:p>
              </table:table-cell>
              <table:table-cell office:value-type="float" office:value="-0.0000182257175317391">
                <text:p>-0.0000182257175317391</text:p>
              </table:table-cell>
              <table:table-cell office:value-type="float" office:value="-0.00000358318984544637">
                <text:p>-0.00000358318984544637</text:p>
              </table:table-cell>
              <table:table-cell office:value-type="float" office:value="0.0000101346795269297">
                <text:p>0.0000101346795269297</text:p>
              </table:table-cell>
              <table:table-cell office:value-type="float" office:value="0.000000843423481888816">
                <text:p>0.000000843423481888816</text:p>
              </table:table-cell>
              <table:table-cell office:value-type="float" office:value="-0.0000101333635325607">
                <text:p>-0.0000101333635325607</text:p>
              </table:table-cell>
              <table:table-cell office:value-type="float" office:value="0.0000123929578703663">
                <text:p>0.0000123929578703663</text:p>
              </table:table-cell>
              <table:table-cell office:value-type="float" office:value="-0.0000344915490017583">
                <text:p>-0.0000344915490017583</text:p>
              </table:table-cell>
              <table:table-cell office:value-type="float" office:value="0.000030624232993437">
                <text:p>0.000030624232993437</text:p>
              </table:table-cell>
              <table:table-cell office:value-type="float" office:value="-0.0000052922126704269">
                <text:p>-0.0000052922126704269</text:p>
              </table:table-cell>
              <table:table-cell office:value-type="float" office:value="-0.00000962341460231109">
                <text:p>-0.00000962341460231109</text:p>
              </table:table-cell>
              <table:table-cell office:value-type="float" office:value="-0.00000716683256812845">
                <text:p>-0.00000716683256812845</text:p>
              </table:table-cell>
              <table:table-cell office:value-type="float" office:value="0.0000145110095290391">
                <text:p>0.0000145110095290391</text:p>
              </table:table-cell>
              <table:table-cell office:value-type="float" office:value="0.0000143700917190071">
                <text:p>0.0000143700917190071</text:p>
              </table:table-cell>
              <table:table-cell office:value-type="float" office:value="0.0000208756245454467">
                <text:p>0.0000208756245454467</text:p>
              </table:table-cell>
              <table:table-cell office:value-type="float" office:value="-0.0000318430623262866">
                <text:p>-0.0000318430623262866</text:p>
              </table:table-cell>
              <table:table-cell office:value-type="float" office:value="0.00000543574216138598">
                <text:p>0.00000543574216138598</text:p>
              </table:table-cell>
              <table:table-cell office:value-type="float" office:value="-0.0000101362764959312">
                <text:p>-0.00001013627649593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